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58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otace" table:style-name="ta1">
        <table:shapes>
          <draw:frame draw:z-index="0" draw:style-name="gr1" draw:text-style-name="P1" svg:width="6.2988in" svg:height="3.5429in" svg:x="8.0217in" svg:y="46.8575in">
            <draw:object draw:notify-on-update-of-ranges="rotace.B1:rotace.B1 rotace.B2:rotace.B256 rotace.D1:rotace.D1 rotace.D2:rotace.D2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5201in" svg:y="46.4917in">
            <draw:object draw:notify-on-update-of-ranges="rotace.A1:rotace.A1 rotace.A2:rotace.A256 rotace.C1:rotace.C1 rotace.C2:rotace.C2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6.5031in" svg:y="42.2457in">
            <draw:object draw:notify-on-update-of-ranges="rotace.E1:rotace.E1 rotace.E2:rotace.E256 rotace.F1:rotace.F1 rotace.F2:rotace.F25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→d</text:p>
          </table:table-cell>
          <table:table-cell office:value-type="string" calcext:value-type="string">
            <text:p>d→r</text:p>
          </table:table-cell>
          <table:table-cell office:value-type="string" calcext:value-type="string">
            <text:p>sin(d→r)</text:p>
          </table:table-cell>
          <table:table-cell office:value-type="string" calcext:value-type="string">
            <text:p>sin(r)</text:p>
          </table:table-cell>
        </table:table-row>
        <table:table-row table:style-name="ro1">
          <table:table-cell office:value-type="float" office:value="277.4583" calcext:value-type="float">
            <text:p>277.4583</text:p>
          </table:table-cell>
          <table:table-cell office:value-type="float" office:value="-1.4406" calcext:value-type="float">
            <text:p>-1.4406</text:p>
          </table:table-cell>
          <table:table-cell table:formula="of:=([.B2]/3.1415)*180" office:value-type="float" office:value="-82.5427343625656" calcext:value-type="float">
            <text:p>-82.5427343625656</text:p>
          </table:table-cell>
          <table:table-cell table:formula="of:=([.A2]/180)*3.1415" office:value-type="float" office:value="4.8424180525" calcext:value-type="float">
            <text:p>4.8424180525</text:p>
          </table:table-cell>
          <table:table-cell table:formula="of:=SIN([.D2])" office:value-type="float" office:value="-0.991558124557018" calcext:value-type="float">
            <text:p>-0.991558124557018</text:p>
          </table:table-cell>
          <table:table-cell table:formula="of:=SIN([.B2])" office:value-type="float" office:value="-0.991536423949737" calcext:value-type="float">
            <text:p>-0.991536423949737</text:p>
          </table:table-cell>
        </table:table-row>
        <table:table-row table:style-name="ro1">
          <table:table-cell office:value-type="float" office:value="277.4573" calcext:value-type="float">
            <text:p>277.4573</text:p>
          </table:table-cell>
          <table:table-cell office:value-type="float" office:value="-1.4408" calcext:value-type="float">
            <text:p>-1.4408</text:p>
          </table:table-cell>
          <table:table-cell table:formula="of:=([.B3]/3.1415)*180" office:value-type="float" office:value="-82.554193856438" calcext:value-type="float">
            <text:p>-82.554193856438</text:p>
          </table:table-cell>
          <table:table-cell table:formula="of:=([.A3]/180)*3.1415" office:value-type="float" office:value="4.84240059972222" calcext:value-type="float">
            <text:p>4.84240059972222</text:p>
          </table:table-cell>
          <table:table-cell table:formula="of:=SIN([.D3])" office:value-type="float" office:value="-0.991560387384994" calcext:value-type="float">
            <text:p>-0.991560387384994</text:p>
          </table:table-cell>
          <table:table-cell table:formula="of:=SIN([.B3])" office:value-type="float" office:value="-0.991562369880893" calcext:value-type="float">
            <text:p>-0.991562369880893</text:p>
          </table:table-cell>
        </table:table-row>
        <table:table-row table:style-name="ro1">
          <table:table-cell office:value-type="float" office:value="277.4369" calcext:value-type="float">
            <text:p>277.4369</text:p>
          </table:table-cell>
          <table:table-cell office:value-type="float" office:value="-1.4413" calcext:value-type="float">
            <text:p>-1.4413</text:p>
          </table:table-cell>
          <table:table-cell table:formula="of:=([.B4]/3.1415)*180" office:value-type="float" office:value="-82.5828425911189" calcext:value-type="float">
            <text:p>-82.5828425911189</text:p>
          </table:table-cell>
          <table:table-cell table:formula="of:=([.A4]/180)*3.1415" office:value-type="float" office:value="4.84204456305556" calcext:value-type="float">
            <text:p>4.84204456305556</text:p>
          </table:table-cell>
          <table:table-cell table:formula="of:=SIN([.D4])" office:value-type="float" office:value="-0.991606483147901" calcext:value-type="float">
            <text:p>-0.991606483147901</text:p>
          </table:table-cell>
          <table:table-cell table:formula="of:=SIN([.B4])" office:value-type="float" office:value="-0.991627061183103" calcext:value-type="float">
            <text:p>-0.991627061183103</text:p>
          </table:table-cell>
        </table:table-row>
        <table:table-row table:style-name="ro1">
          <table:table-cell office:value-type="float" office:value="277.4023" calcext:value-type="float">
            <text:p>277.4023</text:p>
          </table:table-cell>
          <table:table-cell office:value-type="float" office:value="-1.442" calcext:value-type="float">
            <text:p>-1.442</text:p>
          </table:table-cell>
          <table:table-cell table:formula="of:=([.B5]/3.1415)*180" office:value-type="float" office:value="-82.6229508196721" calcext:value-type="float">
            <text:p>-82.6229508196721</text:p>
          </table:table-cell>
          <table:table-cell table:formula="of:=([.A5]/180)*3.1415" office:value-type="float" office:value="4.84144069694445" calcext:value-type="float">
            <text:p>4.84144069694445</text:p>
          </table:table-cell>
          <table:table-cell table:formula="of:=SIN([.D5])" office:value-type="float" office:value="-0.99168437778034" calcext:value-type="float">
            <text:p>-0.99168437778034</text:p>
          </table:table-cell>
          <table:table-cell table:formula="of:=SIN([.B5])" office:value-type="float" office:value="-0.991717212519229" calcext:value-type="float">
            <text:p>-0.991717212519229</text:p>
          </table:table-cell>
        </table:table-row>
        <table:table-row table:style-name="ro1">
          <table:table-cell office:value-type="float" office:value="277.3581" calcext:value-type="float">
            <text:p>277.3581</text:p>
          </table:table-cell>
          <table:table-cell office:value-type="float" office:value="-1.4427" calcext:value-type="float">
            <text:p>-1.4427</text:p>
          </table:table-cell>
          <table:table-cell table:formula="of:=([.B6]/3.1415)*180" office:value-type="float" office:value="-82.6630590482254" calcext:value-type="float">
            <text:p>-82.6630590482254</text:p>
          </table:table-cell>
          <table:table-cell table:formula="of:=([.A6]/180)*3.1415" office:value-type="float" office:value="4.84066928416667" calcext:value-type="float">
            <text:p>4.84066928416667</text:p>
          </table:table-cell>
          <table:table-cell table:formula="of:=SIN([.D6])" office:value-type="float" office:value="-0.991783358749755" calcext:value-type="float">
            <text:p>-0.991783358749755</text:p>
          </table:table-cell>
          <table:table-cell table:formula="of:=SIN([.B6])" office:value-type="float" office:value="-0.991806877913941" calcext:value-type="float">
            <text:p>-0.991806877913941</text:p>
          </table:table-cell>
        </table:table-row>
        <table:table-row table:style-name="ro1">
          <table:table-cell office:value-type="float" office:value="277.316" calcext:value-type="float">
            <text:p>277.316</text:p>
          </table:table-cell>
          <table:table-cell office:value-type="float" office:value="-1.4437" calcext:value-type="float">
            <text:p>-1.4437</text:p>
          </table:table-cell>
          <table:table-cell table:formula="of:=([.B7]/3.1415)*180" office:value-type="float" office:value="-82.7203565175871" calcext:value-type="float">
            <text:p>-82.7203565175871</text:p>
          </table:table-cell>
          <table:table-cell table:formula="of:=([.A7]/180)*3.1415" office:value-type="float" office:value="4.83993452222222" calcext:value-type="float">
            <text:p>4.83993452222222</text:p>
          </table:table-cell>
          <table:table-cell table:formula="of:=SIN([.D7])" office:value-type="float" office:value="-0.991877088210981" calcext:value-type="float">
            <text:p>-0.991877088210981</text:p>
          </table:table-cell>
          <table:table-cell table:formula="of:=SIN([.B7])" office:value-type="float" office:value="-0.991934128288309" calcext:value-type="float">
            <text:p>-0.991934128288309</text:p>
          </table:table-cell>
        </table:table-row>
        <table:table-row table:style-name="ro1">
          <table:table-cell office:value-type="float" office:value="277.2532" calcext:value-type="float">
            <text:p>277.2532</text:p>
          </table:table-cell>
          <table:table-cell office:value-type="float" office:value="-1.4448" calcext:value-type="float">
            <text:p>-1.4448</text:p>
          </table:table-cell>
          <table:table-cell table:formula="of:=([.B8]/3.1415)*180" office:value-type="float" office:value="-82.7833837338851" calcext:value-type="float">
            <text:p>-82.7833837338851</text:p>
          </table:table-cell>
          <table:table-cell table:formula="of:=([.A8]/180)*3.1415" office:value-type="float" office:value="4.83883848777778" calcext:value-type="float">
            <text:p>4.83883848777778</text:p>
          </table:table-cell>
          <table:table-cell table:formula="of:=SIN([.D8])" office:value-type="float" office:value="-0.99201590800581" calcext:value-type="float">
            <text:p>-0.99201590800581</text:p>
          </table:table-cell>
          <table:table-cell table:formula="of:=SIN([.B8])" office:value-type="float" office:value="-0.992072958011421" calcext:value-type="float">
            <text:p>-0.992072958011421</text:p>
          </table:table-cell>
        </table:table-row>
        <table:table-row table:style-name="ro1">
          <table:table-cell office:value-type="float" office:value="277.1871" calcext:value-type="float">
            <text:p>277.1871</text:p>
          </table:table-cell>
          <table:table-cell office:value-type="float" office:value="-1.4459" calcext:value-type="float">
            <text:p>-1.4459</text:p>
          </table:table-cell>
          <table:table-cell table:formula="of:=([.B9]/3.1415)*180" office:value-type="float" office:value="-82.846410950183" calcext:value-type="float">
            <text:p>-82.846410950183</text:p>
          </table:table-cell>
          <table:table-cell table:formula="of:=([.A9]/180)*3.1415" office:value-type="float" office:value="4.83768485916667" calcext:value-type="float">
            <text:p>4.83768485916667</text:p>
          </table:table-cell>
          <table:table-cell table:formula="of:=SIN([.D9])" office:value-type="float" office:value="-0.992160735191008" calcext:value-type="float">
            <text:p>-0.992160735191008</text:p>
          </table:table-cell>
          <table:table-cell table:formula="of:=SIN([.B9])" office:value-type="float" office:value="-0.992210587326375" calcext:value-type="float">
            <text:p>-0.992210587326375</text:p>
          </table:table-cell>
        </table:table-row>
        <table:table-row table:style-name="ro1">
          <table:table-cell office:value-type="float" office:value="277.1232" calcext:value-type="float">
            <text:p>277.1232</text:p>
          </table:table-cell>
          <table:table-cell office:value-type="float" office:value="-1.447" calcext:value-type="float">
            <text:p>-1.447</text:p>
          </table:table-cell>
          <table:table-cell table:formula="of:=([.B10]/3.1415)*180" office:value-type="float" office:value="-82.909438166481" calcext:value-type="float">
            <text:p>-82.909438166481</text:p>
          </table:table-cell>
          <table:table-cell table:formula="of:=([.A10]/180)*3.1415" office:value-type="float" office:value="4.83656962666667" calcext:value-type="float">
            <text:p>4.83656962666667</text:p>
          </table:table-cell>
          <table:table-cell table:formula="of:=SIN([.D10])" office:value-type="float" office:value="-0.992299486873014" calcext:value-type="float">
            <text:p>-0.992299486873014</text:p>
          </table:table-cell>
          <table:table-cell table:formula="of:=SIN([.B10])" office:value-type="float" office:value="-0.992347016066639" calcext:value-type="float">
            <text:p>-0.992347016066639</text:p>
          </table:table-cell>
        </table:table-row>
        <table:table-row table:style-name="ro1">
          <table:table-cell office:value-type="float" office:value="277.0664" calcext:value-type="float">
            <text:p>277.0664</text:p>
          </table:table-cell>
          <table:table-cell office:value-type="float" office:value="-1.4479" calcext:value-type="float">
            <text:p>-1.4479</text:p>
          </table:table-cell>
          <table:table-cell table:formula="of:=([.B11]/3.1415)*180" office:value-type="float" office:value="-82.9610058889066" calcext:value-type="float">
            <text:p>-82.9610058889066</text:p>
          </table:table-cell>
          <table:table-cell table:formula="of:=([.A11]/180)*3.1415" office:value-type="float" office:value="4.83557830888889" calcext:value-type="float">
            <text:p>4.83557830888889</text:p>
          </table:table-cell>
          <table:table-cell table:formula="of:=SIN([.D11])" office:value-type="float" office:value="-0.992421785616872" calcext:value-type="float">
            <text:p>-0.992421785616872</text:p>
          </table:table-cell>
          <table:table-cell table:formula="of:=SIN([.B11])" office:value-type="float" office:value="-0.992457746476572" calcext:value-type="float">
            <text:p>-0.992457746476572</text:p>
          </table:table-cell>
        </table:table-row>
        <table:table-row table:style-name="ro1">
          <table:table-cell office:value-type="float" office:value="277.0246" calcext:value-type="float">
            <text:p>277.0246</text:p>
          </table:table-cell>
          <table:table-cell office:value-type="float" office:value="-1.4485" calcext:value-type="float">
            <text:p>-1.4485</text:p>
          </table:table-cell>
          <table:table-cell table:formula="of:=([.B12]/3.1415)*180" office:value-type="float" office:value="-82.9953843705236" calcext:value-type="float">
            <text:p>-82.9953843705236</text:p>
          </table:table-cell>
          <table:table-cell table:formula="of:=([.A12]/180)*3.1415" office:value-type="float" office:value="4.83484878277778" calcext:value-type="float">
            <text:p>4.83484878277778</text:p>
          </table:table-cell>
          <table:table-cell table:formula="of:=SIN([.D12])" office:value-type="float" office:value="-0.99251116422059" calcext:value-type="float">
            <text:p>-0.99251116422059</text:p>
          </table:table-cell>
          <table:table-cell table:formula="of:=SIN([.B12])" office:value-type="float" office:value="-0.992531120149415" calcext:value-type="float">
            <text:p>-0.992531120149415</text:p>
          </table:table-cell>
        </table:table-row>
        <table:table-row table:style-name="ro1">
          <table:table-cell office:value-type="float" office:value="276.9847" calcext:value-type="float">
            <text:p>276.9847</text:p>
          </table:table-cell>
          <table:table-cell office:value-type="float" office:value="-1.45" calcext:value-type="float">
            <text:p>-1.45</text:p>
          </table:table-cell>
          <table:table-cell table:formula="of:=([.B13]/3.1415)*180" office:value-type="float" office:value="-83.0813305745663" calcext:value-type="float">
            <text:p>-83.0813305745663</text:p>
          </table:table-cell>
          <table:table-cell table:formula="of:=([.A13]/180)*3.1415" office:value-type="float" office:value="4.83415241694445" calcext:value-type="float">
            <text:p>4.83415241694445</text:p>
          </table:table-cell>
          <table:table-cell table:formula="of:=SIN([.D13])" office:value-type="float" office:value="-0.992595987407969" calcext:value-type="float">
            <text:p>-0.992595987407969</text:p>
          </table:table-cell>
          <table:table-cell table:formula="of:=SIN([.B13])" office:value-type="float" office:value="-0.992712991037588" calcext:value-type="float">
            <text:p>-0.992712991037588</text:p>
          </table:table-cell>
        </table:table-row>
        <table:table-row table:style-name="ro1">
          <table:table-cell office:value-type="float" office:value="276.8896" calcext:value-type="float">
            <text:p>276.8896</text:p>
          </table:table-cell>
          <table:table-cell office:value-type="float" office:value="-1.4507" calcext:value-type="float">
            <text:p>-1.4507</text:p>
          </table:table-cell>
          <table:table-cell table:formula="of:=([.B14]/3.1415)*180" office:value-type="float" office:value="-83.1214388031195" calcext:value-type="float">
            <text:p>-83.1214388031195</text:p>
          </table:table-cell>
          <table:table-cell table:formula="of:=([.A14]/180)*3.1415" office:value-type="float" office:value="4.83249265777778" calcext:value-type="float">
            <text:p>4.83249265777778</text:p>
          </table:table-cell>
          <table:table-cell table:formula="of:=SIN([.D14])" office:value-type="float" office:value="-0.992796219068465" calcext:value-type="float">
            <text:p>-0.992796219068465</text:p>
          </table:table-cell>
          <table:table-cell table:formula="of:=SIN([.B14])" office:value-type="float" office:value="-0.992797099754584" calcext:value-type="float">
            <text:p>-0.992797099754584</text:p>
          </table:table-cell>
        </table:table-row>
        <table:table-row table:style-name="ro1">
          <table:table-cell office:value-type="float" office:value="276.8716" calcext:value-type="float">
            <text:p>276.8716</text:p>
          </table:table-cell>
          <table:table-cell office:value-type="float" office:value="-1.4501" calcext:value-type="float">
            <text:p>-1.4501</text:p>
          </table:table-cell>
          <table:table-cell table:formula="of:=([.B15]/3.1415)*180" office:value-type="float" office:value="-83.0870603215025" calcext:value-type="float">
            <text:p>-83.0870603215025</text:p>
          </table:table-cell>
          <table:table-cell table:formula="of:=([.A15]/180)*3.1415" office:value-type="float" office:value="4.83217850777778" calcext:value-type="float">
            <text:p>4.83217850777778</text:p>
          </table:table-cell>
          <table:table-cell table:formula="of:=SIN([.D15])" office:value-type="float" office:value="-0.992833810003953" calcext:value-type="float">
            <text:p>-0.992833810003953</text:p>
          </table:table-cell>
          <table:table-cell table:formula="of:=SIN([.B15])" office:value-type="float" office:value="-0.99272503635094" calcext:value-type="float">
            <text:p>-0.99272503635094</text:p>
          </table:table-cell>
        </table:table-row>
        <table:table-row table:style-name="ro1">
          <table:table-cell office:value-type="float" office:value="276.9389" calcext:value-type="float">
            <text:p>276.9389</text:p>
          </table:table-cell>
          <table:table-cell office:value-type="float" office:value="-1.4483" calcext:value-type="float">
            <text:p>-1.4483</text:p>
          </table:table-cell>
          <table:table-cell table:formula="of:=([.B16]/3.1415)*180" office:value-type="float" office:value="-82.9839248766513" calcext:value-type="float">
            <text:p>-82.9839248766513</text:p>
          </table:table-cell>
          <table:table-cell table:formula="of:=([.A16]/180)*3.1415" office:value-type="float" office:value="4.83335307972222" calcext:value-type="float">
            <text:p>4.83335307972222</text:p>
          </table:table-cell>
          <table:table-cell table:formula="of:=SIN([.D16])" office:value-type="float" office:value="-0.992692760010415" calcext:value-type="float">
            <text:p>-0.992692760010415</text:p>
          </table:table-cell>
          <table:table-cell table:formula="of:=SIN([.B16])" office:value-type="float" office:value="-0.992506701958409" calcext:value-type="float">
            <text:p>-0.992506701958409</text:p>
          </table:table-cell>
        </table:table-row>
        <table:table-row table:style-name="ro1">
          <table:table-cell office:value-type="float" office:value="277.0633" calcext:value-type="float">
            <text:p>277.0633</text:p>
          </table:table-cell>
          <table:table-cell office:value-type="float" office:value="-1.4446" calcext:value-type="float">
            <text:p>-1.4446</text:p>
          </table:table-cell>
          <table:table-cell table:formula="of:=([.B17]/3.1415)*180" office:value-type="float" office:value="-82.7719242400127" calcext:value-type="float">
            <text:p>-82.7719242400127</text:p>
          </table:table-cell>
          <table:table-cell table:formula="of:=([.A17]/180)*3.1415" office:value-type="float" office:value="4.83552420527778" calcext:value-type="float">
            <text:p>4.83552420527778</text:p>
          </table:table-cell>
          <table:table-cell table:formula="of:=SIN([.D17])" office:value-type="float" office:value="-0.992428432307126" calcext:value-type="float">
            <text:p>-0.992428432307126</text:p>
          </table:table-cell>
          <table:table-cell table:formula="of:=SIN([.B17])" office:value-type="float" office:value="-0.992047805525237" calcext:value-type="float">
            <text:p>-0.992047805525237</text:p>
          </table:table-cell>
        </table:table-row>
        <table:table-row table:style-name="ro1">
          <table:table-cell office:value-type="float" office:value="277.3133" calcext:value-type="float">
            <text:p>277.3133</text:p>
          </table:table-cell>
          <table:table-cell office:value-type="float" office:value="-1.443" calcext:value-type="float">
            <text:p>-1.443</text:p>
          </table:table-cell>
          <table:table-cell table:formula="of:=([.B18]/3.1415)*180" office:value-type="float" office:value="-82.6802482890339" calcext:value-type="float">
            <text:p>-82.6802482890339</text:p>
          </table:table-cell>
          <table:table-cell table:formula="of:=([.A18]/180)*3.1415" office:value-type="float" office:value="4.83988739972222" calcext:value-type="float">
            <text:p>4.83988739972222</text:p>
          </table:table-cell>
          <table:table-cell table:formula="of:=SIN([.D18])" office:value-type="float" office:value="-0.991883081092081" calcext:value-type="float">
            <text:p>-0.991883081092081</text:p>
          </table:table-cell>
          <table:table-cell table:formula="of:=SIN([.B18])" office:value-type="float" office:value="-0.991845157171774" calcext:value-type="float">
            <text:p>-0.991845157171774</text:p>
          </table:table-cell>
        </table:table-row>
        <table:table-row table:style-name="ro1">
          <table:table-cell office:value-type="float" office:value="277.2957" calcext:value-type="float">
            <text:p>277.2957</text:p>
          </table:table-cell>
          <table:table-cell office:value-type="float" office:value="-1.4425" calcext:value-type="float">
            <text:p>-1.4425</text:p>
          </table:table-cell>
          <table:table-cell table:formula="of:=([.B19]/3.1415)*180" office:value-type="float" office:value="-82.651599554353" calcext:value-type="float">
            <text:p>-82.651599554353</text:p>
          </table:table-cell>
          <table:table-cell table:formula="of:=([.A19]/180)*3.1415" office:value-type="float" office:value="4.83958023083333" calcext:value-type="float">
            <text:p>4.83958023083333</text:p>
          </table:table-cell>
          <table:table-cell table:formula="of:=SIN([.D19])" office:value-type="float" office:value="-0.991922091825936" calcext:value-type="float">
            <text:p>-0.991922091825936</text:p>
          </table:table-cell>
          <table:table-cell table:formula="of:=SIN([.B19])" office:value-type="float" office:value="-0.991781308818162" calcext:value-type="float">
            <text:p>-0.991781308818162</text:p>
          </table:table-cell>
        </table:table-row>
        <table:table-row table:style-name="ro1">
          <table:table-cell office:value-type="float" office:value="277.7138" calcext:value-type="float">
            <text:p>277.7138</text:p>
          </table:table-cell>
          <table:table-cell office:value-type="float" office:value="-1.434" calcext:value-type="float">
            <text:p>-1.434</text:p>
          </table:table-cell>
          <table:table-cell table:formula="of:=([.B20]/3.1415)*180" office:value-type="float" office:value="-82.164571064778" calcext:value-type="float">
            <text:p>-82.164571064778</text:p>
          </table:table-cell>
          <table:table-cell table:formula="of:=([.A20]/180)*3.1415" office:value-type="float" office:value="4.84687723722222" calcext:value-type="float">
            <text:p>4.84687723722222</text:p>
          </table:table-cell>
          <table:table-cell table:formula="of:=SIN([.D20])" office:value-type="float" office:value="-0.990970077123789" calcext:value-type="float">
            <text:p>-0.990970077123789</text:p>
          </table:table-cell>
          <table:table-cell table:formula="of:=SIN([.B20])" office:value-type="float" office:value="-0.990657964437774" calcext:value-type="float">
            <text:p>-0.990657964437774</text:p>
          </table:table-cell>
        </table:table-row>
        <table:table-row table:style-name="ro1">
          <table:table-cell office:value-type="float" office:value="278.0296" calcext:value-type="float">
            <text:p>278.0296</text:p>
          </table:table-cell>
          <table:table-cell office:value-type="float" office:value="-1.4193" calcext:value-type="float">
            <text:p>-1.4193</text:p>
          </table:table-cell>
          <table:table-cell table:formula="of:=([.B21]/3.1415)*180" office:value-type="float" office:value="-81.32229826516" calcext:value-type="float">
            <text:p>-81.32229826516</text:p>
          </table:table-cell>
          <table:table-cell table:formula="of:=([.A21]/180)*3.1415" office:value-type="float" office:value="4.85238882444444" calcext:value-type="float">
            <text:p>4.85238882444444</text:p>
          </table:table-cell>
          <table:table-cell table:formula="of:=SIN([.D21])" office:value-type="float" office:value="-0.990216017973013" calcext:value-type="float">
            <text:p>-0.990216017973013</text:p>
          </table:table-cell>
          <table:table-cell table:formula="of:=SIN([.B21])" office:value-type="float" office:value="-0.988546362811698" calcext:value-type="float">
            <text:p>-0.988546362811698</text:p>
          </table:table-cell>
        </table:table-row>
        <table:table-row table:style-name="ro1">
          <table:table-cell office:value-type="float" office:value="279.5769" calcext:value-type="float">
            <text:p>279.5769</text:p>
          </table:table-cell>
          <table:table-cell office:value-type="float" office:value="-1.3954" calcext:value-type="float">
            <text:p>-1.3954</text:p>
          </table:table-cell>
          <table:table-cell table:formula="of:=([.B22]/3.1415)*180" office:value-type="float" office:value="-79.9528887474137" calcext:value-type="float">
            <text:p>-79.9528887474137</text:p>
          </table:table-cell>
          <table:table-cell table:formula="of:=([.A22]/180)*3.1415" office:value-type="float" office:value="4.8793935075" calcext:value-type="float">
            <text:p>4.8793935075</text:p>
          </table:table-cell>
          <table:table-cell table:formula="of:=SIN([.D22])" office:value-type="float" office:value="-0.986087125538203" calcext:value-type="float">
            <text:p>-0.986087125538203</text:p>
          </table:table-cell>
          <table:table-cell table:formula="of:=SIN([.B22])" office:value-type="float" office:value="-0.984657457848678" calcext:value-type="float">
            <text:p>-0.984657457848678</text:p>
          </table:table-cell>
        </table:table-row>
        <table:table-row table:style-name="ro1">
          <table:table-cell office:value-type="float" office:value="280.4822" calcext:value-type="float">
            <text:p>280.4822</text:p>
          </table:table-cell>
          <table:table-cell office:value-type="float" office:value="-1.3673" calcext:value-type="float">
            <text:p>-1.3673</text:p>
          </table:table-cell>
          <table:table-cell table:formula="of:=([.B23]/3.1415)*180" office:value-type="float" office:value="-78.3428298583479" calcext:value-type="float">
            <text:p>-78.3428298583479</text:p>
          </table:table-cell>
          <table:table-cell table:formula="of:=([.A23]/180)*3.1415" office:value-type="float" office:value="4.89519350722222" calcext:value-type="float">
            <text:p>4.89519350722222</text:p>
          </table:table-cell>
          <table:table-cell table:formula="of:=SIN([.D23])" office:value-type="float" office:value="-0.983337731057746" calcext:value-type="float">
            <text:p>-0.983337731057746</text:p>
          </table:table-cell>
          <table:table-cell table:formula="of:=SIN([.B23])" office:value-type="float" office:value="-0.979365976043501" calcext:value-type="float">
            <text:p>-0.979365976043501</text:p>
          </table:table-cell>
        </table:table-row>
        <table:table-row table:style-name="ro1">
          <table:table-cell office:value-type="float" office:value="282.0909" calcext:value-type="float">
            <text:p>282.0909</text:p>
          </table:table-cell>
          <table:table-cell office:value-type="float" office:value="-1.3334" calcext:value-type="float">
            <text:p>-1.3334</text:p>
          </table:table-cell>
          <table:table-cell table:formula="of:=([.B24]/3.1415)*180" office:value-type="float" office:value="-76.4004456469839" calcext:value-type="float">
            <text:p>-76.4004456469839</text:p>
          </table:table-cell>
          <table:table-cell table:formula="of:=([.A24]/180)*3.1415" office:value-type="float" office:value="4.92326979083333" calcext:value-type="float">
            <text:p>4.92326979083333</text:p>
          </table:table-cell>
          <table:table-cell table:formula="of:=SIN([.D24])" office:value-type="float" office:value="-0.977846921698589" calcext:value-type="float">
            <text:p>-0.977846921698589</text:p>
          </table:table-cell>
          <table:table-cell table:formula="of:=SIN([.B24])" office:value-type="float" office:value="-0.971953581708326" calcext:value-type="float">
            <text:p>-0.971953581708326</text:p>
          </table:table-cell>
        </table:table-row>
        <table:table-row table:style-name="ro1">
          <table:table-cell office:value-type="float" office:value="285.0288" calcext:value-type="float">
            <text:p>285.0288</text:p>
          </table:table-cell>
          <table:table-cell office:value-type="float" office:value="-1.2997" calcext:value-type="float">
            <text:p>-1.2997</text:p>
          </table:table-cell>
          <table:table-cell table:formula="of:=([.B25]/3.1415)*180" office:value-type="float" office:value="-74.4695209294923" calcext:value-type="float">
            <text:p>-74.4695209294923</text:p>
          </table:table-cell>
          <table:table-cell table:formula="of:=([.A25]/180)*3.1415" office:value-type="float" office:value="4.97454430666667" calcext:value-type="float">
            <text:p>4.97454430666667</text:p>
          </table:table-cell>
          <table:table-cell table:formula="of:=SIN([.D25])" office:value-type="float" office:value="-0.965833641445138" calcext:value-type="float">
            <text:p>-0.965833641445138</text:p>
          </table:table-cell>
          <table:table-cell table:formula="of:=SIN([.B25])" office:value-type="float" office:value="-0.963477892409691" calcext:value-type="float">
            <text:p>-0.963477892409691</text:p>
          </table:table-cell>
        </table:table-row>
        <table:table-row table:style-name="ro1">
          <table:table-cell office:value-type="float" office:value="286.624" calcext:value-type="float">
            <text:p>286.624</text:p>
          </table:table-cell>
          <table:table-cell office:value-type="float" office:value="-1.2733" calcext:value-type="float">
            <text:p>-1.2733</text:p>
          </table:table-cell>
          <table:table-cell table:formula="of:=([.B26]/3.1415)*180" office:value-type="float" office:value="-72.9568677383416" calcext:value-type="float">
            <text:p>-72.9568677383416</text:p>
          </table:table-cell>
          <table:table-cell table:formula="of:=([.A26]/180)*3.1415" office:value-type="float" office:value="5.00238497777778" calcext:value-type="float">
            <text:p>5.00238497777778</text:p>
          </table:table-cell>
          <table:table-cell table:formula="of:=SIN([.D26])" office:value-type="float" office:value="-0.958245020059374" calcext:value-type="float">
            <text:p>-0.958245020059374</text:p>
          </table:table-cell>
          <table:table-cell table:formula="of:=SIN([.B26])" office:value-type="float" office:value="-0.956073380171333" calcext:value-type="float">
            <text:p>-0.956073380171333</text:p>
          </table:table-cell>
        </table:table-row>
        <table:table-row table:style-name="ro1">
          <table:table-cell office:value-type="float" office:value="287.3646" calcext:value-type="float">
            <text:p>287.3646</text:p>
          </table:table-cell>
          <table:table-cell office:value-type="float" office:value="-1.2556" calcext:value-type="float">
            <text:p>-1.2556</text:p>
          </table:table-cell>
          <table:table-cell table:formula="of:=([.B27]/3.1415)*180" office:value-type="float" office:value="-71.9427025306382" calcext:value-type="float">
            <text:p>-71.9427025306382</text:p>
          </table:table-cell>
          <table:table-cell table:formula="of:=([.A27]/180)*3.1415" office:value-type="float" office:value="5.015310505" calcext:value-type="float">
            <text:p>5.015310505</text:p>
          </table:table-cell>
          <table:table-cell table:formula="of:=SIN([.D27])" office:value-type="float" office:value="-0.954469043753939" calcext:value-type="float">
            <text:p>-0.954469043753939</text:p>
          </table:table-cell>
          <table:table-cell table:formula="of:=SIN([.B27])" office:value-type="float" office:value="-0.950735535315794" calcext:value-type="float">
            <text:p>-0.950735535315794</text:p>
          </table:table-cell>
        </table:table-row>
        <table:table-row table:style-name="ro1">
          <table:table-cell office:value-type="float" office:value="288.3119" calcext:value-type="float">
            <text:p>288.3119</text:p>
          </table:table-cell>
          <table:table-cell office:value-type="float" office:value="-1.2415" calcext:value-type="float">
            <text:p>-1.2415</text:p>
          </table:table-cell>
          <table:table-cell table:formula="of:=([.B28]/3.1415)*180" office:value-type="float" office:value="-71.1348082126373" calcext:value-type="float">
            <text:p>-71.1348082126373</text:p>
          </table:table-cell>
          <table:table-cell table:formula="of:=([.A28]/180)*3.1415" office:value-type="float" office:value="5.03184352138889" calcext:value-type="float">
            <text:p>5.03184352138889</text:p>
          </table:table-cell>
          <table:table-cell table:formula="of:=SIN([.D28])" office:value-type="float" office:value="-0.949406860023323" calcext:value-type="float">
            <text:p>-0.949406860023323</text:p>
          </table:table-cell>
          <table:table-cell table:formula="of:=SIN([.B28])" office:value-type="float" office:value="-0.946270129686699" calcext:value-type="float">
            <text:p>-0.946270129686699</text:p>
          </table:table-cell>
        </table:table-row>
        <table:table-row table:style-name="ro1">
          <table:table-cell office:value-type="float" office:value="289.1522" calcext:value-type="float">
            <text:p>289.1522</text:p>
          </table:table-cell>
          <table:table-cell office:value-type="float" office:value="-1.2289" calcext:value-type="float">
            <text:p>-1.2289</text:p>
          </table:table-cell>
          <table:table-cell table:formula="of:=([.B29]/3.1415)*180" office:value-type="float" office:value="-70.412860098679" calcext:value-type="float">
            <text:p>-70.412860098679</text:p>
          </table:table-cell>
          <table:table-cell table:formula="of:=([.A29]/180)*3.1415" office:value-type="float" office:value="5.04650909055556" calcext:value-type="float">
            <text:p>5.04650909055556</text:p>
          </table:table-cell>
          <table:table-cell table:formula="of:=SIN([.D29])" office:value-type="float" office:value="-0.944699224659927" calcext:value-type="float">
            <text:p>-0.944699224659927</text:p>
          </table:table-cell>
          <table:table-cell table:formula="of:=SIN([.B29])" office:value-type="float" office:value="-0.942120570300338" calcext:value-type="float">
            <text:p>-0.942120570300338</text:p>
          </table:table-cell>
        </table:table-row>
        <table:table-row table:style-name="ro1">
          <table:table-cell office:value-type="float" office:value="290.1597" calcext:value-type="float">
            <text:p>290.1597</text:p>
          </table:table-cell>
          <table:table-cell office:value-type="float" office:value="-1.2168" calcext:value-type="float">
            <text:p>-1.2168</text:p>
          </table:table-cell>
          <table:table-cell table:formula="of:=([.B30]/3.1415)*180" office:value-type="float" office:value="-69.7195607194016" calcext:value-type="float">
            <text:p>-69.7195607194016</text:p>
          </table:table-cell>
          <table:table-cell table:formula="of:=([.A30]/180)*3.1415" office:value-type="float" office:value="5.06409276416667" calcext:value-type="float">
            <text:p>5.06409276416667</text:p>
          </table:table-cell>
          <table:table-cell table:formula="of:=SIN([.D30])" office:value-type="float" office:value="-0.938787125964403" calcext:value-type="float">
            <text:p>-0.938787125964403</text:p>
          </table:table-cell>
          <table:table-cell table:formula="of:=SIN([.B30])" office:value-type="float" office:value="-0.937994883623018" calcext:value-type="float">
            <text:p>-0.937994883623018</text:p>
          </table:table-cell>
        </table:table-row>
        <table:table-row table:style-name="ro1">
          <table:table-cell office:value-type="float" office:value="290.4613" calcext:value-type="float">
            <text:p>290.4613</text:p>
          </table:table-cell>
          <table:table-cell office:value-type="float" office:value="-1.2046" calcext:value-type="float">
            <text:p>-1.2046</text:p>
          </table:table-cell>
          <table:table-cell table:formula="of:=([.B31]/3.1415)*180" office:value-type="float" office:value="-69.020531593188" calcext:value-type="float">
            <text:p>-69.020531593188</text:p>
          </table:table-cell>
          <table:table-cell table:formula="of:=([.A31]/180)*3.1415" office:value-type="float" office:value="5.06935652194445" calcext:value-type="float">
            <text:p>5.06935652194445</text:p>
          </table:table-cell>
          <table:table-cell table:formula="of:=SIN([.D31])" office:value-type="float" office:value="-0.936960775853995" calcext:value-type="float">
            <text:p>-0.936960775853995</text:p>
          </table:table-cell>
          <table:table-cell table:formula="of:=SIN([.B31])" office:value-type="float" office:value="-0.933696064803275" calcext:value-type="float">
            <text:p>-0.933696064803275</text:p>
          </table:table-cell>
        </table:table-row>
        <table:table-row table:style-name="ro1">
          <table:table-cell office:value-type="float" office:value="291.1594" calcext:value-type="float">
            <text:p>291.1594</text:p>
          </table:table-cell>
          <table:table-cell office:value-type="float" office:value="-1.1976" calcext:value-type="float">
            <text:p>-1.1976</text:p>
          </table:table-cell>
          <table:table-cell table:formula="of:=([.B32]/3.1415)*180" office:value-type="float" office:value="-68.6194493076556" calcext:value-type="float">
            <text:p>-68.6194493076556</text:p>
          </table:table-cell>
          <table:table-cell table:formula="of:=([.A32]/180)*3.1415" office:value-type="float" office:value="5.08154030611111" calcext:value-type="float">
            <text:p>5.08154030611111</text:p>
          </table:table-cell>
          <table:table-cell table:formula="of:=SIN([.D32])" office:value-type="float" office:value="-0.932633903529788" calcext:value-type="float">
            <text:p>-0.932633903529788</text:p>
          </table:table-cell>
          <table:table-cell table:formula="of:=SIN([.B32])" office:value-type="float" office:value="-0.931166743920075" calcext:value-type="float">
            <text:p>-0.931166743920075</text:p>
          </table:table-cell>
        </table:table-row>
        <table:table-row table:style-name="ro1">
          <table:table-cell office:value-type="float" office:value="291.7806" calcext:value-type="float">
            <text:p>291.7806</text:p>
          </table:table-cell>
          <table:table-cell office:value-type="float" office:value="-1.1906" calcext:value-type="float">
            <text:p>-1.1906</text:p>
          </table:table-cell>
          <table:table-cell table:formula="of:=([.B33]/3.1415)*180" office:value-type="float" office:value="-68.2183670221232" calcext:value-type="float">
            <text:p>-68.2183670221232</text:p>
          </table:table-cell>
          <table:table-cell table:formula="of:=([.A33]/180)*3.1415" office:value-type="float" office:value="5.09238197166667" calcext:value-type="float">
            <text:p>5.09238197166667</text:p>
          </table:table-cell>
          <table:table-cell table:formula="of:=SIN([.D33])" office:value-type="float" office:value="-0.92866723523068" calcext:value-type="float">
            <text:p>-0.92866723523068</text:p>
          </table:table-cell>
          <table:table-cell table:formula="of:=SIN([.B33])" office:value-type="float" office:value="-0.928591796052734" calcext:value-type="float">
            <text:p>-0.928591796052734</text:p>
          </table:table-cell>
        </table:table-row>
        <table:table-row table:style-name="ro1">
          <table:table-cell office:value-type="float" office:value="291.86" calcext:value-type="float">
            <text:p>291.86</text:p>
          </table:table-cell>
          <table:table-cell office:value-type="float" office:value="-1.1835" calcext:value-type="float">
            <text:p>-1.1835</text:p>
          </table:table-cell>
          <table:table-cell table:formula="of:=([.B34]/3.1415)*180" office:value-type="float" office:value="-67.8115549896546" calcext:value-type="float">
            <text:p>-67.8115549896546</text:p>
          </table:table-cell>
          <table:table-cell table:formula="of:=([.A34]/180)*3.1415" office:value-type="float" office:value="5.09376772222222" calcext:value-type="float">
            <text:p>5.09376772222222</text:p>
          </table:table-cell>
          <table:table-cell table:formula="of:=SIN([.D34])" office:value-type="float" office:value="-0.928152349506303" calcext:value-type="float">
            <text:p>-0.928152349506303</text:p>
          </table:table-cell>
          <table:table-cell table:formula="of:=SIN([.B34])" office:value-type="float" office:value="-0.925933583365236" calcext:value-type="float">
            <text:p>-0.925933583365236</text:p>
          </table:table-cell>
        </table:table-row>
        <table:table-row table:style-name="ro1">
          <table:table-cell office:value-type="float" office:value="292.2602" calcext:value-type="float">
            <text:p>292.2602</text:p>
          </table:table-cell>
          <table:table-cell office:value-type="float" office:value="-1.1807" calcext:value-type="float">
            <text:p>-1.1807</text:p>
          </table:table-cell>
          <table:table-cell table:formula="of:=([.B35]/3.1415)*180" office:value-type="float" office:value="-67.6511220754417" calcext:value-type="float">
            <text:p>-67.6511220754417</text:p>
          </table:table-cell>
          <table:table-cell table:formula="of:=([.A35]/180)*3.1415" office:value-type="float" office:value="5.10075232388889" calcext:value-type="float">
            <text:p>5.10075232388889</text:p>
          </table:table-cell>
          <table:table-cell table:formula="of:=SIN([.D35])" office:value-type="float" office:value="-0.92553005866776" calcext:value-type="float">
            <text:p>-0.92553005866776</text:p>
          </table:table-cell>
          <table:table-cell table:formula="of:=SIN([.B35])" office:value-type="float" office:value="-0.924872433234837" calcext:value-type="float">
            <text:p>-0.924872433234837</text:p>
          </table:table-cell>
        </table:table-row>
        <table:table-row table:style-name="ro1">
          <table:table-cell office:value-type="float" office:value="292.8641" calcext:value-type="float">
            <text:p>292.8641</text:p>
          </table:table-cell>
          <table:table-cell office:value-type="float" office:value="-1.1708" calcext:value-type="float">
            <text:p>-1.1708</text:p>
          </table:table-cell>
          <table:table-cell table:formula="of:=([.B36]/3.1415)*180" office:value-type="float" office:value="-67.0838771287602" calcext:value-type="float">
            <text:p>-67.0838771287602</text:p>
          </table:table-cell>
          <table:table-cell table:formula="of:=([.A36]/180)*3.1415" office:value-type="float" office:value="5.11129205638889" calcext:value-type="float">
            <text:p>5.11129205638889</text:p>
          </table:table-cell>
          <table:table-cell table:formula="of:=SIN([.D36])" office:value-type="float" office:value="-0.921487602111608" calcext:value-type="float">
            <text:p>-0.921487602111608</text:p>
          </table:table-cell>
          <table:table-cell table:formula="of:=SIN([.B36])" office:value-type="float" office:value="-0.921062424410114" calcext:value-type="float">
            <text:p>-0.921062424410114</text:p>
          </table:table-cell>
        </table:table-row>
        <table:table-row table:style-name="ro1">
          <table:table-cell office:value-type="float" office:value="293.022" calcext:value-type="float">
            <text:p>293.022</text:p>
          </table:table-cell>
          <table:table-cell office:value-type="float" office:value="-1.1606" calcext:value-type="float">
            <text:p>-1.1606</text:p>
          </table:table-cell>
          <table:table-cell table:formula="of:=([.B37]/3.1415)*180" office:value-type="float" office:value="-66.4994429412701" calcext:value-type="float">
            <text:p>-66.4994429412701</text:p>
          </table:table-cell>
          <table:table-cell table:formula="of:=([.A37]/180)*3.1415" office:value-type="float" office:value="5.11404785" calcext:value-type="float">
            <text:p>5.11404785</text:p>
          </table:table-cell>
          <table:table-cell table:formula="of:=SIN([.D37])" office:value-type="float" office:value="-0.920413732733643" calcext:value-type="float">
            <text:p>-0.920413732733643</text:p>
          </table:table-cell>
          <table:table-cell table:formula="of:=SIN([.B37])" office:value-type="float" office:value="-0.91704254745048" calcext:value-type="float">
            <text:p>-0.91704254745048</text:p>
          </table:table-cell>
        </table:table-row>
        <table:table-row table:style-name="ro1">
          <table:table-cell office:value-type="float" office:value="293.6658" calcext:value-type="float">
            <text:p>293.6658</text:p>
          </table:table-cell>
          <table:table-cell office:value-type="float" office:value="-1.1508" calcext:value-type="float">
            <text:p>-1.1508</text:p>
          </table:table-cell>
          <table:table-cell table:formula="of:=([.B38]/3.1415)*180" office:value-type="float" office:value="-65.9379277415247" calcext:value-type="float">
            <text:p>-65.9379277415247</text:p>
          </table:table-cell>
          <table:table-cell table:formula="of:=([.A38]/180)*3.1415" office:value-type="float" office:value="5.12528394833333" calcext:value-type="float">
            <text:p>5.12528394833333</text:p>
          </table:table-cell>
          <table:table-cell table:formula="of:=SIN([.D38])" office:value-type="float" office:value="-0.91596302008143" calcext:value-type="float">
            <text:p>-0.91596302008143</text:p>
          </table:table-cell>
          <table:table-cell table:formula="of:=SIN([.B38])" office:value-type="float" office:value="-0.913090438093925" calcext:value-type="float">
            <text:p>-0.913090438093925</text:p>
          </table:table-cell>
        </table:table-row>
        <table:table-row table:style-name="ro1">
          <table:table-cell office:value-type="float" office:value="294.2332" calcext:value-type="float">
            <text:p>294.2332</text:p>
          </table:table-cell>
          <table:table-cell office:value-type="float" office:value="-1.1382" calcext:value-type="float">
            <text:p>-1.1382</text:p>
          </table:table-cell>
          <table:table-cell table:formula="of:=([.B39]/3.1415)*180" office:value-type="float" office:value="-65.2159796275665" calcext:value-type="float">
            <text:p>-65.2159796275665</text:p>
          </table:table-cell>
          <table:table-cell table:formula="of:=([.A39]/180)*3.1415" office:value-type="float" office:value="5.13518665444444" calcext:value-type="float">
            <text:p>5.13518665444444</text:p>
          </table:table-cell>
          <table:table-cell table:formula="of:=SIN([.D39])" office:value-type="float" office:value="-0.911944587596162" calcext:value-type="float">
            <text:p>-0.911944587596162</text:p>
          </table:table-cell>
          <table:table-cell table:formula="of:=SIN([.B39])" office:value-type="float" office:value="-0.907880354428794" calcext:value-type="float">
            <text:p>-0.907880354428794</text:p>
          </table:table-cell>
        </table:table-row>
        <table:table-row table:style-name="ro1">
          <table:table-cell office:value-type="float" office:value="295.0269" calcext:value-type="float">
            <text:p>295.0269</text:p>
          </table:table-cell>
          <table:table-cell office:value-type="float" office:value="-1.1233" calcext:value-type="float">
            <text:p>-1.1233</text:p>
          </table:table-cell>
          <table:table-cell table:formula="of:=([.B40]/3.1415)*180" office:value-type="float" office:value="-64.3622473340761" calcext:value-type="float">
            <text:p>-64.3622473340761</text:p>
          </table:table-cell>
          <table:table-cell table:formula="of:=([.A40]/180)*3.1415" office:value-type="float" office:value="5.14903892416667" calcext:value-type="float">
            <text:p>5.14903892416667</text:p>
          </table:table-cell>
          <table:table-cell table:formula="of:=SIN([.D40])" office:value-type="float" office:value="-0.906173504750968" calcext:value-type="float">
            <text:p>-0.906173504750968</text:p>
          </table:table-cell>
          <table:table-cell table:formula="of:=SIN([.B40])" office:value-type="float" office:value="-0.90153329059724" calcext:value-type="float">
            <text:p>-0.90153329059724</text:p>
          </table:table-cell>
        </table:table-row>
        <table:table-row table:style-name="ro1">
          <table:table-cell office:value-type="float" office:value="295.802" calcext:value-type="float">
            <text:p>295.802</text:p>
          </table:table-cell>
          <table:table-cell office:value-type="float" office:value="-1.1126" calcext:value-type="float">
            <text:p>-1.1126</text:p>
          </table:table-cell>
          <table:table-cell table:formula="of:=([.B41]/3.1415)*180" office:value-type="float" office:value="-63.7491644119051" calcext:value-type="float">
            <text:p>-63.7491644119051</text:p>
          </table:table-cell>
          <table:table-cell table:formula="of:=([.A41]/180)*3.1415" office:value-type="float" office:value="5.16256657222222" calcext:value-type="float">
            <text:p>5.16256657222222</text:p>
          </table:table-cell>
          <table:table-cell table:formula="of:=SIN([.D41])" office:value-type="float" office:value="-0.900369841825079" calcext:value-type="float">
            <text:p>-0.900369841825079</text:p>
          </table:table-cell>
          <table:table-cell table:formula="of:=SIN([.B41])" office:value-type="float" office:value="-0.896851776861162" calcext:value-type="float">
            <text:p>-0.896851776861162</text:p>
          </table:table-cell>
        </table:table-row>
        <table:table-row table:style-name="ro1">
          <table:table-cell office:value-type="float" office:value="296.4818" calcext:value-type="float">
            <text:p>296.4818</text:p>
          </table:table-cell>
          <table:table-cell office:value-type="float" office:value="-1.1004" calcext:value-type="float">
            <text:p>-1.1004</text:p>
          </table:table-cell>
          <table:table-cell table:formula="of:=([.B42]/3.1415)*180" office:value-type="float" office:value="-63.0501352856915" calcext:value-type="float">
            <text:p>-63.0501352856915</text:p>
          </table:table-cell>
          <table:table-cell table:formula="of:=([.A42]/180)*3.1415" office:value-type="float" office:value="5.17443097055556" calcext:value-type="float">
            <text:p>5.17443097055556</text:p>
          </table:table-cell>
          <table:table-cell table:formula="of:=SIN([.D42])" office:value-type="float" office:value="-0.89514409233964" calcext:value-type="float">
            <text:p>-0.89514409233964</text:p>
          </table:table-cell>
          <table:table-cell table:formula="of:=SIN([.B42])" office:value-type="float" office:value="-0.891388727208579" calcext:value-type="float">
            <text:p>-0.891388727208579</text:p>
          </table:table-cell>
        </table:table-row>
        <table:table-row table:style-name="ro1">
          <table:table-cell office:value-type="float" office:value="297.0596" calcext:value-type="float">
            <text:p>297.0596</text:p>
          </table:table-cell>
          <table:table-cell office:value-type="float" office:value="-1.0923" calcext:value-type="float">
            <text:p>-1.0923</text:p>
          </table:table-cell>
          <table:table-cell table:formula="of:=([.B43]/3.1415)*180" office:value-type="float" office:value="-62.5860257838612" calcext:value-type="float">
            <text:p>-62.5860257838612</text:p>
          </table:table-cell>
          <table:table-cell table:formula="of:=([.A43]/180)*3.1415" office:value-type="float" office:value="5.18451518555556" calcext:value-type="float">
            <text:p>5.18451518555556</text:p>
          </table:table-cell>
          <table:table-cell table:formula="of:=SIN([.D43])" office:value-type="float" office:value="-0.890603344481859" calcext:value-type="float">
            <text:p>-0.890603344481859</text:p>
          </table:table-cell>
          <table:table-cell table:formula="of:=SIN([.B43])" office:value-type="float" office:value="-0.887688284728302" calcext:value-type="float">
            <text:p>-0.887688284728302</text:p>
          </table:table-cell>
        </table:table-row>
        <table:table-row table:style-name="ro1">
          <table:table-cell office:value-type="float" office:value="297.5958" calcext:value-type="float">
            <text:p>297.5958</text:p>
          </table:table-cell>
          <table:table-cell office:value-type="float" office:value="-1.0825" calcext:value-type="float">
            <text:p>-1.0825</text:p>
          </table:table-cell>
          <table:table-cell table:formula="of:=([.B44]/3.1415)*180" office:value-type="float" office:value="-62.0245105841159" calcext:value-type="float">
            <text:p>-62.0245105841159</text:p>
          </table:table-cell>
          <table:table-cell table:formula="of:=([.A44]/180)*3.1415" office:value-type="float" office:value="5.193873365" calcext:value-type="float">
            <text:p>5.193873365</text:p>
          </table:table-cell>
          <table:table-cell table:formula="of:=SIN([.D44])" office:value-type="float" office:value="-0.886308487926061" calcext:value-type="float">
            <text:p>-0.886308487926061</text:p>
          </table:table-cell>
          <table:table-cell table:formula="of:=SIN([.B44])" office:value-type="float" office:value="-0.883133370451254" calcext:value-type="float">
            <text:p>-0.883133370451254</text:p>
          </table:table-cell>
        </table:table-row>
        <table:table-row table:style-name="ro1">
          <table:table-cell office:value-type="float" office:value="298.4267" calcext:value-type="float">
            <text:p>298.4267</text:p>
          </table:table-cell>
          <table:table-cell office:value-type="float" office:value="-1.0741" calcext:value-type="float">
            <text:p>-1.0741</text:p>
          </table:table-cell>
          <table:table-cell table:formula="of:=([.B45]/3.1415)*180" office:value-type="float" office:value="-61.543211841477" calcext:value-type="float">
            <text:p>-61.543211841477</text:p>
          </table:table-cell>
          <table:table-cell table:formula="of:=([.A45]/180)*3.1415" office:value-type="float" office:value="5.20837487805556" calcext:value-type="float">
            <text:p>5.20837487805556</text:p>
          </table:table-cell>
          <table:table-cell table:formula="of:=SIN([.D45])" office:value-type="float" office:value="-0.879499949651284" calcext:value-type="float">
            <text:p>-0.879499949651284</text:p>
          </table:table-cell>
          <table:table-cell table:formula="of:=SIN([.B45])" office:value-type="float" office:value="-0.879161635238686" calcext:value-type="float">
            <text:p>-0.879161635238686</text:p>
          </table:table-cell>
        </table:table-row>
        <table:table-row table:style-name="ro1">
          <table:table-cell office:value-type="float" office:value="298.5156" calcext:value-type="float">
            <text:p>298.5156</text:p>
          </table:table-cell>
          <table:table-cell office:value-type="float" office:value="-1.0643" calcext:value-type="float">
            <text:p>-1.0643</text:p>
          </table:table-cell>
          <table:table-cell table:formula="of:=([.B46]/3.1415)*180" office:value-type="float" office:value="-60.9816966417317" calcext:value-type="float">
            <text:p>-60.9816966417317</text:p>
          </table:table-cell>
          <table:table-cell table:formula="of:=([.A46]/180)*3.1415" office:value-type="float" office:value="5.20992643" calcext:value-type="float">
            <text:p>5.20992643</text:p>
          </table:table-cell>
          <table:table-cell table:formula="of:=SIN([.D46])" office:value-type="float" office:value="-0.878760509344929" calcext:value-type="float">
            <text:p>-0.878760509344929</text:p>
          </table:table-cell>
          <table:table-cell table:formula="of:=SIN([.B46])" office:value-type="float" office:value="-0.874449560904859" calcext:value-type="float">
            <text:p>-0.874449560904859</text:p>
          </table:table-cell>
        </table:table-row>
        <table:table-row table:style-name="ro1">
          <table:table-cell office:value-type="float" office:value="299.277" calcext:value-type="float">
            <text:p>299.277</text:p>
          </table:table-cell>
          <table:table-cell office:value-type="float" office:value="-1.0581" calcext:value-type="float">
            <text:p>-1.0581</text:p>
          </table:table-cell>
          <table:table-cell table:formula="of:=([.B47]/3.1415)*180" office:value-type="float" office:value="-60.6264523316887" calcext:value-type="float">
            <text:p>-60.6264523316887</text:p>
          </table:table-cell>
          <table:table-cell table:formula="of:=([.A47]/180)*3.1415" office:value-type="float" office:value="5.223214975" calcext:value-type="float">
            <text:p>5.223214975</text:p>
          </table:table-cell>
          <table:table-cell table:formula="of:=SIN([.D47])" office:value-type="float" office:value="-0.872340978191944" calcext:value-type="float">
            <text:p>-0.872340978191944</text:p>
          </table:table-cell>
          <table:table-cell table:formula="of:=SIN([.B47])" office:value-type="float" office:value="-0.871425051347141" calcext:value-type="float">
            <text:p>-0.871425051347141</text:p>
          </table:table-cell>
        </table:table-row>
        <table:table-row table:style-name="ro1">
          <table:table-cell office:value-type="float" office:value="300.1483" calcext:value-type="float">
            <text:p>300.1483</text:p>
          </table:table-cell>
          <table:table-cell office:value-type="float" office:value="-1.0406" calcext:value-type="float">
            <text:p>-1.0406</text:p>
          </table:table-cell>
          <table:table-cell table:formula="of:=([.B48]/3.1415)*180" office:value-type="float" office:value="-59.6237466178577" calcext:value-type="float">
            <text:p>-59.6237466178577</text:p>
          </table:table-cell>
          <table:table-cell table:formula="of:=([.A48]/180)*3.1415" office:value-type="float" office:value="5.23842158027778" calcext:value-type="float">
            <text:p>5.23842158027778</text:p>
          </table:table-cell>
          <table:table-cell table:formula="of:=SIN([.D48])" office:value-type="float" office:value="-0.864805927888664" calcext:value-type="float">
            <text:p>-0.864805927888664</text:p>
          </table:table-cell>
          <table:table-cell table:formula="of:=SIN([.B48])" office:value-type="float" office:value="-0.862707804146698" calcext:value-type="float">
            <text:p>-0.862707804146698</text:p>
          </table:table-cell>
        </table:table-row>
        <table:table-row table:style-name="ro1">
          <table:table-cell office:value-type="float" office:value="300.7149" calcext:value-type="float">
            <text:p>300.7149</text:p>
          </table:table-cell>
          <table:table-cell office:value-type="float" office:value="-1.0325" calcext:value-type="float">
            <text:p>-1.0325</text:p>
          </table:table-cell>
          <table:table-cell table:formula="of:=([.B49]/3.1415)*180" office:value-type="float" office:value="-59.1596371160274" calcext:value-type="float">
            <text:p>-59.1596371160274</text:p>
          </table:table-cell>
          <table:table-cell table:formula="of:=([.A49]/180)*3.1415" office:value-type="float" office:value="5.24831032416667" calcext:value-type="float">
            <text:p>5.24831032416667</text:p>
          </table:table-cell>
          <table:table-cell table:formula="of:=SIN([.D49])" office:value-type="float" office:value="-0.859798525339772" calcext:value-type="float">
            <text:p>-0.859798525339772</text:p>
          </table:table-cell>
          <table:table-cell table:formula="of:=SIN([.B49])" office:value-type="float" office:value="-0.858583355902409" calcext:value-type="float">
            <text:p>-0.858583355902409</text:p>
          </table:table-cell>
        </table:table-row>
        <table:table-row table:style-name="ro1">
          <table:table-cell office:value-type="float" office:value="301.514" calcext:value-type="float">
            <text:p>301.514</text:p>
          </table:table-cell>
          <table:table-cell office:value-type="float" office:value="-1.02" calcext:value-type="float">
            <text:p>-1.02</text:p>
          </table:table-cell>
          <table:table-cell table:formula="of:=([.B50]/3.1415)*180" office:value-type="float" office:value="-58.4434187490052" calcext:value-type="float">
            <text:p>-58.4434187490052</text:p>
          </table:table-cell>
          <table:table-cell table:formula="of:=([.A50]/180)*3.1415" office:value-type="float" office:value="5.26225683888889" calcext:value-type="float">
            <text:p>5.26225683888889</text:p>
          </table:table-cell>
          <table:table-cell table:formula="of:=SIN([.D50])" office:value-type="float" office:value="-0.852593583288446" calcext:value-type="float">
            <text:p>-0.852593583288446</text:p>
          </table:table-cell>
          <table:table-cell table:formula="of:=SIN([.B50])" office:value-type="float" office:value="-0.852108021949363" calcext:value-type="float">
            <text:p>-0.852108021949363</text:p>
          </table:table-cell>
        </table:table-row>
        <table:table-row table:style-name="ro1">
          <table:table-cell office:value-type="float" office:value="301.8717" calcext:value-type="float">
            <text:p>301.8717</text:p>
          </table:table-cell>
          <table:table-cell office:value-type="float" office:value="-1.0128" calcext:value-type="float">
            <text:p>-1.0128</text:p>
          </table:table-cell>
          <table:table-cell table:formula="of:=([.B51]/3.1415)*180" office:value-type="float" office:value="-58.0308769696005" calcext:value-type="float">
            <text:p>-58.0308769696005</text:p>
          </table:table-cell>
          <table:table-cell table:formula="of:=([.A51]/180)*3.1415" office:value-type="float" office:value="5.2684996975" calcext:value-type="float">
            <text:p>5.2684996975</text:p>
          </table:table-cell>
          <table:table-cell table:formula="of:=SIN([.D51])" office:value-type="float" office:value="-0.849314631189992" calcext:value-type="float">
            <text:p>-0.849314631189992</text:p>
          </table:table-cell>
          <table:table-cell table:formula="of:=SIN([.B51])" office:value-type="float" office:value="-0.848317733113301" calcext:value-type="float">
            <text:p>-0.848317733113301</text:p>
          </table:table-cell>
        </table:table-row>
        <table:table-row table:style-name="ro1">
          <table:table-cell office:value-type="float" office:value="302.5864" calcext:value-type="float">
            <text:p>302.5864</text:p>
          </table:table-cell>
          <table:table-cell office:value-type="float" office:value="-0.9991" calcext:value-type="float">
            <text:p>-0.9991</text:p>
          </table:table-cell>
          <table:table-cell table:formula="of:=([.B52]/3.1415)*180" office:value-type="float" office:value="-57.2459016393443" calcext:value-type="float">
            <text:p>-57.2459016393443</text:p>
          </table:table-cell>
          <table:table-cell table:formula="of:=([.A52]/180)*3.1415" office:value-type="float" office:value="5.28097319777778" calcext:value-type="float">
            <text:p>5.28097319777778</text:p>
          </table:table-cell>
          <table:table-cell table:formula="of:=SIN([.D52])" office:value-type="float" office:value="-0.842664132805747" calcext:value-type="float">
            <text:p>-0.842664132805747</text:p>
          </table:table-cell>
          <table:table-cell table:formula="of:=SIN([.B52])" office:value-type="float" office:value="-0.840984372002536" calcext:value-type="float">
            <text:p>-0.840984372002536</text:p>
          </table:table-cell>
        </table:table-row>
        <table:table-row table:style-name="ro1">
          <table:table-cell office:value-type="float" office:value="303.3076" calcext:value-type="float">
            <text:p>303.3076</text:p>
          </table:table-cell>
          <table:table-cell office:value-type="float" office:value="-0.988" calcext:value-type="float">
            <text:p>-0.988</text:p>
          </table:table-cell>
          <table:table-cell table:formula="of:=([.B53]/3.1415)*180" office:value-type="float" office:value="-56.6098997294286" calcext:value-type="float">
            <text:p>-56.6098997294286</text:p>
          </table:table-cell>
          <table:table-cell table:formula="of:=([.A53]/180)*3.1415" office:value-type="float" office:value="5.29356014111111" calcext:value-type="float">
            <text:p>5.29356014111111</text:p>
          </table:table-cell>
          <table:table-cell table:formula="of:=SIN([.D53])" office:value-type="float" office:value="-0.835820252296684" calcext:value-type="float">
            <text:p>-0.835820252296684</text:p>
          </table:table-cell>
          <table:table-cell table:formula="of:=SIN([.B53])" office:value-type="float" office:value="-0.834926927559544" calcext:value-type="float">
            <text:p>-0.834926927559544</text:p>
          </table:table-cell>
        </table:table-row>
        <table:table-row table:style-name="ro1">
          <table:table-cell office:value-type="float" office:value="303.4831" calcext:value-type="float">
            <text:p>303.4831</text:p>
          </table:table-cell>
          <table:table-cell office:value-type="float" office:value="-0.9751" calcext:value-type="float">
            <text:p>-0.9751</text:p>
          </table:table-cell>
          <table:table-cell table:formula="of:=([.B54]/3.1415)*180" office:value-type="float" office:value="-55.8707623746618" calcext:value-type="float">
            <text:p>-55.8707623746618</text:p>
          </table:table-cell>
          <table:table-cell table:formula="of:=([.A54]/180)*3.1415" office:value-type="float" office:value="5.29662310361111" calcext:value-type="float">
            <text:p>5.29662310361111</text:p>
          </table:table-cell>
          <table:table-cell table:formula="of:=SIN([.D54])" office:value-type="float" office:value="-0.834134758012921" calcext:value-type="float">
            <text:p>-0.834134758012921</text:p>
          </table:table-cell>
          <table:table-cell table:formula="of:=SIN([.B54])" office:value-type="float" office:value="-0.82775800083401" calcext:value-type="float">
            <text:p>-0.82775800083401</text:p>
          </table:table-cell>
        </table:table-row>
        <table:table-row table:style-name="ro1">
          <table:table-cell office:value-type="float" office:value="304.7898" calcext:value-type="float">
            <text:p>304.7898</text:p>
          </table:table-cell>
          <table:table-cell office:value-type="float" office:value="-0.9604" calcext:value-type="float">
            <text:p>-0.9604</text:p>
          </table:table-cell>
          <table:table-cell table:formula="of:=([.B55]/3.1415)*180" office:value-type="float" office:value="-55.0284895750438" calcext:value-type="float">
            <text:p>-55.0284895750438</text:p>
          </table:table-cell>
          <table:table-cell table:formula="of:=([.A55]/180)*3.1415" office:value-type="float" office:value="5.31942864833333" calcext:value-type="float">
            <text:p>5.31942864833333</text:p>
          </table:table-cell>
          <table:table-cell table:formula="of:=SIN([.D55])" office:value-type="float" office:value="-0.821340301754737" calcext:value-type="float">
            <text:p>-0.821340301754737</text:p>
          </table:table-cell>
          <table:table-cell table:formula="of:=SIN([.B55])" office:value-type="float" office:value="-0.819420910753985" calcext:value-type="float">
            <text:p>-0.819420910753985</text:p>
          </table:table-cell>
        </table:table-row>
        <table:table-row table:style-name="ro1">
          <table:table-cell office:value-type="float" office:value="305.4529" calcext:value-type="float">
            <text:p>305.4529</text:p>
          </table:table-cell>
          <table:table-cell office:value-type="float" office:value="-0.9483" calcext:value-type="float">
            <text:p>-0.9483</text:p>
          </table:table-cell>
          <table:table-cell table:formula="of:=([.B56]/3.1415)*180" office:value-type="float" office:value="-54.3351901957664" calcext:value-type="float">
            <text:p>-54.3351901957664</text:p>
          </table:table-cell>
          <table:table-cell table:formula="of:=([.A56]/180)*3.1415" office:value-type="float" office:value="5.33100158527778" calcext:value-type="float">
            <text:p>5.33100158527778</text:p>
          </table:table-cell>
          <table:table-cell table:formula="of:=SIN([.D56])" office:value-type="float" office:value="-0.814683798439567" calcext:value-type="float">
            <text:p>-0.814683798439567</text:p>
          </table:table-cell>
          <table:table-cell table:formula="of:=SIN([.B56])" office:value-type="float" office:value="-0.812425468628465" calcext:value-type="float">
            <text:p>-0.812425468628465</text:p>
          </table:table-cell>
        </table:table-row>
        <table:table-row table:style-name="ro1">
          <table:table-cell office:value-type="float" office:value="306.0881" calcext:value-type="float">
            <text:p>306.0881</text:p>
          </table:table-cell>
          <table:table-cell office:value-type="float" office:value="-0.9241" calcext:value-type="float">
            <text:p>-0.9241</text:p>
          </table:table-cell>
          <table:table-cell table:formula="of:=([.B57]/3.1415)*180" office:value-type="float" office:value="-52.9485914372115" calcext:value-type="float">
            <text:p>-52.9485914372115</text:p>
          </table:table-cell>
          <table:table-cell table:formula="of:=([.A57]/180)*3.1415" office:value-type="float" office:value="5.34208758972222" calcext:value-type="float">
            <text:p>5.34208758972222</text:p>
          </table:table-cell>
          <table:table-cell table:formula="of:=SIN([.D57])" office:value-type="float" office:value="-0.808205034339222" calcext:value-type="float">
            <text:p>-0.808205034339222</text:p>
          </table:table-cell>
          <table:table-cell table:formula="of:=SIN([.B57])" office:value-type="float" office:value="-0.798078788697406" calcext:value-type="float">
            <text:p>-0.798078788697406</text:p>
          </table:table-cell>
        </table:table-row>
        <table:table-row table:style-name="ro1">
          <table:table-cell office:value-type="float" office:value="307.5265" calcext:value-type="float">
            <text:p>307.5265</text:p>
          </table:table-cell>
          <table:table-cell office:value-type="float" office:value="-0.8916" calcext:value-type="float">
            <text:p>-0.8916</text:p>
          </table:table-cell>
          <table:table-cell table:formula="of:=([.B58]/3.1415)*180" office:value-type="float" office:value="-51.086423682954" calcext:value-type="float">
            <text:p>-51.086423682954</text:p>
          </table:table-cell>
          <table:table-cell table:formula="of:=([.A58]/180)*3.1415" office:value-type="float" office:value="5.36719166527778" calcext:value-type="float">
            <text:p>5.36719166527778</text:p>
          </table:table-cell>
          <table:table-cell table:formula="of:=SIN([.D58])" office:value-type="float" office:value="-0.793168108984136" calcext:value-type="float">
            <text:p>-0.793168108984136</text:p>
          </table:table-cell>
          <table:table-cell table:formula="of:=SIN([.B58])" office:value-type="float" office:value="-0.778077811688039" calcext:value-type="float">
            <text:p>-0.778077811688039</text:p>
          </table:table-cell>
        </table:table-row>
        <table:table-row table:style-name="ro1">
          <table:table-cell office:value-type="float" office:value="310.4758" calcext:value-type="float">
            <text:p>310.4758</text:p>
          </table:table-cell>
          <table:table-cell office:value-type="float" office:value="-0.8565" calcext:value-type="float">
            <text:p>-0.8565</text:p>
          </table:table-cell>
          <table:table-cell table:formula="of:=([.B59]/3.1415)*180" office:value-type="float" office:value="-49.0752825083559" calcext:value-type="float">
            <text:p>-49.0752825083559</text:p>
          </table:table-cell>
          <table:table-cell table:formula="of:=([.A59]/180)*3.1415" office:value-type="float" office:value="5.41866514277778" calcext:value-type="float">
            <text:p>5.41866514277778</text:p>
          </table:table-cell>
          <table:table-cell table:formula="of:=SIN([.D59])" office:value-type="float" office:value="-0.760783935407266" calcext:value-type="float">
            <text:p>-0.760783935407266</text:p>
          </table:table-cell>
          <table:table-cell table:formula="of:=SIN([.B59])" office:value-type="float" office:value="-0.75555439463795" calcext:value-type="float">
            <text:p>-0.75555439463795</text:p>
          </table:table-cell>
        </table:table-row>
        <table:table-row table:style-name="ro1">
          <table:table-cell office:value-type="float" office:value="311.2282" calcext:value-type="float">
            <text:p>311.2282</text:p>
          </table:table-cell>
          <table:table-cell office:value-type="float" office:value="-0.8332" calcext:value-type="float">
            <text:p>-0.8332</text:p>
          </table:table-cell>
          <table:table-cell table:formula="of:=([.B60]/3.1415)*180" office:value-type="float" office:value="-47.7402514722266" calcext:value-type="float">
            <text:p>-47.7402514722266</text:p>
          </table:table-cell>
          <table:table-cell table:formula="of:=([.A60]/180)*3.1415" office:value-type="float" office:value="5.43179661277778" calcext:value-type="float">
            <text:p>5.43179661277778</text:p>
          </table:table-cell>
          <table:table-cell table:formula="of:=SIN([.D60])" office:value-type="float" office:value="-0.752196195334142" calcext:value-type="float">
            <text:p>-0.752196195334142</text:p>
          </table:table-cell>
          <table:table-cell table:formula="of:=SIN([.B60])" office:value-type="float" office:value="-0.740087191651075" calcext:value-type="float">
            <text:p>-0.740087191651075</text:p>
          </table:table-cell>
        </table:table-row>
        <table:table-row table:style-name="ro1">
          <table:table-cell office:value-type="float" office:value="312.7053" calcext:value-type="float">
            <text:p>312.7053</text:p>
          </table:table-cell>
          <table:table-cell office:value-type="float" office:value="-0.8054" calcext:value-type="float">
            <text:p>-0.8054</text:p>
          </table:table-cell>
          <table:table-cell table:formula="of:=([.B61]/3.1415)*180" office:value-type="float" office:value="-46.1473818239694" calcext:value-type="float">
            <text:p>-46.1473818239694</text:p>
          </table:table-cell>
          <table:table-cell table:formula="of:=([.A61]/180)*3.1415" office:value-type="float" office:value="5.45757611083333" calcext:value-type="float">
            <text:p>5.45757611083333</text:p>
          </table:table-cell>
          <table:table-cell table:formula="of:=SIN([.D61])" office:value-type="float" office:value="-0.734961020342441" calcext:value-type="float">
            <text:p>-0.734961020342441</text:p>
          </table:table-cell>
          <table:table-cell table:formula="of:=SIN([.B61])" office:value-type="float" office:value="-0.721107829819263" calcext:value-type="float">
            <text:p>-0.721107829819263</text:p>
          </table:table-cell>
        </table:table-row>
        <table:table-row table:style-name="ro1">
          <table:table-cell office:value-type="float" office:value="314.3734" calcext:value-type="float">
            <text:p>314.3734</text:p>
          </table:table-cell>
          <table:table-cell office:value-type="float" office:value="-0.7764" calcext:value-type="float">
            <text:p>-0.7764</text:p>
          </table:table-cell>
          <table:table-cell table:formula="of:=([.B62]/3.1415)*180" office:value-type="float" office:value="-44.4857552124781" calcext:value-type="float">
            <text:p>-44.4857552124781</text:p>
          </table:table-cell>
          <table:table-cell table:formula="of:=([.A62]/180)*3.1415" office:value-type="float" office:value="5.48668908944445" calcext:value-type="float">
            <text:p>5.48668908944445</text:p>
          </table:table-cell>
          <table:table-cell table:formula="of:=SIN([.D62])" office:value-type="float" office:value="-0.714910583979218" calcext:value-type="float">
            <text:p>-0.714910583979218</text:p>
          </table:table-cell>
          <table:table-cell table:formula="of:=SIN([.B62])" office:value-type="float" office:value="-0.700715578745912" calcext:value-type="float">
            <text:p>-0.700715578745912</text:p>
          </table:table-cell>
        </table:table-row>
        <table:table-row table:style-name="ro1">
          <table:table-cell office:value-type="float" office:value="315.8979" calcext:value-type="float">
            <text:p>315.8979</text:p>
          </table:table-cell>
          <table:table-cell office:value-type="float" office:value="-0.7475" calcext:value-type="float">
            <text:p>-0.7475</text:p>
          </table:table-cell>
          <table:table-cell table:formula="of:=([.B63]/3.1415)*180" office:value-type="float" office:value="-42.829858347923" calcext:value-type="float">
            <text:p>-42.829858347923</text:p>
          </table:table-cell>
          <table:table-cell table:formula="of:=([.A63]/180)*3.1415" office:value-type="float" office:value="5.51329584916667" calcext:value-type="float">
            <text:p>5.51329584916667</text:p>
          </table:table-cell>
          <table:table-cell table:formula="of:=SIN([.D63])" office:value-type="float" office:value="-0.69605587510233" calcext:value-type="float">
            <text:p>-0.69605587510233</text:p>
          </table:table-cell>
          <table:table-cell table:formula="of:=SIN([.B63])" office:value-type="float" office:value="-0.679807409636573" calcext:value-type="float">
            <text:p>-0.679807409636573</text:p>
          </table:table-cell>
        </table:table-row>
        <table:table-row table:style-name="ro1">
          <table:table-cell office:value-type="float" office:value="319.0808" calcext:value-type="float">
            <text:p>319.0808</text:p>
          </table:table-cell>
          <table:table-cell office:value-type="float" office:value="-0.7028" calcext:value-type="float">
            <text:p>-0.7028</text:p>
          </table:table-cell>
          <table:table-cell table:formula="of:=([.B64]/3.1415)*180" office:value-type="float" office:value="-40.2686614674519" calcext:value-type="float">
            <text:p>-40.2686614674519</text:p>
          </table:table-cell>
          <table:table-cell table:formula="of:=([.A64]/180)*3.1415" office:value-type="float" office:value="5.56884629555556" calcext:value-type="float">
            <text:p>5.56884629555556</text:p>
          </table:table-cell>
          <table:table-cell table:formula="of:=SIN([.D64])" office:value-type="float" office:value="-0.655118165656804" calcext:value-type="float">
            <text:p>-0.655118165656804</text:p>
          </table:table-cell>
          <table:table-cell table:formula="of:=SIN([.B64])" office:value-type="float" office:value="-0.646356717232102" calcext:value-type="float">
            <text:p>-0.646356717232102</text:p>
          </table:table-cell>
        </table:table-row>
        <table:table-row table:style-name="ro1">
          <table:table-cell office:value-type="float" office:value="322.385" calcext:value-type="float">
            <text:p>322.385</text:p>
          </table:table-cell>
          <table:table-cell office:value-type="float" office:value="-0.6394" calcext:value-type="float">
            <text:p>-0.6394</text:p>
          </table:table-cell>
          <table:table-cell table:formula="of:=([.B65]/3.1415)*180" office:value-type="float" office:value="-36.6360019099156" calcext:value-type="float">
            <text:p>-36.6360019099156</text:p>
          </table:table-cell>
          <table:table-cell table:formula="of:=([.A65]/180)*3.1415" office:value-type="float" office:value="5.62651376388889" calcext:value-type="float">
            <text:p>5.62651376388889</text:p>
          </table:table-cell>
          <table:table-cell table:formula="of:=SIN([.D65])" office:value-type="float" office:value="-0.61048400564291" calcext:value-type="float">
            <text:p>-0.61048400564291</text:p>
          </table:table-cell>
          <table:table-cell table:formula="of:=SIN([.B65])" office:value-type="float" office:value="-0.596714076441361" calcext:value-type="float">
            <text:p>-0.596714076441361</text:p>
          </table:table-cell>
        </table:table-row>
        <table:table-row table:style-name="ro1">
          <table:table-cell office:value-type="float" office:value="324.594" calcext:value-type="float">
            <text:p>324.594</text:p>
          </table:table-cell>
          <table:table-cell office:value-type="float" office:value="-0.6177" calcext:value-type="float">
            <text:p>-0.6177</text:p>
          </table:table-cell>
          <table:table-cell table:formula="of:=([.B66]/3.1415)*180" office:value-type="float" office:value="-35.3926468247652" calcext:value-type="float">
            <text:p>-35.3926468247652</text:p>
          </table:table-cell>
          <table:table-cell table:formula="of:=([.A66]/180)*3.1415" office:value-type="float" office:value="5.66506695" calcext:value-type="float">
            <text:p>5.66506695</text:p>
          </table:table-cell>
          <table:table-cell table:formula="of:=SIN([.D66])" office:value-type="float" office:value="-0.579502704285983" calcext:value-type="float">
            <text:p>-0.579502704285983</text:p>
          </table:table-cell>
          <table:table-cell table:formula="of:=SIN([.B66])" office:value-type="float" office:value="-0.579161704900069" calcext:value-type="float">
            <text:p>-0.579161704900069</text:p>
          </table:table-cell>
        </table:table-row>
        <table:table-row table:style-name="ro1">
          <table:table-cell office:value-type="float" office:value="324.7684" calcext:value-type="float">
            <text:p>324.7684</text:p>
          </table:table-cell>
          <table:table-cell office:value-type="float" office:value="-0.5896" calcext:value-type="float">
            <text:p>-0.5896</text:p>
          </table:table-cell>
          <table:table-cell table:formula="of:=([.B67]/3.1415)*180" office:value-type="float" office:value="-33.7825879356995" calcext:value-type="float">
            <text:p>-33.7825879356995</text:p>
          </table:table-cell>
          <table:table-cell table:formula="of:=([.A67]/180)*3.1415" office:value-type="float" office:value="5.66811071444444" calcext:value-type="float">
            <text:p>5.66811071444444</text:p>
          </table:table-cell>
          <table:table-cell table:formula="of:=SIN([.D67])" office:value-type="float" office:value="-0.577019446045615" calcext:value-type="float">
            <text:p>-0.577019446045615</text:p>
          </table:table-cell>
          <table:table-cell table:formula="of:=SIN([.B67])" office:value-type="float" office:value="-0.556028602141126" calcext:value-type="float">
            <text:p>-0.556028602141126</text:p>
          </table:table-cell>
        </table:table-row>
        <table:table-row table:style-name="ro1">
          <table:table-cell office:value-type="float" office:value="327.0951" calcext:value-type="float">
            <text:p>327.0951</text:p>
          </table:table-cell>
          <table:table-cell office:value-type="float" office:value="-0.5539" calcext:value-type="float">
            <text:p>-0.5539</text:p>
          </table:table-cell>
          <table:table-cell table:formula="of:=([.B68]/3.1415)*180" office:value-type="float" office:value="-31.7370682794843" calcext:value-type="float">
            <text:p>-31.7370682794843</text:p>
          </table:table-cell>
          <table:table-cell table:formula="of:=([.A68]/180)*3.1415" office:value-type="float" office:value="5.7087180925" calcext:value-type="float">
            <text:p>5.7087180925</text:p>
          </table:table-cell>
          <table:table-cell table:formula="of:=SIN([.D68])" office:value-type="float" office:value="-0.543387604178537" calcext:value-type="float">
            <text:p>-0.543387604178537</text:p>
          </table:table-cell>
          <table:table-cell table:formula="of:=SIN([.B68])" office:value-type="float" office:value="-0.526008091106876" calcext:value-type="float">
            <text:p>-0.526008091106876</text:p>
          </table:table-cell>
        </table:table-row>
        <table:table-row table:style-name="ro1">
          <table:table-cell office:value-type="float" office:value="329.6704" calcext:value-type="float">
            <text:p>329.6704</text:p>
          </table:table-cell>
          <table:table-cell office:value-type="float" office:value="-0.5274" calcext:value-type="float">
            <text:p>-0.5274</text:p>
          </table:table-cell>
          <table:table-cell table:formula="of:=([.B69]/3.1415)*180" office:value-type="float" office:value="-30.2186853413974" calcext:value-type="float">
            <text:p>-30.2186853413974</text:p>
          </table:table-cell>
          <table:table-cell table:formula="of:=([.A69]/180)*3.1415" office:value-type="float" office:value="5.75366423111111" calcext:value-type="float">
            <text:p>5.75366423111111</text:p>
          </table:table-cell>
          <table:table-cell table:formula="of:=SIN([.D69])" office:value-type="float" office:value="-0.505120064289667" calcext:value-type="float">
            <text:p>-0.505120064289667</text:p>
          </table:table-cell>
          <table:table-cell table:formula="of:=SIN([.B69])" office:value-type="float" office:value="-0.503288336647227" calcext:value-type="float">
            <text:p>-0.503288336647227</text:p>
          </table:table-cell>
        </table:table-row>
        <table:table-row table:style-name="ro1">
          <table:table-cell office:value-type="float" office:value="329.8518" calcext:value-type="float">
            <text:p>329.8518</text:p>
          </table:table-cell>
          <table:table-cell office:value-type="float" office:value="-0.5232" calcext:value-type="float">
            <text:p>-0.5232</text:p>
          </table:table-cell>
          <table:table-cell table:formula="of:=([.B70]/3.1415)*180" office:value-type="float" office:value="-29.978035970078" calcext:value-type="float">
            <text:p>-29.978035970078</text:p>
          </table:table-cell>
          <table:table-cell table:formula="of:=([.A70]/180)*3.1415" office:value-type="float" office:value="5.756830165" calcext:value-type="float">
            <text:p>5.756830165</text:p>
          </table:table-cell>
          <table:table-cell table:formula="of:=SIN([.D70])" office:value-type="float" office:value="-0.502385181070891" calcext:value-type="float">
            <text:p>-0.502385181070891</text:p>
          </table:table-cell>
          <table:table-cell table:formula="of:=SIN([.B70])" office:value-type="float" office:value="-0.499654610455123" calcext:value-type="float">
            <text:p>-0.499654610455123</text:p>
          </table:table-cell>
        </table:table-row>
        <table:table-row table:style-name="ro1">
          <table:table-cell office:value-type="float" office:value="330.4234" calcext:value-type="float">
            <text:p>330.4234</text:p>
          </table:table-cell>
          <table:table-cell office:value-type="float" office:value="-0.5195" calcext:value-type="float">
            <text:p>-0.5195</text:p>
          </table:table-cell>
          <table:table-cell table:formula="of:=([.B71]/3.1415)*180" office:value-type="float" office:value="-29.7660353334394" calcext:value-type="float">
            <text:p>-29.7660353334394</text:p>
          </table:table-cell>
          <table:table-cell table:formula="of:=([.A71]/180)*3.1415" office:value-type="float" office:value="5.76680617277778" calcext:value-type="float">
            <text:p>5.76680617277778</text:p>
          </table:table-cell>
          <table:table-cell table:formula="of:=SIN([.D71])" office:value-type="float" office:value="-0.493734630885144" calcext:value-type="float">
            <text:p>-0.493734630885144</text:p>
          </table:table-cell>
          <table:table-cell table:formula="of:=SIN([.B71])" office:value-type="float" office:value="-0.496446166161961" calcext:value-type="float">
            <text:p>-0.496446166161961</text:p>
          </table:table-cell>
        </table:table-row>
        <table:table-row table:style-name="ro1">
          <table:table-cell office:value-type="float" office:value="329.9914" calcext:value-type="float">
            <text:p>329.9914</text:p>
          </table:table-cell>
          <table:table-cell office:value-type="float" office:value="-0.5279" calcext:value-type="float">
            <text:p>-0.5279</text:p>
          </table:table-cell>
          <table:table-cell table:formula="of:=([.B72]/3.1415)*180" office:value-type="float" office:value="-30.2473340760783" calcext:value-type="float">
            <text:p>-30.2473340760783</text:p>
          </table:table-cell>
          <table:table-cell table:formula="of:=([.A72]/180)*3.1415" office:value-type="float" office:value="5.75926657277778" calcext:value-type="float">
            <text:p>5.75926657277778</text:p>
          </table:table-cell>
          <table:table-cell table:formula="of:=SIN([.D72])" office:value-type="float" office:value="-0.500277066853867" calcext:value-type="float">
            <text:p>-0.500277066853867</text:p>
          </table:table-cell>
          <table:table-cell table:formula="of:=SIN([.B72])" office:value-type="float" office:value="-0.503720332987901" calcext:value-type="float">
            <text:p>-0.503720332987901</text:p>
          </table:table-cell>
        </table:table-row>
        <table:table-row table:style-name="ro1">
          <table:table-cell office:value-type="float" office:value="330.0822" calcext:value-type="float">
            <text:p>330.0822</text:p>
          </table:table-cell>
          <table:table-cell office:value-type="float" office:value="-0.5245" calcext:value-type="float">
            <text:p>-0.5245</text:p>
          </table:table-cell>
          <table:table-cell table:formula="of:=([.B73]/3.1415)*180" office:value-type="float" office:value="-30.0525226802483" calcext:value-type="float">
            <text:p>-30.0525226802483</text:p>
          </table:table-cell>
          <table:table-cell table:formula="of:=([.A73]/180)*3.1415" office:value-type="float" office:value="5.760851285" calcext:value-type="float">
            <text:p>5.760851285</text:p>
          </table:table-cell>
          <table:table-cell table:formula="of:=SIN([.D73])" office:value-type="float" office:value="-0.498904291801632" calcext:value-type="float">
            <text:p>-0.498904291801632</text:p>
          </table:table-cell>
          <table:table-cell table:formula="of:=SIN([.B73])" office:value-type="float" office:value="-0.50078028006939" calcext:value-type="float">
            <text:p>-0.50078028006939</text:p>
          </table:table-cell>
        </table:table-row>
        <table:table-row table:style-name="ro1">
          <table:table-cell office:value-type="float" office:value="330.6242" calcext:value-type="float">
            <text:p>330.6242</text:p>
          </table:table-cell>
          <table:table-cell office:value-type="float" office:value="-0.5125" calcext:value-type="float">
            <text:p>-0.5125</text:p>
          </table:table-cell>
          <table:table-cell table:formula="of:=([.B74]/3.1415)*180" office:value-type="float" office:value="-29.364953047907" calcext:value-type="float">
            <text:p>-29.364953047907</text:p>
          </table:table-cell>
          <table:table-cell table:formula="of:=([.A74]/180)*3.1415" office:value-type="float" office:value="5.77031069055556" calcext:value-type="float">
            <text:p>5.77031069055556</text:p>
          </table:table-cell>
          <table:table-cell table:formula="of:=SIN([.D74])" office:value-type="float" office:value="-0.490684032292296" calcext:value-type="float">
            <text:p>-0.490684032292296</text:p>
          </table:table-cell>
          <table:table-cell table:formula="of:=SIN([.B74])" office:value-type="float" office:value="-0.490357580326148" calcext:value-type="float">
            <text:p>-0.490357580326148</text:p>
          </table:table-cell>
        </table:table-row>
        <table:table-row table:style-name="ro1">
          <table:table-cell office:value-type="float" office:value="330.5925" calcext:value-type="float">
            <text:p>330.5925</text:p>
          </table:table-cell>
          <table:table-cell office:value-type="float" office:value="-0.5147" calcext:value-type="float">
            <text:p>-0.5147</text:p>
          </table:table-cell>
          <table:table-cell table:formula="of:=([.B75]/3.1415)*180" office:value-type="float" office:value="-29.4910074805029" calcext:value-type="float">
            <text:p>-29.4910074805029</text:p>
          </table:table-cell>
          <table:table-cell table:formula="of:=([.A75]/180)*3.1415" office:value-type="float" office:value="5.7697574375" calcext:value-type="float">
            <text:p>5.7697574375</text:p>
          </table:table-cell>
          <table:table-cell table:formula="of:=SIN([.D75])" office:value-type="float" office:value="-0.491166027350459" calcext:value-type="float">
            <text:p>-0.491166027350459</text:p>
          </table:table-cell>
          <table:table-cell table:formula="of:=SIN([.B75])" office:value-type="float" office:value="-0.492273739059268" calcext:value-type="float">
            <text:p>-0.492273739059268</text:p>
          </table:table-cell>
        </table:table-row>
        <table:table-row table:style-name="ro1">
          <table:table-cell office:value-type="float" office:value="330.3714" calcext:value-type="float">
            <text:p>330.3714</text:p>
          </table:table-cell>
          <table:table-cell office:value-type="float" office:value="-0.5191" calcext:value-type="float">
            <text:p>-0.5191</text:p>
          </table:table-cell>
          <table:table-cell table:formula="of:=([.B76]/3.1415)*180" office:value-type="float" office:value="-29.7431163456947" calcext:value-type="float">
            <text:p>-29.7431163456947</text:p>
          </table:table-cell>
          <table:table-cell table:formula="of:=([.A76]/180)*3.1415" office:value-type="float" office:value="5.76589862833333" calcext:value-type="float">
            <text:p>5.76589862833333</text:p>
          </table:table-cell>
          <table:table-cell table:formula="of:=SIN([.D76])" office:value-type="float" office:value="-0.494523639552703" calcext:value-type="float">
            <text:p>-0.494523639552703</text:p>
          </table:table-cell>
          <table:table-cell table:formula="of:=SIN([.B76])" office:value-type="float" office:value="-0.496098899451025" calcext:value-type="float">
            <text:p>-0.496098899451025</text:p>
          </table:table-cell>
        </table:table-row>
        <table:table-row table:style-name="ro1">
          <table:table-cell office:value-type="float" office:value="330.5364" calcext:value-type="float">
            <text:p>330.5364</text:p>
          </table:table-cell>
          <table:table-cell office:value-type="float" office:value="-0.5131" calcext:value-type="float">
            <text:p>-0.5131</text:p>
          </table:table-cell>
          <table:table-cell table:formula="of:=([.B77]/3.1415)*180" office:value-type="float" office:value="-29.3993315295241" calcext:value-type="float">
            <text:p>-29.3993315295241</text:p>
          </table:table-cell>
          <table:table-cell table:formula="of:=([.A77]/180)*3.1415" office:value-type="float" office:value="5.76877833666667" calcext:value-type="float">
            <text:p>5.76877833666667</text:p>
          </table:table-cell>
          <table:table-cell table:formula="of:=SIN([.D77])" office:value-type="float" office:value="-0.492018653211342" calcext:value-type="float">
            <text:p>-0.492018653211342</text:p>
          </table:table-cell>
          <table:table-cell table:formula="of:=SIN([.B77])" office:value-type="float" office:value="-0.490880404833497" calcext:value-type="float">
            <text:p>-0.490880404833497</text:p>
          </table:table-cell>
        </table:table-row>
        <table:table-row table:style-name="ro1">
          <table:table-cell office:value-type="float" office:value="330.608" calcext:value-type="float">
            <text:p>330.608</text:p>
          </table:table-cell>
          <table:table-cell office:value-type="float" office:value="-0.5063" calcext:value-type="float">
            <text:p>-0.5063</text:p>
          </table:table-cell>
          <table:table-cell table:formula="of:=([.B78]/3.1415)*180" office:value-type="float" office:value="-29.0097087378641" calcext:value-type="float">
            <text:p>-29.0097087378641</text:p>
          </table:table-cell>
          <table:table-cell table:formula="of:=([.A78]/180)*3.1415" office:value-type="float" office:value="5.77002795555556" calcext:value-type="float">
            <text:p>5.77002795555556</text:p>
          </table:table-cell>
          <table:table-cell table:formula="of:=SIN([.D78])" office:value-type="float" office:value="-0.490930370307626" calcext:value-type="float">
            <text:p>-0.490930370307626</text:p>
          </table:table-cell>
          <table:table-cell table:formula="of:=SIN([.B78])" office:value-type="float" office:value="-0.484944758003025" calcext:value-type="float">
            <text:p>-0.484944758003025</text:p>
          </table:table-cell>
        </table:table-row>
        <table:table-row table:style-name="ro1">
          <table:table-cell office:value-type="float" office:value="331.0092" calcext:value-type="float">
            <text:p>331.0092</text:p>
          </table:table-cell>
          <table:table-cell office:value-type="float" office:value="-0.501" calcext:value-type="float">
            <text:p>-0.501</text:p>
          </table:table-cell>
          <table:table-cell table:formula="of:=([.B79]/3.1415)*180" office:value-type="float" office:value="-28.7060321502467" calcext:value-type="float">
            <text:p>-28.7060321502467</text:p>
          </table:table-cell>
          <table:table-cell table:formula="of:=([.A79]/180)*3.1415" office:value-type="float" office:value="5.77703001" calcext:value-type="float">
            <text:p>5.77703001</text:p>
          </table:table-cell>
          <table:table-cell table:formula="of:=SIN([.D79])" office:value-type="float" office:value="-0.484818203829333" calcext:value-type="float">
            <text:p>-0.484818203829333</text:p>
          </table:table-cell>
          <table:table-cell table:formula="of:=SIN([.B79])" office:value-type="float" office:value="-0.48030288130708" calcext:value-type="float">
            <text:p>-0.48030288130708</text:p>
          </table:table-cell>
        </table:table-row>
        <table:table-row table:style-name="ro1">
          <table:table-cell office:value-type="float" office:value="331.4281" calcext:value-type="float">
            <text:p>331.4281</text:p>
          </table:table-cell>
          <table:table-cell office:value-type="float" office:value="-0.4863" calcext:value-type="float">
            <text:p>-0.4863</text:p>
          </table:table-cell>
          <table:table-cell table:formula="of:=([.B80]/3.1415)*180" office:value-type="float" office:value="-27.8637593506287" calcext:value-type="float">
            <text:p>-27.8637593506287</text:p>
          </table:table-cell>
          <table:table-cell table:formula="of:=([.A80]/180)*3.1415" office:value-type="float" office:value="5.78434097861111" calcext:value-type="float">
            <text:p>5.78434097861111</text:p>
          </table:table-cell>
          <table:table-cell table:formula="of:=SIN([.D80])" office:value-type="float" office:value="-0.478411021579682" calcext:value-type="float">
            <text:p>-0.478411021579682</text:p>
          </table:table-cell>
          <table:table-cell table:formula="of:=SIN([.B80])" office:value-type="float" office:value="-0.467358042612567" calcext:value-type="float">
            <text:p>-0.467358042612567</text:p>
          </table:table-cell>
        </table:table-row>
        <table:table-row table:style-name="ro1">
          <table:table-cell office:value-type="float" office:value="332.183" calcext:value-type="float">
            <text:p>332.183</text:p>
          </table:table-cell>
          <table:table-cell office:value-type="float" office:value="-0.4797" calcext:value-type="float">
            <text:p>-0.4797</text:p>
          </table:table-cell>
          <table:table-cell table:formula="of:=([.B81]/3.1415)*180" office:value-type="float" office:value="-27.485596052841" calcext:value-type="float">
            <text:p>-27.485596052841</text:p>
          </table:table-cell>
          <table:table-cell table:formula="of:=([.A81]/180)*3.1415" office:value-type="float" office:value="5.79751608055556" calcext:value-type="float">
            <text:p>5.79751608055556</text:p>
          </table:table-cell>
          <table:table-cell table:formula="of:=SIN([.D81])" office:value-type="float" office:value="-0.466800303035006" calcext:value-type="float">
            <text:p>-0.466800303035006</text:p>
          </table:table-cell>
          <table:table-cell table:formula="of:=SIN([.B81])" office:value-type="float" office:value="-0.461513056288578" calcext:value-type="float">
            <text:p>-0.461513056288578</text:p>
          </table:table-cell>
        </table:table-row>
        <table:table-row table:style-name="ro1">
          <table:table-cell office:value-type="float" office:value="332.484" calcext:value-type="float">
            <text:p>332.484</text:p>
          </table:table-cell>
          <table:table-cell office:value-type="float" office:value="-0.4809" calcext:value-type="float">
            <text:p>-0.4809</text:p>
          </table:table-cell>
          <table:table-cell table:formula="of:=([.B82]/3.1415)*180" office:value-type="float" office:value="-27.5543530160751" calcext:value-type="float">
            <text:p>-27.5543530160751</text:p>
          </table:table-cell>
          <table:table-cell table:formula="of:=([.A82]/180)*3.1415" office:value-type="float" office:value="5.80276936666667" calcext:value-type="float">
            <text:p>5.80276936666667</text:p>
          </table:table-cell>
          <table:table-cell table:formula="of:=SIN([.D82])" office:value-type="float" office:value="-0.462148072708581" calcext:value-type="float">
            <text:p>-0.462148072708581</text:p>
          </table:table-cell>
          <table:table-cell table:formula="of:=SIN([.B82])" office:value-type="float" office:value="-0.462577283843661" calcext:value-type="float">
            <text:p>-0.462577283843661</text:p>
          </table:table-cell>
        </table:table-row>
        <table:table-row table:style-name="ro1">
          <table:table-cell office:value-type="float" office:value="332.8172" calcext:value-type="float">
            <text:p>332.8172</text:p>
          </table:table-cell>
          <table:table-cell office:value-type="float" office:value="-0.4756" calcext:value-type="float">
            <text:p>-0.4756</text:p>
          </table:table-cell>
          <table:table-cell table:formula="of:=([.B83]/3.1415)*180" office:value-type="float" office:value="-27.2506764284577" calcext:value-type="float">
            <text:p>-27.2506764284577</text:p>
          </table:table-cell>
          <table:table-cell table:formula="of:=([.A83]/180)*3.1415" office:value-type="float" office:value="5.80858463222222" calcext:value-type="float">
            <text:p>5.80858463222222</text:p>
          </table:table-cell>
          <table:table-cell table:formula="of:=SIN([.D83])" office:value-type="float" office:value="-0.456983293870709" calcext:value-type="float">
            <text:p>-0.456983293870709</text:p>
          </table:table-cell>
          <table:table-cell table:formula="of:=SIN([.B83])" office:value-type="float" office:value="-0.457871940458997" calcext:value-type="float">
            <text:p>-0.457871940458997</text:p>
          </table:table-cell>
        </table:table-row>
        <table:table-row table:style-name="ro1">
          <table:table-cell office:value-type="float" office:value="332.6417" calcext:value-type="float">
            <text:p>332.6417</text:p>
          </table:table-cell>
          <table:table-cell office:value-type="float" office:value="-0.482" calcext:value-type="float">
            <text:p>-0.482</text:p>
          </table:table-cell>
          <table:table-cell table:formula="of:=([.B84]/3.1415)*180" office:value-type="float" office:value="-27.6173802323731" calcext:value-type="float">
            <text:p>-27.6173802323731</text:p>
          </table:table-cell>
          <table:table-cell table:formula="of:=([.A84]/180)*3.1415" office:value-type="float" office:value="5.80552166972222" calcext:value-type="float">
            <text:p>5.80552166972222</text:p>
          </table:table-cell>
          <table:table-cell table:formula="of:=SIN([.D84])" office:value-type="float" office:value="-0.45970557538273" calcext:value-type="float">
            <text:p>-0.45970557538273</text:p>
          </table:table-cell>
          <table:table-cell table:formula="of:=SIN([.B84])" office:value-type="float" office:value="-0.463552240646339" calcext:value-type="float">
            <text:p>-0.463552240646339</text:p>
          </table:table-cell>
        </table:table-row>
        <table:table-row table:style-name="ro1">
          <table:table-cell office:value-type="float" office:value="332.0968" calcext:value-type="float">
            <text:p>332.0968</text:p>
          </table:table-cell>
          <table:table-cell office:value-type="float" office:value="-0.4857" calcext:value-type="float">
            <text:p>-0.4857</text:p>
          </table:table-cell>
          <table:table-cell table:formula="of:=([.B85]/3.1415)*180" office:value-type="float" office:value="-27.8293808690116" calcext:value-type="float">
            <text:p>-27.8293808690116</text:p>
          </table:table-cell>
          <table:table-cell table:formula="of:=([.A85]/180)*3.1415" office:value-type="float" office:value="5.79601165111111" calcext:value-type="float">
            <text:p>5.79601165111111</text:p>
          </table:table-cell>
          <table:table-cell table:formula="of:=SIN([.D85])" office:value-type="float" office:value="-0.468130235640459" calcext:value-type="float">
            <text:p>-0.468130235640459</text:p>
          </table:table-cell>
          <table:table-cell table:formula="of:=SIN([.B85])" office:value-type="float" office:value="-0.466827517641431" calcext:value-type="float">
            <text:p>-0.466827517641431</text:p>
          </table:table-cell>
        </table:table-row>
        <table:table-row table:style-name="ro1">
          <table:table-cell office:value-type="float" office:value="332.1744" calcext:value-type="float">
            <text:p>332.1744</text:p>
          </table:table-cell>
          <table:table-cell office:value-type="float" office:value="-0.4778" calcext:value-type="float">
            <text:p>-0.4778</text:p>
          </table:table-cell>
          <table:table-cell table:formula="of:=([.B86]/3.1415)*180" office:value-type="float" office:value="-27.3767308610536" calcext:value-type="float">
            <text:p>-27.3767308610536</text:p>
          </table:table-cell>
          <table:table-cell table:formula="of:=([.A86]/180)*3.1415" office:value-type="float" office:value="5.79736598666667" calcext:value-type="float">
            <text:p>5.79736598666667</text:p>
          </table:table-cell>
          <table:table-cell table:formula="of:=SIN([.D86])" office:value-type="float" office:value="-0.466933035221061" calcext:value-type="float">
            <text:p>-0.466933035221061</text:p>
          </table:table-cell>
          <table:table-cell table:formula="of:=SIN([.B86])" office:value-type="float" office:value="-0.459826670780334" calcext:value-type="float">
            <text:p>-0.459826670780334</text:p>
          </table:table-cell>
        </table:table-row>
        <table:table-row table:style-name="ro1">
          <table:table-cell office:value-type="float" office:value="332.6914" calcext:value-type="float">
            <text:p>332.6914</text:p>
          </table:table-cell>
          <table:table-cell office:value-type="float" office:value="-0.4687" calcext:value-type="float">
            <text:p>-0.4687</text:p>
          </table:table-cell>
          <table:table-cell table:formula="of:=([.B87]/3.1415)*180" office:value-type="float" office:value="-26.8553238898615" calcext:value-type="float">
            <text:p>-26.8553238898615</text:p>
          </table:table-cell>
          <table:table-cell table:formula="of:=([.A87]/180)*3.1415" office:value-type="float" office:value="5.80638907277778" calcext:value-type="float">
            <text:p>5.80638907277778</text:p>
          </table:table-cell>
          <table:table-cell table:formula="of:=SIN([.D87])" office:value-type="float" office:value="-0.458935086708381" calcext:value-type="float">
            <text:p>-0.458935086708381</text:p>
          </table:table-cell>
          <table:table-cell table:formula="of:=SIN([.B87])" office:value-type="float" office:value="-0.45172686424202" calcext:value-type="float">
            <text:p>-0.45172686424202</text:p>
          </table:table-cell>
        </table:table-row>
        <table:table-row table:style-name="ro1">
          <table:table-cell office:value-type="float" office:value="333.9884" calcext:value-type="float">
            <text:p>333.9884</text:p>
          </table:table-cell>
          <table:table-cell office:value-type="float" office:value="-0.4505" calcext:value-type="float">
            <text:p>-0.4505</text:p>
          </table:table-cell>
          <table:table-cell table:formula="of:=([.B88]/3.1415)*180" office:value-type="float" office:value="-25.8125099474773" calcext:value-type="float">
            <text:p>-25.8125099474773</text:p>
          </table:table-cell>
          <table:table-cell table:formula="of:=([.A88]/180)*3.1415" office:value-type="float" office:value="5.82902532555556" calcext:value-type="float">
            <text:p>5.82902532555556</text:p>
          </table:table-cell>
          <table:table-cell table:formula="of:=SIN([.D88])" office:value-type="float" office:value="-0.438707603075426" calcext:value-type="float">
            <text:p>-0.438707603075426</text:p>
          </table:table-cell>
          <table:table-cell table:formula="of:=SIN([.B88])" office:value-type="float" office:value="-0.435415703272957" calcext:value-type="float">
            <text:p>-0.435415703272957</text:p>
          </table:table-cell>
        </table:table-row>
        <table:table-row table:style-name="ro1">
          <table:table-cell office:value-type="float" office:value="334.4894" calcext:value-type="float">
            <text:p>334.4894</text:p>
          </table:table-cell>
          <table:table-cell office:value-type="float" office:value="-0.4296" calcext:value-type="float">
            <text:p>-0.4296</text:p>
          </table:table-cell>
          <table:table-cell table:formula="of:=([.B89]/3.1415)*180" office:value-type="float" office:value="-24.6149928378163" calcext:value-type="float">
            <text:p>-24.6149928378163</text:p>
          </table:table-cell>
          <table:table-cell table:formula="of:=([.A89]/180)*3.1415" office:value-type="float" office:value="5.83776916722222" calcext:value-type="float">
            <text:p>5.83776916722222</text:p>
          </table:table-cell>
          <table:table-cell table:formula="of:=SIN([.D89])" office:value-type="float" office:value="-0.430833455382157" calcext:value-type="float">
            <text:p>-0.430833455382157</text:p>
          </table:table-cell>
          <table:table-cell table:formula="of:=SIN([.B89])" office:value-type="float" office:value="-0.416507182789373" calcext:value-type="float">
            <text:p>-0.416507182789373</text:p>
          </table:table-cell>
        </table:table-row>
        <table:table-row table:style-name="ro1">
          <table:table-cell office:value-type="float" office:value="336.9121" calcext:value-type="float">
            <text:p>336.9121</text:p>
          </table:table-cell>
          <table:table-cell office:value-type="float" office:value="-0.391" calcext:value-type="float">
            <text:p>-0.391</text:p>
          </table:table-cell>
          <table:table-cell table:formula="of:=([.B90]/3.1415)*180" office:value-type="float" office:value="-22.403310520452" calcext:value-type="float">
            <text:p>-22.403310520452</text:p>
          </table:table-cell>
          <table:table-cell table:formula="of:=([.A90]/180)*3.1415" office:value-type="float" office:value="5.88005201194445" calcext:value-type="float">
            <text:p>5.88005201194445</text:p>
          </table:table-cell>
          <table:table-cell table:formula="of:=SIN([.D90])" office:value-type="float" office:value="-0.392302382046948" calcext:value-type="float">
            <text:p>-0.392302382046948</text:p>
          </table:table-cell>
          <table:table-cell table:formula="of:=SIN([.B90])" office:value-type="float" office:value="-0.381113133934676" calcext:value-type="float">
            <text:p>-0.381113133934676</text:p>
          </table:table-cell>
        </table:table-row>
        <table:table-row table:style-name="ro1">
          <table:table-cell office:value-type="float" office:value="338.6643" calcext:value-type="float">
            <text:p>338.6643</text:p>
          </table:table-cell>
          <table:table-cell office:value-type="float" office:value="-0.3714" calcext:value-type="float">
            <text:p>-0.3714</text:p>
          </table:table-cell>
          <table:table-cell table:formula="of:=([.B91]/3.1415)*180" office:value-type="float" office:value="-21.2802801209613" calcext:value-type="float">
            <text:p>-21.2802801209613</text:p>
          </table:table-cell>
          <table:table-cell table:formula="of:=([.A91]/180)*3.1415" office:value-type="float" office:value="5.91063276916667" calcext:value-type="float">
            <text:p>5.91063276916667</text:p>
          </table:table-cell>
          <table:table-cell table:formula="of:=SIN([.D91])" office:value-type="float" office:value="-0.363994052327811" calcext:value-type="float">
            <text:p>-0.363994052327811</text:p>
          </table:table-cell>
          <table:table-cell table:formula="of:=SIN([.B91])" office:value-type="float" office:value="-0.362920335439361" calcext:value-type="float">
            <text:p>-0.362920335439361</text:p>
          </table:table-cell>
        </table:table-row>
        <table:table-row table:style-name="ro1">
          <table:table-cell office:value-type="float" office:value="339.3254" calcext:value-type="float">
            <text:p>339.3254</text:p>
          </table:table-cell>
          <table:table-cell office:value-type="float" office:value="-0.3605" calcext:value-type="float">
            <text:p>-0.3605</text:p>
          </table:table-cell>
          <table:table-cell table:formula="of:=([.B92]/3.1415)*180" office:value-type="float" office:value="-20.655737704918" calcext:value-type="float">
            <text:p>-20.655737704918</text:p>
          </table:table-cell>
          <table:table-cell table:formula="of:=([.A92]/180)*3.1415" office:value-type="float" office:value="5.92217080055556" calcext:value-type="float">
            <text:p>5.92217080055556</text:p>
          </table:table-cell>
          <table:table-cell table:formula="of:=SIN([.D92])" office:value-type="float" office:value="-0.353223525354772" calcext:value-type="float">
            <text:p>-0.353223525354772</text:p>
          </table:table-cell>
          <table:table-cell table:formula="of:=SIN([.B92])" office:value-type="float" office:value="-0.352742137633153" calcext:value-type="float">
            <text:p>-0.352742137633153</text:p>
          </table:table-cell>
        </table:table-row>
        <table:table-row table:style-name="ro1">
          <table:table-cell office:value-type="float" office:value="339.508" calcext:value-type="float">
            <text:p>339.508</text:p>
          </table:table-cell>
          <table:table-cell office:value-type="float" office:value="-0.3524" calcext:value-type="float">
            <text:p>-0.3524</text:p>
          </table:table-cell>
          <table:table-cell table:formula="of:=([.B93]/3.1415)*180" office:value-type="float" office:value="-20.1916282030877" calcext:value-type="float">
            <text:p>-20.1916282030877</text:p>
          </table:table-cell>
          <table:table-cell table:formula="of:=([.A93]/180)*3.1415" office:value-type="float" office:value="5.92535767777778" calcext:value-type="float">
            <text:p>5.92535767777778</text:p>
          </table:table-cell>
          <table:table-cell table:formula="of:=SIN([.D93])" office:value-type="float" office:value="-0.350240288906601" calcext:value-type="float">
            <text:p>-0.350240288906601</text:p>
          </table:table-cell>
          <table:table-cell table:formula="of:=SIN([.B93])" office:value-type="float" office:value="-0.345151312256759" calcext:value-type="float">
            <text:p>-0.345151312256759</text:p>
          </table:table-cell>
        </table:table-row>
        <table:table-row table:style-name="ro1">
          <table:table-cell office:value-type="float" office:value="339.6516" calcext:value-type="float">
            <text:p>339.6516</text:p>
          </table:table-cell>
          <table:table-cell office:value-type="float" office:value="-0.3497" calcext:value-type="float">
            <text:p>-0.3497</text:p>
          </table:table-cell>
          <table:table-cell table:formula="of:=([.B94]/3.1415)*180" office:value-type="float" office:value="-20.0369250358109" calcext:value-type="float">
            <text:p>-20.0369250358109</text:p>
          </table:table-cell>
          <table:table-cell table:formula="of:=([.A94]/180)*3.1415" office:value-type="float" office:value="5.92786389666667" calcext:value-type="float">
            <text:p>5.92786389666667</text:p>
          </table:table-cell>
          <table:table-cell table:formula="of:=SIN([.D94])" office:value-type="float" office:value="-0.347891716715642" calcext:value-type="float">
            <text:p>-0.347891716715642</text:p>
          </table:table-cell>
          <table:table-cell table:formula="of:=SIN([.B94])" office:value-type="float" office:value="-0.342615980215423" calcext:value-type="float">
            <text:p>-0.342615980215423</text:p>
          </table:table-cell>
        </table:table-row>
        <table:table-row table:style-name="ro1">
          <table:table-cell office:value-type="float" office:value="340.124" calcext:value-type="float">
            <text:p>340.124</text:p>
          </table:table-cell>
          <table:table-cell office:value-type="float" office:value="-0.3403" calcext:value-type="float">
            <text:p>-0.3403</text:p>
          </table:table-cell>
          <table:table-cell table:formula="of:=([.B95]/3.1415)*180" office:value-type="float" office:value="-19.4983288238103" calcext:value-type="float">
            <text:p>-19.4983288238103</text:p>
          </table:table-cell>
          <table:table-cell table:formula="of:=([.A95]/180)*3.1415" office:value-type="float" office:value="5.93610858888889" calcext:value-type="float">
            <text:p>5.93610858888889</text:p>
          </table:table-cell>
          <table:table-cell table:formula="of:=SIN([.D95])" office:value-type="float" office:value="-0.340150295168277" calcext:value-type="float">
            <text:p>-0.340150295168277</text:p>
          </table:table-cell>
          <table:table-cell table:formula="of:=SIN([.B95])" office:value-type="float" office:value="-0.333769903529311" calcext:value-type="float">
            <text:p>-0.333769903529311</text:p>
          </table:table-cell>
        </table:table-row>
        <table:table-row table:style-name="ro1">
          <table:table-cell office:value-type="float" office:value="341.4614" calcext:value-type="float">
            <text:p>341.4614</text:p>
          </table:table-cell>
          <table:table-cell office:value-type="float" office:value="-0.3111" calcext:value-type="float">
            <text:p>-0.3111</text:p>
          </table:table-cell>
          <table:table-cell table:formula="of:=([.B96]/3.1415)*180" office:value-type="float" office:value="-17.8252427184466" calcext:value-type="float">
            <text:p>-17.8252427184466</text:p>
          </table:table-cell>
          <table:table-cell table:formula="of:=([.A96]/180)*3.1415" office:value-type="float" office:value="5.95944993388889" calcext:value-type="float">
            <text:p>5.95944993388889</text:p>
          </table:table-cell>
          <table:table-cell table:formula="of:=SIN([.D96])" office:value-type="float" office:value="-0.318110106424565" calcext:value-type="float">
            <text:p>-0.318110106424565</text:p>
          </table:table-cell>
          <table:table-cell table:formula="of:=SIN([.B96])" office:value-type="float" office:value="-0.306106018598602" calcext:value-type="float">
            <text:p>-0.306106018598602</text:p>
          </table:table-cell>
        </table:table-row>
        <table:table-row table:style-name="ro1">
          <table:table-cell office:value-type="float" office:value="342.4887" calcext:value-type="float">
            <text:p>342.4887</text:p>
          </table:table-cell>
          <table:table-cell office:value-type="float" office:value="-0.2922" calcext:value-type="float">
            <text:p>-0.2922</text:p>
          </table:table-cell>
          <table:table-cell table:formula="of:=([.B97]/3.1415)*180" office:value-type="float" office:value="-16.7423205475092" calcext:value-type="float">
            <text:p>-16.7423205475092</text:p>
          </table:table-cell>
          <table:table-cell table:formula="of:=([.A97]/180)*3.1415" office:value-type="float" office:value="5.9773791725" calcext:value-type="float">
            <text:p>5.9773791725</text:p>
          </table:table-cell>
          <table:table-cell table:formula="of:=SIN([.D97])" office:value-type="float" office:value="-0.301062006660239" calcext:value-type="float">
            <text:p>-0.301062006660239</text:p>
          </table:table-cell>
          <table:table-cell table:formula="of:=SIN([.B97])" office:value-type="float" office:value="-0.288059667926295" calcext:value-type="float">
            <text:p>-0.288059667926295</text:p>
          </table:table-cell>
        </table:table-row>
        <table:table-row table:style-name="ro1">
          <table:table-cell office:value-type="float" office:value="343.8317" calcext:value-type="float">
            <text:p>343.8317</text:p>
          </table:table-cell>
          <table:table-cell office:value-type="float" office:value="-0.2505" calcext:value-type="float">
            <text:p>-0.2505</text:p>
          </table:table-cell>
          <table:table-cell table:formula="of:=([.B98]/3.1415)*180" office:value-type="float" office:value="-14.3530160751233" calcext:value-type="float">
            <text:p>-14.3530160751233</text:p>
          </table:table-cell>
          <table:table-cell table:formula="of:=([.A98]/180)*3.1415" office:value-type="float" office:value="6.00081825305556" calcext:value-type="float">
            <text:p>6.00081825305556</text:p>
          </table:table-cell>
          <table:table-cell table:formula="of:=SIN([.D98])" office:value-type="float" office:value="-0.278629742476042" calcext:value-type="float">
            <text:p>-0.278629742476042</text:p>
          </table:table-cell>
          <table:table-cell table:formula="of:=SIN([.B98])" office:value-type="float" office:value="-0.247888384519698" calcext:value-type="float">
            <text:p>-0.247888384519698</text:p>
          </table:table-cell>
        </table:table-row>
        <table:table-row table:style-name="ro1">
          <table:table-cell office:value-type="float" office:value="347.1739" calcext:value-type="float">
            <text:p>347.1739</text:p>
          </table:table-cell>
          <table:table-cell office:value-type="float" office:value="-0.2066" calcext:value-type="float">
            <text:p>-0.2066</text:p>
          </table:table-cell>
          <table:table-cell table:formula="of:=([.B99]/3.1415)*180" office:value-type="float" office:value="-11.8376571701417" calcext:value-type="float">
            <text:p>-11.8376571701417</text:p>
          </table:table-cell>
          <table:table-cell table:formula="of:=([.A99]/180)*3.1415" office:value-type="float" office:value="6.05914892694444" calcext:value-type="float">
            <text:p>6.05914892694444</text:p>
          </table:table-cell>
          <table:table-cell table:formula="of:=SIN([.D99])" office:value-type="float" office:value="-0.222166927824724" calcext:value-type="float">
            <text:p>-0.222166927824724</text:p>
          </table:table-cell>
          <table:table-cell table:formula="of:=SIN([.B99])" office:value-type="float" office:value="-0.205133396245728" calcext:value-type="float">
            <text:p>-0.205133396245728</text:p>
          </table:table-cell>
        </table:table-row>
        <table:table-row table:style-name="ro1">
          <table:table-cell office:value-type="float" office:value="348.6" calcext:value-type="float">
            <text:p>348.6</text:p>
          </table:table-cell>
          <table:table-cell office:value-type="float" office:value="-0.1864" calcext:value-type="float">
            <text:p>-0.1864</text:p>
          </table:table-cell>
          <table:table-cell table:formula="of:=([.B100]/3.1415)*180" office:value-type="float" office:value="-10.6802482890339" calcext:value-type="float">
            <text:p>-10.6802482890339</text:p>
          </table:table-cell>
          <table:table-cell table:formula="of:=([.A100]/180)*3.1415" office:value-type="float" office:value="6.08403833333333" calcext:value-type="float">
            <text:p>6.08403833333333</text:p>
          </table:table-cell>
          <table:table-cell table:formula="of:=SIN([.D100])" office:value-type="float" office:value="-0.197833236191914" calcext:value-type="float">
            <text:p>-0.197833236191914</text:p>
          </table:table-cell>
          <table:table-cell table:formula="of:=SIN([.B100])" office:value-type="float" office:value="-0.185322463561821" calcext:value-type="float">
            <text:p>-0.185322463561821</text:p>
          </table:table-cell>
        </table:table-row>
        <table:table-row table:style-name="ro1">
          <table:table-cell office:value-type="float" office:value="349.6972" calcext:value-type="float">
            <text:p>349.6972</text:p>
          </table:table-cell>
          <table:table-cell office:value-type="float" office:value="-0.1347" calcext:value-type="float">
            <text:p>-0.1347</text:p>
          </table:table-cell>
          <table:table-cell table:formula="of:=([.B101]/3.1415)*180" office:value-type="float" office:value="-7.7179691230304" calcext:value-type="float">
            <text:p>-7.7179691230304</text:p>
          </table:table-cell>
          <table:table-cell table:formula="of:=([.A101]/180)*3.1415" office:value-type="float" office:value="6.10318752111111" calcext:value-type="float">
            <text:p>6.10318752111111</text:p>
          </table:table-cell>
          <table:table-cell table:formula="of:=SIN([.D101])" office:value-type="float" office:value="-0.179027395262818" calcext:value-type="float">
            <text:p>-0.179027395262818</text:p>
          </table:table-cell>
          <table:table-cell table:formula="of:=SIN([.B101])" office:value-type="float" office:value="-0.134293034555882" calcext:value-type="float">
            <text:p>-0.134293034555882</text:p>
          </table:table-cell>
        </table:table-row>
        <table:table-row table:style-name="ro1">
          <table:table-cell office:value-type="float" office:value="354.8668" calcext:value-type="float">
            <text:p>354.8668</text:p>
          </table:table-cell>
          <table:table-cell office:value-type="float" office:value="-0.0584" calcext:value-type="float">
            <text:p>-0.0584</text:p>
          </table:table-cell>
          <table:table-cell table:formula="of:=([.B102]/3.1415)*180" office:value-type="float" office:value="-3.34617221072736" calcext:value-type="float">
            <text:p>-3.34617221072736</text:p>
          </table:table-cell>
          <table:table-cell table:formula="of:=([.A102]/180)*3.1415" office:value-type="float" office:value="6.19341140111111" calcext:value-type="float">
            <text:p>6.19341140111111</text:p>
          </table:table-cell>
          <table:table-cell table:formula="of:=SIN([.D102])" office:value-type="float" office:value="-0.0896533680336828" calcext:value-type="float">
            <text:p>-0.089653368033683</text:p>
          </table:table-cell>
          <table:table-cell table:formula="of:=SIN([.B102])" office:value-type="float" office:value="-0.0583668095430745" calcext:value-type="float">
            <text:p>-0.058366809543075</text:p>
          </table:table-cell>
        </table:table-row>
        <table:table-row table:style-name="ro1">
          <table:table-cell office:value-type="float" office:value="358.264" calcext:value-type="float">
            <text:p>358.264</text:p>
          </table:table-cell>
          <table:table-cell office:value-type="float" office:value="0.0051" calcext:value-type="float">
            <text:p>0.0051</text:p>
          </table:table-cell>
          <table:table-cell table:formula="of:=([.B103]/3.1415)*180" office:value-type="float" office:value="0.292217093745026" calcext:value-type="float">
            <text:p>0.292217093745026</text:p>
          </table:table-cell>
          <table:table-cell table:formula="of:=([.A103]/180)*3.1415" office:value-type="float" office:value="6.25270197777778" calcext:value-type="float">
            <text:p>6.25270197777778</text:p>
          </table:table-cell>
          <table:table-cell table:formula="of:=SIN([.D103])" office:value-type="float" office:value="-0.0304786085999906" calcext:value-type="float">
            <text:p>-0.030478608599991</text:p>
          </table:table-cell>
          <table:table-cell table:formula="of:=SIN([.B103])" office:value-type="float" office:value="0.00509997789152875" calcext:value-type="float">
            <text:p>0.005099977891529</text:p>
          </table:table-cell>
        </table:table-row>
        <table:table-row table:style-name="ro1">
          <table:table-cell office:value-type="float" office:value="2.4288" calcext:value-type="float">
            <text:p>2.4288</text:p>
          </table:table-cell>
          <table:table-cell office:value-type="float" office:value="0.0839" calcext:value-type="float">
            <text:p>0.0839</text:p>
          </table:table-cell>
          <table:table-cell table:formula="of:=([.B104]/3.1415)*180" office:value-type="float" office:value="4.80725767945249" calcext:value-type="float">
            <text:p>4.80725767945249</text:p>
          </table:table-cell>
          <table:table-cell table:formula="of:=([.A104]/180)*3.1415" office:value-type="float" office:value="0.0423893066666667" calcext:value-type="float">
            <text:p>0.042389306666667</text:p>
          </table:table-cell>
          <table:table-cell table:formula="of:=SIN([.D104])" office:value-type="float" office:value="0.0423766132460639" calcext:value-type="float">
            <text:p>0.042376613246064</text:p>
          </table:table-cell>
          <table:table-cell table:formula="of:=SIN([.B104])" office:value-type="float" office:value="0.083801603018403" calcext:value-type="float">
            <text:p>0.083801603018403</text:p>
          </table:table-cell>
        </table:table-row>
        <table:table-row table:style-name="ro1">
          <table:table-cell office:value-type="float" office:value="6.7022" calcext:value-type="float">
            <text:p>6.7022</text:p>
          </table:table-cell>
          <table:table-cell office:value-type="float" office:value="0.159" calcext:value-type="float">
            <text:p>0.159</text:p>
          </table:table-cell>
          <table:table-cell table:formula="of:=([.B105]/3.1415)*180" office:value-type="float" office:value="9.11029762852141" calcext:value-type="float">
            <text:p>9.11029762852141</text:p>
          </table:table-cell>
          <table:table-cell table:formula="of:=([.A105]/180)*3.1415" office:value-type="float" office:value="0.116972007222222" calcext:value-type="float">
            <text:p>0.116972007222222</text:p>
          </table:table-cell>
          <table:table-cell table:formula="of:=SIN([.D105])" office:value-type="float" office:value="0.116705445699059" calcext:value-type="float">
            <text:p>0.116705445699059</text:p>
          </table:table-cell>
          <table:table-cell table:formula="of:=SIN([.B105])" office:value-type="float" office:value="0.158330899836312" calcext:value-type="float">
            <text:p>0.158330899836312</text:p>
          </table:table-cell>
        </table:table-row>
        <table:table-row table:style-name="ro1">
          <table:table-cell office:value-type="float" office:value="12.3757" calcext:value-type="float">
            <text:p>12.3757</text:p>
          </table:table-cell>
          <table:table-cell office:value-type="float" office:value="0.2498" calcext:value-type="float">
            <text:p>0.2498</text:p>
          </table:table-cell>
          <table:table-cell table:formula="of:=([.B106]/3.1415)*180" office:value-type="float" office:value="14.3129078465701" calcext:value-type="float">
            <text:p>14.3129078465701</text:p>
          </table:table-cell>
          <table:table-cell table:formula="of:=([.A106]/180)*3.1415" office:value-type="float" office:value="0.215990341944444" calcext:value-type="float">
            <text:p>0.215990341944444</text:p>
          </table:table-cell>
          <table:table-cell table:formula="of:=SIN([.D106])" office:value-type="float" office:value="0.214314864221406" calcext:value-type="float">
            <text:p>0.214314864221406</text:p>
          </table:table-cell>
          <table:table-cell table:formula="of:=SIN([.B106])" office:value-type="float" office:value="0.247210171823393" calcext:value-type="float">
            <text:p>0.247210171823393</text:p>
          </table:table-cell>
        </table:table-row>
        <table:table-row table:style-name="ro1">
          <table:table-cell office:value-type="float" office:value="17.3316" calcext:value-type="float">
            <text:p>17.3316</text:p>
          </table:table-cell>
          <table:table-cell office:value-type="float" office:value="0.3354" calcext:value-type="float">
            <text:p>0.3354</text:p>
          </table:table-cell>
          <table:table-cell table:formula="of:=([.B107]/3.1415)*180" office:value-type="float" office:value="19.2175712239376" calcext:value-type="float">
            <text:p>19.2175712239376</text:p>
          </table:table-cell>
          <table:table-cell table:formula="of:=([.A107]/180)*3.1415" office:value-type="float" office:value="0.302484563333333" calcext:value-type="float">
            <text:p>0.302484563333333</text:p>
          </table:table-cell>
          <table:table-cell table:formula="of:=SIN([.D107])" office:value-type="float" office:value="0.297892886100394" calcext:value-type="float">
            <text:p>0.297892886100394</text:p>
          </table:table-cell>
          <table:table-cell table:formula="of:=SIN([.B107])" office:value-type="float" office:value="0.329146907686149" calcext:value-type="float">
            <text:p>0.329146907686149</text:p>
          </table:table-cell>
        </table:table-row>
        <table:table-row table:style-name="ro1">
          <table:table-cell office:value-type="float" office:value="21.1451" calcext:value-type="float">
            <text:p>21.1451</text:p>
          </table:table-cell>
          <table:table-cell office:value-type="float" office:value="0.4171" calcext:value-type="float">
            <text:p>0.4171</text:p>
          </table:table-cell>
          <table:table-cell table:formula="of:=([.B108]/3.1415)*180" office:value-type="float" office:value="23.8987744707942" calcext:value-type="float">
            <text:p>23.8987744707942</text:p>
          </table:table-cell>
          <table:table-cell table:formula="of:=([.A108]/180)*3.1415" office:value-type="float" office:value="0.369040731388889" calcext:value-type="float">
            <text:p>0.369040731388889</text:p>
          </table:table-cell>
          <table:table-cell table:formula="of:=SIN([.D108])" office:value-type="float" office:value="0.360720913365632" calcext:value-type="float">
            <text:p>0.360720913365632</text:p>
          </table:table-cell>
          <table:table-cell table:formula="of:=SIN([.B108])" office:value-type="float" office:value="0.405110784212714" calcext:value-type="float">
            <text:p>0.405110784212714</text:p>
          </table:table-cell>
        </table:table-row>
        <table:table-row table:style-name="ro1">
          <table:table-cell office:value-type="float" office:value="27.2555" calcext:value-type="float">
            <text:p>27.2555</text:p>
          </table:table-cell>
          <table:table-cell office:value-type="float" office:value="0.5153" calcext:value-type="float">
            <text:p>0.5153</text:p>
          </table:table-cell>
          <table:table-cell table:formula="of:=([.B109]/3.1415)*180" office:value-type="float" office:value="29.52538596212" calcext:value-type="float">
            <text:p>29.52538596212</text:p>
          </table:table-cell>
          <table:table-cell table:formula="of:=([.A109]/180)*3.1415" office:value-type="float" office:value="0.475684184722222" calcext:value-type="float">
            <text:p>0.475684184722222</text:p>
          </table:table-cell>
          <table:table-cell table:formula="of:=SIN([.D109])" office:value-type="float" office:value="0.457946780583147" calcext:value-type="float">
            <text:p>0.457946780583147</text:p>
          </table:table-cell>
          <table:table-cell table:formula="of:=SIN([.B109])" office:value-type="float" office:value="0.492795914684814" calcext:value-type="float">
            <text:p>0.492795914684814</text:p>
          </table:table-cell>
        </table:table-row>
        <table:table-row table:style-name="ro1">
          <table:table-cell office:value-type="float" office:value="31.7682" calcext:value-type="float">
            <text:p>31.7682</text:p>
          </table:table-cell>
          <table:table-cell office:value-type="float" office:value="0.6028" calcext:value-type="float">
            <text:p>0.6028</text:p>
          </table:table-cell>
          <table:table-cell table:formula="of:=([.B110]/3.1415)*180" office:value-type="float" office:value="34.5389145312749" calcext:value-type="float">
            <text:p>34.5389145312749</text:p>
          </table:table-cell>
          <table:table-cell table:formula="of:=([.A110]/180)*3.1415" office:value-type="float" office:value="0.554443335" calcext:value-type="float">
            <text:p>0.554443335</text:p>
          </table:table-cell>
          <table:table-cell table:formula="of:=SIN([.D110])" office:value-type="float" office:value="0.526470108755634" calcext:value-type="float">
            <text:p>0.526470108755634</text:p>
          </table:table-cell>
          <table:table-cell table:formula="of:=SIN([.B110])" office:value-type="float" office:value="0.566951196700106" calcext:value-type="float">
            <text:p>0.566951196700106</text:p>
          </table:table-cell>
        </table:table-row>
        <table:table-row table:style-name="ro1">
          <table:table-cell office:value-type="float" office:value="36.4961" calcext:value-type="float">
            <text:p>36.4961</text:p>
          </table:table-cell>
          <table:table-cell office:value-type="float" office:value="0.6831" calcext:value-type="float">
            <text:p>0.6831</text:p>
          </table:table-cell>
          <table:table-cell table:formula="of:=([.B111]/3.1415)*180" office:value-type="float" office:value="39.139901321025" calcext:value-type="float">
            <text:p>39.139901321025</text:p>
          </table:table-cell>
          <table:table-cell table:formula="of:=([.A111]/180)*3.1415" office:value-type="float" office:value="0.636958323055556" calcext:value-type="float">
            <text:p>0.636958323055556</text:p>
          </table:table-cell>
          <table:table-cell table:formula="of:=SIN([.D111])" office:value-type="float" office:value="0.594752966386503" calcext:value-type="float">
            <text:p>0.594752966386503</text:p>
          </table:table-cell>
          <table:table-cell table:formula="of:=SIN([.B111])" office:value-type="float" office:value="0.631200474237759" calcext:value-type="float">
            <text:p>0.631200474237759</text:p>
          </table:table-cell>
        </table:table-row>
        <table:table-row table:style-name="ro1">
          <table:table-cell office:value-type="float" office:value="41.0344" calcext:value-type="float">
            <text:p>41.0344</text:p>
          </table:table-cell>
          <table:table-cell office:value-type="float" office:value="0.7537" calcext:value-type="float">
            <text:p>0.7537</text:p>
          </table:table-cell>
          <table:table-cell table:formula="of:=([.B112]/3.1415)*180" office:value-type="float" office:value="43.1851026579659" calcext:value-type="float">
            <text:p>43.1851026579659</text:p>
          </table:table-cell>
          <table:table-cell table:formula="of:=([.A112]/180)*3.1415" office:value-type="float" office:value="0.716164264444444" calcext:value-type="float">
            <text:p>0.716164264444444</text:p>
          </table:table-cell>
          <table:table-cell table:formula="of:=SIN([.D112])" office:value-type="float" office:value="0.656496100363024" calcext:value-type="float">
            <text:p>0.656496100363024</text:p>
          </table:table-cell>
          <table:table-cell table:formula="of:=SIN([.B112])" office:value-type="float" office:value="0.684341336849143" calcext:value-type="float">
            <text:p>0.684341336849143</text:p>
          </table:table-cell>
        </table:table-row>
        <table:table-row table:style-name="ro1">
          <table:table-cell office:value-type="float" office:value="44.9138" calcext:value-type="float">
            <text:p>44.9138</text:p>
          </table:table-cell>
          <table:table-cell office:value-type="float" office:value="0.8194" calcext:value-type="float">
            <text:p>0.8194</text:p>
          </table:table-cell>
          <table:table-cell table:formula="of:=([.B113]/3.1415)*180" office:value-type="float" office:value="46.9495463950342" calcext:value-type="float">
            <text:p>46.9495463950342</text:p>
          </table:table-cell>
          <table:table-cell table:formula="of:=([.A113]/180)*3.1415" office:value-type="float" office:value="0.783870570555556" calcext:value-type="float">
            <text:p>0.783870570555556</text:p>
          </table:table-cell>
          <table:table-cell table:formula="of:=SIN([.D113])" office:value-type="float" office:value="0.706025785318477" calcext:value-type="float">
            <text:p>0.706025785318477</text:p>
          </table:table-cell>
          <table:table-cell table:formula="of:=SIN([.B113])" office:value-type="float" office:value="0.730736365420838" calcext:value-type="float">
            <text:p>0.730736365420838</text:p>
          </table:table-cell>
        </table:table-row>
        <table:table-row table:style-name="ro1">
          <table:table-cell office:value-type="float" office:value="49.2172" calcext:value-type="float">
            <text:p>49.2172</text:p>
          </table:table-cell>
          <table:table-cell office:value-type="float" office:value="0.89" calcext:value-type="float">
            <text:p>0.89</text:p>
          </table:table-cell>
          <table:table-cell table:formula="of:=([.B114]/3.1415)*180" office:value-type="float" office:value="50.9947477319752" calcext:value-type="float">
            <text:p>50.9947477319752</text:p>
          </table:table-cell>
          <table:table-cell table:formula="of:=([.A114]/180)*3.1415" office:value-type="float" office:value="0.858976854444444" calcext:value-type="float">
            <text:p>0.858976854444444</text:p>
          </table:table-cell>
          <table:table-cell table:formula="of:=SIN([.D114])" office:value-type="float" office:value="0.757174627850985" calcext:value-type="float">
            <text:p>0.757174627850985</text:p>
          </table:table-cell>
          <table:table-cell table:formula="of:=SIN([.B114])" office:value-type="float" office:value="0.777071747526824" calcext:value-type="float">
            <text:p>0.777071747526824</text:p>
          </table:table-cell>
        </table:table-row>
        <table:table-row table:style-name="ro1">
          <table:table-cell office:value-type="float" office:value="53.2778" calcext:value-type="float">
            <text:p>53.2778</text:p>
          </table:table-cell>
          <table:table-cell office:value-type="float" office:value="0.9572" calcext:value-type="float">
            <text:p>0.9572</text:p>
          </table:table-cell>
          <table:table-cell table:formula="of:=([.B115]/3.1415)*180" office:value-type="float" office:value="54.8451376730861" calcext:value-type="float">
            <text:p>54.8451376730861</text:p>
          </table:table-cell>
          <table:table-cell table:formula="of:=([.A115]/180)*3.1415" office:value-type="float" office:value="0.929845603888889" calcext:value-type="float">
            <text:p>0.929845603888889</text:p>
          </table:table-cell>
          <table:table-cell table:formula="of:=SIN([.D115])" office:value-type="float" office:value="0.801527628087617" calcext:value-type="float">
            <text:p>0.801527628087617</text:p>
          </table:table-cell>
          <table:table-cell table:formula="of:=SIN([.B115])" office:value-type="float" office:value="0.817582503209463" calcext:value-type="float">
            <text:p>0.817582503209463</text:p>
          </table:table-cell>
        </table:table-row>
        <table:table-row table:style-name="ro1">
          <table:table-cell office:value-type="float" office:value="57.4558" calcext:value-type="float">
            <text:p>57.4558</text:p>
          </table:table-cell>
          <table:table-cell office:value-type="float" office:value="1.0354" calcext:value-type="float">
            <text:p>1.0354</text:p>
          </table:table-cell>
          <table:table-cell table:formula="of:=([.B116]/3.1415)*180" office:value-type="float" office:value="59.3257997771765" calcext:value-type="float">
            <text:p>59.3257997771765</text:p>
          </table:table-cell>
          <table:table-cell table:formula="of:=([.A116]/180)*3.1415" office:value-type="float" office:value="1.00276330944444" calcext:value-type="float">
            <text:p>1.00276330944444</text:p>
          </table:table-cell>
          <table:table-cell table:formula="of:=SIN([.D116])" office:value-type="float" office:value="0.842960792689165" calcext:value-type="float">
            <text:p>0.842960792689165</text:p>
          </table:table-cell>
          <table:table-cell table:formula="of:=SIN([.B116])" office:value-type="float" office:value="0.860066498051666" calcext:value-type="float">
            <text:p>0.860066498051666</text:p>
          </table:table-cell>
        </table:table-row>
        <table:table-row table:style-name="ro1">
          <table:table-cell office:value-type="float" office:value="61.6971" calcext:value-type="float">
            <text:p>61.6971</text:p>
          </table:table-cell>
          <table:table-cell office:value-type="float" office:value="1.1046" calcext:value-type="float">
            <text:p>1.1046</text:p>
          </table:table-cell>
          <table:table-cell table:formula="of:=([.B117]/3.1415)*180" office:value-type="float" office:value="63.290784657011" calcext:value-type="float">
            <text:p>63.290784657011</text:p>
          </table:table-cell>
          <table:table-cell table:formula="of:=([.A117]/180)*3.1415" office:value-type="float" office:value="1.07678577583333" calcext:value-type="float">
            <text:p>1.07678577583333</text:p>
          </table:table-cell>
          <table:table-cell table:formula="of:=SIN([.D117])" office:value-type="float" office:value="0.880438298621305" calcext:value-type="float">
            <text:p>0.880438298621305</text:p>
          </table:table-cell>
          <table:table-cell table:formula="of:=SIN([.B117])" office:value-type="float" office:value="0.893284465904219" calcext:value-type="float">
            <text:p>0.893284465904219</text:p>
          </table:table-cell>
        </table:table-row>
        <table:table-row table:style-name="ro1">
          <table:table-cell office:value-type="float" office:value="64.9806" calcext:value-type="float">
            <text:p>64.9806</text:p>
          </table:table-cell>
          <table:table-cell office:value-type="float" office:value="1.1749" calcext:value-type="float">
            <text:p>1.1749</text:p>
          </table:table-cell>
          <table:table-cell table:formula="of:=([.B118]/3.1415)*180" office:value-type="float" office:value="67.3187967531434" calcext:value-type="float">
            <text:p>67.3187967531434</text:p>
          </table:table-cell>
          <table:table-cell table:formula="of:=([.A118]/180)*3.1415" office:value-type="float" office:value="1.13409197166667" calcext:value-type="float">
            <text:p>1.13409197166667</text:p>
          </table:table-cell>
          <table:table-cell table:formula="of:=SIN([.D118])" office:value-type="float" office:value="0.906150492518699" calcext:value-type="float">
            <text:p>0.906150492518699</text:p>
          </table:table-cell>
          <table:table-cell table:formula="of:=SIN([.B118])" office:value-type="float" office:value="0.922651279750287" calcext:value-type="float">
            <text:p>0.922651279750287</text:p>
          </table:table-cell>
        </table:table-row>
        <table:table-row table:style-name="ro1">
          <table:table-cell office:value-type="float" office:value="69.0169" calcext:value-type="float">
            <text:p>69.0169</text:p>
          </table:table-cell>
          <table:table-cell office:value-type="float" office:value="1.2462" calcext:value-type="float">
            <text:p>1.2462</text:p>
          </table:table-cell>
          <table:table-cell table:formula="of:=([.B119]/3.1415)*180" office:value-type="float" office:value="71.4041063186376" calcext:value-type="float">
            <text:p>71.4041063186376</text:p>
          </table:table-cell>
          <table:table-cell table:formula="of:=([.A119]/180)*3.1415" office:value-type="float" office:value="1.20453661861111" calcext:value-type="float">
            <text:p>1.20453661861111</text:p>
          </table:table-cell>
          <table:table-cell table:formula="of:=SIN([.D119])" office:value-type="float" office:value="0.93367336817223" calcext:value-type="float">
            <text:p>0.93367336817223</text:p>
          </table:table-cell>
          <table:table-cell table:formula="of:=SIN([.B119])" office:value-type="float" office:value="0.947779545601503" calcext:value-type="float">
            <text:p>0.947779545601503</text:p>
          </table:table-cell>
        </table:table-row>
        <table:table-row table:style-name="ro1">
          <table:table-cell office:value-type="float" office:value="73.1621" calcext:value-type="float">
            <text:p>73.1621</text:p>
          </table:table-cell>
          <table:table-cell office:value-type="float" office:value="1.3113" calcext:value-type="float">
            <text:p>1.3113</text:p>
          </table:table-cell>
          <table:table-cell table:formula="of:=([.B120]/3.1415)*180" office:value-type="float" office:value="75.1341715740888" calcext:value-type="float">
            <text:p>75.1341715740888</text:p>
          </table:table-cell>
          <table:table-cell table:formula="of:=([.A120]/180)*3.1415" office:value-type="float" office:value="1.27688187305556" calcext:value-type="float">
            <text:p>1.27688187305556</text:p>
          </table:table-cell>
          <table:table-cell table:formula="of:=SIN([.D120])" office:value-type="float" office:value="0.957117190063275" calcext:value-type="float">
            <text:p>0.957117190063275</text:p>
          </table:table-cell>
          <table:table-cell table:formula="of:=SIN([.B120])" office:value-type="float" office:value="0.966519340134441" calcext:value-type="float">
            <text:p>0.966519340134441</text:p>
          </table:table-cell>
        </table:table-row>
        <table:table-row table:style-name="ro1">
          <table:table-cell office:value-type="float" office:value="76.6362" calcext:value-type="float">
            <text:p>76.6362</text:p>
          </table:table-cell>
          <table:table-cell office:value-type="float" office:value="1.3788" calcext:value-type="float">
            <text:p>1.3788</text:p>
          </table:table-cell>
          <table:table-cell table:formula="of:=([.B121]/3.1415)*180" office:value-type="float" office:value="79.0017507560083" calcext:value-type="float">
            <text:p>79.0017507560083</text:p>
          </table:table-cell>
          <table:table-cell table:formula="of:=([.A121]/180)*3.1415" office:value-type="float" office:value="1.33751456833333" calcext:value-type="float">
            <text:p>1.33751456833333</text:p>
          </table:table-cell>
          <table:table-cell table:formula="of:=SIN([.D121])" office:value-type="float" office:value="0.972912986022479" calcext:value-type="float">
            <text:p>0.972912986022479</text:p>
          </table:table-cell>
          <table:table-cell table:formula="of:=SIN([.B121])" office:value-type="float" office:value="0.981625254494962" calcext:value-type="float">
            <text:p>0.981625254494962</text:p>
          </table:table-cell>
        </table:table-row>
        <table:table-row table:style-name="ro1">
          <table:table-cell office:value-type="float" office:value="81.3714" calcext:value-type="float">
            <text:p>81.3714</text:p>
          </table:table-cell>
          <table:table-cell office:value-type="float" office:value="1.4448" calcext:value-type="float">
            <text:p>1.4448</text:p>
          </table:table-cell>
          <table:table-cell table:formula="of:=([.B122]/3.1415)*180" office:value-type="float" office:value="82.7833837338851" calcext:value-type="float">
            <text:p>82.7833837338851</text:p>
          </table:table-cell>
          <table:table-cell table:formula="of:=([.A122]/180)*3.1415" office:value-type="float" office:value="1.42015696166667" calcext:value-type="float">
            <text:p>1.42015696166667</text:p>
          </table:table-cell>
          <table:table-cell table:formula="of:=SIN([.D122])" office:value-type="float" office:value="0.988675330313067" calcext:value-type="float">
            <text:p>0.988675330313067</text:p>
          </table:table-cell>
          <table:table-cell table:formula="of:=SIN([.B122])" office:value-type="float" office:value="0.992072958011421" calcext:value-type="float">
            <text:p>0.992072958011421</text:p>
          </table:table-cell>
        </table:table-row>
        <table:table-row table:style-name="ro1">
          <table:table-cell office:value-type="float" office:value="84.2013" calcext:value-type="float">
            <text:p>84.2013</text:p>
          </table:table-cell>
          <table:table-cell office:value-type="float" office:value="1.5064" calcext:value-type="float">
            <text:p>1.5064</text:p>
          </table:table-cell>
          <table:table-cell table:formula="of:=([.B123]/3.1415)*180" office:value-type="float" office:value="86.3129078465701" calcext:value-type="float">
            <text:p>86.3129078465701</text:p>
          </table:table-cell>
          <table:table-cell table:formula="of:=([.A123]/180)*3.1415" office:value-type="float" office:value="1.4695465775" calcext:value-type="float">
            <text:p>1.4695465775</text:p>
          </table:table-cell>
          <table:table-cell table:formula="of:=SIN([.D123])" office:value-type="float" office:value="0.994878621533324" calcext:value-type="float">
            <text:p>0.994878621533324</text:p>
          </table:table-cell>
          <table:table-cell table:formula="of:=SIN([.B123])" office:value-type="float" office:value="0.997927272976583" calcext:value-type="float">
            <text:p>0.997927272976583</text:p>
          </table:table-cell>
        </table:table-row>
        <table:table-row table:style-name="ro1">
          <table:table-cell office:value-type="float" office:value="88.6779" calcext:value-type="float">
            <text:p>88.6779</text:p>
          </table:table-cell>
          <table:table-cell office:value-type="float" office:value="1.5708" calcext:value-type="float">
            <text:p>1.5708</text:p>
          </table:table-cell>
          <table:table-cell table:formula="of:=([.B124]/3.1415)*180" office:value-type="float" office:value="90.0028648734681" calcext:value-type="float">
            <text:p>90.0028648734681</text:p>
          </table:table-cell>
          <table:table-cell table:formula="of:=([.A124]/180)*3.1415" office:value-type="float" office:value="1.5476756825" calcext:value-type="float">
            <text:p>1.5476756825</text:p>
          </table:table-cell>
          <table:table-cell table:formula="of:=SIN([.D124])" office:value-type="float" office:value="0.999732729810102" calcext:value-type="float">
            <text:p>0.999732729810102</text:p>
          </table:table-cell>
          <table:table-cell table:formula="of:=SIN([.B124])" office:value-type="float" office:value="0.999999999993254" calcext:value-type="float">
            <text:p>0.999999999993254</text:p>
          </table:table-cell>
        </table:table-row>
        <table:table-row table:style-name="ro1">
          <table:table-cell office:value-type="float" office:value="91.2957" calcext:value-type="float">
            <text:p>91.2957</text:p>
          </table:table-cell>
          <table:table-cell office:value-type="float" office:value="1.6298" calcext:value-type="float">
            <text:p>1.6298</text:p>
          </table:table-cell>
          <table:table-cell table:formula="of:=([.B125]/3.1415)*180" office:value-type="float" office:value="93.3834155658125" calcext:value-type="float">
            <text:p>93.3834155658125</text:p>
          </table:table-cell>
          <table:table-cell table:formula="of:=([.A125]/180)*3.1415" office:value-type="float" office:value="1.59336356416667" calcext:value-type="float">
            <text:p>1.59336356416667</text:p>
          </table:table-cell>
          <table:table-cell table:formula="of:=SIN([.D125])" office:value-type="float" office:value="0.99974537070545" calcext:value-type="float">
            <text:p>0.99974537070545</text:p>
          </table:table-cell>
          <table:table-cell table:formula="of:=SIN([.B125])" office:value-type="float" office:value="0.998259788231337" calcext:value-type="float">
            <text:p>0.998259788231337</text:p>
          </table:table-cell>
        </table:table-row>
        <table:table-row table:style-name="ro1">
          <table:table-cell office:value-type="float" office:value="95.7045" calcext:value-type="float">
            <text:p>95.7045</text:p>
          </table:table-cell>
          <table:table-cell office:value-type="float" office:value="1.6947" calcext:value-type="float">
            <text:p>1.6947</text:p>
          </table:table-cell>
          <table:table-cell table:formula="of:=([.B126]/3.1415)*180" office:value-type="float" office:value="97.1020213273914" calcext:value-type="float">
            <text:p>97.1020213273914</text:p>
          </table:table-cell>
          <table:table-cell table:formula="of:=([.A126]/180)*3.1415" office:value-type="float" office:value="1.67030937083333" calcext:value-type="float">
            <text:p>1.67030937083333</text:p>
          </table:table-cell>
          <table:table-cell table:formula="of:=SIN([.D126])" office:value-type="float" office:value="0.995052661782773" calcext:value-type="float">
            <text:p>0.995052661782773</text:p>
          </table:table-cell>
          <table:table-cell table:formula="of:=SIN([.B126])" office:value-type="float" office:value="0.992333755175583" calcext:value-type="float">
            <text:p>0.992333755175583</text:p>
          </table:table-cell>
        </table:table-row>
        <table:table-row table:style-name="ro1">
          <table:table-cell office:value-type="float" office:value="99.4212" calcext:value-type="float">
            <text:p>99.4212</text:p>
          </table:table-cell>
          <table:table-cell office:value-type="float" office:value="1.7601" calcext:value-type="float">
            <text:p>1.7601</text:p>
          </table:table-cell>
          <table:table-cell table:formula="of:=([.B127]/3.1415)*180" office:value-type="float" office:value="100.849275823651" calcext:value-type="float">
            <text:p>100.849275823651</text:p>
          </table:table-cell>
          <table:table-cell table:formula="of:=([.A127]/180)*3.1415" office:value-type="float" office:value="1.73517611" calcext:value-type="float">
            <text:p>1.73517611</text:p>
          </table:table-cell>
          <table:table-cell table:formula="of:=SIN([.D127])" office:value-type="float" office:value="0.986520037671885" calcext:value-type="float">
            <text:p>0.986520037671885</text:p>
          </table:table-cell>
          <table:table-cell table:formula="of:=SIN([.B127])" office:value-type="float" office:value="0.982135504542989" calcext:value-type="float">
            <text:p>0.982135504542989</text:p>
          </table:table-cell>
        </table:table-row>
        <table:table-row table:style-name="ro1">
          <table:table-cell office:value-type="float" office:value="103.0455" calcext:value-type="float">
            <text:p>103.0455</text:p>
          </table:table-cell>
          <table:table-cell office:value-type="float" office:value="1.8189" calcext:value-type="float">
            <text:p>1.8189</text:p>
          </table:table-cell>
          <table:table-cell table:formula="of:=([.B128]/3.1415)*180" office:value-type="float" office:value="104.218367022123" calcext:value-type="float">
            <text:p>104.218367022123</text:p>
          </table:table-cell>
          <table:table-cell table:formula="of:=([.A128]/180)*3.1415" office:value-type="float" office:value="1.7984302125" calcext:value-type="float">
            <text:p>1.7984302125</text:p>
          </table:table-cell>
          <table:table-cell table:formula="of:=SIN([.D128])" office:value-type="float" office:value="0.974203089846548" calcext:value-type="float">
            <text:p>0.974203089846548</text:p>
          </table:table-cell>
          <table:table-cell table:formula="of:=SIN([.B128])" office:value-type="float" office:value="0.969379838055747" calcext:value-type="float">
            <text:p>0.969379838055747</text:p>
          </table:table-cell>
        </table:table-row>
        <table:table-row table:style-name="ro1">
          <table:table-cell office:value-type="float" office:value="105.4826" calcext:value-type="float">
            <text:p>105.4826</text:p>
          </table:table-cell>
          <table:table-cell office:value-type="float" office:value="1.8636" calcext:value-type="float">
            <text:p>1.8636</text:p>
          </table:table-cell>
          <table:table-cell table:formula="of:=([.B129]/3.1415)*180" office:value-type="float" office:value="106.779563902594" calcext:value-type="float">
            <text:p>106.779563902594</text:p>
          </table:table-cell>
          <table:table-cell table:formula="of:=([.A129]/180)*3.1415" office:value-type="float" office:value="1.84096437722222" calcext:value-type="float">
            <text:p>1.84096437722222</text:p>
          </table:table-cell>
          <table:table-cell table:formula="of:=SIN([.D129])" office:value-type="float" office:value="0.963726058425284" calcext:value-type="float">
            <text:p>0.963726058425284</text:p>
          </table:table-cell>
          <table:table-cell table:formula="of:=SIN([.B129])" office:value-type="float" office:value="0.957438393796054" calcext:value-type="float">
            <text:p>0.957438393796054</text:p>
          </table:table-cell>
        </table:table-row>
        <table:table-row table:style-name="ro1">
          <table:table-cell office:value-type="float" office:value="109.0768" calcext:value-type="float">
            <text:p>109.0768</text:p>
          </table:table-cell>
          <table:table-cell office:value-type="float" office:value="1.9253" calcext:value-type="float">
            <text:p>1.9253</text:p>
          </table:table-cell>
          <table:table-cell table:formula="of:=([.B130]/3.1415)*180" office:value-type="float" office:value="110.314817762216" calcext:value-type="float">
            <text:p>110.314817762216</text:p>
          </table:table-cell>
          <table:table-cell table:formula="of:=([.A130]/180)*3.1415" office:value-type="float" office:value="1.90369315111111" calcext:value-type="float">
            <text:p>1.90369315111111</text:p>
          </table:table-cell>
          <table:table-cell table:formula="of:=SIN([.D130])" office:value-type="float" office:value="0.945099679719603" calcext:value-type="float">
            <text:p>0.945099679719603</text:p>
          </table:table-cell>
          <table:table-cell table:formula="of:=SIN([.B130])" office:value-type="float" office:value="0.93781889173413" calcext:value-type="float">
            <text:p>0.93781889173413</text:p>
          </table:table-cell>
        </table:table-row>
        <table:table-row table:style-name="ro1">
          <table:table-cell office:value-type="float" office:value="112.0128" calcext:value-type="float">
            <text:p>112.0128</text:p>
          </table:table-cell>
          <table:table-cell office:value-type="float" office:value="1.9963" calcext:value-type="float">
            <text:p>1.9963</text:p>
          </table:table-cell>
          <table:table-cell table:formula="of:=([.B131]/3.1415)*180" office:value-type="float" office:value="114.382938086901" calcext:value-type="float">
            <text:p>114.382938086901</text:p>
          </table:table-cell>
          <table:table-cell table:formula="of:=([.A131]/180)*3.1415" office:value-type="float" office:value="1.95493450666667" calcext:value-type="float">
            <text:p>1.95493450666667</text:p>
          </table:table-cell>
          <table:table-cell table:formula="of:=SIN([.D131])" office:value-type="float" office:value="0.927121752874207" calcext:value-type="float">
            <text:p>0.927121752874207</text:p>
          </table:table-cell>
          <table:table-cell table:formula="of:=SIN([.B131])" office:value-type="float" office:value="0.910830942473942" calcext:value-type="float">
            <text:p>0.910830942473942</text:p>
          </table:table-cell>
        </table:table-row>
        <table:table-row table:style-name="ro1">
          <table:table-cell office:value-type="float" office:value="116.7529" calcext:value-type="float">
            <text:p>116.7529</text:p>
          </table:table-cell>
          <table:table-cell office:value-type="float" office:value="2.06" calcext:value-type="float">
            <text:p>2.06</text:p>
          </table:table-cell>
          <table:table-cell table:formula="of:=([.B132]/3.1415)*180" office:value-type="float" office:value="118.032786885246" calcext:value-type="float">
            <text:p>118.032786885246</text:p>
          </table:table-cell>
          <table:table-cell table:formula="of:=([.A132]/180)*3.1415" office:value-type="float" office:value="2.03766241861111" calcext:value-type="float">
            <text:p>2.03766241861111</text:p>
          </table:table-cell>
          <table:table-cell table:formula="of:=SIN([.D132])" office:value-type="float" office:value="0.892983211696031" calcext:value-type="float">
            <text:p>0.892983211696031</text:p>
          </table:table-cell>
          <table:table-cell table:formula="of:=SIN([.B132])" office:value-type="float" office:value="0.882707350815974" calcext:value-type="float">
            <text:p>0.882707350815974</text:p>
          </table:table-cell>
        </table:table-row>
        <table:table-row table:style-name="ro1">
          <table:table-cell office:value-type="float" office:value="119.481" calcext:value-type="float">
            <text:p>119.481</text:p>
          </table:table-cell>
          <table:table-cell office:value-type="float" office:value="2.1269" calcext:value-type="float">
            <text:p>2.1269</text:p>
          </table:table-cell>
          <table:table-cell table:formula="of:=([.B133]/3.1415)*180" office:value-type="float" office:value="121.865987585548" calcext:value-type="float">
            <text:p>121.865987585548</text:p>
          </table:table-cell>
          <table:table-cell table:formula="of:=([.A133]/180)*3.1415" office:value-type="float" office:value="2.08527534166667" calcext:value-type="float">
            <text:p>2.08527534166667</text:p>
          </table:table-cell>
          <table:table-cell table:formula="of:=SIN([.D133])" office:value-type="float" office:value="0.870549207508122" calcext:value-type="float">
            <text:p>0.870549207508122</text:p>
          </table:table-cell>
          <table:table-cell table:formula="of:=SIN([.B133])" office:value-type="float" office:value="0.849318349557365" calcext:value-type="float">
            <text:p>0.849318349557365</text:p>
          </table:table-cell>
        </table:table-row>
        <table:table-row table:style-name="ro1">
          <table:table-cell office:value-type="float" office:value="124.0739" calcext:value-type="float">
            <text:p>124.0739</text:p>
          </table:table-cell>
          <table:table-cell office:value-type="float" office:value="2.1841" calcext:value-type="float">
            <text:p>2.1841</text:p>
          </table:table-cell>
          <table:table-cell table:formula="of:=([.B134]/3.1415)*180" office:value-type="float" office:value="125.143402833042" calcext:value-type="float">
            <text:p>125.143402833042</text:p>
          </table:table-cell>
          <table:table-cell table:formula="of:=([.A134]/180)*3.1415" office:value-type="float" office:value="2.16543420472222" calcext:value-type="float">
            <text:p>2.16543420472222</text:p>
          </table:table-cell>
          <table:table-cell table:formula="of:=SIN([.D134])" office:value-type="float" office:value="0.828351417128537" calcext:value-type="float">
            <text:p>0.828351417128537</text:p>
          </table:table-cell>
          <table:table-cell table:formula="of:=SIN([.B134])" office:value-type="float" office:value="0.817750981489783" calcext:value-type="float">
            <text:p>0.817750981489783</text:p>
          </table:table-cell>
        </table:table-row>
        <table:table-row table:style-name="ro1">
          <table:table-cell office:value-type="float" office:value="126.2518" calcext:value-type="float">
            <text:p>126.2518</text:p>
          </table:table-cell>
          <table:table-cell office:value-type="float" office:value="2.2352" calcext:value-type="float">
            <text:p>2.2352</text:p>
          </table:table-cell>
          <table:table-cell table:formula="of:=([.B135]/3.1415)*180" office:value-type="float" office:value="128.071303517428" calcext:value-type="float">
            <text:p>128.071303517428</text:p>
          </table:table-cell>
          <table:table-cell table:formula="of:=([.A135]/180)*3.1415" office:value-type="float" office:value="2.20344460944444" calcext:value-type="float">
            <text:p>2.20344460944444</text:p>
          </table:table-cell>
          <table:table-cell table:formula="of:=SIN([.D135])" office:value-type="float" office:value="0.806464454786556" calcext:value-type="float">
            <text:p>0.806464454786556</text:p>
          </table:table-cell>
          <table:table-cell table:formula="of:=SIN([.B135])" office:value-type="float" office:value="0.78728461408548" calcext:value-type="float">
            <text:p>0.78728461408548</text:p>
          </table:table-cell>
        </table:table-row>
        <table:table-row table:style-name="ro1">
          <table:table-cell office:value-type="float" office:value="129.1907" calcext:value-type="float">
            <text:p>129.1907</text:p>
          </table:table-cell>
          <table:table-cell office:value-type="float" office:value="2.2946" calcext:value-type="float">
            <text:p>2.2946</text:p>
          </table:table-cell>
          <table:table-cell table:formula="of:=([.B136]/3.1415)*180" office:value-type="float" office:value="131.474773197517" calcext:value-type="float">
            <text:p>131.474773197517</text:p>
          </table:table-cell>
          <table:table-cell table:formula="of:=([.A136]/180)*3.1415" office:value-type="float" office:value="2.25473657805556" calcext:value-type="float">
            <text:p>2.25473657805556</text:p>
          </table:table-cell>
          <table:table-cell table:formula="of:=SIN([.D136])" office:value-type="float" office:value="0.775089086530462" calcext:value-type="float">
            <text:p>0.775089086530462</text:p>
          </table:table-cell>
          <table:table-cell table:formula="of:=SIN([.B136])" office:value-type="float" office:value="0.749292212850335" calcext:value-type="float">
            <text:p>0.749292212850335</text:p>
          </table:table-cell>
        </table:table-row>
        <table:table-row table:style-name="ro1">
          <table:table-cell office:value-type="float" office:value="134.4625" calcext:value-type="float">
            <text:p>134.4625</text:p>
          </table:table-cell>
          <table:table-cell office:value-type="float" office:value="2.3664" calcext:value-type="float">
            <text:p>2.3664</text:p>
          </table:table-cell>
          <table:table-cell table:formula="of:=([.B137]/3.1415)*180" office:value-type="float" office:value="135.588731497692" calcext:value-type="float">
            <text:p>135.588731497692</text:p>
          </table:table-cell>
          <table:table-cell table:formula="of:=([.A137]/180)*3.1415" office:value-type="float" office:value="2.34674413194444" calcext:value-type="float">
            <text:p>2.34674413194444</text:p>
          </table:table-cell>
          <table:table-cell table:formula="of:=SIN([.D137])" office:value-type="float" office:value="0.713757518761248" calcext:value-type="float">
            <text:p>0.713757518761248</text:p>
          </table:table-cell>
          <table:table-cell table:formula="of:=SIN([.B137])" office:value-type="float" office:value="0.699853698137464" calcext:value-type="float">
            <text:p>0.699853698137464</text:p>
          </table:table-cell>
        </table:table-row>
        <table:table-row table:style-name="ro1">
          <table:table-cell office:value-type="float" office:value="136.921" calcext:value-type="float">
            <text:p>136.921</text:p>
          </table:table-cell>
          <table:table-cell office:value-type="float" office:value="2.4275" calcext:value-type="float">
            <text:p>2.4275</text:p>
          </table:table-cell>
          <table:table-cell table:formula="of:=([.B138]/3.1415)*180" office:value-type="float" office:value="139.089606875696" calcext:value-type="float">
            <text:p>139.089606875696</text:p>
          </table:table-cell>
          <table:table-cell table:formula="of:=([.A138]/180)*3.1415" office:value-type="float" office:value="2.38965178611111" calcext:value-type="float">
            <text:p>2.38965178611111</text:p>
          </table:table-cell>
          <table:table-cell table:formula="of:=SIN([.D138])" office:value-type="float" office:value="0.683057586407052" calcext:value-type="float">
            <text:p>0.683057586407052</text:p>
          </table:table-cell>
          <table:table-cell table:formula="of:=SIN([.B138])" office:value-type="float" office:value="0.654932015771846" calcext:value-type="float">
            <text:p>0.654932015771846</text:p>
          </table:table-cell>
        </table:table-row>
        <table:table-row table:style-name="ro1">
          <table:table-cell office:value-type="float" office:value="141.5978" calcext:value-type="float">
            <text:p>141.5978</text:p>
          </table:table-cell>
          <table:table-cell office:value-type="float" office:value="2.4954" calcext:value-type="float">
            <text:p>2.4954</text:p>
          </table:table-cell>
          <table:table-cell table:formula="of:=([.B139]/3.1415)*180" office:value-type="float" office:value="142.980105045361" calcext:value-type="float">
            <text:p>142.980105045361</text:p>
          </table:table-cell>
          <table:table-cell table:formula="of:=([.A139]/180)*3.1415" office:value-type="float" office:value="2.47127493722222" calcext:value-type="float">
            <text:p>2.47127493722222</text:p>
          </table:table-cell>
          <table:table-cell table:formula="of:=SIN([.D139])" office:value-type="float" office:value="0.621234988662569" calcext:value-type="float">
            <text:p>0.621234988662569</text:p>
          </table:table-cell>
          <table:table-cell table:formula="of:=SIN([.B139])" office:value-type="float" office:value="0.602151059914681" calcext:value-type="float">
            <text:p>0.602151059914681</text:p>
          </table:table-cell>
        </table:table-row>
        <table:table-row table:style-name="ro1">
          <table:table-cell office:value-type="float" office:value="146.0763" calcext:value-type="float">
            <text:p>146.0763</text:p>
          </table:table-cell>
          <table:table-cell office:value-type="float" office:value="2.5727" calcext:value-type="float">
            <text:p>2.5727</text:p>
          </table:table-cell>
          <table:table-cell table:formula="of:=([.B140]/3.1415)*180" office:value-type="float" office:value="147.409199427025" calcext:value-type="float">
            <text:p>147.409199427025</text:p>
          </table:table-cell>
          <table:table-cell table:formula="of:=([.A140]/180)*3.1415" office:value-type="float" office:value="2.5494372025" calcext:value-type="float">
            <text:p>2.5494372025</text:p>
          </table:table-cell>
          <table:table-cell table:formula="of:=SIN([.D140])" office:value-type="float" office:value="0.558150781100598" calcext:value-type="float">
            <text:p>0.558150781100598</text:p>
          </table:table-cell>
          <table:table-cell table:formula="of:=SIN([.B140])" office:value-type="float" office:value="0.53869944204919" calcext:value-type="float">
            <text:p>0.53869944204919</text:p>
          </table:table-cell>
        </table:table-row>
        <table:table-row table:style-name="ro1">
          <table:table-cell office:value-type="float" office:value="150.0911" calcext:value-type="float">
            <text:p>150.0911</text:p>
          </table:table-cell>
          <table:table-cell office:value-type="float" office:value="2.6376" calcext:value-type="float">
            <text:p>2.6376</text:p>
          </table:table-cell>
          <table:table-cell table:formula="of:=([.B141]/3.1415)*180" office:value-type="float" office:value="151.127805188604" calcext:value-type="float">
            <text:p>151.127805188604</text:p>
          </table:table-cell>
          <table:table-cell table:formula="of:=([.A141]/180)*3.1415" office:value-type="float" office:value="2.61950661472222" calcext:value-type="float">
            <text:p>2.61950661472222</text:p>
          </table:table-cell>
          <table:table-cell table:formula="of:=SIN([.D141])" office:value-type="float" office:value="0.498689359968611" calcext:value-type="float">
            <text:p>0.498689359968611</text:p>
          </table:table-cell>
          <table:table-cell table:formula="of:=SIN([.B141])" office:value-type="float" office:value="0.48292559113694" calcext:value-type="float">
            <text:p>0.48292559113694</text:p>
          </table:table-cell>
        </table:table-row>
        <table:table-row table:style-name="ro1">
          <table:table-cell office:value-type="float" office:value="152.6454" calcext:value-type="float">
            <text:p>152.6454</text:p>
          </table:table-cell>
          <table:table-cell office:value-type="float" office:value="2.7068" calcext:value-type="float">
            <text:p>2.7068</text:p>
          </table:table-cell>
          <table:table-cell table:formula="of:=([.B142]/3.1415)*180" office:value-type="float" office:value="155.092790068439" calcext:value-type="float">
            <text:p>155.092790068439</text:p>
          </table:table-cell>
          <table:table-cell table:formula="of:=([.A142]/180)*3.1415" office:value-type="float" office:value="2.664086245" calcext:value-type="float">
            <text:p>2.664086245</text:p>
          </table:table-cell>
          <table:table-cell table:formula="of:=SIN([.D142])" office:value-type="float" office:value="0.459565939243028" calcext:value-type="float">
            <text:p>0.459565939243028</text:p>
          </table:table-cell>
          <table:table-cell table:formula="of:=SIN([.B142])" office:value-type="float" office:value="0.42122235606145" calcext:value-type="float">
            <text:p>0.42122235606145</text:p>
          </table:table-cell>
        </table:table-row>
        <table:table-row table:style-name="ro1">
          <table:table-cell office:value-type="float" office:value="156.1786" calcext:value-type="float">
            <text:p>156.1786</text:p>
          </table:table-cell>
          <table:table-cell office:value-type="float" office:value="2.7745" calcext:value-type="float">
            <text:p>2.7745</text:p>
          </table:table-cell>
          <table:table-cell table:formula="of:=([.B143]/3.1415)*180" office:value-type="float" office:value="158.97182874423" calcext:value-type="float">
            <text:p>158.97182874423</text:p>
          </table:table-cell>
          <table:table-cell table:formula="of:=([.A143]/180)*3.1415" office:value-type="float" office:value="2.72575039944444" calcext:value-type="float">
            <text:p>2.72575039944444</text:p>
          </table:table-cell>
          <table:table-cell table:formula="of:=SIN([.D143])" office:value-type="float" office:value="0.403960547799055" calcext:value-type="float">
            <text:p>0.403960547799055</text:p>
          </table:table-cell>
          <table:table-cell table:formula="of:=SIN([.B143])" office:value-type="float" office:value="0.358903308916563" calcext:value-type="float">
            <text:p>0.358903308916563</text:p>
          </table:table-cell>
        </table:table-row>
        <table:table-row table:style-name="ro1">
          <table:table-cell office:value-type="float" office:value="160.5215" calcext:value-type="float">
            <text:p>160.5215</text:p>
          </table:table-cell>
          <table:table-cell office:value-type="float" office:value="2.8389" calcext:value-type="float">
            <text:p>2.8389</text:p>
          </table:table-cell>
          <table:table-cell table:formula="of:=([.B144]/3.1415)*180" office:value-type="float" office:value="162.661785771128" calcext:value-type="float">
            <text:p>162.661785771128</text:p>
          </table:table-cell>
          <table:table-cell table:formula="of:=([.A144]/180)*3.1415" office:value-type="float" office:value="2.80154606805556" calcext:value-type="float">
            <text:p>2.80154606805556</text:p>
          </table:table-cell>
          <table:table-cell table:formula="of:=SIN([.D144])" office:value-type="float" office:value="0.333531010508678" calcext:value-type="float">
            <text:p>0.333531010508678</text:p>
          </table:table-cell>
          <table:table-cell table:formula="of:=SIN([.B144])" office:value-type="float" office:value="0.298091522463029" calcext:value-type="float">
            <text:p>0.298091522463029</text:p>
          </table:table-cell>
        </table:table-row>
        <table:table-row table:style-name="ro1">
          <table:table-cell office:value-type="float" office:value="163.6757" calcext:value-type="float">
            <text:p>163.6757</text:p>
          </table:table-cell>
          <table:table-cell office:value-type="float" office:value="2.8989" calcext:value-type="float">
            <text:p>2.8989</text:p>
          </table:table-cell>
          <table:table-cell table:formula="of:=([.B145]/3.1415)*180" office:value-type="float" office:value="166.099633932835" calcext:value-type="float">
            <text:p>166.099633932835</text:p>
          </table:table-cell>
          <table:table-cell table:formula="of:=([.A145]/180)*3.1415" office:value-type="float" office:value="2.85659561972222" calcext:value-type="float">
            <text:p>2.85659561972222</text:p>
          </table:table-cell>
          <table:table-cell table:formula="of:=SIN([.D145])" office:value-type="float" office:value="0.281154604810508" calcext:value-type="float">
            <text:p>0.281154604810508</text:p>
          </table:table-cell>
          <table:table-cell table:formula="of:=SIN([.B145])" office:value-type="float" office:value="0.240317238234427" calcext:value-type="float">
            <text:p>0.240317238234427</text:p>
          </table:table-cell>
        </table:table-row>
        <table:table-row table:style-name="ro1">
          <table:table-cell office:value-type="float" office:value="167.3944" calcext:value-type="float">
            <text:p>167.3944</text:p>
          </table:table-cell>
          <table:table-cell office:value-type="float" office:value="2.9714" calcext:value-type="float">
            <text:p>2.9714</text:p>
          </table:table-cell>
          <table:table-cell table:formula="of:=([.B146]/3.1415)*180" office:value-type="float" office:value="170.253700461563" calcext:value-type="float">
            <text:p>170.253700461563</text:p>
          </table:table-cell>
          <table:table-cell table:formula="of:=([.A146]/180)*3.1415" office:value-type="float" office:value="2.92149726444444" calcext:value-type="float">
            <text:p>2.92149726444444</text:p>
          </table:table-cell>
          <table:table-cell table:formula="of:=SIN([.D146])" office:value-type="float" office:value="0.218322712111522" calcext:value-type="float">
            <text:p>0.218322712111522</text:p>
          </table:table-cell>
          <table:table-cell table:formula="of:=SIN([.B146])" office:value-type="float" office:value="0.169372222369576" calcext:value-type="float">
            <text:p>0.169372222369576</text:p>
          </table:table-cell>
        </table:table-row>
        <table:table-row table:style-name="ro1">
          <table:table-cell office:value-type="float" office:value="173.1474" calcext:value-type="float">
            <text:p>173.1474</text:p>
          </table:table-cell>
          <table:table-cell office:value-type="float" office:value="3.049" calcext:value-type="float">
            <text:p>3.049</text:p>
          </table:table-cell>
          <table:table-cell table:formula="of:=([.B147]/3.1415)*180" office:value-type="float" office:value="174.699984084036" calcext:value-type="float">
            <text:p>174.699984084036</text:p>
          </table:table-cell>
          <table:table-cell table:formula="of:=([.A147]/180)*3.1415" office:value-type="float" office:value="3.021903095" calcext:value-type="float">
            <text:p>3.021903095</text:p>
          </table:table-cell>
          <table:table-cell table:formula="of:=SIN([.D147])" office:value-type="float" office:value="0.119403992612325" calcext:value-type="float">
            <text:p>0.119403992612325</text:p>
          </table:table-cell>
          <table:table-cell table:formula="of:=SIN([.B147])" office:value-type="float" office:value="0.0924604046586908" calcext:value-type="float">
            <text:p>0.092460404658691</text:p>
          </table:table-cell>
        </table:table-row>
        <table:table-row table:style-name="ro1">
          <table:table-cell office:value-type="float" office:value="176.0924" calcext:value-type="float">
            <text:p>176.0924</text:p>
          </table:table-cell>
          <table:table-cell office:value-type="float" office:value="3.1205" calcext:value-type="float">
            <text:p>3.1205</text:p>
          </table:table-cell>
          <table:table-cell table:formula="of:=([.B148]/3.1415)*180" office:value-type="float" office:value="178.796753143403" calcext:value-type="float">
            <text:p>178.796753143403</text:p>
          </table:table-cell>
          <table:table-cell table:formula="of:=([.A148]/180)*3.1415" office:value-type="float" office:value="3.07330152555556" calcext:value-type="float">
            <text:p>3.07330152555556</text:p>
          </table:table-cell>
          <table:table-cell table:formula="of:=SIN([.D148])" office:value-type="float" office:value="0.0682380591034207" calcext:value-type="float">
            <text:p>0.068238059103421</text:p>
          </table:table-cell>
          <table:table-cell table:formula="of:=SIN([.B148])" office:value-type="float" office:value="0.0210910896041963" calcext:value-type="float">
            <text:p>0.021091089604196</text:p>
          </table:table-cell>
        </table:table-row>
        <table:table-row table:style-name="ro1">
          <table:table-cell office:value-type="float" office:value="181.9461" calcext:value-type="float">
            <text:p>181.9461</text:p>
          </table:table-cell>
          <table:table-cell office:value-type="float" office:value="-3.0847" calcext:value-type="float">
            <text:p>-3.0847</text:p>
          </table:table-cell>
          <table:table-cell table:formula="of:=([.B149]/3.1415)*180" office:value-type="float" office:value="-176.745503740252" calcext:value-type="float">
            <text:p>-176.745503740252</text:p>
          </table:table-cell>
          <table:table-cell table:formula="of:=([.A149]/180)*3.1415" office:value-type="float" office:value="3.17546485083333" calcext:value-type="float">
            <text:p>3.17546485083333</text:p>
          </table:table-cell>
          <table:table-cell table:formula="of:=SIN([.D149])" office:value-type="float" office:value="-0.0338657205410999" calcext:value-type="float">
            <text:p>-0.0338657205411</text:p>
          </table:table-cell>
          <table:table-cell table:formula="of:=SIN([.B149])" office:value-type="float" office:value="-0.0568619671125106" calcext:value-type="float">
            <text:p>-0.056861967112511</text:p>
          </table:table-cell>
        </table:table-row>
        <table:table-row table:style-name="ro1">
          <table:table-cell office:value-type="float" office:value="185.8835" calcext:value-type="float">
            <text:p>185.8835</text:p>
          </table:table-cell>
          <table:table-cell office:value-type="float" office:value="-3.0196" calcext:value-type="float">
            <text:p>-3.0196</text:p>
          </table:table-cell>
          <table:table-cell table:formula="of:=([.B150]/3.1415)*180" office:value-type="float" office:value="-173.0154384848" calcext:value-type="float">
            <text:p>-173.0154384848</text:p>
          </table:table-cell>
          <table:table-cell table:formula="of:=([.A150]/180)*3.1415" office:value-type="float" office:value="3.24418341805556" calcext:value-type="float">
            <text:p>3.24418341805556</text:p>
          </table:table-cell>
          <table:table-cell table:formula="of:=SIN([.D150])" office:value-type="float" office:value="-0.102410900153989" calcext:value-type="float">
            <text:p>-0.102410900153989</text:p>
          </table:table-cell>
          <table:table-cell table:formula="of:=SIN([.B150])" office:value-type="float" office:value="-0.121690292003264" calcext:value-type="float">
            <text:p>-0.121690292003264</text:p>
          </table:table-cell>
        </table:table-row>
        <table:table-row table:style-name="ro1">
          <table:table-cell office:value-type="float" office:value="189.4693" calcext:value-type="float">
            <text:p>189.4693</text:p>
          </table:table-cell>
          <table:table-cell office:value-type="float" office:value="-2.9593" calcext:value-type="float">
            <text:p>-2.9593</text:p>
          </table:table-cell>
          <table:table-cell table:formula="of:=([.B151]/3.1415)*180" office:value-type="float" office:value="-169.560401082286" calcext:value-type="float">
            <text:p>-169.560401082286</text:p>
          </table:table-cell>
          <table:table-cell table:formula="of:=([.A151]/180)*3.1415" office:value-type="float" office:value="3.30676558861111" calcext:value-type="float">
            <text:p>3.30676558861111</text:p>
          </table:table-cell>
          <table:table-cell table:formula="of:=SIN([.D151])" office:value-type="float" office:value="-0.164422914812833" calcext:value-type="float">
            <text:p>-0.164422914812833</text:p>
          </table:table-cell>
          <table:table-cell table:formula="of:=SIN([.B151])" office:value-type="float" office:value="-0.181284713711046" calcext:value-type="float">
            <text:p>-0.181284713711046</text:p>
          </table:table-cell>
        </table:table-row>
        <table:table-row table:style-name="ro1">
          <table:table-cell office:value-type="float" office:value="192.216" calcext:value-type="float">
            <text:p>192.216</text:p>
          </table:table-cell>
          <table:table-cell office:value-type="float" office:value="-2.92" calcext:value-type="float">
            <text:p>-2.92</text:p>
          </table:table-cell>
          <table:table-cell table:formula="of:=([.B152]/3.1415)*180" office:value-type="float" office:value="-167.308610536368" calcext:value-type="float">
            <text:p>-167.308610536368</text:p>
          </table:table-cell>
          <table:table-cell table:formula="of:=([.A152]/180)*3.1415" office:value-type="float" office:value="3.35470313333333" calcext:value-type="float">
            <text:p>3.35470313333333</text:p>
          </table:table-cell>
          <table:table-cell table:formula="of:=SIN([.D152])" office:value-type="float" office:value="-0.211501031856674" calcext:value-type="float">
            <text:p>-0.211501031856674</text:p>
          </table:table-cell>
          <table:table-cell table:formula="of:=SIN([.B152])" office:value-type="float" office:value="-0.219783612225117" calcext:value-type="float">
            <text:p>-0.219783612225117</text:p>
          </table:table-cell>
        </table:table-row>
        <table:table-row table:style-name="ro1">
          <table:table-cell office:value-type="float" office:value="193.2079" calcext:value-type="float">
            <text:p>193.2079</text:p>
          </table:table-cell>
          <table:table-cell office:value-type="float" office:value="-2.88" calcext:value-type="float">
            <text:p>-2.88</text:p>
          </table:table-cell>
          <table:table-cell table:formula="of:=([.B153]/3.1415)*180" office:value-type="float" office:value="-165.016711761897" calcext:value-type="float">
            <text:p>-165.016711761897</text:p>
          </table:table-cell>
          <table:table-cell table:formula="of:=([.A153]/180)*3.1415" office:value-type="float" office:value="3.37201454361111" calcext:value-type="float">
            <text:p>3.37201454361111</text:p>
          </table:table-cell>
          <table:table-cell table:formula="of:=SIN([.D153])" office:value-type="float" office:value="-0.228388283370153" calcext:value-type="float">
            <text:p>-0.228388283370153</text:p>
          </table:table-cell>
          <table:table-cell table:formula="of:=SIN([.B153])" office:value-type="float" office:value="-0.258619349661111" calcext:value-type="float">
            <text:p>-0.258619349661111</text:p>
          </table:table-cell>
        </table:table-row>
        <table:table-row table:style-name="ro1">
          <table:table-cell office:value-type="float" office:value="195.8699" calcext:value-type="float">
            <text:p>195.8699</text:p>
          </table:table-cell>
          <table:table-cell office:value-type="float" office:value="-2.8507" calcext:value-type="float">
            <text:p>-2.8507</text:p>
          </table:table-cell>
          <table:table-cell table:formula="of:=([.B154]/3.1415)*180" office:value-type="float" office:value="-163.337895909597" calcext:value-type="float">
            <text:p>-163.337895909597</text:p>
          </table:table-cell>
          <table:table-cell table:formula="of:=([.A154]/180)*3.1415" office:value-type="float" office:value="3.41847383805556" calcext:value-type="float">
            <text:p>3.41847383805556</text:p>
          </table:table-cell>
          <table:table-cell table:formula="of:=SIN([.D154])" office:value-type="float" office:value="-0.273356954737025" calcext:value-type="float">
            <text:p>-0.273356954737025</text:p>
          </table:table-cell>
          <table:table-cell table:formula="of:=SIN([.B154])" office:value-type="float" office:value="-0.286807490898901" calcext:value-type="float">
            <text:p>-0.286807490898901</text:p>
          </table:table-cell>
        </table:table-row>
        <table:table-row table:style-name="ro1">
          <table:table-cell office:value-type="float" office:value="196.8722" calcext:value-type="float">
            <text:p>196.8722</text:p>
          </table:table-cell>
          <table:table-cell office:value-type="float" office:value="-2.8235" calcext:value-type="float">
            <text:p>-2.8235</text:p>
          </table:table-cell>
          <table:table-cell table:formula="of:=([.B155]/3.1415)*180" office:value-type="float" office:value="-161.779404742957" calcext:value-type="float">
            <text:p>-161.779404742957</text:p>
          </table:table-cell>
          <table:table-cell table:formula="of:=([.A155]/180)*3.1415" office:value-type="float" office:value="3.43596675722222" calcext:value-type="float">
            <text:p>3.43596675722222</text:p>
          </table:table-cell>
          <table:table-cell table:formula="of:=SIN([.D155])" office:value-type="float" office:value="-0.290140934229257" calcext:value-type="float">
            <text:p>-0.290140934229257</text:p>
          </table:table-cell>
          <table:table-cell table:formula="of:=SIN([.B155])" office:value-type="float" office:value="-0.312755468755033" calcext:value-type="float">
            <text:p>-0.312755468755033</text:p>
          </table:table-cell>
        </table:table-row>
        <table:table-row table:style-name="ro1">
          <table:table-cell office:value-type="float" office:value="199.6092" calcext:value-type="float">
            <text:p>199.6092</text:p>
          </table:table-cell>
          <table:table-cell office:value-type="float" office:value="-2.7893" calcext:value-type="float">
            <text:p>-2.7893</text:p>
          </table:table-cell>
          <table:table-cell table:formula="of:=([.B156]/3.1415)*180" office:value-type="float" office:value="-159.819831290785" calcext:value-type="float">
            <text:p>-159.819831290785</text:p>
          </table:table-cell>
          <table:table-cell table:formula="of:=([.A156]/180)*3.1415" office:value-type="float" office:value="3.48373501" calcext:value-type="float">
            <text:p>3.48373501</text:p>
          </table:table-cell>
          <table:table-cell table:formula="of:=SIN([.D156])" office:value-type="float" office:value="-0.335506041795725" calcext:value-type="float">
            <text:p>-0.335506041795725</text:p>
          </table:table-cell>
          <table:table-cell table:formula="of:=SIN([.B156])" office:value-type="float" office:value="-0.345050560611316" calcext:value-type="float">
            <text:p>-0.345050560611316</text:p>
          </table:table-cell>
        </table:table-row>
        <table:table-row table:style-name="ro1">
          <table:table-cell office:value-type="float" office:value="201.2627" calcext:value-type="float">
            <text:p>201.2627</text:p>
          </table:table-cell>
          <table:table-cell office:value-type="float" office:value="-2.7624" calcext:value-type="float">
            <text:p>-2.7624</text:p>
          </table:table-cell>
          <table:table-cell table:formula="of:=([.B157]/3.1415)*180" office:value-type="float" office:value="-158.278529364953" calcext:value-type="float">
            <text:p>-158.278529364953</text:p>
          </table:table-cell>
          <table:table-cell table:formula="of:=([.A157]/180)*3.1415" office:value-type="float" office:value="3.51259317805556" calcext:value-type="float">
            <text:p>3.51259317805556</text:p>
          </table:table-cell>
          <table:table-cell table:formula="of:=SIN([.D157])" office:value-type="float" office:value="-0.362548067131302" calcext:value-type="float">
            <text:p>-0.362548067131302</text:p>
          </table:table-cell>
          <table:table-cell table:formula="of:=SIN([.B157])" office:value-type="float" office:value="-0.370170594550113" calcext:value-type="float">
            <text:p>-0.370170594550113</text:p>
          </table:table-cell>
        </table:table-row>
        <table:table-row table:style-name="ro1">
          <table:table-cell office:value-type="float" office:value="203.5315" calcext:value-type="float">
            <text:p>203.5315</text:p>
          </table:table-cell>
          <table:table-cell office:value-type="float" office:value="-2.7212" calcext:value-type="float">
            <text:p>-2.7212</text:p>
          </table:table-cell>
          <table:table-cell table:formula="of:=([.B158]/3.1415)*180" office:value-type="float" office:value="-155.917873627248" calcext:value-type="float">
            <text:p>-155.917873627248</text:p>
          </table:table-cell>
          <table:table-cell table:formula="of:=([.A158]/180)*3.1415" office:value-type="float" office:value="3.55219004027778" calcext:value-type="float">
            <text:p>3.55219004027778</text:p>
          </table:table-cell>
          <table:table-cell table:formula="of:=SIN([.D158])" office:value-type="float" office:value="-0.399157132596637" calcext:value-type="float">
            <text:p>-0.399157132596637</text:p>
          </table:table-cell>
          <table:table-cell table:formula="of:=SIN([.B158])" office:value-type="float" office:value="-0.408118949266963" calcext:value-type="float">
            <text:p>-0.408118949266963</text:p>
          </table:table-cell>
        </table:table-row>
        <table:table-row table:style-name="ro1">
          <table:table-cell office:value-type="float" office:value="205.2739" calcext:value-type="float">
            <text:p>205.2739</text:p>
          </table:table-cell>
          <table:table-cell office:value-type="float" office:value="-2.6961" calcext:value-type="float">
            <text:p>-2.6961</text:p>
          </table:table-cell>
          <table:table-cell table:formula="of:=([.B159]/3.1415)*180" office:value-type="float" office:value="-154.479707146268" calcext:value-type="float">
            <text:p>-154.479707146268</text:p>
          </table:table-cell>
          <table:table-cell table:formula="of:=([.A159]/180)*3.1415" office:value-type="float" office:value="3.58259976027778" calcext:value-type="float">
            <text:p>3.58259976027778</text:p>
          </table:table-cell>
          <table:table-cell table:formula="of:=SIN([.D159])" office:value-type="float" office:value="-0.426850430355475" calcext:value-type="float">
            <text:p>-0.426850430355475</text:p>
          </table:table-cell>
          <table:table-cell table:formula="of:=SIN([.B159])" office:value-type="float" office:value="-0.430902502429725" calcext:value-type="float">
            <text:p>-0.430902502429725</text:p>
          </table:table-cell>
        </table:table-row>
        <table:table-row table:style-name="ro1">
          <table:table-cell office:value-type="float" office:value="205.8606" calcext:value-type="float">
            <text:p>205.8606</text:p>
          </table:table-cell>
          <table:table-cell office:value-type="float" office:value="-2.6712" calcext:value-type="float">
            <text:p>-2.6712</text:p>
          </table:table-cell>
          <table:table-cell table:formula="of:=([.B160]/3.1415)*180" office:value-type="float" office:value="-153.05300015916" calcext:value-type="float">
            <text:p>-153.05300015916</text:p>
          </table:table-cell>
          <table:table-cell table:formula="of:=([.A160]/180)*3.1415" office:value-type="float" office:value="3.592839305" calcext:value-type="float">
            <text:p>3.592839305</text:p>
          </table:table-cell>
          <table:table-cell table:formula="of:=SIN([.D160])" office:value-type="float" office:value="-0.436087739471863" calcext:value-type="float">
            <text:p>-0.436087739471863</text:p>
          </table:table-cell>
          <table:table-cell table:formula="of:=SIN([.B160])" office:value-type="float" office:value="-0.45323632794669" calcext:value-type="float">
            <text:p>-0.45323632794669</text:p>
          </table:table-cell>
        </table:table-row>
        <table:table-row table:style-name="ro1">
          <table:table-cell office:value-type="float" office:value="207.3845" calcext:value-type="float">
            <text:p>207.3845</text:p>
          </table:table-cell>
          <table:table-cell office:value-type="float" office:value="-2.6471" calcext:value-type="float">
            <text:p>-2.6471</text:p>
          </table:table-cell>
          <table:table-cell table:formula="of:=([.B161]/3.1415)*180" office:value-type="float" office:value="-151.672131147541" calcext:value-type="float">
            <text:p>-151.672131147541</text:p>
          </table:table-cell>
          <table:table-cell table:formula="of:=([.A161]/180)*3.1415" office:value-type="float" office:value="3.61943559305556" calcext:value-type="float">
            <text:p>3.61943559305556</text:p>
          </table:table-cell>
          <table:table-cell table:formula="of:=SIN([.D161])" office:value-type="float" office:value="-0.459864800975133" calcext:value-type="float">
            <text:p>-0.459864800975133</text:p>
          </table:table-cell>
          <table:table-cell table:formula="of:=SIN([.B161])" office:value-type="float" office:value="-0.474585141187411" calcext:value-type="float">
            <text:p>-0.474585141187411</text:p>
          </table:table-cell>
        </table:table-row>
        <table:table-row table:style-name="ro1">
          <table:table-cell office:value-type="float" office:value="208.6843" calcext:value-type="float">
            <text:p>208.6843</text:p>
          </table:table-cell>
          <table:table-cell office:value-type="float" office:value="-2.6254" calcext:value-type="float">
            <text:p>-2.6254</text:p>
          </table:table-cell>
          <table:table-cell table:formula="of:=([.B162]/3.1415)*180" office:value-type="float" office:value="-150.428776062391" calcext:value-type="float">
            <text:p>-150.428776062391</text:p>
          </table:table-cell>
          <table:table-cell table:formula="of:=([.A162]/180)*3.1415" office:value-type="float" office:value="3.64212071361111" calcext:value-type="float">
            <text:p>3.64212071361111</text:p>
          </table:table-cell>
          <table:table-cell table:formula="of:=SIN([.D162])" office:value-type="float" office:value="-0.479888888005729" calcext:value-type="float">
            <text:p>-0.479888888005729</text:p>
          </table:table-cell>
          <table:table-cell table:formula="of:=SIN([.B162])" office:value-type="float" office:value="-0.493572456233154" calcext:value-type="float">
            <text:p>-0.493572456233154</text:p>
          </table:table-cell>
        </table:table-row>
        <table:table-row table:style-name="ro1">
          <table:table-cell office:value-type="float" office:value="209.8729" calcext:value-type="float">
            <text:p>209.8729</text:p>
          </table:table-cell>
          <table:table-cell office:value-type="float" office:value="-2.6001" calcext:value-type="float">
            <text:p>-2.6001</text:p>
          </table:table-cell>
          <table:table-cell table:formula="of:=([.B163]/3.1415)*180" office:value-type="float" office:value="-148.979150087538" calcext:value-type="float">
            <text:p>-148.979150087538</text:p>
          </table:table-cell>
          <table:table-cell table:formula="of:=([.A163]/180)*3.1415" office:value-type="float" office:value="3.66286508527778" calcext:value-type="float">
            <text:p>3.66286508527778</text:p>
          </table:table-cell>
          <table:table-cell table:formula="of:=SIN([.D163])" office:value-type="float" office:value="-0.497983975924534" calcext:value-type="float">
            <text:p>-0.497983975924534</text:p>
          </table:table-cell>
          <table:table-cell table:formula="of:=SIN([.B163])" office:value-type="float" office:value="-0.515415680368763" calcext:value-type="float">
            <text:p>-0.515415680368763</text:p>
          </table:table-cell>
        </table:table-row>
        <table:table-row table:style-name="ro1">
          <table:table-cell office:value-type="float" office:value="211.5224" calcext:value-type="float">
            <text:p>211.5224</text:p>
          </table:table-cell>
          <table:table-cell office:value-type="float" office:value="-2.5703" calcext:value-type="float">
            <text:p>-2.5703</text:p>
          </table:table-cell>
          <table:table-cell table:formula="of:=([.B164]/3.1415)*180" office:value-type="float" office:value="-147.271685500557" calcext:value-type="float">
            <text:p>-147.271685500557</text:p>
          </table:table-cell>
          <table:table-cell table:formula="of:=([.A164]/180)*3.1415" office:value-type="float" office:value="3.69165344222222" calcext:value-type="float">
            <text:p>3.69165344222222</text:p>
          </table:table-cell>
          <table:table-cell table:formula="of:=SIN([.D164])" office:value-type="float" office:value="-0.522739051764704" calcext:value-type="float">
            <text:p>-0.522739051764704</text:p>
          </table:table-cell>
          <table:table-cell table:formula="of:=SIN([.B164])" office:value-type="float" office:value="-0.540719883898769" calcext:value-type="float">
            <text:p>-0.540719883898769</text:p>
          </table:table-cell>
        </table:table-row>
        <table:table-row table:style-name="ro1">
          <table:table-cell office:value-type="float" office:value="214.0819" calcext:value-type="float">
            <text:p>214.0819</text:p>
          </table:table-cell>
          <table:table-cell office:value-type="float" office:value="-2.5386" calcext:value-type="float">
            <text:p>-2.5386</text:p>
          </table:table-cell>
          <table:table-cell table:formula="of:=([.B165]/3.1415)*180" office:value-type="float" office:value="-145.455355721789" calcext:value-type="float">
            <text:p>-145.455355721789</text:p>
          </table:table-cell>
          <table:table-cell table:formula="of:=([.A165]/180)*3.1415" office:value-type="float" office:value="3.73632382694444" calcext:value-type="float">
            <text:p>3.73632382694444</text:p>
          </table:table-cell>
          <table:table-cell table:formula="of:=SIN([.D165])" office:value-type="float" office:value="-0.560286105865274" calcext:value-type="float">
            <text:p>-0.560286105865274</text:p>
          </table:table-cell>
          <table:table-cell table:formula="of:=SIN([.B165])" office:value-type="float" office:value="-0.567109884838794" calcext:value-type="float">
            <text:p>-0.567109884838794</text:p>
          </table:table-cell>
        </table:table-row>
        <table:table-row table:style-name="ro1">
          <table:table-cell office:value-type="float" office:value="214.9584" calcext:value-type="float">
            <text:p>214.9584</text:p>
          </table:table-cell>
          <table:table-cell office:value-type="float" office:value="-2.5164" calcext:value-type="float">
            <text:p>-2.5164</text:p>
          </table:table-cell>
          <table:table-cell table:formula="of:=([.B166]/3.1415)*180" office:value-type="float" office:value="-144.183351901958" calcext:value-type="float">
            <text:p>-144.183351901958</text:p>
          </table:table-cell>
          <table:table-cell table:formula="of:=([.A166]/180)*3.1415" office:value-type="float" office:value="3.75162118666667" calcext:value-type="float">
            <text:p>3.75162118666667</text:p>
          </table:table-cell>
          <table:table-cell table:formula="of:=SIN([.D166])" office:value-type="float" office:value="-0.572890846947185" calcext:value-type="float">
            <text:p>-0.572890846947185</text:p>
          </table:table-cell>
          <table:table-cell table:formula="of:=SIN([.B166])" office:value-type="float" office:value="-0.585253497037597" calcext:value-type="float">
            <text:p>-0.585253497037597</text:p>
          </table:table-cell>
        </table:table-row>
        <table:table-row table:style-name="ro1">
          <table:table-cell office:value-type="float" office:value="216.2357" calcext:value-type="float">
            <text:p>216.2357</text:p>
          </table:table-cell>
          <table:table-cell office:value-type="float" office:value="-2.4888" calcext:value-type="float">
            <text:p>-2.4888</text:p>
          </table:table-cell>
          <table:table-cell table:formula="of:=([.B167]/3.1415)*180" office:value-type="float" office:value="-142.601941747573" calcext:value-type="float">
            <text:p>-142.601941747573</text:p>
          </table:table-cell>
          <table:table-cell table:formula="of:=([.A167]/180)*3.1415" office:value-type="float" office:value="3.77391361972222" calcext:value-type="float">
            <text:p>3.77391361972222</text:p>
          </table:table-cell>
          <table:table-cell table:formula="of:=SIN([.D167])" office:value-type="float" office:value="-0.591018573912909" calcext:value-type="float">
            <text:p>-0.591018573912909</text:p>
          </table:table-cell>
          <table:table-cell table:formula="of:=SIN([.B167])" office:value-type="float" office:value="-0.607407229227241" calcext:value-type="float">
            <text:p>-0.607407229227241</text:p>
          </table:table-cell>
        </table:table-row>
        <table:table-row table:style-name="ro1">
          <table:table-cell office:value-type="float" office:value="218.7197" calcext:value-type="float">
            <text:p>218.7197</text:p>
          </table:table-cell>
          <table:table-cell office:value-type="float" office:value="-2.4608" calcext:value-type="float">
            <text:p>-2.4608</text:p>
          </table:table-cell>
          <table:table-cell table:formula="of:=([.B168]/3.1415)*180" office:value-type="float" office:value="-140.997612605443" calcext:value-type="float">
            <text:p>-140.997612605443</text:p>
          </table:table-cell>
          <table:table-cell table:formula="of:=([.A168]/180)*3.1415" office:value-type="float" office:value="3.81726631972222" calcext:value-type="float">
            <text:p>3.81726631972222</text:p>
          </table:table-cell>
          <table:table-cell table:formula="of:=SIN([.D168])" office:value-type="float" office:value="-0.625423110722911" calcext:value-type="float">
            <text:p>-0.625423110722911</text:p>
          </table:table-cell>
          <table:table-cell table:formula="of:=SIN([.B168])" office:value-type="float" office:value="-0.629409172225542" calcext:value-type="float">
            <text:p>-0.629409172225542</text:p>
          </table:table-cell>
        </table:table-row>
        <table:table-row table:style-name="ro1">
          <table:table-cell office:value-type="float" office:value="219.4008" calcext:value-type="float">
            <text:p>219.4008</text:p>
          </table:table-cell>
          <table:table-cell office:value-type="float" office:value="-2.4328" calcext:value-type="float">
            <text:p>-2.4328</text:p>
          </table:table-cell>
          <table:table-cell table:formula="of:=([.B169]/3.1415)*180" office:value-type="float" office:value="-139.393283463314" calcext:value-type="float">
            <text:p>-139.393283463314</text:p>
          </table:table-cell>
          <table:table-cell table:formula="of:=([.A169]/180)*3.1415" office:value-type="float" office:value="3.82915340666667" calcext:value-type="float">
            <text:p>3.82915340666667</text:p>
          </table:table-cell>
          <table:table-cell table:formula="of:=SIN([.D169])" office:value-type="float" office:value="-0.634654030944988" calcext:value-type="float">
            <text:p>-0.634654030944988</text:p>
          </table:table-cell>
          <table:table-cell table:formula="of:=SIN([.B169])" office:value-type="float" office:value="-0.650917690671153" calcext:value-type="float">
            <text:p>-0.650917690671153</text:p>
          </table:table-cell>
        </table:table-row>
        <table:table-row table:style-name="ro1">
          <table:table-cell office:value-type="float" office:value="221.0769" calcext:value-type="float">
            <text:p>221.0769</text:p>
          </table:table-cell>
          <table:table-cell office:value-type="float" office:value="-2.4025" calcext:value-type="float">
            <text:p>-2.4025</text:p>
          </table:table-cell>
          <table:table-cell table:formula="of:=([.B170]/3.1415)*180" office:value-type="float" office:value="-137.657170141652" calcext:value-type="float">
            <text:p>-137.657170141652</text:p>
          </table:table-cell>
          <table:table-cell table:formula="of:=([.A170]/180)*3.1415" office:value-type="float" office:value="3.8584060075" calcext:value-type="float">
            <text:p>3.8584060075</text:p>
          </table:table-cell>
          <table:table-cell table:formula="of:=SIN([.D170])" office:value-type="float" office:value="-0.656985589310777" calcext:value-type="float">
            <text:p>-0.656985589310777</text:p>
          </table:table-cell>
          <table:table-cell table:formula="of:=SIN([.B170])" office:value-type="float" office:value="-0.673617587361254" calcext:value-type="float">
            <text:p>-0.673617587361254</text:p>
          </table:table-cell>
        </table:table-row>
        <table:table-row table:style-name="ro1">
          <table:table-cell office:value-type="float" office:value="222.9807" calcext:value-type="float">
            <text:p>222.9807</text:p>
          </table:table-cell>
          <table:table-cell office:value-type="float" office:value="-2.3513" calcext:value-type="float">
            <text:p>-2.3513</text:p>
          </table:table-cell>
          <table:table-cell table:formula="of:=([.B171]/3.1415)*180" office:value-type="float" office:value="-134.723539710329" calcext:value-type="float">
            <text:p>-134.723539710329</text:p>
          </table:table-cell>
          <table:table-cell table:formula="of:=([.A171]/180)*3.1415" office:value-type="float" office:value="3.89163260583333" calcext:value-type="float">
            <text:p>3.89163260583333</text:p>
          </table:table-cell>
          <table:table-cell table:formula="of:=SIN([.D171])" office:value-type="float" office:value="-0.681667992091202" calcext:value-type="float">
            <text:p>-0.681667992091202</text:p>
          </table:table-cell>
          <table:table-cell table:formula="of:=SIN([.B171])" office:value-type="float" office:value="-0.71055922485345" calcext:value-type="float">
            <text:p>-0.71055922485345</text:p>
          </table:table-cell>
        </table:table-row>
        <table:table-row table:style-name="ro1">
          <table:table-cell office:value-type="float" office:value="227.6504" calcext:value-type="float">
            <text:p>227.6504</text:p>
          </table:table-cell>
          <table:table-cell office:value-type="float" office:value="-2.298" calcext:value-type="float">
            <text:p>-2.298</text:p>
          </table:table-cell>
          <table:table-cell table:formula="of:=([.B172]/3.1415)*180" office:value-type="float" office:value="-131.669584593347" calcext:value-type="float">
            <text:p>-131.669584593347</text:p>
          </table:table-cell>
          <table:table-cell table:formula="of:=([.A172]/180)*3.1415" office:value-type="float" office:value="3.97313184222222" calcext:value-type="float">
            <text:p>3.97313184222222</text:p>
          </table:table-cell>
          <table:table-cell table:formula="of:=SIN([.D172])" office:value-type="float" office:value="-0.738969257680971" calcext:value-type="float">
            <text:p>-0.738969257680971</text:p>
          </table:table-cell>
          <table:table-cell table:formula="of:=SIN([.B172])" office:value-type="float" office:value="-0.747036271920985" calcext:value-type="float">
            <text:p>-0.747036271920985</text:p>
          </table:table-cell>
        </table:table-row>
        <table:table-row table:style-name="ro1">
          <table:table-cell office:value-type="float" office:value="229.1732" calcext:value-type="float">
            <text:p>229.1732</text:p>
          </table:table-cell>
          <table:table-cell office:value-type="float" office:value="-2.2453" calcext:value-type="float">
            <text:p>-2.2453</text:p>
          </table:table-cell>
          <table:table-cell table:formula="of:=([.B173]/3.1415)*180" office:value-type="float" office:value="-128.650007957982" calcext:value-type="float">
            <text:p>-128.650007957982</text:p>
          </table:table-cell>
          <table:table-cell table:formula="of:=([.A173]/180)*3.1415" office:value-type="float" office:value="3.99970893222222" calcext:value-type="float">
            <text:p>3.99970893222222</text:p>
          </table:table-cell>
          <table:table-cell table:formula="of:=SIN([.D173])" office:value-type="float" office:value="-0.756612208656107" calcext:value-type="float">
            <text:p>-0.756612208656107</text:p>
          </table:table-cell>
          <table:table-cell table:formula="of:=SIN([.B173])" office:value-type="float" office:value="-0.781017008242279" calcext:value-type="float">
            <text:p>-0.781017008242279</text:p>
          </table:table-cell>
        </table:table-row>
        <table:table-row table:style-name="ro1">
          <table:table-cell office:value-type="float" office:value="232.1929" calcext:value-type="float">
            <text:p>232.1929</text:p>
          </table:table-cell>
          <table:table-cell office:value-type="float" office:value="-2.1961" calcext:value-type="float">
            <text:p>-2.1961</text:p>
          </table:table-cell>
          <table:table-cell table:formula="of:=([.B174]/3.1415)*180" office:value-type="float" office:value="-125.830972465383" calcext:value-type="float">
            <text:p>-125.830972465383</text:p>
          </table:table-cell>
          <table:table-cell table:formula="of:=([.A174]/180)*3.1415" office:value-type="float" office:value="4.05241108527778" calcext:value-type="float">
            <text:p>4.05241108527778</text:p>
          </table:table-cell>
          <table:table-cell table:formula="of:=SIN([.D174])" office:value-type="float" office:value="-0.790005784186822" calcext:value-type="float">
            <text:p>-0.790005784186822</text:p>
          </table:table-cell>
          <table:table-cell table:formula="of:=SIN([.B174])" office:value-type="float" office:value="-0.810785403751316" calcext:value-type="float">
            <text:p>-0.810785403751316</text:p>
          </table:table-cell>
        </table:table-row>
        <table:table-row table:style-name="ro1">
          <table:table-cell office:value-type="float" office:value="236.6251" calcext:value-type="float">
            <text:p>236.6251</text:p>
          </table:table-cell>
          <table:table-cell office:value-type="float" office:value="-2.1401" calcext:value-type="float">
            <text:p>-2.1401</text:p>
          </table:table-cell>
          <table:table-cell table:formula="of:=([.B175]/3.1415)*180" office:value-type="float" office:value="-122.622314181124" calcext:value-type="float">
            <text:p>-122.622314181124</text:p>
          </table:table-cell>
          <table:table-cell table:formula="of:=([.A175]/180)*3.1415" office:value-type="float" office:value="4.12976528694445" calcext:value-type="float">
            <text:p>4.12976528694445</text:p>
          </table:table-cell>
          <table:table-cell table:formula="of:=SIN([.D175])" office:value-type="float" office:value="-0.835021925751308" calcext:value-type="float">
            <text:p>-0.835021925751308</text:p>
          </table:table-cell>
          <table:table-cell table:formula="of:=SIN([.B175])" office:value-type="float" office:value="-0.842276531280143" calcext:value-type="float">
            <text:p>-0.842276531280143</text:p>
          </table:table-cell>
        </table:table-row>
        <table:table-row table:style-name="ro1">
          <table:table-cell office:value-type="float" office:value="239.8349" calcext:value-type="float">
            <text:p>239.8349</text:p>
          </table:table-cell>
          <table:table-cell office:value-type="float" office:value="-2.0874" calcext:value-type="float">
            <text:p>-2.0874</text:p>
          </table:table-cell>
          <table:table-cell table:formula="of:=([.B176]/3.1415)*180" office:value-type="float" office:value="-119.602737545758" calcext:value-type="float">
            <text:p>-119.602737545758</text:p>
          </table:table-cell>
          <table:table-cell table:formula="of:=([.A176]/180)*3.1415" office:value-type="float" office:value="4.18578521305556" calcext:value-type="float">
            <text:p>4.18578521305556</text:p>
          </table:table-cell>
          <table:table-cell table:formula="of:=SIN([.D176])" office:value-type="float" office:value="-0.864519000089209" calcext:value-type="float">
            <text:p>-0.864519000089209</text:p>
          </table:table-cell>
          <table:table-cell table:formula="of:=SIN([.B176])" office:value-type="float" office:value="-0.869501738601507" calcext:value-type="float">
            <text:p>-0.869501738601507</text:p>
          </table:table-cell>
        </table:table-row>
        <table:table-row table:style-name="ro1">
          <table:table-cell office:value-type="float" office:value="241.0771" calcext:value-type="float">
            <text:p>241.0771</text:p>
          </table:table-cell>
          <table:table-cell office:value-type="float" office:value="-2.0507" calcext:value-type="float">
            <text:p>-2.0507</text:p>
          </table:table-cell>
          <table:table-cell table:formula="of:=([.B177]/3.1415)*180" office:value-type="float" office:value="-117.499920420181" calcext:value-type="float">
            <text:p>-117.499920420181</text:p>
          </table:table-cell>
          <table:table-cell table:formula="of:=([.A177]/180)*3.1415" office:value-type="float" office:value="4.20746505361111" calcext:value-type="float">
            <text:p>4.20746505361111</text:p>
          </table:table-cell>
          <table:table-cell table:formula="of:=SIN([.D177])" office:value-type="float" office:value="-0.875211276686741" calcext:value-type="float">
            <text:p>-0.875211276686741</text:p>
          </table:table-cell>
          <table:table-cell table:formula="of:=SIN([.B177])" office:value-type="float" office:value="-0.887039400371998" calcext:value-type="float">
            <text:p>-0.887039400371998</text:p>
          </table:table-cell>
        </table:table-row>
        <table:table-row table:style-name="ro1">
          <table:table-cell office:value-type="float" office:value="244.5313" calcext:value-type="float">
            <text:p>244.5313</text:p>
          </table:table-cell>
          <table:table-cell office:value-type="float" office:value="-2.0055" calcext:value-type="float">
            <text:p>-2.0055</text:p>
          </table:table-cell>
          <table:table-cell table:formula="of:=([.B178]/3.1415)*180" office:value-type="float" office:value="-114.910074805029" calcext:value-type="float">
            <text:p>-114.910074805029</text:p>
          </table:table-cell>
          <table:table-cell table:formula="of:=([.A178]/180)*3.1415" office:value-type="float" office:value="4.26775043861111" calcext:value-type="float">
            <text:p>4.26775043861111</text:p>
          </table:table-cell>
          <table:table-cell table:formula="of:=SIN([.D178])" office:value-type="float" office:value="-0.902766198970741" calcext:value-type="float">
            <text:p>-0.902766198970741</text:p>
          </table:table-cell>
          <table:table-cell table:formula="of:=SIN([.B178])" office:value-type="float" office:value="-0.906994877675148" calcext:value-type="float">
            <text:p>-0.906994877675148</text:p>
          </table:table-cell>
        </table:table-row>
        <table:table-row table:style-name="ro1">
          <table:table-cell office:value-type="float" office:value="245.9408" calcext:value-type="float">
            <text:p>245.9408</text:p>
          </table:table-cell>
          <table:table-cell office:value-type="float" office:value="-1.963" calcext:value-type="float">
            <text:p>-1.963</text:p>
          </table:table-cell>
          <table:table-cell table:formula="of:=([.B179]/3.1415)*180" office:value-type="float" office:value="-112.474932357154" calcext:value-type="float">
            <text:p>-112.474932357154</text:p>
          </table:table-cell>
          <table:table-cell table:formula="of:=([.A179]/180)*3.1415" office:value-type="float" office:value="4.29235012888889" calcext:value-type="float">
            <text:p>4.29235012888889</text:p>
          </table:table-cell>
          <table:table-cell table:formula="of:=SIN([.D179])" office:value-type="float" office:value="-0.913073097519657" calcext:value-type="float">
            <text:p>-0.913073097519657</text:p>
          </table:table-cell>
          <table:table-cell table:formula="of:=SIN([.B179])" office:value-type="float" office:value="-0.924069003752615" calcext:value-type="float">
            <text:p>-0.924069003752615</text:p>
          </table:table-cell>
        </table:table-row>
        <table:table-row table:style-name="ro1">
          <table:table-cell office:value-type="float" office:value="248.3632" calcext:value-type="float">
            <text:p>248.3632</text:p>
          </table:table-cell>
          <table:table-cell office:value-type="float" office:value="-1.9081" calcext:value-type="float">
            <text:p>-1.9081</text:p>
          </table:table-cell>
          <table:table-cell table:formula="of:=([.B180]/3.1415)*180" office:value-type="float" office:value="-109.329301289193" calcext:value-type="float">
            <text:p>-109.329301289193</text:p>
          </table:table-cell>
          <table:table-cell table:formula="of:=([.A180]/180)*3.1415" office:value-type="float" office:value="4.33462773777778" calcext:value-type="float">
            <text:p>4.33462773777778</text:p>
          </table:table-cell>
          <table:table-cell table:formula="of:=SIN([.D180])" office:value-type="float" office:value="-0.929492708577289" calcext:value-type="float">
            <text:p>-0.929492708577289</text:p>
          </table:table-cell>
          <table:table-cell table:formula="of:=SIN([.B180])" office:value-type="float" office:value="-0.943650427625967" calcext:value-type="float">
            <text:p>-0.943650427625967</text:p>
          </table:table-cell>
        </table:table-row>
        <table:table-row table:style-name="ro1">
          <table:table-cell office:value-type="float" office:value="253.0112" calcext:value-type="float">
            <text:p>253.0112</text:p>
          </table:table-cell>
          <table:table-cell office:value-type="float" office:value="-1.857" calcext:value-type="float">
            <text:p>-1.857</text:p>
          </table:table-cell>
          <table:table-cell table:formula="of:=([.B181]/3.1415)*180" office:value-type="float" office:value="-106.401400604807" calcext:value-type="float">
            <text:p>-106.401400604807</text:p>
          </table:table-cell>
          <table:table-cell table:formula="of:=([.A181]/180)*3.1415" office:value-type="float" office:value="4.41574824888889" calcext:value-type="float">
            <text:p>4.41574824888889</text:p>
          </table:table-cell>
          <table:table-cell table:formula="of:=SIN([.D181])" office:value-type="float" office:value="-0.956323828650539" calcext:value-type="float">
            <text:p>-0.956323828650539</text:p>
          </table:table-cell>
          <table:table-cell table:formula="of:=SIN([.B181])" office:value-type="float" office:value="-0.95932253585576" calcext:value-type="float">
            <text:p>-0.95932253585576</text:p>
          </table:table-cell>
        </table:table-row>
        <table:table-row table:style-name="ro1">
          <table:table-cell office:value-type="float" office:value="254.2324" calcext:value-type="float">
            <text:p>254.2324</text:p>
          </table:table-cell>
          <table:table-cell office:value-type="float" office:value="-1.8173" calcext:value-type="float">
            <text:p>-1.8173</text:p>
          </table:table-cell>
          <table:table-cell table:formula="of:=([.B182]/3.1415)*180" office:value-type="float" office:value="-104.126691071144" calcext:value-type="float">
            <text:p>-104.126691071144</text:p>
          </table:table-cell>
          <table:table-cell table:formula="of:=([.A182]/180)*3.1415" office:value-type="float" office:value="4.43706158111111" calcext:value-type="float">
            <text:p>4.43706158111111</text:p>
          </table:table-cell>
          <table:table-cell table:formula="of:=SIN([.D182])" office:value-type="float" office:value="-0.96233624177861" calcext:value-type="float">
            <text:p>-0.96233624177861</text:p>
          </table:table-cell>
          <table:table-cell table:formula="of:=SIN([.B182])" office:value-type="float" office:value="-0.969771502907666" calcext:value-type="float">
            <text:p>-0.969771502907666</text:p>
          </table:table-cell>
        </table:table-row>
        <table:table-row table:style-name="ro1">
          <table:table-cell office:value-type="float" office:value="256.3498" calcext:value-type="float">
            <text:p>256.3498</text:p>
          </table:table-cell>
          <table:table-cell office:value-type="float" office:value="-1.786" calcext:value-type="float">
            <text:p>-1.786</text:p>
          </table:table-cell>
          <table:table-cell table:formula="of:=([.B183]/3.1415)*180" office:value-type="float" office:value="-102.333280280121" calcext:value-type="float">
            <text:p>-102.333280280121</text:p>
          </table:table-cell>
          <table:table-cell table:formula="of:=([.A183]/180)*3.1415" office:value-type="float" office:value="4.47401609277778" calcext:value-type="float">
            <text:p>4.47401609277778</text:p>
          </table:table-cell>
          <table:table-cell table:formula="of:=SIN([.D183])" office:value-type="float" office:value="-0.971723457764892" calcext:value-type="float">
            <text:p>-0.971723457764892</text:p>
          </table:table-cell>
          <table:table-cell table:formula="of:=SIN([.B183])" office:value-type="float" office:value="-0.976932920788795" calcext:value-type="float">
            <text:p>-0.976932920788795</text:p>
          </table:table-cell>
        </table:table-row>
        <table:table-row table:style-name="ro1">
          <table:table-cell office:value-type="float" office:value="258.0026" calcext:value-type="float">
            <text:p>258.0026</text:p>
          </table:table-cell>
          <table:table-cell office:value-type="float" office:value="-1.7639" calcext:value-type="float">
            <text:p>-1.7639</text:p>
          </table:table-cell>
          <table:table-cell table:formula="of:=([.B184]/3.1415)*180" office:value-type="float" office:value="-101.067006207226" calcext:value-type="float">
            <text:p>-101.067006207226</text:p>
          </table:table-cell>
          <table:table-cell table:formula="of:=([.A184]/180)*3.1415" office:value-type="float" office:value="4.50286204388889" calcext:value-type="float">
            <text:p>4.50286204388889</text:p>
          </table:table-cell>
          <table:table-cell table:formula="of:=SIN([.D184])" office:value-type="float" office:value="-0.978129420054859" calcext:value-type="float">
            <text:p>-0.978129420054859</text:p>
          </table:table-cell>
          <table:table-cell table:formula="of:=SIN([.B184])" office:value-type="float" office:value="-0.981413350051242" calcext:value-type="float">
            <text:p>-0.981413350051242</text:p>
          </table:table-cell>
        </table:table-row>
        <table:table-row table:style-name="ro1">
          <table:table-cell office:value-type="float" office:value="260.2786" calcext:value-type="float">
            <text:p>260.2786</text:p>
          </table:table-cell>
          <table:table-cell office:value-type="float" office:value="-1.7371" calcext:value-type="float">
            <text:p>-1.7371</text:p>
          </table:table-cell>
          <table:table-cell table:formula="of:=([.B185]/3.1415)*180" office:value-type="float" office:value="-99.5314340283304" calcext:value-type="float">
            <text:p>-99.5314340283304</text:p>
          </table:table-cell>
          <table:table-cell table:formula="of:=([.A185]/180)*3.1415" office:value-type="float" office:value="4.54258456611111" calcext:value-type="float">
            <text:p>4.54258456611111</text:p>
          </table:table-cell>
          <table:table-cell table:formula="of:=SIN([.D185])" office:value-type="float" office:value="-0.98561783771082" calcext:value-type="float">
            <text:p>-0.98561783771082</text:p>
          </table:table-cell>
          <table:table-cell table:formula="of:=SIN([.B185])" office:value-type="float" office:value="-0.986203385803857" calcext:value-type="float">
            <text:p>-0.986203385803857</text:p>
          </table:table-cell>
        </table:table-row>
        <table:table-row table:style-name="ro1">
          <table:table-cell office:value-type="float" office:value="260.6907" calcext:value-type="float">
            <text:p>260.6907</text:p>
          </table:table-cell>
          <table:table-cell office:value-type="float" office:value="-1.7134" calcext:value-type="float">
            <text:p>-1.7134</text:p>
          </table:table-cell>
          <table:table-cell table:formula="of:=([.B186]/3.1415)*180" office:value-type="float" office:value="-98.1734840044565" calcext:value-type="float">
            <text:p>-98.1734840044565</text:p>
          </table:table-cell>
          <table:table-cell table:formula="of:=([.A186]/180)*3.1415" office:value-type="float" office:value="4.54977685583333" calcext:value-type="float">
            <text:p>4.54977685583333</text:p>
          </table:table-cell>
          <table:table-cell table:formula="of:=SIN([.D186])" office:value-type="float" office:value="-0.986807756829852" calcext:value-type="float">
            <text:p>-0.986807756829852</text:p>
          </table:table-cell>
          <table:table-cell table:formula="of:=SIN([.B186])" office:value-type="float" office:value="-0.98984931556284" calcext:value-type="float">
            <text:p>-0.98984931556284</text:p>
          </table:table-cell>
        </table:table-row>
        <table:table-row table:style-name="ro1">
          <table:table-cell office:value-type="float" office:value="262.2106" calcext:value-type="float">
            <text:p>262.2106</text:p>
          </table:table-cell>
          <table:table-cell office:value-type="float" office:value="-1.6834" calcext:value-type="float">
            <text:p>-1.6834</text:p>
          </table:table-cell>
          <table:table-cell table:formula="of:=([.B187]/3.1415)*180" office:value-type="float" office:value="-96.4545599236034" calcext:value-type="float">
            <text:p>-96.4545599236034</text:p>
          </table:table-cell>
          <table:table-cell table:formula="of:=([.A187]/180)*3.1415" office:value-type="float" office:value="4.57630333277778" calcext:value-type="float">
            <text:p>4.57630333277778</text:p>
          </table:table-cell>
          <table:table-cell table:formula="of:=SIN([.D187])" office:value-type="float" office:value="-0.990754629630872" calcext:value-type="float">
            <text:p>-0.990754629630872</text:p>
          </table:table-cell>
          <table:table-cell table:formula="of:=SIN([.B187])" office:value-type="float" office:value="-0.993666902390222" calcext:value-type="float">
            <text:p>-0.993666902390222</text:p>
          </table:table-cell>
        </table:table-row>
        <table:table-row table:style-name="ro1">
          <table:table-cell office:value-type="float" office:value="264.0473" calcext:value-type="float">
            <text:p>264.0473</text:p>
          </table:table-cell>
          <table:table-cell office:value-type="float" office:value="-1.6456" calcext:value-type="float">
            <text:p>-1.6456</text:p>
          </table:table-cell>
          <table:table-cell table:formula="of:=([.B188]/3.1415)*180" office:value-type="float" office:value="-94.2887155817285" calcext:value-type="float">
            <text:p>-94.2887155817285</text:p>
          </table:table-cell>
          <table:table-cell table:formula="of:=([.A188]/180)*3.1415" office:value-type="float" office:value="4.60835884972222" calcext:value-type="float">
            <text:p>4.60835884972222</text:p>
          </table:table-cell>
          <table:table-cell table:formula="of:=SIN([.D188])" office:value-type="float" office:value="-0.994593744259009" calcext:value-type="float">
            <text:p>-0.994593744259009</text:p>
          </table:table-cell>
          <table:table-cell table:formula="of:=SIN([.B188])" office:value-type="float" office:value="-0.997203509603457" calcext:value-type="float">
            <text:p>-0.997203509603457</text:p>
          </table:table-cell>
        </table:table-row>
        <table:table-row table:style-name="ro1">
          <table:table-cell office:value-type="float" office:value="266.3049" calcext:value-type="float">
            <text:p>266.3049</text:p>
          </table:table-cell>
          <table:table-cell office:value-type="float" office:value="-1.5859" calcext:value-type="float">
            <text:p>-1.5859</text:p>
          </table:table-cell>
          <table:table-cell table:formula="of:=([.B189]/3.1415)*180" office:value-type="float" office:value="-90.8680566608308" calcext:value-type="float">
            <text:p>-90.8680566608308</text:p>
          </table:table-cell>
          <table:table-cell table:formula="of:=([.A189]/180)*3.1415" office:value-type="float" office:value="4.64776024083333" calcext:value-type="float">
            <text:p>4.64776024083333</text:p>
          </table:table-cell>
          <table:table-cell table:formula="of:=SIN([.D189])" office:value-type="float" office:value="-0.997912289838975" calcext:value-type="float">
            <text:p>-0.997912289838975</text:p>
          </table:table-cell>
          <table:table-cell table:formula="of:=SIN([.B189])" office:value-type="float" office:value="-0.999885941696139" calcext:value-type="float">
            <text:p>-0.999885941696139</text:p>
          </table:table-cell>
        </table:table-row>
        <table:table-row table:style-name="ro1">
          <table:table-cell office:value-type="float" office:value="270.0396" calcext:value-type="float">
            <text:p>270.0396</text:p>
          </table:table-cell>
          <table:table-cell office:value-type="float" office:value="-1.5327" calcext:value-type="float">
            <text:p>-1.5327</text:p>
          </table:table-cell>
          <table:table-cell table:formula="of:=([.B190]/3.1415)*180" office:value-type="float" office:value="-87.8198312907847" calcext:value-type="float">
            <text:p>-87.8198312907847</text:p>
          </table:table-cell>
          <table:table-cell table:formula="of:=([.A190]/180)*3.1415" office:value-type="float" office:value="4.71294113" calcext:value-type="float">
            <text:p>4.71294113</text:p>
          </table:table-cell>
          <table:table-cell table:formula="of:=SIN([.D190])" office:value-type="float" office:value="-0.999999847565405" calcext:value-type="float">
            <text:p>-0.999999847565405</text:p>
          </table:table-cell>
          <table:table-cell table:formula="of:=SIN([.B190])" office:value-type="float" office:value="-0.999274422703085" calcext:value-type="float">
            <text:p>-0.999274422703085</text:p>
          </table:table-cell>
        </table:table-row>
        <table:table-row table:style-name="ro1">
          <table:table-cell office:value-type="float" office:value="272.7024" calcext:value-type="float">
            <text:p>272.7024</text:p>
          </table:table-cell>
          <table:table-cell office:value-type="float" office:value="-1.5051" calcext:value-type="float">
            <text:p>-1.5051</text:p>
          </table:table-cell>
          <table:table-cell table:formula="of:=([.B191]/3.1415)*180" office:value-type="float" office:value="-86.2384211363998" calcext:value-type="float">
            <text:p>-86.2384211363998</text:p>
          </table:table-cell>
          <table:table-cell table:formula="of:=([.A191]/180)*3.1415" office:value-type="float" office:value="4.75941438666667" calcext:value-type="float">
            <text:p>4.75941438666667</text:p>
          </table:table-cell>
          <table:table-cell table:formula="of:=SIN([.D191])" office:value-type="float" office:value="-0.998894509327013" calcext:value-type="float">
            <text:p>-0.998894509327013</text:p>
          </table:table-cell>
          <table:table-cell table:formula="of:=SIN([.B191])" office:value-type="float" office:value="-0.997842772374485" calcext:value-type="float">
            <text:p>-0.997842772374485</text:p>
          </table:table-cell>
        </table:table-row>
        <table:table-row table:style-name="ro1">
          <table:table-cell office:value-type="float" office:value="273.9053" calcext:value-type="float">
            <text:p>273.9053</text:p>
          </table:table-cell>
          <table:table-cell office:value-type="float" office:value="-1.4875" calcext:value-type="float">
            <text:p>-1.4875</text:p>
          </table:table-cell>
          <table:table-cell table:formula="of:=([.B192]/3.1415)*180" office:value-type="float" office:value="-85.2299856756327" calcext:value-type="float">
            <text:p>-85.2299856756327</text:p>
          </table:table-cell>
          <table:table-cell table:formula="of:=([.A192]/180)*3.1415" office:value-type="float" office:value="4.78040833305556" calcext:value-type="float">
            <text:p>4.78040833305556</text:p>
          </table:table-cell>
          <table:table-cell table:formula="of:=SIN([.D192])" office:value-type="float" office:value="-0.997687575598862" calcext:value-type="float">
            <text:p>-0.997687575598862</text:p>
          </table:table-cell>
          <table:table-cell table:formula="of:=SIN([.B192])" office:value-type="float" office:value="-0.996532866328332" calcext:value-type="float">
            <text:p>-0.996532866328332</text:p>
          </table:table-cell>
        </table:table-row>
        <table:table-row table:style-name="ro1">
          <table:table-cell office:value-type="float" office:value="274.9238" calcext:value-type="float">
            <text:p>274.9238</text:p>
          </table:table-cell>
          <table:table-cell office:value-type="float" office:value="-1.4812" calcext:value-type="float">
            <text:p>-1.4812</text:p>
          </table:table-cell>
          <table:table-cell table:formula="of:=([.B193]/3.1415)*180" office:value-type="float" office:value="-84.8690116186535" calcext:value-type="float">
            <text:p>-84.8690116186535</text:p>
          </table:table-cell>
          <table:table-cell table:formula="of:=([.A193]/180)*3.1415" office:value-type="float" office:value="4.79818398722222" calcext:value-type="float">
            <text:p>4.79818398722222</text:p>
          </table:table-cell>
          <table:table-cell table:formula="of:=SIN([.D193])" office:value-type="float" office:value="-0.99632186539409" calcext:value-type="float">
            <text:p>-0.99632186539409</text:p>
          </table:table-cell>
          <table:table-cell table:formula="of:=SIN([.B193])" office:value-type="float" office:value="-0.995988933426762" calcext:value-type="float">
            <text:p>-0.995988933426762</text:p>
          </table:table-cell>
        </table:table-row>
        <table:table-row table:style-name="ro1">
          <table:table-cell office:value-type="float" office:value="274.8499" calcext:value-type="float">
            <text:p>274.8499</text:p>
          </table:table-cell>
          <table:table-cell office:value-type="float" office:value="-1.4946" calcext:value-type="float">
            <text:p>-1.4946</text:p>
          </table:table-cell>
          <table:table-cell table:formula="of:=([.B194]/3.1415)*180" office:value-type="float" office:value="-85.6367977081012" calcext:value-type="float">
            <text:p>-85.6367977081012</text:p>
          </table:table-cell>
          <table:table-cell table:formula="of:=([.A194]/180)*3.1415" office:value-type="float" office:value="4.79689422694444" calcext:value-type="float">
            <text:p>4.79689422694444</text:p>
          </table:table-cell>
          <table:table-cell table:formula="of:=SIN([.D194])" office:value-type="float" office:value="-0.996431555972601" calcext:value-type="float">
            <text:p>-0.996431555972601</text:p>
          </table:table-cell>
          <table:table-cell table:formula="of:=SIN([.B194])" office:value-type="float" office:value="-0.997098464129909" calcext:value-type="float">
            <text:p>-0.997098464129909</text:p>
          </table:table-cell>
        </table:table-row>
        <table:table-row table:style-name="ro1">
          <table:table-cell office:value-type="float" office:value="273.6429" calcext:value-type="float">
            <text:p>273.6429</text:p>
          </table:table-cell>
          <table:table-cell office:value-type="float" office:value="-1.5393" calcext:value-type="float">
            <text:p>-1.5393</text:p>
          </table:table-cell>
          <table:table-cell table:formula="of:=([.B195]/3.1415)*180" office:value-type="float" office:value="-88.1979945885723" calcext:value-type="float">
            <text:p>-88.1979945885723</text:p>
          </table:table-cell>
          <table:table-cell table:formula="of:=([.A195]/180)*3.1415" office:value-type="float" office:value="4.77582872416667" calcext:value-type="float">
            <text:p>4.77582872416667</text:p>
          </table:table-cell>
          <table:table-cell table:formula="of:=SIN([.D195])" office:value-type="float" office:value="-0.997988374256154" calcext:value-type="float">
            <text:p>-0.997988374256154</text:p>
          </table:table-cell>
          <table:table-cell table:formula="of:=SIN([.B195])" office:value-type="float" office:value="-0.999504031702063" calcext:value-type="float">
            <text:p>-0.999504031702063</text:p>
          </table:table-cell>
        </table:table-row>
        <table:table-row table:style-name="ro1">
          <table:table-cell office:value-type="float" office:value="270.644" calcext:value-type="float">
            <text:p>270.644</text:p>
          </table:table-cell>
          <table:table-cell office:value-type="float" office:value="-1.5842" calcext:value-type="float">
            <text:p>-1.5842</text:p>
          </table:table-cell>
          <table:table-cell table:formula="of:=([.B196]/3.1415)*180" office:value-type="float" office:value="-90.7706509629158" calcext:value-type="float">
            <text:p>-90.7706509629158</text:p>
          </table:table-cell>
          <table:table-cell table:formula="of:=([.A196]/180)*3.1415" office:value-type="float" office:value="4.72348958888889" calcext:value-type="float">
            <text:p>4.72348958888889</text:p>
          </table:table-cell>
          <table:table-cell table:formula="of:=SIN([.D196])" office:value-type="float" office:value="-0.999938388878084" calcext:value-type="float">
            <text:p>-0.999938388878084</text:p>
          </table:table-cell>
          <table:table-cell table:formula="of:=SIN([.B196])" office:value-type="float" office:value="-0.999910172117179" calcext:value-type="float">
            <text:p>-0.999910172117179</text:p>
          </table:table-cell>
        </table:table-row>
        <table:table-row table:style-name="ro1">
          <table:table-cell office:value-type="float" office:value="268.6314" calcext:value-type="float">
            <text:p>268.6314</text:p>
          </table:table-cell>
          <table:table-cell office:value-type="float" office:value="-1.61" calcext:value-type="float">
            <text:p>-1.61</text:p>
          </table:table-cell>
          <table:table-cell table:formula="of:=([.B197]/3.1415)*180" office:value-type="float" office:value="-92.2489256724495" calcext:value-type="float">
            <text:p>-92.2489256724495</text:p>
          </table:table-cell>
          <table:table-cell table:formula="of:=([.A197]/180)*3.1415" office:value-type="float" office:value="4.68836412833333" calcext:value-type="float">
            <text:p>4.68836412833333</text:p>
          </table:table-cell>
          <table:table-cell table:formula="of:=SIN([.D197])" office:value-type="float" office:value="-0.999711417123036" calcext:value-type="float">
            <text:p>-0.999711417123036</text:p>
          </table:table-cell>
          <table:table-cell table:formula="of:=SIN([.B197])" office:value-type="float" office:value="-0.99923163442139" calcext:value-type="float">
            <text:p>-0.99923163442139</text:p>
          </table:table-cell>
        </table:table-row>
        <table:table-row table:style-name="ro1">
          <table:table-cell office:value-type="float" office:value="267.1762" calcext:value-type="float">
            <text:p>267.1762</text:p>
          </table:table-cell>
          <table:table-cell office:value-type="float" office:value="-1.6325" calcext:value-type="float">
            <text:p>-1.6325</text:p>
          </table:table-cell>
          <table:table-cell table:formula="of:=([.B198]/3.1415)*180" office:value-type="float" office:value="-93.5381187330893" calcext:value-type="float">
            <text:p>-93.5381187330893</text:p>
          </table:table-cell>
          <table:table-cell table:formula="of:=([.A198]/180)*3.1415" office:value-type="float" office:value="4.66296684611111" calcext:value-type="float">
            <text:p>4.66296684611111</text:p>
          </table:table-cell>
          <table:table-cell table:formula="of:=SIN([.D198])" office:value-type="float" office:value="-0.998778974886583" calcext:value-type="float">
            <text:p>-0.998778974886583</text:p>
          </table:table-cell>
          <table:table-cell table:formula="of:=SIN([.B198])" office:value-type="float" office:value="-0.998096932274138" calcext:value-type="float">
            <text:p>-0.998096932274138</text:p>
          </table:table-cell>
        </table:table-row>
        <table:table-row table:style-name="ro1">
          <table:table-cell office:value-type="float" office:value="266.004" calcext:value-type="float">
            <text:p>266.004</text:p>
          </table:table-cell>
          <table:table-cell office:value-type="float" office:value="-1.6504" calcext:value-type="float">
            <text:p>-1.6504</text:p>
          </table:table-cell>
          <table:table-cell table:formula="of:=([.B199]/3.1415)*180" office:value-type="float" office:value="-94.563743434665" calcext:value-type="float">
            <text:p>-94.563743434665</text:p>
          </table:table-cell>
          <table:table-cell table:formula="of:=([.A199]/180)*3.1415" office:value-type="float" office:value="4.6425087" calcext:value-type="float">
            <text:p>4.6425087</text:p>
          </table:table-cell>
          <table:table-cell table:formula="of:=SIN([.D199])" office:value-type="float" office:value="-0.997559366635194" calcext:value-type="float">
            <text:p>-0.997559366635194</text:p>
          </table:table-cell>
          <table:table-cell table:formula="of:=SIN([.B199])" office:value-type="float" office:value="-0.996833300350039" calcext:value-type="float">
            <text:p>-0.996833300350039</text:p>
          </table:table-cell>
        </table:table-row>
        <table:table-row table:style-name="ro1">
          <table:table-cell office:value-type="float" office:value="264.8512" calcext:value-type="float">
            <text:p>264.8512</text:p>
          </table:table-cell>
          <table:table-cell office:value-type="float" office:value="-1.6669" calcext:value-type="float">
            <text:p>-1.6669</text:p>
          </table:table-cell>
          <table:table-cell table:formula="of:=([.B200]/3.1415)*180" office:value-type="float" office:value="-95.5091516791342" calcext:value-type="float">
            <text:p>-95.5091516791342</text:p>
          </table:table-cell>
          <table:table-cell table:formula="of:=([.A200]/180)*3.1415" office:value-type="float" office:value="4.62238913777778" calcext:value-type="float">
            <text:p>4.62238913777778</text:p>
          </table:table-cell>
          <table:table-cell table:formula="of:=SIN([.D200])" office:value-type="float" office:value="-0.995952747158244" calcext:value-type="float">
            <text:p>-0.995952747158244</text:p>
          </table:table-cell>
          <table:table-cell table:formula="of:=SIN([.B200])" office:value-type="float" office:value="-0.995385595160214" calcext:value-type="float">
            <text:p>-0.995385595160214</text:p>
          </table:table-cell>
        </table:table-row>
        <table:table-row table:style-name="ro1">
          <table:table-cell office:value-type="float" office:value="264.161" calcext:value-type="float">
            <text:p>264.161</text:p>
          </table:table-cell>
          <table:table-cell office:value-type="float" office:value="-1.6791" calcext:value-type="float">
            <text:p>-1.6791</text:p>
          </table:table-cell>
          <table:table-cell table:formula="of:=([.B201]/3.1415)*180" office:value-type="float" office:value="-96.2081808053478" calcext:value-type="float">
            <text:p>-96.2081808053478</text:p>
          </table:table-cell>
          <table:table-cell table:formula="of:=([.A201]/180)*3.1415" office:value-type="float" office:value="4.61034323055556" calcext:value-type="float">
            <text:p>4.61034323055556</text:p>
          </table:table-cell>
          <table:table-cell table:formula="of:=SIN([.D201])" office:value-type="float" office:value="-0.994797849133994" calcext:value-type="float">
            <text:p>-0.994797849133994</text:p>
          </table:table-cell>
          <table:table-cell table:formula="of:=SIN([.B201])" office:value-type="float" office:value="-0.99414088767438" calcext:value-type="float">
            <text:p>-0.99414088767438</text:p>
          </table:table-cell>
        </table:table-row>
        <table:table-row table:style-name="ro1">
          <table:table-cell office:value-type="float" office:value="263.4579" calcext:value-type="float">
            <text:p>263.4579</text:p>
          </table:table-cell>
          <table:table-cell office:value-type="float" office:value="-1.6939" calcext:value-type="float">
            <text:p>-1.6939</text:p>
          </table:table-cell>
          <table:table-cell table:formula="of:=([.B202]/3.1415)*180" office:value-type="float" office:value="-97.056183351902" calcext:value-type="float">
            <text:p>-97.056183351902</text:p>
          </table:table-cell>
          <table:table-cell table:formula="of:=([.A202]/180)*3.1415" office:value-type="float" office:value="4.5980721825" calcext:value-type="float">
            <text:p>4.5980721825</text:p>
          </table:table-cell>
          <table:table-cell table:formula="of:=SIN([.D202])" office:value-type="float" office:value="-0.993472947647339" calcext:value-type="float">
            <text:p>-0.993472947647339</text:p>
          </table:table-cell>
          <table:table-cell table:formula="of:=SIN([.B202])" office:value-type="float" office:value="-0.992432307126883" calcext:value-type="float">
            <text:p>-0.992432307126883</text:p>
          </table:table-cell>
        </table:table-row>
        <table:table-row table:style-name="ro1">
          <table:table-cell office:value-type="float" office:value="262.62" calcext:value-type="float">
            <text:p>262.62</text:p>
          </table:table-cell>
          <table:table-cell office:value-type="float" office:value="-1.7066" calcext:value-type="float">
            <text:p>-1.7066</text:p>
          </table:table-cell>
          <table:table-cell table:formula="of:=([.B203]/3.1415)*180" office:value-type="float" office:value="-97.7838612127964" calcext:value-type="float">
            <text:p>-97.7838612127964</text:p>
          </table:table-cell>
          <table:table-cell table:formula="of:=([.A203]/180)*3.1415" office:value-type="float" office:value="4.5834485" calcext:value-type="float">
            <text:p>4.5834485</text:p>
          </table:table-cell>
          <table:table-cell table:formula="of:=SIN([.D203])" office:value-type="float" office:value="-0.991698687051387" calcext:value-type="float">
            <text:p>-0.991698687051387</text:p>
          </table:table-cell>
          <table:table-cell table:formula="of:=SIN([.B203])" office:value-type="float" office:value="-0.990792844582648" calcext:value-type="float">
            <text:p>-0.990792844582648</text:p>
          </table:table-cell>
        </table:table-row>
        <table:table-row table:style-name="ro1">
          <table:table-cell office:value-type="float" office:value="261.8288" calcext:value-type="float">
            <text:p>261.8288</text:p>
          </table:table-cell>
          <table:table-cell office:value-type="float" office:value="-1.7235" calcext:value-type="float">
            <text:p>-1.7235</text:p>
          </table:table-cell>
          <table:table-cell table:formula="of:=([.B204]/3.1415)*180" office:value-type="float" office:value="-98.7521884450103" calcext:value-type="float">
            <text:p>-98.7521884450103</text:p>
          </table:table-cell>
          <table:table-cell table:formula="of:=([.A204]/180)*3.1415" office:value-type="float" office:value="4.56963986222222" calcext:value-type="float">
            <text:p>4.56963986222222</text:p>
          </table:table-cell>
          <table:table-cell table:formula="of:=SIN([.D204])" office:value-type="float" office:value="-0.989828634333995" calcext:value-type="float">
            <text:p>-0.989828634333995</text:p>
          </table:table-cell>
          <table:table-cell table:formula="of:=SIN([.B204])" office:value-type="float" office:value="-0.98836343267235" calcext:value-type="float">
            <text:p>-0.98836343267235</text:p>
          </table:table-cell>
        </table:table-row>
        <table:table-row table:style-name="ro1">
          <table:table-cell office:value-type="float" office:value="260.3454" calcext:value-type="float">
            <text:p>260.3454</text:p>
          </table:table-cell>
          <table:table-cell office:value-type="float" office:value="-1.7505" calcext:value-type="float">
            <text:p>-1.7505</text:p>
          </table:table-cell>
          <table:table-cell table:formula="of:=([.B205]/3.1415)*180" office:value-type="float" office:value="-100.299220117778" calcext:value-type="float">
            <text:p>-100.299220117778</text:p>
          </table:table-cell>
          <table:table-cell table:formula="of:=([.A205]/180)*3.1415" office:value-type="float" office:value="4.54375041166667" calcext:value-type="float">
            <text:p>4.54375041166667</text:p>
          </table:table-cell>
          <table:table-cell table:formula="of:=SIN([.D205])" office:value-type="float" office:value="-0.985814183592642" calcext:value-type="float">
            <text:p>-0.985814183592642</text:p>
          </table:table-cell>
          <table:table-cell table:formula="of:=SIN([.B205])" office:value-type="float" office:value="-0.983896700851585" calcext:value-type="float">
            <text:p>-0.983896700851585</text:p>
          </table:table-cell>
        </table:table-row>
        <table:table-row table:style-name="ro1">
          <table:table-cell office:value-type="float" office:value="258.3368" calcext:value-type="float">
            <text:p>258.3368</text:p>
          </table:table-cell>
          <table:table-cell office:value-type="float" office:value="-1.7863" calcext:value-type="float">
            <text:p>-1.7863</text:p>
          </table:table-cell>
          <table:table-cell table:formula="of:=([.B206]/3.1415)*180" office:value-type="float" office:value="-102.35046952093" calcext:value-type="float">
            <text:p>-102.35046952093</text:p>
          </table:table-cell>
          <table:table-cell table:formula="of:=([.A206]/180)*3.1415" office:value-type="float" office:value="4.50869476222222" calcext:value-type="float">
            <text:p>4.50869476222222</text:p>
          </table:table-cell>
          <table:table-cell table:formula="of:=SIN([.D206])" office:value-type="float" office:value="-0.979325964062307" calcext:value-type="float">
            <text:p>-0.979325964062307</text:p>
          </table:table-cell>
          <table:table-cell table:formula="of:=SIN([.B206])" office:value-type="float" office:value="-0.976868812905438" calcext:value-type="float">
            <text:p>-0.976868812905438</text:p>
          </table:table-cell>
        </table:table-row>
        <table:table-row table:style-name="ro1">
          <table:table-cell office:value-type="float" office:value="256.9196" calcext:value-type="float">
            <text:p>256.9196</text:p>
          </table:table-cell>
          <table:table-cell office:value-type="float" office:value="-1.8249" calcext:value-type="float">
            <text:p>-1.8249</text:p>
          </table:table-cell>
          <table:table-cell table:formula="of:=([.B207]/3.1415)*180" office:value-type="float" office:value="-104.562151838294" calcext:value-type="float">
            <text:p>-104.562151838294</text:p>
          </table:table-cell>
          <table:table-cell table:formula="of:=([.A207]/180)*3.1415" office:value-type="float" office:value="4.48396068555556" calcext:value-type="float">
            <text:p>4.48396068555556</text:p>
          </table:table-cell>
          <table:table-cell table:formula="of:=SIN([.D207])" office:value-type="float" office:value="-0.974023505707499" calcext:value-type="float">
            <text:p>-0.974023505707499</text:p>
          </table:table-cell>
          <table:table-cell table:formula="of:=SIN([.B207])" office:value-type="float" office:value="-0.967889001265796" calcext:value-type="float">
            <text:p>-0.967889001265796</text:p>
          </table:table-cell>
        </table:table-row>
        <table:table-row table:style-name="ro1">
          <table:table-cell office:value-type="float" office:value="254.5169" calcext:value-type="float">
            <text:p>254.5169</text:p>
          </table:table-cell>
          <table:table-cell office:value-type="float" office:value="-1.8666" calcext:value-type="float">
            <text:p>-1.8666</text:p>
          </table:table-cell>
          <table:table-cell table:formula="of:=([.B208]/3.1415)*180" office:value-type="float" office:value="-106.95145631068" calcext:value-type="float">
            <text:p>-106.95145631068</text:p>
          </table:table-cell>
          <table:table-cell table:formula="of:=([.A208]/180)*3.1415" office:value-type="float" office:value="4.44202689638889" calcext:value-type="float">
            <text:p>4.44202689638889</text:p>
          </table:table-cell>
          <table:table-cell table:formula="of:=SIN([.D208])" office:value-type="float" office:value="-0.963674254006095" calcext:value-type="float">
            <text:p>-0.963674254006095</text:p>
          </table:table-cell>
          <table:table-cell table:formula="of:=SIN([.B208])" office:value-type="float" office:value="-0.956568173524219" calcext:value-type="float">
            <text:p>-0.956568173524219</text:p>
          </table:table-cell>
        </table:table-row>
        <table:table-row table:style-name="ro1">
          <table:table-cell office:value-type="float" office:value="252.2011" calcext:value-type="float">
            <text:p>252.2011</text:p>
          </table:table-cell>
          <table:table-cell office:value-type="float" office:value="-1.9213" calcext:value-type="float">
            <text:p>-1.9213</text:p>
          </table:table-cell>
          <table:table-cell table:formula="of:=([.B209]/3.1415)*180" office:value-type="float" office:value="-110.085627884768" calcext:value-type="float">
            <text:p>-110.085627884768</text:p>
          </table:table-cell>
          <table:table-cell table:formula="of:=([.A209]/180)*3.1415" office:value-type="float" office:value="4.40160975361111" calcext:value-type="float">
            <text:p>4.40160975361111</text:p>
          </table:table-cell>
          <table:table-cell table:formula="of:=SIN([.D209])" office:value-type="float" office:value="-0.952095570926967" calcext:value-type="float">
            <text:p>-0.952095570926967</text:p>
          </table:table-cell>
          <table:table-cell table:formula="of:=SIN([.B209])" office:value-type="float" office:value="-0.939199885263799" calcext:value-type="float">
            <text:p>-0.939199885263799</text:p>
          </table:table-cell>
        </table:table-row>
        <table:table-row table:style-name="ro1">
          <table:table-cell office:value-type="float" office:value="248.7221" calcext:value-type="float">
            <text:p>248.7221</text:p>
          </table:table-cell>
          <table:table-cell office:value-type="float" office:value="-1.9828" calcext:value-type="float">
            <text:p>-1.9828</text:p>
          </table:table-cell>
          <table:table-cell table:formula="of:=([.B210]/3.1415)*180" office:value-type="float" office:value="-113.609422250517" calcext:value-type="float">
            <text:p>-113.609422250517</text:p>
          </table:table-cell>
          <table:table-cell table:formula="of:=([.A210]/180)*3.1415" office:value-type="float" office:value="4.34089153972222" calcext:value-type="float">
            <text:p>4.34089153972222</text:p>
          </table:table-cell>
          <table:table-cell table:formula="of:=SIN([.D210])" office:value-type="float" office:value="-0.931784802864492" calcext:value-type="float">
            <text:p>-0.931784802864492</text:p>
          </table:table-cell>
          <table:table-cell table:formula="of:=SIN([.B210])" office:value-type="float" office:value="-0.916320299536469" calcext:value-type="float">
            <text:p>-0.916320299536469</text:p>
          </table:table-cell>
        </table:table-row>
        <table:table-row table:style-name="ro1">
          <table:table-cell office:value-type="float" office:value="242.5769" calcext:value-type="float">
            <text:p>242.5769</text:p>
          </table:table-cell>
          <table:table-cell office:value-type="float" office:value="-2.072" calcext:value-type="float">
            <text:p>-2.072</text:p>
          </table:table-cell>
          <table:table-cell table:formula="of:=([.B211]/3.1415)*180" office:value-type="float" office:value="-118.720356517587" calcext:value-type="float">
            <text:p>-118.720356517587</text:p>
          </table:table-cell>
          <table:table-cell table:formula="of:=([.A211]/180)*3.1415" office:value-type="float" office:value="4.23364072972222" calcext:value-type="float">
            <text:p>4.23364072972222</text:p>
          </table:table-cell>
          <table:table-cell table:formula="of:=SIN([.D211])" office:value-type="float" office:value="-0.887572259499787" calcext:value-type="float">
            <text:p>-0.887572259499787</text:p>
          </table:table-cell>
          <table:table-cell table:formula="of:=SIN([.B211])" office:value-type="float" office:value="-0.877004854621522" calcext:value-type="float">
            <text:p>-0.877004854621522</text:p>
          </table:table-cell>
        </table:table-row>
        <table:table-row table:style-name="ro1">
          <table:table-cell office:value-type="float" office:value="240.0659" calcext:value-type="float">
            <text:p>240.0659</text:p>
          </table:table-cell>
          <table:table-cell office:value-type="float" office:value="-2.112" calcext:value-type="float">
            <text:p>-2.112</text:p>
          </table:table-cell>
          <table:table-cell table:formula="of:=([.B212]/3.1415)*180" office:value-type="float" office:value="-121.012255292058" calcext:value-type="float">
            <text:p>-121.012255292058</text:p>
          </table:table-cell>
          <table:table-cell table:formula="of:=([.A212]/180)*3.1415" office:value-type="float" office:value="4.18981680472222" calcext:value-type="float">
            <text:p>4.18981680472222</text:p>
          </table:table-cell>
          <table:table-cell table:formula="of:=SIN([.D212])" office:value-type="float" office:value="-0.86653824730693" calcext:value-type="float">
            <text:p>-0.86653824730693</text:p>
          </table:table-cell>
          <table:table-cell table:formula="of:=SIN([.B212])" office:value-type="float" office:value="-0.857089208459717" calcext:value-type="float">
            <text:p>-0.857089208459717</text:p>
          </table:table-cell>
        </table:table-row>
        <table:table-row table:style-name="ro1">
          <table:table-cell office:value-type="float" office:value="234.7156" calcext:value-type="float">
            <text:p>234.7156</text:p>
          </table:table-cell>
          <table:table-cell office:value-type="float" office:value="-2.2037" calcext:value-type="float">
            <text:p>-2.2037</text:p>
          </table:table-cell>
          <table:table-cell table:formula="of:=([.B213]/3.1415)*180" office:value-type="float" office:value="-126.266433232532" calcext:value-type="float">
            <text:p>-126.266433232532</text:p>
          </table:table-cell>
          <table:table-cell table:formula="of:=([.A213]/180)*3.1415" office:value-type="float" office:value="4.09643920777778" calcext:value-type="float">
            <text:p>4.09643920777778</text:p>
          </table:table-cell>
          <table:table-cell table:formula="of:=SIN([.D213])" office:value-type="float" office:value="-0.816225099190848" calcext:value-type="float">
            <text:p>-0.816225099190848</text:p>
          </table:table-cell>
          <table:table-cell table:formula="of:=SIN([.B213])" office:value-type="float" office:value="-0.806313420502396" calcext:value-type="float">
            <text:p>-0.806313420502396</text:p>
          </table:table-cell>
        </table:table-row>
        <table:table-row table:style-name="ro1">
          <table:table-cell office:value-type="float" office:value="231.0108" calcext:value-type="float">
            <text:p>231.0108</text:p>
          </table:table-cell>
          <table:table-cell office:value-type="float" office:value="-2.2719" calcext:value-type="float">
            <text:p>-2.2719</text:p>
          </table:table-cell>
          <table:table-cell table:formula="of:=([.B214]/3.1415)*180" office:value-type="float" office:value="-130.174120643005" calcext:value-type="float">
            <text:p>-130.174120643005</text:p>
          </table:table-cell>
          <table:table-cell table:formula="of:=([.A214]/180)*3.1415" office:value-type="float" office:value="4.03178015666667" calcext:value-type="float">
            <text:p>4.03178015666667</text:p>
          </table:table-cell>
          <table:table-cell table:formula="of:=SIN([.D214])" office:value-type="float" office:value="-0.777189750557823" calcext:value-type="float">
            <text:p>-0.777189750557823</text:p>
          </table:table-cell>
          <table:table-cell table:formula="of:=SIN([.B214])" office:value-type="float" office:value="-0.764130715804176" calcext:value-type="float">
            <text:p>-0.764130715804176</text:p>
          </table:table-cell>
        </table:table-row>
        <table:table-row table:style-name="ro1">
          <table:table-cell office:value-type="float" office:value="226.8957" calcext:value-type="float">
            <text:p>226.8957</text:p>
          </table:table-cell>
          <table:table-cell office:value-type="float" office:value="-2.348" calcext:value-type="float">
            <text:p>-2.348</text:p>
          </table:table-cell>
          <table:table-cell table:formula="of:=([.B215]/3.1415)*180" office:value-type="float" office:value="-134.534458061436" calcext:value-type="float">
            <text:p>-134.534458061436</text:p>
          </table:table-cell>
          <table:table-cell table:formula="of:=([.A215]/180)*3.1415" office:value-type="float" office:value="3.95996023083333" calcext:value-type="float">
            <text:p>3.95996023083333</text:p>
          </table:table-cell>
          <table:table-cell table:formula="of:=SIN([.D215])" office:value-type="float" office:value="-0.73003118261783" calcext:value-type="float">
            <text:p>-0.73003118261783</text:p>
          </table:table-cell>
          <table:table-cell table:formula="of:=SIN([.B215])" office:value-type="float" office:value="-0.71287735506121" calcext:value-type="float">
            <text:p>-0.71287735506121</text:p>
          </table:table-cell>
        </table:table-row>
        <table:table-row table:style-name="ro1">
          <table:table-cell office:value-type="float" office:value="221.943" calcext:value-type="float">
            <text:p>221.943</text:p>
          </table:table-cell>
          <table:table-cell office:value-type="float" office:value="-2.4355" calcext:value-type="float">
            <text:p>-2.4355</text:p>
          </table:table-cell>
          <table:table-cell table:formula="of:=([.B216]/3.1415)*180" office:value-type="float" office:value="-139.547986630591" calcext:value-type="float">
            <text:p>-139.547986630591</text:p>
          </table:table-cell>
          <table:table-cell table:formula="of:=([.A216]/180)*3.1415" office:value-type="float" office:value="3.87352185833333" calcext:value-type="float">
            <text:p>3.87352185833333</text:p>
          </table:table-cell>
          <table:table-cell table:formula="of:=SIN([.D216])" office:value-type="float" office:value="-0.668305987116083" calcext:value-type="float">
            <text:p>-0.668305987116083</text:p>
          </table:table-cell>
          <table:table-cell table:formula="of:=SIN([.B216])" office:value-type="float" office:value="-0.648865620124959" calcext:value-type="float">
            <text:p>-0.648865620124959</text:p>
          </table:table-cell>
        </table:table-row>
        <table:table-row table:style-name="ro1">
          <table:table-cell office:value-type="float" office:value="216.9007" calcext:value-type="float">
            <text:p>216.9007</text:p>
          </table:table-cell>
          <table:table-cell office:value-type="float" office:value="-2.5224" calcext:value-type="float">
            <text:p>-2.5224</text:p>
          </table:table-cell>
          <table:table-cell table:formula="of:=([.B217]/3.1415)*180" office:value-type="float" office:value="-144.527136718128" calcext:value-type="float">
            <text:p>-144.527136718128</text:p>
          </table:table-cell>
          <table:table-cell table:formula="of:=([.A217]/180)*3.1415" office:value-type="float" office:value="3.78551971694444" calcext:value-type="float">
            <text:p>3.78551971694444</text:p>
          </table:table-cell>
          <table:table-cell table:formula="of:=SIN([.D217])" office:value-type="float" office:value="-0.600340709207604" calcext:value-type="float">
            <text:p>-0.600340709207604</text:p>
          </table:table-cell>
          <table:table-cell table:formula="of:=SIN([.B217])" office:value-type="float" office:value="-0.580377889396617" calcext:value-type="float">
            <text:p>-0.580377889396617</text:p>
          </table:table-cell>
        </table:table-row>
        <table:table-row table:style-name="ro1">
          <table:table-cell office:value-type="float" office:value="212.0058" calcext:value-type="float">
            <text:p>212.0058</text:p>
          </table:table-cell>
          <table:table-cell office:value-type="float" office:value="-2.6" calcext:value-type="float">
            <text:p>-2.6</text:p>
          </table:table-cell>
          <table:table-cell table:formula="of:=([.B218]/3.1415)*180" office:value-type="float" office:value="-148.973420340602" calcext:value-type="float">
            <text:p>-148.973420340602</text:p>
          </table:table-cell>
          <table:table-cell table:formula="of:=([.A218]/180)*3.1415" office:value-type="float" office:value="3.700090115" calcext:value-type="float">
            <text:p>3.700090115</text:p>
          </table:table-cell>
          <table:table-cell table:formula="of:=SIN([.D218])" office:value-type="float" office:value="-0.529912565291424" calcext:value-type="float">
            <text:p>-0.529912565291424</text:p>
          </table:table-cell>
          <table:table-cell table:formula="of:=SIN([.B218])" office:value-type="float" office:value="-0.515501371821464" calcext:value-type="float">
            <text:p>-0.515501371821464</text:p>
          </table:table-cell>
        </table:table-row>
        <table:table-row table:style-name="ro1">
          <table:table-cell office:value-type="float" office:value="210.087" calcext:value-type="float">
            <text:p>210.087</text:p>
          </table:table-cell>
          <table:table-cell office:value-type="float" office:value="-2.6615" calcext:value-type="float">
            <text:p>-2.6615</text:p>
          </table:table-cell>
          <table:table-cell table:formula="of:=([.B219]/3.1415)*180" office:value-type="float" office:value="-152.49721470635" calcext:value-type="float">
            <text:p>-152.49721470635</text:p>
          </table:table-cell>
          <table:table-cell table:formula="of:=([.A219]/180)*3.1415" office:value-type="float" office:value="3.666601725" calcext:value-type="float">
            <text:p>3.666601725</text:p>
          </table:table-cell>
          <table:table-cell table:formula="of:=SIN([.D219])" office:value-type="float" office:value="-0.501220854361611" calcext:value-type="float">
            <text:p>-0.501220854361611</text:p>
          </table:table-cell>
          <table:table-cell table:formula="of:=SIN([.B219])" office:value-type="float" office:value="-0.461861356822974" calcext:value-type="float">
            <text:p>-0.461861356822974</text:p>
          </table:table-cell>
        </table:table-row>
        <table:table-row table:style-name="ro1">
          <table:table-cell office:value-type="float" office:value="206.6283" calcext:value-type="float">
            <text:p>206.6283</text:p>
          </table:table-cell>
          <table:table-cell office:value-type="float" office:value="-2.7274" calcext:value-type="float">
            <text:p>-2.7274</text:p>
          </table:table-cell>
          <table:table-cell table:formula="of:=([.B220]/3.1415)*180" office:value-type="float" office:value="-156.273117937291" calcext:value-type="float">
            <text:p>-156.273117937291</text:p>
          </table:table-cell>
          <table:table-cell table:formula="of:=([.A220]/180)*3.1415" office:value-type="float" office:value="3.6062378025" calcext:value-type="float">
            <text:p>3.6062378025</text:p>
          </table:table-cell>
          <table:table-cell table:formula="of:=SIN([.D220])" office:value-type="float" office:value="-0.448105599663113" calcext:value-type="float">
            <text:p>-0.448105599663113</text:p>
          </table:table-cell>
          <table:table-cell table:formula="of:=SIN([.B220])" office:value-type="float" office:value="-0.402450983188365" calcext:value-type="float">
            <text:p>-0.402450983188365</text:p>
          </table:table-cell>
        </table:table-row>
        <table:table-row table:style-name="ro1">
          <table:table-cell office:value-type="float" office:value="202.6772" calcext:value-type="float">
            <text:p>202.6772</text:p>
          </table:table-cell>
          <table:table-cell office:value-type="float" office:value="-2.7846" calcext:value-type="float">
            <text:p>-2.7846</text:p>
          </table:table-cell>
          <table:table-cell table:formula="of:=([.B221]/3.1415)*180" office:value-type="float" office:value="-159.550533184784" calcext:value-type="float">
            <text:p>-159.550533184784</text:p>
          </table:table-cell>
          <table:table-cell table:formula="of:=([.A221]/180)*3.1415" office:value-type="float" office:value="3.53728013222222" calcext:value-type="float">
            <text:p>3.53728013222222</text:p>
          </table:table-cell>
          <table:table-cell table:formula="of:=SIN([.D221])" office:value-type="float" office:value="-0.385442638238725" calcext:value-type="float">
            <text:p>-0.385442638238725</text:p>
          </table:table-cell>
          <table:table-cell table:formula="of:=SIN([.B221])" office:value-type="float" office:value="-0.349458078558419" calcext:value-type="float">
            <text:p>-0.349458078558419</text:p>
          </table:table-cell>
        </table:table-row>
        <table:table-row table:style-name="ro1">
          <table:table-cell office:value-type="float" office:value="199.5311" calcext:value-type="float">
            <text:p>199.5311</text:p>
          </table:table-cell>
          <table:table-cell office:value-type="float" office:value="-2.8406" calcext:value-type="float">
            <text:p>-2.8406</text:p>
          </table:table-cell>
          <table:table-cell table:formula="of:=([.B222]/3.1415)*180" office:value-type="float" office:value="-162.759191469043" calcext:value-type="float">
            <text:p>-162.759191469043</text:p>
          </table:table-cell>
          <table:table-cell table:formula="of:=([.A222]/180)*3.1415" office:value-type="float" office:value="3.48237194805556" calcext:value-type="float">
            <text:p>3.48237194805556</text:p>
          </table:table-cell>
          <table:table-cell table:formula="of:=SIN([.D222])" office:value-type="float" office:value="-0.334221674296543" calcext:value-type="float">
            <text:p>-0.334221674296543</text:p>
          </table:table-cell>
          <table:table-cell table:formula="of:=SIN([.B222])" office:value-type="float" office:value="-0.296468379103938" calcext:value-type="float">
            <text:p>-0.296468379103938</text:p>
          </table:table-cell>
        </table:table-row>
        <table:table-row table:style-name="ro1">
          <table:table-cell office:value-type="float" office:value="195.1977" calcext:value-type="float">
            <text:p>195.1977</text:p>
          </table:table-cell>
          <table:table-cell office:value-type="float" office:value="-2.8833" calcext:value-type="float">
            <text:p>-2.8833</text:p>
          </table:table-cell>
          <table:table-cell table:formula="of:=([.B223]/3.1415)*180" office:value-type="float" office:value="-165.205793410791" calcext:value-type="float">
            <text:p>-165.205793410791</text:p>
          </table:table-cell>
          <table:table-cell table:formula="of:=([.A223]/180)*3.1415" office:value-type="float" office:value="3.40674208083333" calcext:value-type="float">
            <text:p>3.40674208083333</text:p>
          </table:table-cell>
          <table:table-cell table:formula="of:=SIN([.D223])" office:value-type="float" office:value="-0.262053476337135" calcext:value-type="float">
            <text:p>-0.262053476337135</text:p>
          </table:table-cell>
          <table:table-cell table:formula="of:=SIN([.B223])" office:value-type="float" office:value="-0.255430215534846" calcext:value-type="float">
            <text:p>-0.255430215534846</text:p>
          </table:table-cell>
        </table:table-row>
        <table:table-row table:style-name="ro1">
          <table:table-cell office:value-type="float" office:value="192.9732" calcext:value-type="float">
            <text:p>192.9732</text:p>
          </table:table-cell>
          <table:table-cell office:value-type="float" office:value="-2.923" calcext:value-type="float">
            <text:p>-2.923</text:p>
          </table:table-cell>
          <table:table-cell table:formula="of:=([.B224]/3.1415)*180" office:value-type="float" office:value="-167.480502944453" calcext:value-type="float">
            <text:p>-167.480502944453</text:p>
          </table:table-cell>
          <table:table-cell table:formula="of:=([.A224]/180)*3.1415" office:value-type="float" office:value="3.36791837666667" calcext:value-type="float">
            <text:p>3.36791837666667</text:p>
          </table:table-cell>
          <table:table-cell table:formula="of:=SIN([.D224])" office:value-type="float" office:value="-0.224398472736803" calcext:value-type="float">
            <text:p>-0.224398472736803</text:p>
          </table:table-cell>
          <table:table-cell table:formula="of:=SIN([.B224])" office:value-type="float" office:value="-0.216855981646827" calcext:value-type="float">
            <text:p>-0.216855981646827</text:p>
          </table:table-cell>
        </table:table-row>
        <table:table-row table:style-name="ro1">
          <table:table-cell office:value-type="float" office:value="192.0154" calcext:value-type="float">
            <text:p>192.0154</text:p>
          </table:table-cell>
          <table:table-cell office:value-type="float" office:value="-2.9388" calcext:value-type="float">
            <text:p>-2.9388</text:p>
          </table:table-cell>
          <table:table-cell table:formula="of:=([.B225]/3.1415)*180" office:value-type="float" office:value="-168.385802960369" calcext:value-type="float">
            <text:p>-168.385802960369</text:p>
          </table:table-cell>
          <table:table-cell table:formula="of:=([.A225]/180)*3.1415" office:value-type="float" office:value="3.35120210611111" calcext:value-type="float">
            <text:p>3.35120210611111</text:p>
          </table:table-cell>
          <table:table-cell table:formula="of:=SIN([.D225])" office:value-type="float" office:value="-0.208077916450075" calcext:value-type="float">
            <text:p>-0.208077916450075</text:p>
          </table:table-cell>
          <table:table-cell table:formula="of:=SIN([.B225])" office:value-type="float" office:value="-0.201405538982304" calcext:value-type="float">
            <text:p>-0.201405538982304</text:p>
          </table:table-cell>
        </table:table-row>
        <table:table-row table:style-name="ro1">
          <table:table-cell office:value-type="float" office:value="189.5823" calcext:value-type="float">
            <text:p>189.5823</text:p>
          </table:table-cell>
          <table:table-cell office:value-type="float" office:value="-2.9784" calcext:value-type="float">
            <text:p>-2.9784</text:p>
          </table:table-cell>
          <table:table-cell table:formula="of:=([.B226]/3.1415)*180" office:value-type="float" office:value="-170.654782747095" calcext:value-type="float">
            <text:p>-170.654782747095</text:p>
          </table:table-cell>
          <table:table-cell table:formula="of:=([.A226]/180)*3.1415" office:value-type="float" office:value="3.3087377525" calcext:value-type="float">
            <text:p>3.3087377525</text:p>
          </table:table-cell>
          <table:table-cell table:formula="of:=SIN([.D226])" office:value-type="float" office:value="-0.166367916407547" calcext:value-type="float">
            <text:p>-0.166367916407547</text:p>
          </table:table-cell>
          <table:table-cell table:formula="of:=SIN([.B226])" office:value-type="float" office:value="-0.162469264022437" calcext:value-type="float">
            <text:p>-0.162469264022437</text:p>
          </table:table-cell>
        </table:table-row>
        <table:table-row table:style-name="ro1">
          <table:table-cell office:value-type="float" office:value="188.0128" calcext:value-type="float">
            <text:p>188.0128</text:p>
          </table:table-cell>
          <table:table-cell office:value-type="float" office:value="-3.0065" calcext:value-type="float">
            <text:p>-3.0065</text:p>
          </table:table-cell>
          <table:table-cell table:formula="of:=([.B227]/3.1415)*180" office:value-type="float" office:value="-172.264841636161" calcext:value-type="float">
            <text:p>-172.264841636161</text:p>
          </table:table-cell>
          <table:table-cell table:formula="of:=([.A227]/180)*3.1415" office:value-type="float" office:value="3.28134561777778" calcext:value-type="float">
            <text:p>3.28134561777778</text:p>
          </table:table-cell>
          <table:table-cell table:formula="of:=SIN([.D227])" office:value-type="float" office:value="-0.139298491576103" calcext:value-type="float">
            <text:p>-0.139298491576103</text:p>
          </table:table-cell>
          <table:table-cell table:formula="of:=SIN([.B227])" office:value-type="float" office:value="-0.134682120994976" calcext:value-type="float">
            <text:p>-0.134682120994976</text:p>
          </table:table-cell>
        </table:table-row>
        <table:table-row table:style-name="ro1">
          <table:table-cell office:value-type="float" office:value="187.33" calcext:value-type="float">
            <text:p>187.33</text:p>
          </table:table-cell>
          <table:table-cell office:value-type="float" office:value="-3.0329" calcext:value-type="float">
            <text:p>-3.0329</text:p>
          </table:table-cell>
          <table:table-cell table:formula="of:=([.B228]/3.1415)*180" office:value-type="float" office:value="-173.777494827312" calcext:value-type="float">
            <text:p>-173.777494827312</text:p>
          </table:table-cell>
          <table:table-cell table:formula="of:=([.A228]/180)*3.1415" office:value-type="float" office:value="3.26942886111111" calcext:value-type="float">
            <text:p>3.26942886111111</text:p>
          </table:table-cell>
          <table:table-cell table:formula="of:=SIN([.D228])" office:value-type="float" office:value="-0.127488306652886" calcext:value-type="float">
            <text:p>-0.127488306652886</text:p>
          </table:table-cell>
          <table:table-cell table:formula="of:=SIN([.B228])" office:value-type="float" office:value="-0.108478762456734" calcext:value-type="float">
            <text:p>-0.108478762456734</text:p>
          </table:table-cell>
        </table:table-row>
        <table:table-row table:style-name="ro1">
          <table:table-cell office:value-type="float" office:value="184.8518" calcext:value-type="float">
            <text:p>184.8518</text:p>
          </table:table-cell>
          <table:table-cell office:value-type="float" office:value="-3.0605" calcext:value-type="float">
            <text:p>-3.0605</text:p>
          </table:table-cell>
          <table:table-cell table:formula="of:=([.B229]/3.1415)*180" office:value-type="float" office:value="-175.358904981697" calcext:value-type="float">
            <text:p>-175.358904981697</text:p>
          </table:table-cell>
          <table:table-cell table:formula="of:=([.A229]/180)*3.1415" office:value-type="float" office:value="3.22617738722222" calcext:value-type="float">
            <text:p>3.22617738722222</text:p>
          </table:table-cell>
          <table:table-cell table:formula="of:=SIN([.D229])" office:value-type="float" office:value="-0.0844839083733532" calcext:value-type="float">
            <text:p>-0.084483908373353</text:p>
          </table:table-cell>
          <table:table-cell table:formula="of:=SIN([.B229])" office:value-type="float" office:value="-0.0810038050104062" calcext:value-type="float">
            <text:p>-0.081003805010406</text:p>
          </table:table-cell>
        </table:table-row>
        <table:table-row table:style-name="ro1">
          <table:table-cell office:value-type="float" office:value="184.445" calcext:value-type="float">
            <text:p>184.445</text:p>
          </table:table-cell>
          <table:table-cell office:value-type="float" office:value="-3.0769" calcext:value-type="float">
            <text:p>-3.0769</text:p>
          </table:table-cell>
          <table:table-cell table:formula="of:=([.B230]/3.1415)*180" office:value-type="float" office:value="-176.29858347923" calcext:value-type="float">
            <text:p>-176.29858347923</text:p>
          </table:table-cell>
          <table:table-cell table:formula="of:=([.A230]/180)*3.1415" office:value-type="float" office:value="3.21907759722222" calcext:value-type="float">
            <text:p>3.21907759722222</text:p>
          </table:table-cell>
          <table:table-cell table:formula="of:=SIN([.D230])" office:value-type="float" office:value="-0.0774074313831453" calcext:value-type="float">
            <text:p>-0.077407431383145</text:p>
          </table:table-cell>
          <table:table-cell table:formula="of:=SIN([.B230])" office:value-type="float" office:value="-0.0646475384022834" calcext:value-type="float">
            <text:p>-0.064647538402283</text:p>
          </table:table-cell>
        </table:table-row>
        <table:table-row table:style-name="ro1">
          <table:table-cell office:value-type="float" office:value="182.8384" calcext:value-type="float">
            <text:p>182.8384</text:p>
          </table:table-cell>
          <table:table-cell office:value-type="float" office:value="-3.0949" calcext:value-type="float">
            <text:p>-3.0949</text:p>
          </table:table-cell>
          <table:table-cell table:formula="of:=([.B231]/3.1415)*180" office:value-type="float" office:value="-177.329937927742" calcext:value-type="float">
            <text:p>-177.329937927742</text:p>
          </table:table-cell>
          <table:table-cell table:formula="of:=([.A231]/180)*3.1415" office:value-type="float" office:value="3.19103796444444" calcext:value-type="float">
            <text:p>3.19103796444444</text:p>
          </table:table-cell>
          <table:table-cell table:formula="of:=SIN([.D231])" office:value-type="float" office:value="-0.0494251656819359" calcext:value-type="float">
            <text:p>-0.049425165681936</text:p>
          </table:table-cell>
          <table:table-cell table:formula="of:=SIN([.B231])" office:value-type="float" office:value="-0.0466756888549907" calcext:value-type="float">
            <text:p>-0.046675688854991</text:p>
          </table:table-cell>
        </table:table-row>
        <table:table-row table:style-name="ro1">
          <table:table-cell office:value-type="float" office:value="181.9874" calcext:value-type="float">
            <text:p>181.9874</text:p>
          </table:table-cell>
          <table:table-cell office:value-type="float" office:value="-3.1089" calcext:value-type="float">
            <text:p>-3.1089</text:p>
          </table:table-cell>
          <table:table-cell table:formula="of:=([.B232]/3.1415)*180" office:value-type="float" office:value="-178.132102498806" calcext:value-type="float">
            <text:p>-178.132102498806</text:p>
          </table:table-cell>
          <table:table-cell table:formula="of:=([.A232]/180)*3.1415" office:value-type="float" office:value="3.17618565055556" calcext:value-type="float">
            <text:p>3.17618565055556</text:p>
          </table:table-cell>
          <table:table-cell table:formula="of:=SIN([.D232])" office:value-type="float" office:value="-0.0345860979469307" calcext:value-type="float">
            <text:p>-0.034586097946931</text:p>
          </table:table-cell>
          <table:table-cell table:formula="of:=SIN([.B232])" office:value-type="float" office:value="-0.0326868301973458" calcext:value-type="float">
            <text:p>-0.032686830197346</text:p>
          </table:table-cell>
        </table:table-row>
        <table:table-row table:style-name="ro1">
          <table:table-cell office:value-type="float" office:value="181.296" calcext:value-type="float">
            <text:p>181.296</text:p>
          </table:table-cell>
          <table:table-cell office:value-type="float" office:value="-3.1181" calcext:value-type="float">
            <text:p>-3.1181</text:p>
          </table:table-cell>
          <table:table-cell table:formula="of:=([.B233]/3.1415)*180" office:value-type="float" office:value="-178.659239216935" calcext:value-type="float">
            <text:p>-178.659239216935</text:p>
          </table:table-cell>
          <table:table-cell table:formula="of:=([.A233]/180)*3.1415" office:value-type="float" office:value="3.1641188" calcext:value-type="float">
            <text:p>3.1641188</text:p>
          </table:table-cell>
          <table:table-cell table:formula="of:=SIN([.D233])" office:value-type="float" office:value="-0.0225242413950361" calcext:value-type="float">
            <text:p>-0.022524241395036</text:p>
          </table:table-cell>
          <table:table-cell table:formula="of:=SIN([.B233])" office:value-type="float" office:value="-0.0234904926981511" calcext:value-type="float">
            <text:p>-0.023490492698151</text:p>
          </table:table-cell>
        </table:table-row>
        <table:table-row table:style-name="ro1">
          <table:table-cell office:value-type="float" office:value="181.3821" calcext:value-type="float">
            <text:p>181.3821</text:p>
          </table:table-cell>
          <table:table-cell office:value-type="float" office:value="-3.1219" calcext:value-type="float">
            <text:p>-3.1219</text:p>
          </table:table-cell>
          <table:table-cell table:formula="of:=([.B234]/3.1415)*180" office:value-type="float" office:value="-178.876969600509" calcext:value-type="float">
            <text:p>-178.876969600509</text:p>
          </table:table-cell>
          <table:table-cell table:formula="of:=([.A234]/180)*3.1415" office:value-type="float" office:value="3.16562148416667" calcext:value-type="float">
            <text:p>3.16562148416667</text:p>
          </table:table-cell>
          <table:table-cell table:formula="of:=SIN([.D234])" office:value-type="float" office:value="-0.0240265183304434" calcext:value-type="float">
            <text:p>-0.024026518330444</text:p>
          </table:table-cell>
          <table:table-cell table:formula="of:=SIN([.B234])" office:value-type="float" office:value="-0.0196913808106419" calcext:value-type="float">
            <text:p>-0.019691380810642</text:p>
          </table:table-cell>
        </table:table-row>
        <table:table-row table:style-name="ro1">
          <table:table-cell office:value-type="float" office:value="180.9528" calcext:value-type="float">
            <text:p>180.9528</text:p>
          </table:table-cell>
          <table:table-cell office:value-type="float" office:value="-3.122" calcext:value-type="float">
            <text:p>-3.122</text:p>
          </table:table-cell>
          <table:table-cell table:formula="of:=([.B235]/3.1415)*180" office:value-type="float" office:value="-178.882699347445" calcext:value-type="float">
            <text:p>-178.882699347445</text:p>
          </table:table-cell>
          <table:table-cell table:formula="of:=([.A235]/180)*3.1415" office:value-type="float" office:value="3.15812900666667" calcext:value-type="float">
            <text:p>3.15812900666667</text:p>
          </table:table-cell>
          <table:table-cell table:formula="of:=SIN([.D235])" office:value-type="float" office:value="-0.0165355994402046" calcext:value-type="float">
            <text:p>-0.016535599440205</text:p>
          </table:table-cell>
          <table:table-cell table:formula="of:=SIN([.B235])" office:value-type="float" office:value="-0.0195914001017555" calcext:value-type="float">
            <text:p>-0.019591400101756</text:p>
          </table:table-cell>
        </table:table-row>
        <table:table-row table:style-name="ro1">
          <table:table-cell office:value-type="float" office:value="181.353" calcext:value-type="float">
            <text:p>181.353</text:p>
          </table:table-cell>
          <table:table-cell office:value-type="float" office:value="-3.1061" calcext:value-type="float">
            <text:p>-3.1061</text:p>
          </table:table-cell>
          <table:table-cell table:formula="of:=([.B236]/3.1415)*180" office:value-type="float" office:value="-177.971669584593" calcext:value-type="float">
            <text:p>-177.971669584593</text:p>
          </table:table-cell>
          <table:table-cell table:formula="of:=([.A236]/180)*3.1415" office:value-type="float" office:value="3.16511360833333" calcext:value-type="float">
            <text:p>3.16511360833333</text:p>
          </table:table-cell>
          <table:table-cell table:formula="of:=SIN([.D236])" office:value-type="float" office:value="-0.0235187860330751" calcext:value-type="float">
            <text:p>-0.023518786033075</text:p>
          </table:table-cell>
          <table:table-cell table:formula="of:=SIN([.B236])" office:value-type="float" office:value="-0.0354852022081767" calcext:value-type="float">
            <text:p>-0.035485202208177</text:p>
          </table:table-cell>
        </table:table-row>
        <table:table-row table:style-name="ro1">
          <table:table-cell office:value-type="float" office:value="182.4811" calcext:value-type="float">
            <text:p>182.4811</text:p>
          </table:table-cell>
          <table:table-cell office:value-type="float" office:value="-3.0886" calcext:value-type="float">
            <text:p>-3.0886</text:p>
          </table:table-cell>
          <table:table-cell table:formula="of:=([.B237]/3.1415)*180" office:value-type="float" office:value="-176.968963870762" calcext:value-type="float">
            <text:p>-176.968963870762</text:p>
          </table:table-cell>
          <table:table-cell table:formula="of:=([.A237]/180)*3.1415" office:value-type="float" office:value="3.18480208694444" calcext:value-type="float">
            <text:p>3.18480208694444</text:p>
          </table:table-cell>
          <table:table-cell table:formula="of:=SIN([.D237])" office:value-type="float" office:value="-0.0431959888774174" calcext:value-type="float">
            <text:p>-0.043195988877418</text:p>
          </table:table-cell>
          <table:table-cell table:formula="of:=SIN([.B237])" office:value-type="float" office:value="-0.0529678545553779" calcext:value-type="float">
            <text:p>-0.052967854555378</text:p>
          </table:table-cell>
        </table:table-row>
        <table:table-row table:style-name="ro1">
          <table:table-cell office:value-type="float" office:value="183.8553" calcext:value-type="float">
            <text:p>183.8553</text:p>
          </table:table-cell>
          <table:table-cell office:value-type="float" office:value="-3.0655" calcext:value-type="float">
            <text:p>-3.0655</text:p>
          </table:table-cell>
          <table:table-cell table:formula="of:=([.B238]/3.1415)*180" office:value-type="float" office:value="-175.645392328506" calcext:value-type="float">
            <text:p>-175.645392328506</text:p>
          </table:table-cell>
          <table:table-cell table:formula="of:=([.A238]/180)*3.1415" office:value-type="float" office:value="3.20878569416667" calcext:value-type="float">
            <text:p>3.20878569416667</text:p>
          </table:table-cell>
          <table:table-cell table:formula="of:=SIN([.D238])" office:value-type="float" office:value="-0.0671424902939017" calcext:value-type="float">
            <text:p>-0.067142490293902</text:p>
          </table:table-cell>
          <table:table-cell table:formula="of:=SIN([.B238])" office:value-type="float" office:value="-0.0760192442687674" calcext:value-type="float">
            <text:p>-0.076019244268768</text:p>
          </table:table-cell>
        </table:table-row>
        <table:table-row table:style-name="ro1">
          <table:table-cell office:value-type="float" office:value="185.5686" calcext:value-type="float">
            <text:p>185.5686</text:p>
          </table:table-cell>
          <table:table-cell office:value-type="float" office:value="-3.0328" calcext:value-type="float">
            <text:p>-3.0328</text:p>
          </table:table-cell>
          <table:table-cell table:formula="of:=([.B239]/3.1415)*180" office:value-type="float" office:value="-173.771765080376" calcext:value-type="float">
            <text:p>-173.771765080376</text:p>
          </table:table-cell>
          <table:table-cell table:formula="of:=([.A239]/180)*3.1415" office:value-type="float" office:value="3.23868753833333" calcext:value-type="float">
            <text:p>3.23868753833333</text:p>
          </table:table-cell>
          <table:table-cell table:formula="of:=SIN([.D239])" office:value-type="float" office:value="-0.0969423976505223" calcext:value-type="float">
            <text:p>-0.096942397650522</text:p>
          </table:table-cell>
          <table:table-cell table:formula="of:=SIN([.B239])" office:value-type="float" office:value="-0.108578171790852" calcext:value-type="float">
            <text:p>-0.108578171790852</text:p>
          </table:table-cell>
        </table:table-row>
        <table:table-row table:style-name="ro1">
          <table:table-cell office:value-type="float" office:value="187.6766" calcext:value-type="float">
            <text:p>187.6766</text:p>
          </table:table-cell>
          <table:table-cell office:value-type="float" office:value="-2.9982" calcext:value-type="float">
            <text:p>-2.9982</text:p>
          </table:table-cell>
          <table:table-cell table:formula="of:=([.B240]/3.1415)*180" office:value-type="float" office:value="-171.789272640458" calcext:value-type="float">
            <text:p>-171.789272640458</text:p>
          </table:table-cell>
          <table:table-cell table:formula="of:=([.A240]/180)*3.1415" office:value-type="float" office:value="3.27547799388889" calcext:value-type="float">
            <text:p>3.27547799388889</text:p>
          </table:table-cell>
          <table:table-cell table:formula="of:=SIN([.D240])" office:value-type="float" office:value="-0.133485709842653" calcext:value-type="float">
            <text:p>-0.133485709842653</text:p>
          </table:table-cell>
          <table:table-cell table:formula="of:=SIN([.B240])" office:value-type="float" office:value="-0.142901764977124" calcext:value-type="float">
            <text:p>-0.142901764977124</text:p>
          </table:table-cell>
        </table:table-row>
        <table:table-row table:style-name="ro1">
          <table:table-cell office:value-type="float" office:value="188.8088" calcext:value-type="float">
            <text:p>188.8088</text:p>
          </table:table-cell>
          <table:table-cell office:value-type="float" office:value="-2.9665" calcext:value-type="float">
            <text:p>-2.9665</text:p>
          </table:table-cell>
          <table:table-cell table:formula="of:=([.B241]/3.1415)*180" office:value-type="float" office:value="-169.97294286169" calcext:value-type="float">
            <text:p>-169.97294286169</text:p>
          </table:table-cell>
          <table:table-cell table:formula="of:=([.A241]/180)*3.1415" office:value-type="float" office:value="3.29523802888889" calcext:value-type="float">
            <text:p>3.29523802888889</text:p>
          </table:table-cell>
          <table:table-cell table:formula="of:=SIN([.D241])" office:value-type="float" office:value="-0.15304157323176" calcext:value-type="float">
            <text:p>-0.15304157323176</text:p>
          </table:table-cell>
          <table:table-cell table:formula="of:=SIN([.B241])" office:value-type="float" office:value="-0.174199375294928" calcext:value-type="float">
            <text:p>-0.174199375294928</text:p>
          </table:table-cell>
        </table:table-row>
        <table:table-row table:style-name="ro1">
          <table:table-cell office:value-type="float" office:value="191.7166" calcext:value-type="float">
            <text:p>191.7166</text:p>
          </table:table-cell>
          <table:table-cell office:value-type="float" office:value="-2.9254" calcext:value-type="float">
            <text:p>-2.9254</text:p>
          </table:table-cell>
          <table:table-cell table:formula="of:=([.B242]/3.1415)*180" office:value-type="float" office:value="-167.618016870922" calcext:value-type="float">
            <text:p>-167.618016870922</text:p>
          </table:table-cell>
          <table:table-cell table:formula="of:=([.A242]/180)*3.1415" office:value-type="float" office:value="3.34598721611111" calcext:value-type="float">
            <text:p>3.34598721611111</text:p>
          </table:table-cell>
          <table:table-cell table:formula="of:=SIN([.D242])" office:value-type="float" office:value="-0.202974362417816" calcext:value-type="float">
            <text:p>-0.202974362417816</text:p>
          </table:table-cell>
          <table:table-cell table:formula="of:=SIN([.B242])" office:value-type="float" office:value="-0.214512470693161" calcext:value-type="float">
            <text:p>-0.214512470693161</text:p>
          </table:table-cell>
        </table:table-row>
        <table:table-row table:style-name="ro1">
          <table:table-cell office:value-type="float" office:value="194.4601" calcext:value-type="float">
            <text:p>194.4601</text:p>
          </table:table-cell>
          <table:table-cell office:value-type="float" office:value="-2.8756" calcext:value-type="float">
            <text:p>-2.8756</text:p>
          </table:table-cell>
          <table:table-cell table:formula="of:=([.B243]/3.1415)*180" office:value-type="float" office:value="-164.764602896705" calcext:value-type="float">
            <text:p>-164.764602896705</text:p>
          </table:table-cell>
          <table:table-cell table:formula="of:=([.A243]/180)*3.1415" office:value-type="float" office:value="3.39386891194444" calcext:value-type="float">
            <text:p>3.39386891194444</text:p>
          </table:table-cell>
          <table:table-cell table:formula="of:=SIN([.D243])" office:value-type="float" office:value="-0.249608811401559" calcext:value-type="float">
            <text:p>-0.249608811401559</text:p>
          </table:table-cell>
          <table:table-cell table:formula="of:=SIN([.B243])" office:value-type="float" office:value="-0.262867141490079" calcext:value-type="float">
            <text:p>-0.262867141490079</text:p>
          </table:table-cell>
        </table:table-row>
        <table:table-row table:style-name="ro1">
          <table:table-cell office:value-type="float" office:value="196.1934" calcext:value-type="float">
            <text:p>196.1934</text:p>
          </table:table-cell>
          <table:table-cell office:value-type="float" office:value="-2.8214" calcext:value-type="float">
            <text:p>-2.8214</text:p>
          </table:table-cell>
          <table:table-cell table:formula="of:=([.B244]/3.1415)*180" office:value-type="float" office:value="-161.659080057297" calcext:value-type="float">
            <text:p>-161.659080057297</text:p>
          </table:table-cell>
          <table:table-cell table:formula="of:=([.A244]/180)*3.1415" office:value-type="float" office:value="3.42411981166667" calcext:value-type="float">
            <text:p>3.42411981166667</text:p>
          </table:table-cell>
          <table:table-cell table:formula="of:=SIN([.D244])" office:value-type="float" office:value="-0.278783502516097" calcext:value-type="float">
            <text:p>-0.278783502516097</text:p>
          </table:table-cell>
          <table:table-cell table:formula="of:=SIN([.B244])" office:value-type="float" office:value="-0.314749428388206" calcext:value-type="float">
            <text:p>-0.314749428388206</text:p>
          </table:table-cell>
        </table:table-row>
        <table:table-row table:style-name="ro1">
          <table:table-cell office:value-type="float" office:value="199.4125" calcext:value-type="float">
            <text:p>199.4125</text:p>
          </table:table-cell>
          <table:table-cell office:value-type="float" office:value="-2.7545" calcext:value-type="float">
            <text:p>-2.7545</text:p>
          </table:table-cell>
          <table:table-cell table:formula="of:=([.B245]/3.1415)*180" office:value-type="float" office:value="-157.825879356995" calcext:value-type="float">
            <text:p>-157.825879356995</text:p>
          </table:table-cell>
          <table:table-cell table:formula="of:=([.A245]/180)*3.1415" office:value-type="float" office:value="3.48030204861111" calcext:value-type="float">
            <text:p>3.48030204861111</text:p>
          </table:table-cell>
          <table:table-cell table:formula="of:=SIN([.D245])" office:value-type="float" office:value="-0.332270090875364" calcext:value-type="float">
            <text:p>-0.332270090875364</text:p>
          </table:table-cell>
          <table:table-cell table:formula="of:=SIN([.B245])" office:value-type="float" office:value="-0.37749778107529" calcext:value-type="float">
            <text:p>-0.37749778107529</text:p>
          </table:table-cell>
        </table:table-row>
        <table:table-row table:style-name="ro1">
          <table:table-cell office:value-type="float" office:value="203.5672" calcext:value-type="float">
            <text:p>203.5672</text:p>
          </table:table-cell>
          <table:table-cell office:value-type="float" office:value="-2.6775" calcext:value-type="float">
            <text:p>-2.6775</text:p>
          </table:table-cell>
          <table:table-cell table:formula="of:=([.B246]/3.1415)*180" office:value-type="float" office:value="-153.413974216139" calcext:value-type="float">
            <text:p>-153.413974216139</text:p>
          </table:table-cell>
          <table:table-cell table:formula="of:=([.A246]/180)*3.1415" office:value-type="float" office:value="3.55281310444444" calcext:value-type="float">
            <text:p>3.55281310444444</text:p>
          </table:table-cell>
          <table:table-cell table:formula="of:=SIN([.D246])" office:value-type="float" office:value="-0.399728331734264" calcext:value-type="float">
            <text:p>-0.399728331734264</text:p>
          </table:table-cell>
          <table:table-cell table:formula="of:=SIN([.B246])" office:value-type="float" office:value="-0.447611611179805" calcext:value-type="float">
            <text:p>-0.447611611179805</text:p>
          </table:table-cell>
        </table:table-row>
        <table:table-row table:style-name="ro1">
          <table:table-cell office:value-type="float" office:value="207.7798" calcext:value-type="float">
            <text:p>207.7798</text:p>
          </table:table-cell>
          <table:table-cell office:value-type="float" office:value="-2.6101" calcext:value-type="float">
            <text:p>-2.6101</text:p>
          </table:table-cell>
          <table:table-cell table:formula="of:=([.B247]/3.1415)*180" office:value-type="float" office:value="-149.552124781155" calcext:value-type="float">
            <text:p>-149.552124781155</text:p>
          </table:table-cell>
          <table:table-cell table:formula="of:=([.A247]/180)*3.1415" office:value-type="float" office:value="3.62633467611111" calcext:value-type="float">
            <text:p>3.62633467611111</text:p>
          </table:table-cell>
          <table:table-cell table:formula="of:=SIN([.D247])" office:value-type="float" office:value="-0.465980117724742" calcext:value-type="float">
            <text:p>-0.465980117724742</text:p>
          </table:table-cell>
          <table:table-cell table:formula="of:=SIN([.B247])" office:value-type="float" office:value="-0.506820649629954" calcext:value-type="float">
            <text:p>-0.506820649629954</text:p>
          </table:table-cell>
        </table:table-row>
        <table:table-row table:style-name="ro1">
          <table:table-cell office:value-type="float" office:value="211.6592" calcext:value-type="float">
            <text:p>211.6592</text:p>
          </table:table-cell>
          <table:table-cell office:value-type="float" office:value="-2.5397" calcext:value-type="float">
            <text:p>-2.5397</text:p>
          </table:table-cell>
          <table:table-cell table:formula="of:=([.B248]/3.1415)*180" office:value-type="float" office:value="-145.518382938087" calcext:value-type="float">
            <text:p>-145.518382938087</text:p>
          </table:table-cell>
          <table:table-cell table:formula="of:=([.A248]/180)*3.1415" office:value-type="float" office:value="3.69404098222222" calcext:value-type="float">
            <text:p>3.69404098222222</text:p>
          </table:table-cell>
          <table:table-cell table:formula="of:=SIN([.D248])" office:value-type="float" office:value="-0.524772920467917" calcext:value-type="float">
            <text:p>-0.524772920467917</text:p>
          </table:table-cell>
          <table:table-cell table:formula="of:=SIN([.B248])" office:value-type="float" office:value="-0.566203535563566" calcext:value-type="float">
            <text:p>-0.566203535563566</text:p>
          </table:table-cell>
        </table:table-row>
        <table:table-row table:style-name="ro1">
          <table:table-cell office:value-type="float" office:value="215.7794" calcext:value-type="float">
            <text:p>215.7794</text:p>
          </table:table-cell>
          <table:table-cell office:value-type="float" office:value="-2.4769" calcext:value-type="float">
            <text:p>-2.4769</text:p>
          </table:table-cell>
          <table:table-cell table:formula="of:=([.B249]/3.1415)*180" office:value-type="float" office:value="-141.920101862168" calcext:value-type="float">
            <text:p>-141.920101862168</text:p>
          </table:table-cell>
          <table:table-cell table:formula="of:=([.A249]/180)*3.1415" office:value-type="float" office:value="3.76594991722222" calcext:value-type="float">
            <text:p>3.76594991722222</text:p>
          </table:table-cell>
          <table:table-cell table:formula="of:=SIN([.D249])" office:value-type="float" office:value="-0.584575916631912" calcext:value-type="float">
            <text:p>-0.584575916631912</text:p>
          </table:table-cell>
          <table:table-cell table:formula="of:=SIN([.B249])" office:value-type="float" office:value="-0.616817247538591" calcext:value-type="float">
            <text:p>-0.616817247538591</text:p>
          </table:table-cell>
        </table:table-row>
        <table:table-row table:style-name="ro1">
          <table:table-cell office:value-type="float" office:value="219.1526" calcext:value-type="float">
            <text:p>219.1526</text:p>
          </table:table-cell>
          <table:table-cell office:value-type="float" office:value="-2.4121" calcext:value-type="float">
            <text:p>-2.4121</text:p>
          </table:table-cell>
          <table:table-cell table:formula="of:=([.B250]/3.1415)*180" office:value-type="float" office:value="-138.207225847525" calcext:value-type="float">
            <text:p>-138.207225847525</text:p>
          </table:table-cell>
          <table:table-cell table:formula="of:=([.A250]/180)*3.1415" office:value-type="float" office:value="3.82482162722222" calcext:value-type="float">
            <text:p>3.82482162722222</text:p>
          </table:table-cell>
          <table:table-cell table:formula="of:=SIN([.D250])" office:value-type="float" office:value="-0.631300503481334" calcext:value-type="float">
            <text:p>-0.631300503481334</text:p>
          </table:table-cell>
          <table:table-cell table:formula="of:=SIN([.B250])" office:value-type="float" office:value="-0.666491487635662" calcext:value-type="float">
            <text:p>-0.666491487635662</text:p>
          </table:table-cell>
        </table:table-row>
        <table:table-row table:style-name="ro1">
          <table:table-cell office:value-type="float" office:value="223.0354" calcext:value-type="float">
            <text:p>223.0354</text:p>
          </table:table-cell>
          <table:table-cell office:value-type="float" office:value="-2.3274" calcext:value-type="float">
            <text:p>-2.3274</text:p>
          </table:table-cell>
          <table:table-cell table:formula="of:=([.B251]/3.1415)*180" office:value-type="float" office:value="-133.354130192583" calcext:value-type="float">
            <text:p>-133.354130192583</text:p>
          </table:table-cell>
          <table:table-cell table:formula="of:=([.A251]/180)*3.1415" office:value-type="float" office:value="3.89258727277778" calcext:value-type="float">
            <text:p>3.89258727277778</text:p>
          </table:table-cell>
          <table:table-cell table:formula="of:=SIN([.D251])" office:value-type="float" office:value="-0.682366174530511" calcext:value-type="float">
            <text:p>-0.682366174530511</text:p>
          </table:table-cell>
          <table:table-cell table:formula="of:=SIN([.B251])" office:value-type="float" office:value="-0.727171628105621" calcext:value-type="float">
            <text:p>-0.727171628105621</text:p>
          </table:table-cell>
        </table:table-row>
        <table:table-row table:style-name="ro1">
          <table:table-cell office:value-type="float" office:value="230.2592" calcext:value-type="float">
            <text:p>230.2592</text:p>
          </table:table-cell>
          <table:table-cell office:value-type="float" office:value="-2.2486" calcext:value-type="float">
            <text:p>-2.2486</text:p>
          </table:table-cell>
          <table:table-cell table:formula="of:=([.B252]/3.1415)*180" office:value-type="float" office:value="-128.839089606876" calcext:value-type="float">
            <text:p>-128.839089606876</text:p>
          </table:table-cell>
          <table:table-cell table:formula="of:=([.A252]/180)*3.1415" office:value-type="float" office:value="4.01866264888889" calcext:value-type="float">
            <text:p>4.01866264888889</text:p>
          </table:table-cell>
          <table:table-cell table:formula="of:=SIN([.D252])" office:value-type="float" office:value="-0.768868717356067" calcext:value-type="float">
            <text:p>-0.768868717356067</text:p>
          </table:table-cell>
          <table:table-cell table:formula="of:=SIN([.B252])" office:value-type="float" office:value="-0.77895187716084" calcext:value-type="float">
            <text:p>-0.77895187716084</text:p>
          </table:table-cell>
        </table:table-row>
        <table:table-row table:style-name="ro1">
          <table:table-cell office:value-type="float" office:value="232.1562" calcext:value-type="float">
            <text:p>232.1562</text:p>
          </table:table-cell>
          <table:table-cell office:value-type="float" office:value="-2.1876" calcext:value-type="float">
            <text:p>-2.1876</text:p>
          </table:table-cell>
          <table:table-cell table:formula="of:=([.B253]/3.1415)*180" office:value-type="float" office:value="-125.343943975808" calcext:value-type="float">
            <text:p>-125.343943975808</text:p>
          </table:table-cell>
          <table:table-cell table:formula="of:=([.A253]/180)*3.1415" office:value-type="float" office:value="4.05177056833333" calcext:value-type="float">
            <text:p>4.05177056833333</text:p>
          </table:table-cell>
          <table:table-cell table:formula="of:=SIN([.D253])" office:value-type="float" office:value="-0.789612921611654" calcext:value-type="float">
            <text:p>-0.789612921611654</text:p>
          </table:table-cell>
          <table:table-cell table:formula="of:=SIN([.B253])" office:value-type="float" office:value="-0.815731474259513" calcext:value-type="float">
            <text:p>-0.815731474259513</text:p>
          </table:table-cell>
        </table:table-row>
        <table:table-row table:style-name="ro1">
          <table:table-cell office:value-type="float" office:value="235.4536" calcext:value-type="float">
            <text:p>235.4536</text:p>
          </table:table-cell>
          <table:table-cell office:value-type="float" office:value="-2.141" calcext:value-type="float">
            <text:p>-2.141</text:p>
          </table:table-cell>
          <table:table-cell table:formula="of:=([.B254]/3.1415)*180" office:value-type="float" office:value="-122.673881903549" calcext:value-type="float">
            <text:p>-122.673881903549</text:p>
          </table:table-cell>
          <table:table-cell table:formula="of:=([.A254]/180)*3.1415" office:value-type="float" office:value="4.10931935777778" calcext:value-type="float">
            <text:p>4.10931935777778</text:p>
          </table:table-cell>
          <table:table-cell table:formula="of:=SIN([.D254])" office:value-type="float" office:value="-0.82359848993686" calcext:value-type="float">
            <text:p>-0.82359848993686</text:p>
          </table:table-cell>
          <table:table-cell table:formula="of:=SIN([.B254])" office:value-type="float" office:value="-0.841791049111892" calcext:value-type="float">
            <text:p>-0.841791049111892</text:p>
          </table:table-cell>
        </table:table-row>
        <table:table-row table:style-name="ro1">
          <table:table-cell office:value-type="float" office:value="237.8008" calcext:value-type="float">
            <text:p>237.8008</text:p>
          </table:table-cell>
          <table:table-cell office:value-type="float" office:value="-2.1069" calcext:value-type="float">
            <text:p>-2.1069</text:p>
          </table:table-cell>
          <table:table-cell table:formula="of:=([.B255]/3.1415)*180" office:value-type="float" office:value="-120.720038198313" calcext:value-type="float">
            <text:p>-120.720038198313</text:p>
          </table:table-cell>
          <table:table-cell table:formula="of:=([.A255]/180)*3.1415" office:value-type="float" office:value="4.15028451777778" calcext:value-type="float">
            <text:p>4.15028451777778</text:p>
          </table:table-cell>
          <table:table-cell table:formula="of:=SIN([.D255])" office:value-type="float" office:value="-0.846135374202414" calcext:value-type="float">
            <text:p>-0.846135374202414</text:p>
          </table:table-cell>
          <table:table-cell table:formula="of:=SIN([.B255])" office:value-type="float" office:value="-0.859705407550704" calcext:value-type="float">
            <text:p>-0.859705407550704</text:p>
          </table:table-cell>
        </table:table-row>
        <table:table-row table:style-name="ro1">
          <table:table-cell office:value-type="float" office:value="241.0751" calcext:value-type="float">
            <text:p>241.0751</text:p>
          </table:table-cell>
          <table:table-cell office:value-type="float" office:value="-2.0661" calcext:value-type="float">
            <text:p>-2.0661</text:p>
          </table:table-cell>
          <table:table-cell table:formula="of:=([.B256]/3.1415)*180" office:value-type="float" office:value="-118.382301448353" calcext:value-type="float">
            <text:p>-118.382301448353</text:p>
          </table:table-cell>
          <table:table-cell table:formula="of:=([.A256]/180)*3.1415" office:value-type="float" office:value="4.20743014805556" calcext:value-type="float">
            <text:p>4.20743014805556</text:p>
          </table:table-cell>
          <table:table-cell table:formula="of:=SIN([.D256])" office:value-type="float" office:value="-0.875194390910048" calcext:value-type="float">
            <text:p>-0.875194390910048</text:p>
          </table:table-cell>
          <table:table-cell table:formula="of:=SIN([.B256])" office:value-type="float" office:value="-0.879824414880135" calcext:value-type="float">
            <text:p>-0.8798244148801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ARM_EABI LibreOffice_project/00$Build-2</meta:generator>
    <dc:date>2023-01-27T14:41:17.816763822</dc:date>
    <meta:editing-duration>PT11M21S</meta:editing-duration>
    <meta:editing-cycles>3</meta:editing-cycles>
    <meta:document-statistic meta:table-count="1" meta:cell-count="153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21cm" svg:y="3.952cm" style:legend-expansion="high" chart:style-name="ch2"/>
        <chart:plot-area chart:style-name="ch3" table:cell-range-address="rotace.B1:rotace.B256 rotace.D1:rotace.D256" chart:data-source-has-labels="row" svg:x="0.32cm" svg:y="0.18cm" svg:width="13.381cm" svg:height="8.64cm">
          <chart:coordinate-region svg:x="0.862cm" svg:y="0.379cm" svg:width="12.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otace.B2:rotace.B256" chart:label-cell-address="rotace.B1:rotace.B1" chart:class="chart:line">
            <chart:data-point chart:repeated="255"/>
          </chart:series>
          <chart:series chart:style-name="ch7" chart:values-cell-range-address="rotace.D2:rotace.D256" chart:label-cell-address="rotace.D1:rotace.D1" chart:class="chart:line">
            <chart:data-point chart:repeated="2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rotace.B1:rotace.B1</svg:desc>
                </draw:g>
              </table:table-cell>
              <table:table-cell office:value-type="string">
                <text:p>d→r</text:p>
                <draw:g>
                  <svg:desc>rotace.D1:rotac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4406">
                <text:p>-1.4406</text:p>
                <draw:g>
                  <svg:desc>rotace.B2:rotace.B256</svg:desc>
                </draw:g>
              </table:table-cell>
              <table:table-cell office:value-type="float" office:value="4.8424180525">
                <text:p>4.8424180525</text:p>
                <draw:g>
                  <svg:desc>rotace.D2:rotace.D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4408">
                <text:p>-1.4408</text:p>
              </table:table-cell>
              <table:table-cell office:value-type="float" office:value="4.84240059972222">
                <text:p>4.84240059972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4413">
                <text:p>-1.4413</text:p>
              </table:table-cell>
              <table:table-cell office:value-type="float" office:value="4.84204456305556">
                <text:p>4.84204456305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442">
                <text:p>-1.442</text:p>
              </table:table-cell>
              <table:table-cell office:value-type="float" office:value="4.84144069694445">
                <text:p>4.841440696944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4427">
                <text:p>-1.4427</text:p>
              </table:table-cell>
              <table:table-cell office:value-type="float" office:value="4.84066928416667">
                <text:p>4.8406692841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4437">
                <text:p>-1.4437</text:p>
              </table:table-cell>
              <table:table-cell office:value-type="float" office:value="4.83993452222222">
                <text:p>4.8399345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4448">
                <text:p>-1.4448</text:p>
              </table:table-cell>
              <table:table-cell office:value-type="float" office:value="4.83883848777778">
                <text:p>4.83883848777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4459">
                <text:p>-1.4459</text:p>
              </table:table-cell>
              <table:table-cell office:value-type="float" office:value="4.83768485916667">
                <text:p>4.8376848591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447">
                <text:p>-1.447</text:p>
              </table:table-cell>
              <table:table-cell office:value-type="float" office:value="4.83656962666667">
                <text:p>4.83656962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4479">
                <text:p>-1.4479</text:p>
              </table:table-cell>
              <table:table-cell office:value-type="float" office:value="4.83557830888889">
                <text:p>4.83557830888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4485">
                <text:p>-1.4485</text:p>
              </table:table-cell>
              <table:table-cell office:value-type="float" office:value="4.83484878277778">
                <text:p>4.834848782777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45">
                <text:p>-1.45</text:p>
              </table:table-cell>
              <table:table-cell office:value-type="float" office:value="4.83415241694445">
                <text:p>4.834152416944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4507">
                <text:p>-1.4507</text:p>
              </table:table-cell>
              <table:table-cell office:value-type="float" office:value="4.83249265777778">
                <text:p>4.83249265777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4501">
                <text:p>-1.4501</text:p>
              </table:table-cell>
              <table:table-cell office:value-type="float" office:value="4.83217850777778">
                <text:p>4.83217850777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4483">
                <text:p>-1.4483</text:p>
              </table:table-cell>
              <table:table-cell office:value-type="float" office:value="4.83335307972222">
                <text:p>4.83335307972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4446">
                <text:p>-1.4446</text:p>
              </table:table-cell>
              <table:table-cell office:value-type="float" office:value="4.83552420527778">
                <text:p>4.83552420527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443">
                <text:p>-1.443</text:p>
              </table:table-cell>
              <table:table-cell office:value-type="float" office:value="4.83988739972222">
                <text:p>4.839887399722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4425">
                <text:p>-1.4425</text:p>
              </table:table-cell>
              <table:table-cell office:value-type="float" office:value="4.83958023083333">
                <text:p>4.8395802308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434">
                <text:p>-1.434</text:p>
              </table:table-cell>
              <table:table-cell office:value-type="float" office:value="4.84687723722222">
                <text:p>4.84687723722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4193">
                <text:p>-1.4193</text:p>
              </table:table-cell>
              <table:table-cell office:value-type="float" office:value="4.85238882444444">
                <text:p>4.85238882444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3954">
                <text:p>-1.3954</text:p>
              </table:table-cell>
              <table:table-cell office:value-type="float" office:value="4.8793935075">
                <text:p>4.87939350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3673">
                <text:p>-1.3673</text:p>
              </table:table-cell>
              <table:table-cell office:value-type="float" office:value="4.89519350722222">
                <text:p>4.895193507222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3334">
                <text:p>-1.3334</text:p>
              </table:table-cell>
              <table:table-cell office:value-type="float" office:value="4.92326979083333">
                <text:p>4.9232697908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2997">
                <text:p>-1.2997</text:p>
              </table:table-cell>
              <table:table-cell office:value-type="float" office:value="4.97454430666667">
                <text:p>4.97454430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2733">
                <text:p>-1.2733</text:p>
              </table:table-cell>
              <table:table-cell office:value-type="float" office:value="5.00238497777778">
                <text:p>5.002384977777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2556">
                <text:p>-1.2556</text:p>
              </table:table-cell>
              <table:table-cell office:value-type="float" office:value="5.015310505">
                <text:p>5.0153105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2415">
                <text:p>-1.2415</text:p>
              </table:table-cell>
              <table:table-cell office:value-type="float" office:value="5.03184352138889">
                <text:p>5.031843521388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2289">
                <text:p>-1.2289</text:p>
              </table:table-cell>
              <table:table-cell office:value-type="float" office:value="5.04650909055556">
                <text:p>5.046509090555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2168">
                <text:p>-1.2168</text:p>
              </table:table-cell>
              <table:table-cell office:value-type="float" office:value="5.06409276416667">
                <text:p>5.0640927641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2046">
                <text:p>-1.2046</text:p>
              </table:table-cell>
              <table:table-cell office:value-type="float" office:value="5.06935652194445">
                <text:p>5.069356521944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1976">
                <text:p>-1.1976</text:p>
              </table:table-cell>
              <table:table-cell office:value-type="float" office:value="5.08154030611111">
                <text:p>5.081540306111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1906">
                <text:p>-1.1906</text:p>
              </table:table-cell>
              <table:table-cell office:value-type="float" office:value="5.09238197166667">
                <text:p>5.092381971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1835">
                <text:p>-1.1835</text:p>
              </table:table-cell>
              <table:table-cell office:value-type="float" office:value="5.09376772222222">
                <text:p>5.093767722222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1807">
                <text:p>-1.1807</text:p>
              </table:table-cell>
              <table:table-cell office:value-type="float" office:value="5.10075232388889">
                <text:p>5.100752323888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1708">
                <text:p>-1.1708</text:p>
              </table:table-cell>
              <table:table-cell office:value-type="float" office:value="5.11129205638889">
                <text:p>5.111292056388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1606">
                <text:p>-1.1606</text:p>
              </table:table-cell>
              <table:table-cell office:value-type="float" office:value="5.11404785">
                <text:p>5.114047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1508">
                <text:p>-1.1508</text:p>
              </table:table-cell>
              <table:table-cell office:value-type="float" office:value="5.12528394833333">
                <text:p>5.125283948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1382">
                <text:p>-1.1382</text:p>
              </table:table-cell>
              <table:table-cell office:value-type="float" office:value="5.13518665444444">
                <text:p>5.135186654444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1233">
                <text:p>-1.1233</text:p>
              </table:table-cell>
              <table:table-cell office:value-type="float" office:value="5.14903892416667">
                <text:p>5.1490389241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126">
                <text:p>-1.1126</text:p>
              </table:table-cell>
              <table:table-cell office:value-type="float" office:value="5.16256657222222">
                <text:p>5.162566572222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1004">
                <text:p>-1.1004</text:p>
              </table:table-cell>
              <table:table-cell office:value-type="float" office:value="5.17443097055556">
                <text:p>5.174430970555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0923">
                <text:p>-1.0923</text:p>
              </table:table-cell>
              <table:table-cell office:value-type="float" office:value="5.18451518555556">
                <text:p>5.184515185555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0825">
                <text:p>-1.0825</text:p>
              </table:table-cell>
              <table:table-cell office:value-type="float" office:value="5.193873365">
                <text:p>5.1938733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0741">
                <text:p>-1.0741</text:p>
              </table:table-cell>
              <table:table-cell office:value-type="float" office:value="5.20837487805556">
                <text:p>5.208374878055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0643">
                <text:p>-1.0643</text:p>
              </table:table-cell>
              <table:table-cell office:value-type="float" office:value="5.20992643">
                <text:p>5.209926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0581">
                <text:p>-1.0581</text:p>
              </table:table-cell>
              <table:table-cell office:value-type="float" office:value="5.223214975">
                <text:p>5.2232149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0406">
                <text:p>-1.0406</text:p>
              </table:table-cell>
              <table:table-cell office:value-type="float" office:value="5.23842158027778">
                <text:p>5.238421580277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0325">
                <text:p>-1.0325</text:p>
              </table:table-cell>
              <table:table-cell office:value-type="float" office:value="5.24831032416667">
                <text:p>5.2483103241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02">
                <text:p>-1.02</text:p>
              </table:table-cell>
              <table:table-cell office:value-type="float" office:value="5.26225683888889">
                <text:p>5.262256838888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0128">
                <text:p>-1.0128</text:p>
              </table:table-cell>
              <table:table-cell office:value-type="float" office:value="5.2684996975">
                <text:p>5.26849969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9991">
                <text:p>-0.9991</text:p>
              </table:table-cell>
              <table:table-cell office:value-type="float" office:value="5.28097319777778">
                <text:p>5.280973197777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988">
                <text:p>-0.988</text:p>
              </table:table-cell>
              <table:table-cell office:value-type="float" office:value="5.29356014111111">
                <text:p>5.293560141111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9751">
                <text:p>-0.9751</text:p>
              </table:table-cell>
              <table:table-cell office:value-type="float" office:value="5.29662310361111">
                <text:p>5.296623103611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9604">
                <text:p>-0.9604</text:p>
              </table:table-cell>
              <table:table-cell office:value-type="float" office:value="5.31942864833333">
                <text:p>5.319428648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9483">
                <text:p>-0.9483</text:p>
              </table:table-cell>
              <table:table-cell office:value-type="float" office:value="5.33100158527778">
                <text:p>5.331001585277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9241">
                <text:p>-0.9241</text:p>
              </table:table-cell>
              <table:table-cell office:value-type="float" office:value="5.34208758972222">
                <text:p>5.342087589722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8916">
                <text:p>-0.8916</text:p>
              </table:table-cell>
              <table:table-cell office:value-type="float" office:value="5.36719166527778">
                <text:p>5.367191665277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8565">
                <text:p>-0.8565</text:p>
              </table:table-cell>
              <table:table-cell office:value-type="float" office:value="5.41866514277778">
                <text:p>5.418665142777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8332">
                <text:p>-0.8332</text:p>
              </table:table-cell>
              <table:table-cell office:value-type="float" office:value="5.43179661277778">
                <text:p>5.431796612777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8054">
                <text:p>-0.8054</text:p>
              </table:table-cell>
              <table:table-cell office:value-type="float" office:value="5.45757611083333">
                <text:p>5.4575761108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7764">
                <text:p>-0.7764</text:p>
              </table:table-cell>
              <table:table-cell office:value-type="float" office:value="5.48668908944445">
                <text:p>5.486689089444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7475">
                <text:p>-0.7475</text:p>
              </table:table-cell>
              <table:table-cell office:value-type="float" office:value="5.51329584916667">
                <text:p>5.5132958491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7028">
                <text:p>-0.7028</text:p>
              </table:table-cell>
              <table:table-cell office:value-type="float" office:value="5.56884629555556">
                <text:p>5.568846295555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6394">
                <text:p>-0.6394</text:p>
              </table:table-cell>
              <table:table-cell office:value-type="float" office:value="5.62651376388889">
                <text:p>5.62651376388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6177">
                <text:p>-0.6177</text:p>
              </table:table-cell>
              <table:table-cell office:value-type="float" office:value="5.66506695">
                <text:p>5.665066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5896">
                <text:p>-0.5896</text:p>
              </table:table-cell>
              <table:table-cell office:value-type="float" office:value="5.66811071444444">
                <text:p>5.668110714444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5539">
                <text:p>-0.5539</text:p>
              </table:table-cell>
              <table:table-cell office:value-type="float" office:value="5.7087180925">
                <text:p>5.70871809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5274">
                <text:p>-0.5274</text:p>
              </table:table-cell>
              <table:table-cell office:value-type="float" office:value="5.75366423111111">
                <text:p>5.753664231111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5232">
                <text:p>-0.5232</text:p>
              </table:table-cell>
              <table:table-cell office:value-type="float" office:value="5.756830165">
                <text:p>5.7568301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5195">
                <text:p>-0.5195</text:p>
              </table:table-cell>
              <table:table-cell office:value-type="float" office:value="5.76680617277778">
                <text:p>5.766806172777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5279">
                <text:p>-0.5279</text:p>
              </table:table-cell>
              <table:table-cell office:value-type="float" office:value="5.75926657277778">
                <text:p>5.759266572777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5245">
                <text:p>-0.5245</text:p>
              </table:table-cell>
              <table:table-cell office:value-type="float" office:value="5.760851285">
                <text:p>5.7608512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5125">
                <text:p>-0.5125</text:p>
              </table:table-cell>
              <table:table-cell office:value-type="float" office:value="5.77031069055556">
                <text:p>5.770310690555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5147">
                <text:p>-0.5147</text:p>
              </table:table-cell>
              <table:table-cell office:value-type="float" office:value="5.7697574375">
                <text:p>5.7697574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5191">
                <text:p>-0.5191</text:p>
              </table:table-cell>
              <table:table-cell office:value-type="float" office:value="5.76589862833333">
                <text:p>5.765898628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5131">
                <text:p>-0.5131</text:p>
              </table:table-cell>
              <table:table-cell office:value-type="float" office:value="5.76877833666667">
                <text:p>5.76877833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5063">
                <text:p>-0.5063</text:p>
              </table:table-cell>
              <table:table-cell office:value-type="float" office:value="5.77002795555556">
                <text:p>5.770027955555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501">
                <text:p>-0.501</text:p>
              </table:table-cell>
              <table:table-cell office:value-type="float" office:value="5.77703001">
                <text:p>5.77703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4863">
                <text:p>-0.4863</text:p>
              </table:table-cell>
              <table:table-cell office:value-type="float" office:value="5.78434097861111">
                <text:p>5.784340978611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4797">
                <text:p>-0.4797</text:p>
              </table:table-cell>
              <table:table-cell office:value-type="float" office:value="5.79751608055556">
                <text:p>5.797516080555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4809">
                <text:p>-0.4809</text:p>
              </table:table-cell>
              <table:table-cell office:value-type="float" office:value="5.80276936666667">
                <text:p>5.8027693666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4756">
                <text:p>-0.4756</text:p>
              </table:table-cell>
              <table:table-cell office:value-type="float" office:value="5.80858463222222">
                <text:p>5.808584632222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482">
                <text:p>-0.482</text:p>
              </table:table-cell>
              <table:table-cell office:value-type="float" office:value="5.80552166972222">
                <text:p>5.805521669722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4857">
                <text:p>-0.4857</text:p>
              </table:table-cell>
              <table:table-cell office:value-type="float" office:value="5.79601165111111">
                <text:p>5.796011651111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4778">
                <text:p>-0.4778</text:p>
              </table:table-cell>
              <table:table-cell office:value-type="float" office:value="5.79736598666667">
                <text:p>5.79736598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4687">
                <text:p>-0.4687</text:p>
              </table:table-cell>
              <table:table-cell office:value-type="float" office:value="5.80638907277778">
                <text:p>5.806389072777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4505">
                <text:p>-0.4505</text:p>
              </table:table-cell>
              <table:table-cell office:value-type="float" office:value="5.82902532555556">
                <text:p>5.829025325555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4296">
                <text:p>-0.4296</text:p>
              </table:table-cell>
              <table:table-cell office:value-type="float" office:value="5.83776916722222">
                <text:p>5.837769167222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391">
                <text:p>-0.391</text:p>
              </table:table-cell>
              <table:table-cell office:value-type="float" office:value="5.88005201194445">
                <text:p>5.880052011944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3714">
                <text:p>-0.3714</text:p>
              </table:table-cell>
              <table:table-cell office:value-type="float" office:value="5.91063276916667">
                <text:p>5.9106327691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3605">
                <text:p>-0.3605</text:p>
              </table:table-cell>
              <table:table-cell office:value-type="float" office:value="5.92217080055556">
                <text:p>5.922170800555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3524">
                <text:p>-0.3524</text:p>
              </table:table-cell>
              <table:table-cell office:value-type="float" office:value="5.92535767777778">
                <text:p>5.925357677777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3497">
                <text:p>-0.3497</text:p>
              </table:table-cell>
              <table:table-cell office:value-type="float" office:value="5.92786389666667">
                <text:p>5.92786389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3403">
                <text:p>-0.3403</text:p>
              </table:table-cell>
              <table:table-cell office:value-type="float" office:value="5.93610858888889">
                <text:p>5.936108588888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3111">
                <text:p>-0.3111</text:p>
              </table:table-cell>
              <table:table-cell office:value-type="float" office:value="5.95944993388889">
                <text:p>5.959449933888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2922">
                <text:p>-0.2922</text:p>
              </table:table-cell>
              <table:table-cell office:value-type="float" office:value="5.9773791725">
                <text:p>5.97737917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2505">
                <text:p>-0.2505</text:p>
              </table:table-cell>
              <table:table-cell office:value-type="float" office:value="6.00081825305556">
                <text:p>6.000818253055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066">
                <text:p>-0.2066</text:p>
              </table:table-cell>
              <table:table-cell office:value-type="float" office:value="6.05914892694444">
                <text:p>6.059148926944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864">
                <text:p>-0.1864</text:p>
              </table:table-cell>
              <table:table-cell office:value-type="float" office:value="6.08403833333333">
                <text:p>6.0840383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1347">
                <text:p>-0.1347</text:p>
              </table:table-cell>
              <table:table-cell office:value-type="float" office:value="6.10318752111111">
                <text:p>6.103187521111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584">
                <text:p>-0.0584</text:p>
              </table:table-cell>
              <table:table-cell office:value-type="float" office:value="6.19341140111111">
                <text:p>6.193411401111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51">
                <text:p>0.0051</text:p>
              </table:table-cell>
              <table:table-cell office:value-type="float" office:value="6.25270197777778">
                <text:p>6.252701977777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839">
                <text:p>0.0839</text:p>
              </table:table-cell>
              <table:table-cell office:value-type="float" office:value="0.0423893066666667">
                <text:p>0.0423893066666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59">
                <text:p>0.159</text:p>
              </table:table-cell>
              <table:table-cell office:value-type="float" office:value="0.116972007222222">
                <text:p>0.1169720072222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498">
                <text:p>0.2498</text:p>
              </table:table-cell>
              <table:table-cell office:value-type="float" office:value="0.215990341944444">
                <text:p>0.2159903419444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354">
                <text:p>0.3354</text:p>
              </table:table-cell>
              <table:table-cell office:value-type="float" office:value="0.302484563333333">
                <text:p>0.3024845633333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171">
                <text:p>0.4171</text:p>
              </table:table-cell>
              <table:table-cell office:value-type="float" office:value="0.369040731388889">
                <text:p>0.3690407313888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153">
                <text:p>0.5153</text:p>
              </table:table-cell>
              <table:table-cell office:value-type="float" office:value="0.475684184722222">
                <text:p>0.4756841847222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028">
                <text:p>0.6028</text:p>
              </table:table-cell>
              <table:table-cell office:value-type="float" office:value="0.554443335">
                <text:p>0.5544433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831">
                <text:p>0.6831</text:p>
              </table:table-cell>
              <table:table-cell office:value-type="float" office:value="0.636958323055556">
                <text:p>0.6369583230555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537">
                <text:p>0.7537</text:p>
              </table:table-cell>
              <table:table-cell office:value-type="float" office:value="0.716164264444444">
                <text:p>0.7161642644444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194">
                <text:p>0.8194</text:p>
              </table:table-cell>
              <table:table-cell office:value-type="float" office:value="0.783870570555556">
                <text:p>0.7838705705555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9">
                <text:p>0.89</text:p>
              </table:table-cell>
              <table:table-cell office:value-type="float" office:value="0.858976854444444">
                <text:p>0.8589768544444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572">
                <text:p>0.9572</text:p>
              </table:table-cell>
              <table:table-cell office:value-type="float" office:value="0.929845603888889">
                <text:p>0.9298456038888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0354">
                <text:p>1.0354</text:p>
              </table:table-cell>
              <table:table-cell office:value-type="float" office:value="1.00276330944444">
                <text:p>1.002763309444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046">
                <text:p>1.1046</text:p>
              </table:table-cell>
              <table:table-cell office:value-type="float" office:value="1.07678577583333">
                <text:p>1.07678577583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749">
                <text:p>1.1749</text:p>
              </table:table-cell>
              <table:table-cell office:value-type="float" office:value="1.13409197166667">
                <text:p>1.13409197166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2462">
                <text:p>1.2462</text:p>
              </table:table-cell>
              <table:table-cell office:value-type="float" office:value="1.20453661861111">
                <text:p>1.204536618611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3113">
                <text:p>1.3113</text:p>
              </table:table-cell>
              <table:table-cell office:value-type="float" office:value="1.27688187305556">
                <text:p>1.276881873055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3788">
                <text:p>1.3788</text:p>
              </table:table-cell>
              <table:table-cell office:value-type="float" office:value="1.33751456833333">
                <text:p>1.3375145683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4448">
                <text:p>1.4448</text:p>
              </table:table-cell>
              <table:table-cell office:value-type="float" office:value="1.42015696166667">
                <text:p>1.42015696166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5064">
                <text:p>1.5064</text:p>
              </table:table-cell>
              <table:table-cell office:value-type="float" office:value="1.4695465775">
                <text:p>1.46954657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5708">
                <text:p>1.5708</text:p>
              </table:table-cell>
              <table:table-cell office:value-type="float" office:value="1.5476756825">
                <text:p>1.54767568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6298">
                <text:p>1.6298</text:p>
              </table:table-cell>
              <table:table-cell office:value-type="float" office:value="1.59336356416667">
                <text:p>1.593363564166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6947">
                <text:p>1.6947</text:p>
              </table:table-cell>
              <table:table-cell office:value-type="float" office:value="1.67030937083333">
                <text:p>1.670309370833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7601">
                <text:p>1.7601</text:p>
              </table:table-cell>
              <table:table-cell office:value-type="float" office:value="1.73517611">
                <text:p>1.735176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8189">
                <text:p>1.8189</text:p>
              </table:table-cell>
              <table:table-cell office:value-type="float" office:value="1.7984302125">
                <text:p>1.79843021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8636">
                <text:p>1.8636</text:p>
              </table:table-cell>
              <table:table-cell office:value-type="float" office:value="1.84096437722222">
                <text:p>1.840964377222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9253">
                <text:p>1.9253</text:p>
              </table:table-cell>
              <table:table-cell office:value-type="float" office:value="1.90369315111111">
                <text:p>1.903693151111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9963">
                <text:p>1.9963</text:p>
              </table:table-cell>
              <table:table-cell office:value-type="float" office:value="1.95493450666667">
                <text:p>1.954934506666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06">
                <text:p>2.06</text:p>
              </table:table-cell>
              <table:table-cell office:value-type="float" office:value="2.03766241861111">
                <text:p>2.037662418611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1269">
                <text:p>2.1269</text:p>
              </table:table-cell>
              <table:table-cell office:value-type="float" office:value="2.08527534166667">
                <text:p>2.085275341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1841">
                <text:p>2.1841</text:p>
              </table:table-cell>
              <table:table-cell office:value-type="float" office:value="2.16543420472222">
                <text:p>2.165434204722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2352">
                <text:p>2.2352</text:p>
              </table:table-cell>
              <table:table-cell office:value-type="float" office:value="2.20344460944444">
                <text:p>2.203444609444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2946">
                <text:p>2.2946</text:p>
              </table:table-cell>
              <table:table-cell office:value-type="float" office:value="2.25473657805556">
                <text:p>2.254736578055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3664">
                <text:p>2.3664</text:p>
              </table:table-cell>
              <table:table-cell office:value-type="float" office:value="2.34674413194444">
                <text:p>2.346744131944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4275">
                <text:p>2.4275</text:p>
              </table:table-cell>
              <table:table-cell office:value-type="float" office:value="2.38965178611111">
                <text:p>2.389651786111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4954">
                <text:p>2.4954</text:p>
              </table:table-cell>
              <table:table-cell office:value-type="float" office:value="2.47127493722222">
                <text:p>2.471274937222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5727">
                <text:p>2.5727</text:p>
              </table:table-cell>
              <table:table-cell office:value-type="float" office:value="2.5494372025">
                <text:p>2.54943720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6376">
                <text:p>2.6376</text:p>
              </table:table-cell>
              <table:table-cell office:value-type="float" office:value="2.61950661472222">
                <text:p>2.619506614722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7068">
                <text:p>2.7068</text:p>
              </table:table-cell>
              <table:table-cell office:value-type="float" office:value="2.664086245">
                <text:p>2.6640862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7745">
                <text:p>2.7745</text:p>
              </table:table-cell>
              <table:table-cell office:value-type="float" office:value="2.72575039944444">
                <text:p>2.725750399444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389">
                <text:p>2.8389</text:p>
              </table:table-cell>
              <table:table-cell office:value-type="float" office:value="2.80154606805556">
                <text:p>2.801546068055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989">
                <text:p>2.8989</text:p>
              </table:table-cell>
              <table:table-cell office:value-type="float" office:value="2.85659561972222">
                <text:p>2.856595619722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9714">
                <text:p>2.9714</text:p>
              </table:table-cell>
              <table:table-cell office:value-type="float" office:value="2.92149726444444">
                <text:p>2.921497264444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049">
                <text:p>3.049</text:p>
              </table:table-cell>
              <table:table-cell office:value-type="float" office:value="3.021903095">
                <text:p>3.0219030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1205">
                <text:p>3.1205</text:p>
              </table:table-cell>
              <table:table-cell office:value-type="float" office:value="3.07330152555556">
                <text:p>3.073301525555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3.0847">
                <text:p>-3.0847</text:p>
              </table:table-cell>
              <table:table-cell office:value-type="float" office:value="3.17546485083333">
                <text:p>3.17546485083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.0196">
                <text:p>-3.0196</text:p>
              </table:table-cell>
              <table:table-cell office:value-type="float" office:value="3.24418341805556">
                <text:p>3.244183418055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2.9593">
                <text:p>-2.9593</text:p>
              </table:table-cell>
              <table:table-cell office:value-type="float" office:value="3.30676558861111">
                <text:p>3.306765588611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2.92">
                <text:p>-2.92</text:p>
              </table:table-cell>
              <table:table-cell office:value-type="float" office:value="3.35470313333333">
                <text:p>3.35470313333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.88">
                <text:p>-2.88</text:p>
              </table:table-cell>
              <table:table-cell office:value-type="float" office:value="3.37201454361111">
                <text:p>3.372014543611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.8507">
                <text:p>-2.8507</text:p>
              </table:table-cell>
              <table:table-cell office:value-type="float" office:value="3.41847383805556">
                <text:p>3.418473838055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.8235">
                <text:p>-2.8235</text:p>
              </table:table-cell>
              <table:table-cell office:value-type="float" office:value="3.43596675722222">
                <text:p>3.435966757222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.7893">
                <text:p>-2.7893</text:p>
              </table:table-cell>
              <table:table-cell office:value-type="float" office:value="3.48373501">
                <text:p>3.483735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.7624">
                <text:p>-2.7624</text:p>
              </table:table-cell>
              <table:table-cell office:value-type="float" office:value="3.51259317805556">
                <text:p>3.512593178055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.7212">
                <text:p>-2.7212</text:p>
              </table:table-cell>
              <table:table-cell office:value-type="float" office:value="3.55219004027778">
                <text:p>3.552190040277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.6961">
                <text:p>-2.6961</text:p>
              </table:table-cell>
              <table:table-cell office:value-type="float" office:value="3.58259976027778">
                <text:p>3.582599760277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.6712">
                <text:p>-2.6712</text:p>
              </table:table-cell>
              <table:table-cell office:value-type="float" office:value="3.592839305">
                <text:p>3.5928393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.6471">
                <text:p>-2.6471</text:p>
              </table:table-cell>
              <table:table-cell office:value-type="float" office:value="3.61943559305556">
                <text:p>3.619435593055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.6254">
                <text:p>-2.6254</text:p>
              </table:table-cell>
              <table:table-cell office:value-type="float" office:value="3.64212071361111">
                <text:p>3.642120713611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.6001">
                <text:p>-2.6001</text:p>
              </table:table-cell>
              <table:table-cell office:value-type="float" office:value="3.66286508527778">
                <text:p>3.6628650852777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.5703">
                <text:p>-2.5703</text:p>
              </table:table-cell>
              <table:table-cell office:value-type="float" office:value="3.69165344222222">
                <text:p>3.691653442222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2.5386">
                <text:p>-2.5386</text:p>
              </table:table-cell>
              <table:table-cell office:value-type="float" office:value="3.73632382694444">
                <text:p>3.736323826944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2.5164">
                <text:p>-2.5164</text:p>
              </table:table-cell>
              <table:table-cell office:value-type="float" office:value="3.75162118666667">
                <text:p>3.751621186666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2.4888">
                <text:p>-2.4888</text:p>
              </table:table-cell>
              <table:table-cell office:value-type="float" office:value="3.77391361972222">
                <text:p>3.773913619722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2.4608">
                <text:p>-2.4608</text:p>
              </table:table-cell>
              <table:table-cell office:value-type="float" office:value="3.81726631972222">
                <text:p>3.817266319722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2.4328">
                <text:p>-2.4328</text:p>
              </table:table-cell>
              <table:table-cell office:value-type="float" office:value="3.82915340666667">
                <text:p>3.829153406666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2.4025">
                <text:p>-2.4025</text:p>
              </table:table-cell>
              <table:table-cell office:value-type="float" office:value="3.8584060075">
                <text:p>3.85840600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2.3513">
                <text:p>-2.3513</text:p>
              </table:table-cell>
              <table:table-cell office:value-type="float" office:value="3.89163260583333">
                <text:p>3.891632605833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.298">
                <text:p>-2.298</text:p>
              </table:table-cell>
              <table:table-cell office:value-type="float" office:value="3.97313184222222">
                <text:p>3.973131842222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2.2453">
                <text:p>-2.2453</text:p>
              </table:table-cell>
              <table:table-cell office:value-type="float" office:value="3.99970893222222">
                <text:p>3.999708932222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.1961">
                <text:p>-2.1961</text:p>
              </table:table-cell>
              <table:table-cell office:value-type="float" office:value="4.05241108527778">
                <text:p>4.0524110852777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.1401">
                <text:p>-2.1401</text:p>
              </table:table-cell>
              <table:table-cell office:value-type="float" office:value="4.12976528694445">
                <text:p>4.129765286944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.0874">
                <text:p>-2.0874</text:p>
              </table:table-cell>
              <table:table-cell office:value-type="float" office:value="4.18578521305556">
                <text:p>4.185785213055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.0507">
                <text:p>-2.0507</text:p>
              </table:table-cell>
              <table:table-cell office:value-type="float" office:value="4.20746505361111">
                <text:p>4.207465053611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.0055">
                <text:p>-2.0055</text:p>
              </table:table-cell>
              <table:table-cell office:value-type="float" office:value="4.26775043861111">
                <text:p>4.267750438611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.963">
                <text:p>-1.963</text:p>
              </table:table-cell>
              <table:table-cell office:value-type="float" office:value="4.29235012888889">
                <text:p>4.292350128888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.9081">
                <text:p>-1.9081</text:p>
              </table:table-cell>
              <table:table-cell office:value-type="float" office:value="4.33462773777778">
                <text:p>4.334627737777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.857">
                <text:p>-1.857</text:p>
              </table:table-cell>
              <table:table-cell office:value-type="float" office:value="4.41574824888889">
                <text:p>4.415748248888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.8173">
                <text:p>-1.8173</text:p>
              </table:table-cell>
              <table:table-cell office:value-type="float" office:value="4.43706158111111">
                <text:p>4.437061581111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786">
                <text:p>-1.786</text:p>
              </table:table-cell>
              <table:table-cell office:value-type="float" office:value="4.47401609277778">
                <text:p>4.474016092777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.7639">
                <text:p>-1.7639</text:p>
              </table:table-cell>
              <table:table-cell office:value-type="float" office:value="4.50286204388889">
                <text:p>4.502862043888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7371">
                <text:p>-1.7371</text:p>
              </table:table-cell>
              <table:table-cell office:value-type="float" office:value="4.54258456611111">
                <text:p>4.542584566111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.7134">
                <text:p>-1.7134</text:p>
              </table:table-cell>
              <table:table-cell office:value-type="float" office:value="4.54977685583333">
                <text:p>4.549776855833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.6834">
                <text:p>-1.6834</text:p>
              </table:table-cell>
              <table:table-cell office:value-type="float" office:value="4.57630333277778">
                <text:p>4.576303332777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.6456">
                <text:p>-1.6456</text:p>
              </table:table-cell>
              <table:table-cell office:value-type="float" office:value="4.60835884972222">
                <text:p>4.608358849722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.5859">
                <text:p>-1.5859</text:p>
              </table:table-cell>
              <table:table-cell office:value-type="float" office:value="4.64776024083333">
                <text:p>4.647760240833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.5327">
                <text:p>-1.5327</text:p>
              </table:table-cell>
              <table:table-cell office:value-type="float" office:value="4.71294113">
                <text:p>4.712941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.5051">
                <text:p>-1.5051</text:p>
              </table:table-cell>
              <table:table-cell office:value-type="float" office:value="4.75941438666667">
                <text:p>4.75941438666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.4875">
                <text:p>-1.4875</text:p>
              </table:table-cell>
              <table:table-cell office:value-type="float" office:value="4.78040833305556">
                <text:p>4.780408333055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.4812">
                <text:p>-1.4812</text:p>
              </table:table-cell>
              <table:table-cell office:value-type="float" office:value="4.79818398722222">
                <text:p>4.7981839872222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.4946">
                <text:p>-1.4946</text:p>
              </table:table-cell>
              <table:table-cell office:value-type="float" office:value="4.79689422694444">
                <text:p>4.796894226944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.5393">
                <text:p>-1.5393</text:p>
              </table:table-cell>
              <table:table-cell office:value-type="float" office:value="4.77582872416667">
                <text:p>4.775828724166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.5842">
                <text:p>-1.5842</text:p>
              </table:table-cell>
              <table:table-cell office:value-type="float" office:value="4.72348958888889">
                <text:p>4.7234895888888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.61">
                <text:p>-1.61</text:p>
              </table:table-cell>
              <table:table-cell office:value-type="float" office:value="4.68836412833333">
                <text:p>4.688364128333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.6325">
                <text:p>-1.6325</text:p>
              </table:table-cell>
              <table:table-cell office:value-type="float" office:value="4.66296684611111">
                <text:p>4.662966846111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.6504">
                <text:p>-1.6504</text:p>
              </table:table-cell>
              <table:table-cell office:value-type="float" office:value="4.6425087">
                <text:p>4.64250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.6669">
                <text:p>-1.6669</text:p>
              </table:table-cell>
              <table:table-cell office:value-type="float" office:value="4.62238913777778">
                <text:p>4.622389137777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.6791">
                <text:p>-1.6791</text:p>
              </table:table-cell>
              <table:table-cell office:value-type="float" office:value="4.61034323055556">
                <text:p>4.610343230555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.6939">
                <text:p>-1.6939</text:p>
              </table:table-cell>
              <table:table-cell office:value-type="float" office:value="4.5980721825">
                <text:p>4.59807218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.7066">
                <text:p>-1.7066</text:p>
              </table:table-cell>
              <table:table-cell office:value-type="float" office:value="4.5834485">
                <text:p>4.58344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.7235">
                <text:p>-1.7235</text:p>
              </table:table-cell>
              <table:table-cell office:value-type="float" office:value="4.56963986222222">
                <text:p>4.569639862222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.7505">
                <text:p>-1.7505</text:p>
              </table:table-cell>
              <table:table-cell office:value-type="float" office:value="4.54375041166667">
                <text:p>4.543750411666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.7863">
                <text:p>-1.7863</text:p>
              </table:table-cell>
              <table:table-cell office:value-type="float" office:value="4.50869476222222">
                <text:p>4.508694762222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.8249">
                <text:p>-1.8249</text:p>
              </table:table-cell>
              <table:table-cell office:value-type="float" office:value="4.48396068555556">
                <text:p>4.483960685555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.8666">
                <text:p>-1.8666</text:p>
              </table:table-cell>
              <table:table-cell office:value-type="float" office:value="4.44202689638889">
                <text:p>4.4420268963888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.9213">
                <text:p>-1.9213</text:p>
              </table:table-cell>
              <table:table-cell office:value-type="float" office:value="4.40160975361111">
                <text:p>4.401609753611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.9828">
                <text:p>-1.9828</text:p>
              </table:table-cell>
              <table:table-cell office:value-type="float" office:value="4.34089153972222">
                <text:p>4.3408915397222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2.072">
                <text:p>-2.072</text:p>
              </table:table-cell>
              <table:table-cell office:value-type="float" office:value="4.23364072972222">
                <text:p>4.233640729722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2.112">
                <text:p>-2.112</text:p>
              </table:table-cell>
              <table:table-cell office:value-type="float" office:value="4.18981680472222">
                <text:p>4.189816804722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2.2037">
                <text:p>-2.2037</text:p>
              </table:table-cell>
              <table:table-cell office:value-type="float" office:value="4.09643920777778">
                <text:p>4.096439207777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2.2719">
                <text:p>-2.2719</text:p>
              </table:table-cell>
              <table:table-cell office:value-type="float" office:value="4.03178015666667">
                <text:p>4.031780156666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2.348">
                <text:p>-2.348</text:p>
              </table:table-cell>
              <table:table-cell office:value-type="float" office:value="3.95996023083333">
                <text:p>3.959960230833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2.4355">
                <text:p>-2.4355</text:p>
              </table:table-cell>
              <table:table-cell office:value-type="float" office:value="3.87352185833333">
                <text:p>3.873521858333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2.5224">
                <text:p>-2.5224</text:p>
              </table:table-cell>
              <table:table-cell office:value-type="float" office:value="3.78551971694444">
                <text:p>3.785519716944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2.6">
                <text:p>-2.6</text:p>
              </table:table-cell>
              <table:table-cell office:value-type="float" office:value="3.700090115">
                <text:p>3.7000901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2.6615">
                <text:p>-2.6615</text:p>
              </table:table-cell>
              <table:table-cell office:value-type="float" office:value="3.666601725">
                <text:p>3.6666017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2.7274">
                <text:p>-2.7274</text:p>
              </table:table-cell>
              <table:table-cell office:value-type="float" office:value="3.6062378025">
                <text:p>3.60623780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2.7846">
                <text:p>-2.7846</text:p>
              </table:table-cell>
              <table:table-cell office:value-type="float" office:value="3.53728013222222">
                <text:p>3.537280132222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.8406">
                <text:p>-2.8406</text:p>
              </table:table-cell>
              <table:table-cell office:value-type="float" office:value="3.48237194805556">
                <text:p>3.482371948055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2.8833">
                <text:p>-2.8833</text:p>
              </table:table-cell>
              <table:table-cell office:value-type="float" office:value="3.40674208083333">
                <text:p>3.406742080833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2.923">
                <text:p>-2.923</text:p>
              </table:table-cell>
              <table:table-cell office:value-type="float" office:value="3.36791837666667">
                <text:p>3.36791837666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2.9388">
                <text:p>-2.9388</text:p>
              </table:table-cell>
              <table:table-cell office:value-type="float" office:value="3.35120210611111">
                <text:p>3.351202106111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2.9784">
                <text:p>-2.9784</text:p>
              </table:table-cell>
              <table:table-cell office:value-type="float" office:value="3.3087377525">
                <text:p>3.30873775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3.0065">
                <text:p>-3.0065</text:p>
              </table:table-cell>
              <table:table-cell office:value-type="float" office:value="3.28134561777778">
                <text:p>3.281345617777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3.0329">
                <text:p>-3.0329</text:p>
              </table:table-cell>
              <table:table-cell office:value-type="float" office:value="3.26942886111111">
                <text:p>3.269428861111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3.0605">
                <text:p>-3.0605</text:p>
              </table:table-cell>
              <table:table-cell office:value-type="float" office:value="3.22617738722222">
                <text:p>3.226177387222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3.0769">
                <text:p>-3.0769</text:p>
              </table:table-cell>
              <table:table-cell office:value-type="float" office:value="3.21907759722222">
                <text:p>3.219077597222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3.0949">
                <text:p>-3.0949</text:p>
              </table:table-cell>
              <table:table-cell office:value-type="float" office:value="3.19103796444444">
                <text:p>3.1910379644444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3.1089">
                <text:p>-3.1089</text:p>
              </table:table-cell>
              <table:table-cell office:value-type="float" office:value="3.17618565055556">
                <text:p>3.176185650555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3.1181">
                <text:p>-3.1181</text:p>
              </table:table-cell>
              <table:table-cell office:value-type="float" office:value="3.1641188">
                <text:p>3.16411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3.1219">
                <text:p>-3.1219</text:p>
              </table:table-cell>
              <table:table-cell office:value-type="float" office:value="3.16562148416667">
                <text:p>3.165621484166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3.122">
                <text:p>-3.122</text:p>
              </table:table-cell>
              <table:table-cell office:value-type="float" office:value="3.15812900666667">
                <text:p>3.158129006666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3.1061">
                <text:p>-3.1061</text:p>
              </table:table-cell>
              <table:table-cell office:value-type="float" office:value="3.16511360833333">
                <text:p>3.165113608333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3.0886">
                <text:p>-3.0886</text:p>
              </table:table-cell>
              <table:table-cell office:value-type="float" office:value="3.18480208694444">
                <text:p>3.184802086944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3.0655">
                <text:p>-3.0655</text:p>
              </table:table-cell>
              <table:table-cell office:value-type="float" office:value="3.20878569416667">
                <text:p>3.208785694166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3.0328">
                <text:p>-3.0328</text:p>
              </table:table-cell>
              <table:table-cell office:value-type="float" office:value="3.23868753833333">
                <text:p>3.238687538333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2.9982">
                <text:p>-2.9982</text:p>
              </table:table-cell>
              <table:table-cell office:value-type="float" office:value="3.27547799388889">
                <text:p>3.275477993888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2.9665">
                <text:p>-2.9665</text:p>
              </table:table-cell>
              <table:table-cell office:value-type="float" office:value="3.29523802888889">
                <text:p>3.295238028888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2.9254">
                <text:p>-2.9254</text:p>
              </table:table-cell>
              <table:table-cell office:value-type="float" office:value="3.34598721611111">
                <text:p>3.345987216111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2.8756">
                <text:p>-2.8756</text:p>
              </table:table-cell>
              <table:table-cell office:value-type="float" office:value="3.39386891194444">
                <text:p>3.393868911944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2.8214">
                <text:p>-2.8214</text:p>
              </table:table-cell>
              <table:table-cell office:value-type="float" office:value="3.42411981166667">
                <text:p>3.424119811666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2.7545">
                <text:p>-2.7545</text:p>
              </table:table-cell>
              <table:table-cell office:value-type="float" office:value="3.48030204861111">
                <text:p>3.480302048611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2.6775">
                <text:p>-2.6775</text:p>
              </table:table-cell>
              <table:table-cell office:value-type="float" office:value="3.55281310444444">
                <text:p>3.552813104444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2.6101">
                <text:p>-2.6101</text:p>
              </table:table-cell>
              <table:table-cell office:value-type="float" office:value="3.62633467611111">
                <text:p>3.6263346761111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2.5397">
                <text:p>-2.5397</text:p>
              </table:table-cell>
              <table:table-cell office:value-type="float" office:value="3.69404098222222">
                <text:p>3.694040982222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2.4769">
                <text:p>-2.4769</text:p>
              </table:table-cell>
              <table:table-cell office:value-type="float" office:value="3.76594991722222">
                <text:p>3.7659499172222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2.4121">
                <text:p>-2.4121</text:p>
              </table:table-cell>
              <table:table-cell office:value-type="float" office:value="3.82482162722222">
                <text:p>3.8248216272222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2.3274">
                <text:p>-2.3274</text:p>
              </table:table-cell>
              <table:table-cell office:value-type="float" office:value="3.89258727277778">
                <text:p>3.892587272777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2.2486">
                <text:p>-2.2486</text:p>
              </table:table-cell>
              <table:table-cell office:value-type="float" office:value="4.01866264888889">
                <text:p>4.0186626488888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2.1876">
                <text:p>-2.1876</text:p>
              </table:table-cell>
              <table:table-cell office:value-type="float" office:value="4.05177056833333">
                <text:p>4.051770568333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2.141">
                <text:p>-2.141</text:p>
              </table:table-cell>
              <table:table-cell office:value-type="float" office:value="4.10931935777778">
                <text:p>4.109319357777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2.1069">
                <text:p>-2.1069</text:p>
              </table:table-cell>
              <table:table-cell office:value-type="float" office:value="4.15028451777778">
                <text:p>4.1502845177777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2.0661">
                <text:p>-2.0661</text:p>
              </table:table-cell>
              <table:table-cell office:value-type="float" office:value="4.20743014805556">
                <text:p>4.207430148055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ARM_EABI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3.952cm" style:legend-expansion="high" chart:style-name="ch2"/>
        <chart:plot-area chart:style-name="ch3" table:cell-range-address="rotace.E1:rotace.F256" chart:data-source-has-labels="row" svg:x="0.32cm" svg:y="0.18cm" svg:width="12.72cm" svg:height="8.64cm">
          <chart:coordinate-region svg:x="1.153cm" svg:y="0.379cm" svg:width="11.88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otace.E2:rotace.E256" chart:label-cell-address="rotace.E1:rotace.E1" chart:class="chart:line">
            <chart:data-point chart:repeated="255"/>
          </chart:series>
          <chart:series chart:style-name="ch7" chart:values-cell-range-address="rotace.F2:rotace.F256" chart:label-cell-address="rotace.F1:rotace.F1" chart:class="chart:line">
            <chart:data-point chart:repeated="2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(d→r)</text:p>
                <draw:g>
                  <svg:desc>rotace.E1:rotace.E1</svg:desc>
                </draw:g>
              </table:table-cell>
              <table:table-cell office:value-type="string">
                <text:p>sin(r)</text:p>
                <draw:g>
                  <svg:desc>rotace.F1:rotac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991558124557018">
                <text:p>-0.991558124557018</text:p>
                <draw:g>
                  <svg:desc>rotace.E2:rotace.E256</svg:desc>
                </draw:g>
              </table:table-cell>
              <table:table-cell office:value-type="float" office:value="-0.991536423949737">
                <text:p>-0.991536423949737</text:p>
                <draw:g>
                  <svg:desc>rotace.F2:rotace.F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1560387384994">
                <text:p>-0.991560387384994</text:p>
              </table:table-cell>
              <table:table-cell office:value-type="float" office:value="-0.991562369880893">
                <text:p>-0.9915623698808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91606483147901">
                <text:p>-0.991606483147901</text:p>
              </table:table-cell>
              <table:table-cell office:value-type="float" office:value="-0.991627061183103">
                <text:p>-0.9916270611831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9168437778034">
                <text:p>-0.99168437778034</text:p>
              </table:table-cell>
              <table:table-cell office:value-type="float" office:value="-0.991717212519229">
                <text:p>-0.9917172125192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91783358749755">
                <text:p>-0.991783358749755</text:p>
              </table:table-cell>
              <table:table-cell office:value-type="float" office:value="-0.991806877913941">
                <text:p>-0.9918068779139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91877088210981">
                <text:p>-0.991877088210981</text:p>
              </table:table-cell>
              <table:table-cell office:value-type="float" office:value="-0.991934128288309">
                <text:p>-0.9919341282883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9201590800581">
                <text:p>-0.99201590800581</text:p>
              </table:table-cell>
              <table:table-cell office:value-type="float" office:value="-0.992072958011421">
                <text:p>-0.992072958011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92160735191008">
                <text:p>-0.992160735191008</text:p>
              </table:table-cell>
              <table:table-cell office:value-type="float" office:value="-0.992210587326375">
                <text:p>-0.992210587326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92299486873014">
                <text:p>-0.992299486873014</text:p>
              </table:table-cell>
              <table:table-cell office:value-type="float" office:value="-0.992347016066639">
                <text:p>-0.9923470160666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92421785616872">
                <text:p>-0.992421785616872</text:p>
              </table:table-cell>
              <table:table-cell office:value-type="float" office:value="-0.992457746476572">
                <text:p>-0.9924577464765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9251116422059">
                <text:p>-0.99251116422059</text:p>
              </table:table-cell>
              <table:table-cell office:value-type="float" office:value="-0.992531120149415">
                <text:p>-0.9925311201494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992595987407969">
                <text:p>-0.992595987407969</text:p>
              </table:table-cell>
              <table:table-cell office:value-type="float" office:value="-0.992712991037588">
                <text:p>-0.9927129910375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992796219068465">
                <text:p>-0.992796219068465</text:p>
              </table:table-cell>
              <table:table-cell office:value-type="float" office:value="-0.992797099754584">
                <text:p>-0.9927970997545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992833810003953">
                <text:p>-0.992833810003953</text:p>
              </table:table-cell>
              <table:table-cell office:value-type="float" office:value="-0.99272503635094">
                <text:p>-0.992725036350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992692760010415">
                <text:p>-0.992692760010415</text:p>
              </table:table-cell>
              <table:table-cell office:value-type="float" office:value="-0.992506701958409">
                <text:p>-0.9925067019584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992428432307126">
                <text:p>-0.992428432307126</text:p>
              </table:table-cell>
              <table:table-cell office:value-type="float" office:value="-0.992047805525237">
                <text:p>-0.992047805525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991883081092081">
                <text:p>-0.991883081092081</text:p>
              </table:table-cell>
              <table:table-cell office:value-type="float" office:value="-0.991845157171774">
                <text:p>-0.9918451571717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991922091825936">
                <text:p>-0.991922091825936</text:p>
              </table:table-cell>
              <table:table-cell office:value-type="float" office:value="-0.991781308818162">
                <text:p>-0.9917813088181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990970077123789">
                <text:p>-0.990970077123789</text:p>
              </table:table-cell>
              <table:table-cell office:value-type="float" office:value="-0.990657964437774">
                <text:p>-0.9906579644377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990216017973013">
                <text:p>-0.990216017973013</text:p>
              </table:table-cell>
              <table:table-cell office:value-type="float" office:value="-0.988546362811698">
                <text:p>-0.9885463628116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986087125538203">
                <text:p>-0.986087125538203</text:p>
              </table:table-cell>
              <table:table-cell office:value-type="float" office:value="-0.984657457848678">
                <text:p>-0.9846574578486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983337731057746">
                <text:p>-0.983337731057746</text:p>
              </table:table-cell>
              <table:table-cell office:value-type="float" office:value="-0.979365976043501">
                <text:p>-0.9793659760435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977846921698589">
                <text:p>-0.977846921698589</text:p>
              </table:table-cell>
              <table:table-cell office:value-type="float" office:value="-0.971953581708326">
                <text:p>-0.9719535817083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965833641445138">
                <text:p>-0.965833641445138</text:p>
              </table:table-cell>
              <table:table-cell office:value-type="float" office:value="-0.963477892409691">
                <text:p>-0.9634778924096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958245020059374">
                <text:p>-0.958245020059374</text:p>
              </table:table-cell>
              <table:table-cell office:value-type="float" office:value="-0.956073380171333">
                <text:p>-0.956073380171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954469043753939">
                <text:p>-0.954469043753939</text:p>
              </table:table-cell>
              <table:table-cell office:value-type="float" office:value="-0.950735535315794">
                <text:p>-0.9507355353157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949406860023323">
                <text:p>-0.949406860023323</text:p>
              </table:table-cell>
              <table:table-cell office:value-type="float" office:value="-0.946270129686699">
                <text:p>-0.9462701296866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944699224659927">
                <text:p>-0.944699224659927</text:p>
              </table:table-cell>
              <table:table-cell office:value-type="float" office:value="-0.942120570300338">
                <text:p>-0.9421205703003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938787125964403">
                <text:p>-0.938787125964403</text:p>
              </table:table-cell>
              <table:table-cell office:value-type="float" office:value="-0.937994883623018">
                <text:p>-0.9379948836230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936960775853995">
                <text:p>-0.936960775853995</text:p>
              </table:table-cell>
              <table:table-cell office:value-type="float" office:value="-0.933696064803275">
                <text:p>-0.9336960648032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932633903529788">
                <text:p>-0.932633903529788</text:p>
              </table:table-cell>
              <table:table-cell office:value-type="float" office:value="-0.931166743920075">
                <text:p>-0.9311667439200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92866723523068">
                <text:p>-0.92866723523068</text:p>
              </table:table-cell>
              <table:table-cell office:value-type="float" office:value="-0.928591796052734">
                <text:p>-0.9285917960527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928152349506303">
                <text:p>-0.928152349506303</text:p>
              </table:table-cell>
              <table:table-cell office:value-type="float" office:value="-0.925933583365236">
                <text:p>-0.9259335833652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92553005866776">
                <text:p>-0.92553005866776</text:p>
              </table:table-cell>
              <table:table-cell office:value-type="float" office:value="-0.924872433234837">
                <text:p>-0.9248724332348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921487602111608">
                <text:p>-0.921487602111608</text:p>
              </table:table-cell>
              <table:table-cell office:value-type="float" office:value="-0.921062424410114">
                <text:p>-0.9210624244101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920413732733643">
                <text:p>-0.920413732733643</text:p>
              </table:table-cell>
              <table:table-cell office:value-type="float" office:value="-0.91704254745048">
                <text:p>-0.917042547450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91596302008143">
                <text:p>-0.91596302008143</text:p>
              </table:table-cell>
              <table:table-cell office:value-type="float" office:value="-0.913090438093925">
                <text:p>-0.9130904380939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911944587596162">
                <text:p>-0.911944587596162</text:p>
              </table:table-cell>
              <table:table-cell office:value-type="float" office:value="-0.907880354428794">
                <text:p>-0.907880354428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906173504750968">
                <text:p>-0.906173504750968</text:p>
              </table:table-cell>
              <table:table-cell office:value-type="float" office:value="-0.90153329059724">
                <text:p>-0.901533290597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900369841825079">
                <text:p>-0.900369841825079</text:p>
              </table:table-cell>
              <table:table-cell office:value-type="float" office:value="-0.896851776861162">
                <text:p>-0.8968517768611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89514409233964">
                <text:p>-0.89514409233964</text:p>
              </table:table-cell>
              <table:table-cell office:value-type="float" office:value="-0.891388727208579">
                <text:p>-0.8913887272085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890603344481859">
                <text:p>-0.890603344481859</text:p>
              </table:table-cell>
              <table:table-cell office:value-type="float" office:value="-0.887688284728302">
                <text:p>-0.8876882847283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86308487926061">
                <text:p>-0.886308487926061</text:p>
              </table:table-cell>
              <table:table-cell office:value-type="float" office:value="-0.883133370451254">
                <text:p>-0.8831333704512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879499949651284">
                <text:p>-0.879499949651284</text:p>
              </table:table-cell>
              <table:table-cell office:value-type="float" office:value="-0.879161635238686">
                <text:p>-0.8791616352386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878760509344929">
                <text:p>-0.878760509344929</text:p>
              </table:table-cell>
              <table:table-cell office:value-type="float" office:value="-0.874449560904859">
                <text:p>-0.8744495609048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872340978191944">
                <text:p>-0.872340978191944</text:p>
              </table:table-cell>
              <table:table-cell office:value-type="float" office:value="-0.871425051347141">
                <text:p>-0.8714250513471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864805927888664">
                <text:p>-0.864805927888664</text:p>
              </table:table-cell>
              <table:table-cell office:value-type="float" office:value="-0.862707804146698">
                <text:p>-0.8627078041466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859798525339772">
                <text:p>-0.859798525339772</text:p>
              </table:table-cell>
              <table:table-cell office:value-type="float" office:value="-0.858583355902409">
                <text:p>-0.8585833559024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852593583288446">
                <text:p>-0.852593583288446</text:p>
              </table:table-cell>
              <table:table-cell office:value-type="float" office:value="-0.852108021949363">
                <text:p>-0.8521080219493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849314631189992">
                <text:p>-0.849314631189992</text:p>
              </table:table-cell>
              <table:table-cell office:value-type="float" office:value="-0.848317733113301">
                <text:p>-0.8483177331133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842664132805747">
                <text:p>-0.842664132805747</text:p>
              </table:table-cell>
              <table:table-cell office:value-type="float" office:value="-0.840984372002536">
                <text:p>-0.8409843720025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835820252296684">
                <text:p>-0.835820252296684</text:p>
              </table:table-cell>
              <table:table-cell office:value-type="float" office:value="-0.834926927559544">
                <text:p>-0.8349269275595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834134758012921">
                <text:p>-0.834134758012921</text:p>
              </table:table-cell>
              <table:table-cell office:value-type="float" office:value="-0.82775800083401">
                <text:p>-0.827758000834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821340301754737">
                <text:p>-0.821340301754737</text:p>
              </table:table-cell>
              <table:table-cell office:value-type="float" office:value="-0.819420910753985">
                <text:p>-0.8194209107539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814683798439567">
                <text:p>-0.814683798439567</text:p>
              </table:table-cell>
              <table:table-cell office:value-type="float" office:value="-0.812425468628465">
                <text:p>-0.8124254686284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808205034339222">
                <text:p>-0.808205034339222</text:p>
              </table:table-cell>
              <table:table-cell office:value-type="float" office:value="-0.798078788697406">
                <text:p>-0.7980787886974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793168108984136">
                <text:p>-0.793168108984136</text:p>
              </table:table-cell>
              <table:table-cell office:value-type="float" office:value="-0.778077811688039">
                <text:p>-0.7780778116880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760783935407266">
                <text:p>-0.760783935407266</text:p>
              </table:table-cell>
              <table:table-cell office:value-type="float" office:value="-0.75555439463795">
                <text:p>-0.755554394637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752196195334142">
                <text:p>-0.752196195334142</text:p>
              </table:table-cell>
              <table:table-cell office:value-type="float" office:value="-0.740087191651075">
                <text:p>-0.7400871916510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734961020342441">
                <text:p>-0.734961020342441</text:p>
              </table:table-cell>
              <table:table-cell office:value-type="float" office:value="-0.721107829819263">
                <text:p>-0.7211078298192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714910583979218">
                <text:p>-0.714910583979218</text:p>
              </table:table-cell>
              <table:table-cell office:value-type="float" office:value="-0.700715578745912">
                <text:p>-0.7007155787459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69605587510233">
                <text:p>-0.69605587510233</text:p>
              </table:table-cell>
              <table:table-cell office:value-type="float" office:value="-0.679807409636573">
                <text:p>-0.6798074096365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655118165656804">
                <text:p>-0.655118165656804</text:p>
              </table:table-cell>
              <table:table-cell office:value-type="float" office:value="-0.646356717232102">
                <text:p>-0.6463567172321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61048400564291">
                <text:p>-0.61048400564291</text:p>
              </table:table-cell>
              <table:table-cell office:value-type="float" office:value="-0.596714076441361">
                <text:p>-0.5967140764413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579502704285983">
                <text:p>-0.579502704285983</text:p>
              </table:table-cell>
              <table:table-cell office:value-type="float" office:value="-0.579161704900069">
                <text:p>-0.5791617049000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577019446045615">
                <text:p>-0.577019446045615</text:p>
              </table:table-cell>
              <table:table-cell office:value-type="float" office:value="-0.556028602141126">
                <text:p>-0.5560286021411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543387604178537">
                <text:p>-0.543387604178537</text:p>
              </table:table-cell>
              <table:table-cell office:value-type="float" office:value="-0.526008091106876">
                <text:p>-0.5260080911068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505120064289667">
                <text:p>-0.505120064289667</text:p>
              </table:table-cell>
              <table:table-cell office:value-type="float" office:value="-0.503288336647227">
                <text:p>-0.5032883366472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502385181070891">
                <text:p>-0.502385181070891</text:p>
              </table:table-cell>
              <table:table-cell office:value-type="float" office:value="-0.499654610455123">
                <text:p>-0.4996546104551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493734630885144">
                <text:p>-0.493734630885144</text:p>
              </table:table-cell>
              <table:table-cell office:value-type="float" office:value="-0.496446166161961">
                <text:p>-0.4964461661619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500277066853867">
                <text:p>-0.500277066853867</text:p>
              </table:table-cell>
              <table:table-cell office:value-type="float" office:value="-0.503720332987901">
                <text:p>-0.5037203329879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498904291801632">
                <text:p>-0.498904291801632</text:p>
              </table:table-cell>
              <table:table-cell office:value-type="float" office:value="-0.50078028006939">
                <text:p>-0.500780280069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490684032292296">
                <text:p>-0.490684032292296</text:p>
              </table:table-cell>
              <table:table-cell office:value-type="float" office:value="-0.490357580326148">
                <text:p>-0.4903575803261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491166027350459">
                <text:p>-0.491166027350459</text:p>
              </table:table-cell>
              <table:table-cell office:value-type="float" office:value="-0.492273739059268">
                <text:p>-0.4922737390592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494523639552703">
                <text:p>-0.494523639552703</text:p>
              </table:table-cell>
              <table:table-cell office:value-type="float" office:value="-0.496098899451025">
                <text:p>-0.4960988994510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492018653211342">
                <text:p>-0.492018653211342</text:p>
              </table:table-cell>
              <table:table-cell office:value-type="float" office:value="-0.490880404833497">
                <text:p>-0.4908804048334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490930370307626">
                <text:p>-0.490930370307626</text:p>
              </table:table-cell>
              <table:table-cell office:value-type="float" office:value="-0.484944758003025">
                <text:p>-0.4849447580030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484818203829333">
                <text:p>-0.484818203829333</text:p>
              </table:table-cell>
              <table:table-cell office:value-type="float" office:value="-0.48030288130708">
                <text:p>-0.480302881307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478411021579682">
                <text:p>-0.478411021579682</text:p>
              </table:table-cell>
              <table:table-cell office:value-type="float" office:value="-0.467358042612567">
                <text:p>-0.4673580426125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466800303035006">
                <text:p>-0.466800303035006</text:p>
              </table:table-cell>
              <table:table-cell office:value-type="float" office:value="-0.461513056288578">
                <text:p>-0.4615130562885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462148072708581">
                <text:p>-0.462148072708581</text:p>
              </table:table-cell>
              <table:table-cell office:value-type="float" office:value="-0.462577283843661">
                <text:p>-0.4625772838436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456983293870709">
                <text:p>-0.456983293870709</text:p>
              </table:table-cell>
              <table:table-cell office:value-type="float" office:value="-0.457871940458997">
                <text:p>-0.4578719404589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45970557538273">
                <text:p>-0.45970557538273</text:p>
              </table:table-cell>
              <table:table-cell office:value-type="float" office:value="-0.463552240646339">
                <text:p>-0.4635522406463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468130235640459">
                <text:p>-0.468130235640459</text:p>
              </table:table-cell>
              <table:table-cell office:value-type="float" office:value="-0.466827517641431">
                <text:p>-0.4668275176414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466933035221061">
                <text:p>-0.466933035221061</text:p>
              </table:table-cell>
              <table:table-cell office:value-type="float" office:value="-0.459826670780334">
                <text:p>-0.4598266707803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458935086708381">
                <text:p>-0.458935086708381</text:p>
              </table:table-cell>
              <table:table-cell office:value-type="float" office:value="-0.45172686424202">
                <text:p>-0.451726864242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438707603075426">
                <text:p>-0.438707603075426</text:p>
              </table:table-cell>
              <table:table-cell office:value-type="float" office:value="-0.435415703272957">
                <text:p>-0.4354157032729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430833455382157">
                <text:p>-0.430833455382157</text:p>
              </table:table-cell>
              <table:table-cell office:value-type="float" office:value="-0.416507182789373">
                <text:p>-0.4165071827893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392302382046948">
                <text:p>-0.392302382046948</text:p>
              </table:table-cell>
              <table:table-cell office:value-type="float" office:value="-0.381113133934676">
                <text:p>-0.3811131339346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363994052327811">
                <text:p>-0.363994052327811</text:p>
              </table:table-cell>
              <table:table-cell office:value-type="float" office:value="-0.362920335439361">
                <text:p>-0.3629203354393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353223525354772">
                <text:p>-0.353223525354772</text:p>
              </table:table-cell>
              <table:table-cell office:value-type="float" office:value="-0.352742137633153">
                <text:p>-0.3527421376331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350240288906601">
                <text:p>-0.350240288906601</text:p>
              </table:table-cell>
              <table:table-cell office:value-type="float" office:value="-0.345151312256759">
                <text:p>-0.3451513122567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347891716715642">
                <text:p>-0.347891716715642</text:p>
              </table:table-cell>
              <table:table-cell office:value-type="float" office:value="-0.342615980215423">
                <text:p>-0.3426159802154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340150295168277">
                <text:p>-0.340150295168277</text:p>
              </table:table-cell>
              <table:table-cell office:value-type="float" office:value="-0.333769903529311">
                <text:p>-0.3337699035293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318110106424565">
                <text:p>-0.318110106424565</text:p>
              </table:table-cell>
              <table:table-cell office:value-type="float" office:value="-0.306106018598602">
                <text:p>-0.3061060185986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301062006660239">
                <text:p>-0.301062006660239</text:p>
              </table:table-cell>
              <table:table-cell office:value-type="float" office:value="-0.288059667926295">
                <text:p>-0.2880596679262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278629742476042">
                <text:p>-0.278629742476042</text:p>
              </table:table-cell>
              <table:table-cell office:value-type="float" office:value="-0.247888384519698">
                <text:p>-0.2478883845196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22166927824724">
                <text:p>-0.222166927824724</text:p>
              </table:table-cell>
              <table:table-cell office:value-type="float" office:value="-0.205133396245728">
                <text:p>-0.2051333962457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97833236191914">
                <text:p>-0.197833236191914</text:p>
              </table:table-cell>
              <table:table-cell office:value-type="float" office:value="-0.185322463561821">
                <text:p>-0.1853224635618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179027395262818">
                <text:p>-0.179027395262818</text:p>
              </table:table-cell>
              <table:table-cell office:value-type="float" office:value="-0.134293034555882">
                <text:p>-0.1342930345558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896533680336828">
                <text:p>-0.0896533680336828</text:p>
              </table:table-cell>
              <table:table-cell office:value-type="float" office:value="-0.0583668095430745">
                <text:p>-0.05836680954307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304786085999906">
                <text:p>-0.0304786085999906</text:p>
              </table:table-cell>
              <table:table-cell office:value-type="float" office:value="0.00509997789152875">
                <text:p>0.005099977891528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23766132460639">
                <text:p>0.0423766132460639</text:p>
              </table:table-cell>
              <table:table-cell office:value-type="float" office:value="0.083801603018403">
                <text:p>0.0838016030184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16705445699059">
                <text:p>0.116705445699059</text:p>
              </table:table-cell>
              <table:table-cell office:value-type="float" office:value="0.158330899836312">
                <text:p>0.1583308998363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14314864221406">
                <text:p>0.214314864221406</text:p>
              </table:table-cell>
              <table:table-cell office:value-type="float" office:value="0.247210171823393">
                <text:p>0.2472101718233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97892886100394">
                <text:p>0.297892886100394</text:p>
              </table:table-cell>
              <table:table-cell office:value-type="float" office:value="0.329146907686149">
                <text:p>0.3291469076861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60720913365632">
                <text:p>0.360720913365632</text:p>
              </table:table-cell>
              <table:table-cell office:value-type="float" office:value="0.405110784212714">
                <text:p>0.4051107842127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57946780583147">
                <text:p>0.457946780583147</text:p>
              </table:table-cell>
              <table:table-cell office:value-type="float" office:value="0.492795914684814">
                <text:p>0.4927959146848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26470108755634">
                <text:p>0.526470108755634</text:p>
              </table:table-cell>
              <table:table-cell office:value-type="float" office:value="0.566951196700106">
                <text:p>0.5669511967001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94752966386503">
                <text:p>0.594752966386503</text:p>
              </table:table-cell>
              <table:table-cell office:value-type="float" office:value="0.631200474237759">
                <text:p>0.6312004742377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56496100363024">
                <text:p>0.656496100363024</text:p>
              </table:table-cell>
              <table:table-cell office:value-type="float" office:value="0.684341336849143">
                <text:p>0.6843413368491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06025785318477">
                <text:p>0.706025785318477</text:p>
              </table:table-cell>
              <table:table-cell office:value-type="float" office:value="0.730736365420838">
                <text:p>0.7307363654208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57174627850985">
                <text:p>0.757174627850985</text:p>
              </table:table-cell>
              <table:table-cell office:value-type="float" office:value="0.777071747526824">
                <text:p>0.7770717475268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01527628087617">
                <text:p>0.801527628087617</text:p>
              </table:table-cell>
              <table:table-cell office:value-type="float" office:value="0.817582503209463">
                <text:p>0.8175825032094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42960792689165">
                <text:p>0.842960792689165</text:p>
              </table:table-cell>
              <table:table-cell office:value-type="float" office:value="0.860066498051666">
                <text:p>0.8600664980516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80438298621305">
                <text:p>0.880438298621305</text:p>
              </table:table-cell>
              <table:table-cell office:value-type="float" office:value="0.893284465904219">
                <text:p>0.8932844659042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06150492518699">
                <text:p>0.906150492518699</text:p>
              </table:table-cell>
              <table:table-cell office:value-type="float" office:value="0.922651279750287">
                <text:p>0.9226512797502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3367336817223">
                <text:p>0.93367336817223</text:p>
              </table:table-cell>
              <table:table-cell office:value-type="float" office:value="0.947779545601503">
                <text:p>0.9477795456015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57117190063275">
                <text:p>0.957117190063275</text:p>
              </table:table-cell>
              <table:table-cell office:value-type="float" office:value="0.966519340134441">
                <text:p>0.9665193401344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72912986022479">
                <text:p>0.972912986022479</text:p>
              </table:table-cell>
              <table:table-cell office:value-type="float" office:value="0.981625254494962">
                <text:p>0.9816252544949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88675330313067">
                <text:p>0.988675330313067</text:p>
              </table:table-cell>
              <table:table-cell office:value-type="float" office:value="0.992072958011421">
                <text:p>0.9920729580114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94878621533324">
                <text:p>0.994878621533324</text:p>
              </table:table-cell>
              <table:table-cell office:value-type="float" office:value="0.997927272976583">
                <text:p>0.9979272729765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99732729810102">
                <text:p>0.999732729810102</text:p>
              </table:table-cell>
              <table:table-cell office:value-type="float" office:value="0.999999999993254">
                <text:p>0.9999999999932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9974537070545">
                <text:p>0.99974537070545</text:p>
              </table:table-cell>
              <table:table-cell office:value-type="float" office:value="0.998259788231337">
                <text:p>0.9982597882313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95052661782773">
                <text:p>0.995052661782773</text:p>
              </table:table-cell>
              <table:table-cell office:value-type="float" office:value="0.992333755175583">
                <text:p>0.9923337551755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86520037671885">
                <text:p>0.986520037671885</text:p>
              </table:table-cell>
              <table:table-cell office:value-type="float" office:value="0.982135504542989">
                <text:p>0.9821355045429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74203089846548">
                <text:p>0.974203089846548</text:p>
              </table:table-cell>
              <table:table-cell office:value-type="float" office:value="0.969379838055747">
                <text:p>0.9693798380557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63726058425284">
                <text:p>0.963726058425284</text:p>
              </table:table-cell>
              <table:table-cell office:value-type="float" office:value="0.957438393796054">
                <text:p>0.9574383937960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45099679719603">
                <text:p>0.945099679719603</text:p>
              </table:table-cell>
              <table:table-cell office:value-type="float" office:value="0.93781889173413">
                <text:p>0.937818891734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27121752874207">
                <text:p>0.927121752874207</text:p>
              </table:table-cell>
              <table:table-cell office:value-type="float" office:value="0.910830942473942">
                <text:p>0.9108309424739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92983211696031">
                <text:p>0.892983211696031</text:p>
              </table:table-cell>
              <table:table-cell office:value-type="float" office:value="0.882707350815974">
                <text:p>0.8827073508159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70549207508122">
                <text:p>0.870549207508122</text:p>
              </table:table-cell>
              <table:table-cell office:value-type="float" office:value="0.849318349557365">
                <text:p>0.8493183495573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28351417128537">
                <text:p>0.828351417128537</text:p>
              </table:table-cell>
              <table:table-cell office:value-type="float" office:value="0.817750981489783">
                <text:p>0.8177509814897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06464454786556">
                <text:p>0.806464454786556</text:p>
              </table:table-cell>
              <table:table-cell office:value-type="float" office:value="0.78728461408548">
                <text:p>0.787284614085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75089086530462">
                <text:p>0.775089086530462</text:p>
              </table:table-cell>
              <table:table-cell office:value-type="float" office:value="0.749292212850335">
                <text:p>0.7492922128503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13757518761248">
                <text:p>0.713757518761248</text:p>
              </table:table-cell>
              <table:table-cell office:value-type="float" office:value="0.699853698137464">
                <text:p>0.6998536981374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83057586407052">
                <text:p>0.683057586407052</text:p>
              </table:table-cell>
              <table:table-cell office:value-type="float" office:value="0.654932015771846">
                <text:p>0.6549320157718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21234988662569">
                <text:p>0.621234988662569</text:p>
              </table:table-cell>
              <table:table-cell office:value-type="float" office:value="0.602151059914681">
                <text:p>0.6021510599146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58150781100598">
                <text:p>0.558150781100598</text:p>
              </table:table-cell>
              <table:table-cell office:value-type="float" office:value="0.53869944204919">
                <text:p>0.538699442049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98689359968611">
                <text:p>0.498689359968611</text:p>
              </table:table-cell>
              <table:table-cell office:value-type="float" office:value="0.48292559113694">
                <text:p>0.482925591136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59565939243028">
                <text:p>0.459565939243028</text:p>
              </table:table-cell>
              <table:table-cell office:value-type="float" office:value="0.42122235606145">
                <text:p>0.421222356061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03960547799055">
                <text:p>0.403960547799055</text:p>
              </table:table-cell>
              <table:table-cell office:value-type="float" office:value="0.358903308916563">
                <text:p>0.3589033089165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33531010508678">
                <text:p>0.333531010508678</text:p>
              </table:table-cell>
              <table:table-cell office:value-type="float" office:value="0.298091522463029">
                <text:p>0.2980915224630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81154604810508">
                <text:p>0.281154604810508</text:p>
              </table:table-cell>
              <table:table-cell office:value-type="float" office:value="0.240317238234427">
                <text:p>0.2403172382344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18322712111522">
                <text:p>0.218322712111522</text:p>
              </table:table-cell>
              <table:table-cell office:value-type="float" office:value="0.169372222369576">
                <text:p>0.1693722223695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19403992612325">
                <text:p>0.119403992612325</text:p>
              </table:table-cell>
              <table:table-cell office:value-type="float" office:value="0.0924604046586908">
                <text:p>0.09246040465869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682380591034207">
                <text:p>0.0682380591034207</text:p>
              </table:table-cell>
              <table:table-cell office:value-type="float" office:value="0.0210910896041963">
                <text:p>0.02109108960419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338657205410999">
                <text:p>-0.0338657205410999</text:p>
              </table:table-cell>
              <table:table-cell office:value-type="float" office:value="-0.0568619671125106">
                <text:p>-0.05686196711251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102410900153989">
                <text:p>-0.102410900153989</text:p>
              </table:table-cell>
              <table:table-cell office:value-type="float" office:value="-0.121690292003264">
                <text:p>-0.1216902920032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164422914812833">
                <text:p>-0.164422914812833</text:p>
              </table:table-cell>
              <table:table-cell office:value-type="float" office:value="-0.181284713711046">
                <text:p>-0.1812847137110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211501031856674">
                <text:p>-0.211501031856674</text:p>
              </table:table-cell>
              <table:table-cell office:value-type="float" office:value="-0.219783612225117">
                <text:p>-0.2197836122251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228388283370153">
                <text:p>-0.228388283370153</text:p>
              </table:table-cell>
              <table:table-cell office:value-type="float" office:value="-0.258619349661111">
                <text:p>-0.2586193496611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273356954737025">
                <text:p>-0.273356954737025</text:p>
              </table:table-cell>
              <table:table-cell office:value-type="float" office:value="-0.286807490898901">
                <text:p>-0.2868074908989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290140934229257">
                <text:p>-0.290140934229257</text:p>
              </table:table-cell>
              <table:table-cell office:value-type="float" office:value="-0.312755468755033">
                <text:p>-0.3127554687550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335506041795725">
                <text:p>-0.335506041795725</text:p>
              </table:table-cell>
              <table:table-cell office:value-type="float" office:value="-0.345050560611316">
                <text:p>-0.3450505606113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362548067131302">
                <text:p>-0.362548067131302</text:p>
              </table:table-cell>
              <table:table-cell office:value-type="float" office:value="-0.370170594550113">
                <text:p>-0.3701705945501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399157132596637">
                <text:p>-0.399157132596637</text:p>
              </table:table-cell>
              <table:table-cell office:value-type="float" office:value="-0.408118949266963">
                <text:p>-0.4081189492669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426850430355475">
                <text:p>-0.426850430355475</text:p>
              </table:table-cell>
              <table:table-cell office:value-type="float" office:value="-0.430902502429725">
                <text:p>-0.4309025024297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436087739471863">
                <text:p>-0.436087739471863</text:p>
              </table:table-cell>
              <table:table-cell office:value-type="float" office:value="-0.45323632794669">
                <text:p>-0.453236327946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459864800975133">
                <text:p>-0.459864800975133</text:p>
              </table:table-cell>
              <table:table-cell office:value-type="float" office:value="-0.474585141187411">
                <text:p>-0.4745851411874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479888888005729">
                <text:p>-0.479888888005729</text:p>
              </table:table-cell>
              <table:table-cell office:value-type="float" office:value="-0.493572456233154">
                <text:p>-0.4935724562331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497983975924534">
                <text:p>-0.497983975924534</text:p>
              </table:table-cell>
              <table:table-cell office:value-type="float" office:value="-0.515415680368763">
                <text:p>-0.5154156803687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522739051764704">
                <text:p>-0.522739051764704</text:p>
              </table:table-cell>
              <table:table-cell office:value-type="float" office:value="-0.540719883898769">
                <text:p>-0.5407198838987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560286105865274">
                <text:p>-0.560286105865274</text:p>
              </table:table-cell>
              <table:table-cell office:value-type="float" office:value="-0.567109884838794">
                <text:p>-0.5671098848387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572890846947185">
                <text:p>-0.572890846947185</text:p>
              </table:table-cell>
              <table:table-cell office:value-type="float" office:value="-0.585253497037597">
                <text:p>-0.5852534970375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591018573912909">
                <text:p>-0.591018573912909</text:p>
              </table:table-cell>
              <table:table-cell office:value-type="float" office:value="-0.607407229227241">
                <text:p>-0.6074072292272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625423110722911">
                <text:p>-0.625423110722911</text:p>
              </table:table-cell>
              <table:table-cell office:value-type="float" office:value="-0.629409172225542">
                <text:p>-0.6294091722255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634654030944988">
                <text:p>-0.634654030944988</text:p>
              </table:table-cell>
              <table:table-cell office:value-type="float" office:value="-0.650917690671153">
                <text:p>-0.6509176906711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656985589310777">
                <text:p>-0.656985589310777</text:p>
              </table:table-cell>
              <table:table-cell office:value-type="float" office:value="-0.673617587361254">
                <text:p>-0.6736175873612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681667992091202">
                <text:p>-0.681667992091202</text:p>
              </table:table-cell>
              <table:table-cell office:value-type="float" office:value="-0.71055922485345">
                <text:p>-0.710559224853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738969257680971">
                <text:p>-0.738969257680971</text:p>
              </table:table-cell>
              <table:table-cell office:value-type="float" office:value="-0.747036271920985">
                <text:p>-0.7470362719209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756612208656107">
                <text:p>-0.756612208656107</text:p>
              </table:table-cell>
              <table:table-cell office:value-type="float" office:value="-0.781017008242279">
                <text:p>-0.7810170082422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790005784186822">
                <text:p>-0.790005784186822</text:p>
              </table:table-cell>
              <table:table-cell office:value-type="float" office:value="-0.810785403751316">
                <text:p>-0.8107854037513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835021925751308">
                <text:p>-0.835021925751308</text:p>
              </table:table-cell>
              <table:table-cell office:value-type="float" office:value="-0.842276531280143">
                <text:p>-0.8422765312801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864519000089209">
                <text:p>-0.864519000089209</text:p>
              </table:table-cell>
              <table:table-cell office:value-type="float" office:value="-0.869501738601507">
                <text:p>-0.8695017386015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875211276686741">
                <text:p>-0.875211276686741</text:p>
              </table:table-cell>
              <table:table-cell office:value-type="float" office:value="-0.887039400371998">
                <text:p>-0.8870394003719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902766198970741">
                <text:p>-0.902766198970741</text:p>
              </table:table-cell>
              <table:table-cell office:value-type="float" office:value="-0.906994877675148">
                <text:p>-0.9069948776751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913073097519657">
                <text:p>-0.913073097519657</text:p>
              </table:table-cell>
              <table:table-cell office:value-type="float" office:value="-0.924069003752615">
                <text:p>-0.9240690037526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929492708577289">
                <text:p>-0.929492708577289</text:p>
              </table:table-cell>
              <table:table-cell office:value-type="float" office:value="-0.943650427625967">
                <text:p>-0.9436504276259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956323828650539">
                <text:p>-0.956323828650539</text:p>
              </table:table-cell>
              <table:table-cell office:value-type="float" office:value="-0.95932253585576">
                <text:p>-0.959322535855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96233624177861">
                <text:p>-0.96233624177861</text:p>
              </table:table-cell>
              <table:table-cell office:value-type="float" office:value="-0.969771502907666">
                <text:p>-0.9697715029076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971723457764892">
                <text:p>-0.971723457764892</text:p>
              </table:table-cell>
              <table:table-cell office:value-type="float" office:value="-0.976932920788795">
                <text:p>-0.9769329207887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978129420054859">
                <text:p>-0.978129420054859</text:p>
              </table:table-cell>
              <table:table-cell office:value-type="float" office:value="-0.981413350051242">
                <text:p>-0.9814133500512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98561783771082">
                <text:p>-0.98561783771082</text:p>
              </table:table-cell>
              <table:table-cell office:value-type="float" office:value="-0.986203385803857">
                <text:p>-0.9862033858038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986807756829852">
                <text:p>-0.986807756829852</text:p>
              </table:table-cell>
              <table:table-cell office:value-type="float" office:value="-0.98984931556284">
                <text:p>-0.989849315562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990754629630872">
                <text:p>-0.990754629630872</text:p>
              </table:table-cell>
              <table:table-cell office:value-type="float" office:value="-0.993666902390222">
                <text:p>-0.9936669023902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994593744259009">
                <text:p>-0.994593744259009</text:p>
              </table:table-cell>
              <table:table-cell office:value-type="float" office:value="-0.997203509603457">
                <text:p>-0.9972035096034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997912289838975">
                <text:p>-0.997912289838975</text:p>
              </table:table-cell>
              <table:table-cell office:value-type="float" office:value="-0.999885941696139">
                <text:p>-0.9998859416961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999999847565405">
                <text:p>-0.999999847565405</text:p>
              </table:table-cell>
              <table:table-cell office:value-type="float" office:value="-0.999274422703085">
                <text:p>-0.9992744227030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998894509327013">
                <text:p>-0.998894509327013</text:p>
              </table:table-cell>
              <table:table-cell office:value-type="float" office:value="-0.997842772374485">
                <text:p>-0.9978427723744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997687575598862">
                <text:p>-0.997687575598862</text:p>
              </table:table-cell>
              <table:table-cell office:value-type="float" office:value="-0.996532866328332">
                <text:p>-0.9965328663283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99632186539409">
                <text:p>-0.99632186539409</text:p>
              </table:table-cell>
              <table:table-cell office:value-type="float" office:value="-0.995988933426762">
                <text:p>-0.9959889334267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996431555972601">
                <text:p>-0.996431555972601</text:p>
              </table:table-cell>
              <table:table-cell office:value-type="float" office:value="-0.997098464129909">
                <text:p>-0.99709846412990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997988374256154">
                <text:p>-0.997988374256154</text:p>
              </table:table-cell>
              <table:table-cell office:value-type="float" office:value="-0.999504031702063">
                <text:p>-0.9995040317020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999938388878084">
                <text:p>-0.999938388878084</text:p>
              </table:table-cell>
              <table:table-cell office:value-type="float" office:value="-0.999910172117179">
                <text:p>-0.9999101721171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999711417123036">
                <text:p>-0.999711417123036</text:p>
              </table:table-cell>
              <table:table-cell office:value-type="float" office:value="-0.99923163442139">
                <text:p>-0.999231634421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998778974886583">
                <text:p>-0.998778974886583</text:p>
              </table:table-cell>
              <table:table-cell office:value-type="float" office:value="-0.998096932274138">
                <text:p>-0.9980969322741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997559366635194">
                <text:p>-0.997559366635194</text:p>
              </table:table-cell>
              <table:table-cell office:value-type="float" office:value="-0.996833300350039">
                <text:p>-0.9968333003500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995952747158244">
                <text:p>-0.995952747158244</text:p>
              </table:table-cell>
              <table:table-cell office:value-type="float" office:value="-0.995385595160214">
                <text:p>-0.9953855951602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994797849133994">
                <text:p>-0.994797849133994</text:p>
              </table:table-cell>
              <table:table-cell office:value-type="float" office:value="-0.99414088767438">
                <text:p>-0.994140887674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993472947647339">
                <text:p>-0.993472947647339</text:p>
              </table:table-cell>
              <table:table-cell office:value-type="float" office:value="-0.992432307126883">
                <text:p>-0.9924323071268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991698687051387">
                <text:p>-0.991698687051387</text:p>
              </table:table-cell>
              <table:table-cell office:value-type="float" office:value="-0.990792844582648">
                <text:p>-0.9907928445826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989828634333995">
                <text:p>-0.989828634333995</text:p>
              </table:table-cell>
              <table:table-cell office:value-type="float" office:value="-0.98836343267235">
                <text:p>-0.988363432672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985814183592642">
                <text:p>-0.985814183592642</text:p>
              </table:table-cell>
              <table:table-cell office:value-type="float" office:value="-0.983896700851585">
                <text:p>-0.9838967008515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979325964062307">
                <text:p>-0.979325964062307</text:p>
              </table:table-cell>
              <table:table-cell office:value-type="float" office:value="-0.976868812905438">
                <text:p>-0.9768688129054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974023505707499">
                <text:p>-0.974023505707499</text:p>
              </table:table-cell>
              <table:table-cell office:value-type="float" office:value="-0.967889001265796">
                <text:p>-0.9678890012657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963674254006095">
                <text:p>-0.963674254006095</text:p>
              </table:table-cell>
              <table:table-cell office:value-type="float" office:value="-0.956568173524219">
                <text:p>-0.9565681735242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952095570926967">
                <text:p>-0.952095570926967</text:p>
              </table:table-cell>
              <table:table-cell office:value-type="float" office:value="-0.939199885263799">
                <text:p>-0.9391998852637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931784802864492">
                <text:p>-0.931784802864492</text:p>
              </table:table-cell>
              <table:table-cell office:value-type="float" office:value="-0.916320299536469">
                <text:p>-0.91632029953646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887572259499787">
                <text:p>-0.887572259499787</text:p>
              </table:table-cell>
              <table:table-cell office:value-type="float" office:value="-0.877004854621522">
                <text:p>-0.8770048546215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86653824730693">
                <text:p>-0.86653824730693</text:p>
              </table:table-cell>
              <table:table-cell office:value-type="float" office:value="-0.857089208459717">
                <text:p>-0.8570892084597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816225099190848">
                <text:p>-0.816225099190848</text:p>
              </table:table-cell>
              <table:table-cell office:value-type="float" office:value="-0.806313420502396">
                <text:p>-0.8063134205023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777189750557823">
                <text:p>-0.777189750557823</text:p>
              </table:table-cell>
              <table:table-cell office:value-type="float" office:value="-0.764130715804176">
                <text:p>-0.7641307158041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73003118261783">
                <text:p>-0.73003118261783</text:p>
              </table:table-cell>
              <table:table-cell office:value-type="float" office:value="-0.71287735506121">
                <text:p>-0.712877355061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668305987116083">
                <text:p>-0.668305987116083</text:p>
              </table:table-cell>
              <table:table-cell office:value-type="float" office:value="-0.648865620124959">
                <text:p>-0.6488656201249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600340709207604">
                <text:p>-0.600340709207604</text:p>
              </table:table-cell>
              <table:table-cell office:value-type="float" office:value="-0.580377889396617">
                <text:p>-0.5803778893966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529912565291424">
                <text:p>-0.529912565291424</text:p>
              </table:table-cell>
              <table:table-cell office:value-type="float" office:value="-0.515501371821464">
                <text:p>-0.5155013718214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501220854361611">
                <text:p>-0.501220854361611</text:p>
              </table:table-cell>
              <table:table-cell office:value-type="float" office:value="-0.461861356822974">
                <text:p>-0.46186135682297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448105599663113">
                <text:p>-0.448105599663113</text:p>
              </table:table-cell>
              <table:table-cell office:value-type="float" office:value="-0.402450983188365">
                <text:p>-0.4024509831883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385442638238725">
                <text:p>-0.385442638238725</text:p>
              </table:table-cell>
              <table:table-cell office:value-type="float" office:value="-0.349458078558419">
                <text:p>-0.3494580785584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334221674296543">
                <text:p>-0.334221674296543</text:p>
              </table:table-cell>
              <table:table-cell office:value-type="float" office:value="-0.296468379103938">
                <text:p>-0.2964683791039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262053476337135">
                <text:p>-0.262053476337135</text:p>
              </table:table-cell>
              <table:table-cell office:value-type="float" office:value="-0.255430215534846">
                <text:p>-0.25543021553484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224398472736803">
                <text:p>-0.224398472736803</text:p>
              </table:table-cell>
              <table:table-cell office:value-type="float" office:value="-0.216855981646827">
                <text:p>-0.21685598164682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208077916450075">
                <text:p>-0.208077916450075</text:p>
              </table:table-cell>
              <table:table-cell office:value-type="float" office:value="-0.201405538982304">
                <text:p>-0.2014055389823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166367916407547">
                <text:p>-0.166367916407547</text:p>
              </table:table-cell>
              <table:table-cell office:value-type="float" office:value="-0.162469264022437">
                <text:p>-0.16246926402243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139298491576103">
                <text:p>-0.139298491576103</text:p>
              </table:table-cell>
              <table:table-cell office:value-type="float" office:value="-0.134682120994976">
                <text:p>-0.1346821209949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127488306652886">
                <text:p>-0.127488306652886</text:p>
              </table:table-cell>
              <table:table-cell office:value-type="float" office:value="-0.108478762456734">
                <text:p>-0.1084787624567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844839083733532">
                <text:p>-0.0844839083733532</text:p>
              </table:table-cell>
              <table:table-cell office:value-type="float" office:value="-0.0810038050104062">
                <text:p>-0.081003805010406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774074313831453">
                <text:p>-0.0774074313831453</text:p>
              </table:table-cell>
              <table:table-cell office:value-type="float" office:value="-0.0646475384022834">
                <text:p>-0.064647538402283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494251656819359">
                <text:p>-0.0494251656819359</text:p>
              </table:table-cell>
              <table:table-cell office:value-type="float" office:value="-0.0466756888549907">
                <text:p>-0.04667568885499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345860979469307">
                <text:p>-0.0345860979469307</text:p>
              </table:table-cell>
              <table:table-cell office:value-type="float" office:value="-0.0326868301973458">
                <text:p>-0.03268683019734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225242413950361">
                <text:p>-0.0225242413950361</text:p>
              </table:table-cell>
              <table:table-cell office:value-type="float" office:value="-0.0234904926981511">
                <text:p>-0.02349049269815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240265183304434">
                <text:p>-0.0240265183304434</text:p>
              </table:table-cell>
              <table:table-cell office:value-type="float" office:value="-0.0196913808106419">
                <text:p>-0.019691380810641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0165355994402046">
                <text:p>-0.0165355994402046</text:p>
              </table:table-cell>
              <table:table-cell office:value-type="float" office:value="-0.0195914001017555">
                <text:p>-0.01959140010175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235187860330751">
                <text:p>-0.0235187860330751</text:p>
              </table:table-cell>
              <table:table-cell office:value-type="float" office:value="-0.0354852022081767">
                <text:p>-0.03548520220817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0431959888774174">
                <text:p>-0.0431959888774174</text:p>
              </table:table-cell>
              <table:table-cell office:value-type="float" office:value="-0.0529678545553779">
                <text:p>-0.052967854555377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671424902939017">
                <text:p>-0.0671424902939017</text:p>
              </table:table-cell>
              <table:table-cell office:value-type="float" office:value="-0.0760192442687674">
                <text:p>-0.07601924426876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0969423976505223">
                <text:p>-0.0969423976505223</text:p>
              </table:table-cell>
              <table:table-cell office:value-type="float" office:value="-0.108578171790852">
                <text:p>-0.1085781717908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133485709842653">
                <text:p>-0.133485709842653</text:p>
              </table:table-cell>
              <table:table-cell office:value-type="float" office:value="-0.142901764977124">
                <text:p>-0.1429017649771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15304157323176">
                <text:p>-0.15304157323176</text:p>
              </table:table-cell>
              <table:table-cell office:value-type="float" office:value="-0.174199375294928">
                <text:p>-0.1741993752949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202974362417816">
                <text:p>-0.202974362417816</text:p>
              </table:table-cell>
              <table:table-cell office:value-type="float" office:value="-0.214512470693161">
                <text:p>-0.2145124706931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249608811401559">
                <text:p>-0.249608811401559</text:p>
              </table:table-cell>
              <table:table-cell office:value-type="float" office:value="-0.262867141490079">
                <text:p>-0.26286714149007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278783502516097">
                <text:p>-0.278783502516097</text:p>
              </table:table-cell>
              <table:table-cell office:value-type="float" office:value="-0.314749428388206">
                <text:p>-0.3147494283882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332270090875364">
                <text:p>-0.332270090875364</text:p>
              </table:table-cell>
              <table:table-cell office:value-type="float" office:value="-0.37749778107529">
                <text:p>-0.377497781075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399728331734264">
                <text:p>-0.399728331734264</text:p>
              </table:table-cell>
              <table:table-cell office:value-type="float" office:value="-0.447611611179805">
                <text:p>-0.4476116111798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465980117724742">
                <text:p>-0.465980117724742</text:p>
              </table:table-cell>
              <table:table-cell office:value-type="float" office:value="-0.506820649629954">
                <text:p>-0.50682064962995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524772920467917">
                <text:p>-0.524772920467917</text:p>
              </table:table-cell>
              <table:table-cell office:value-type="float" office:value="-0.566203535563566">
                <text:p>-0.56620353556356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584575916631912">
                <text:p>-0.584575916631912</text:p>
              </table:table-cell>
              <table:table-cell office:value-type="float" office:value="-0.616817247538591">
                <text:p>-0.6168172475385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631300503481334">
                <text:p>-0.631300503481334</text:p>
              </table:table-cell>
              <table:table-cell office:value-type="float" office:value="-0.666491487635662">
                <text:p>-0.6664914876356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682366174530511">
                <text:p>-0.682366174530511</text:p>
              </table:table-cell>
              <table:table-cell office:value-type="float" office:value="-0.727171628105621">
                <text:p>-0.72717162810562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768868717356067">
                <text:p>-0.768868717356067</text:p>
              </table:table-cell>
              <table:table-cell office:value-type="float" office:value="-0.77895187716084">
                <text:p>-0.7789518771608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789612921611654">
                <text:p>-0.789612921611654</text:p>
              </table:table-cell>
              <table:table-cell office:value-type="float" office:value="-0.815731474259513">
                <text:p>-0.8157314742595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82359848993686">
                <text:p>-0.82359848993686</text:p>
              </table:table-cell>
              <table:table-cell office:value-type="float" office:value="-0.841791049111892">
                <text:p>-0.84179104911189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846135374202414">
                <text:p>-0.846135374202414</text:p>
              </table:table-cell>
              <table:table-cell office:value-type="float" office:value="-0.859705407550704">
                <text:p>-0.8597054075507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875194390910048">
                <text:p>-0.875194390910048</text:p>
              </table:table-cell>
              <table:table-cell office:value-type="float" office:value="-0.879824414880135">
                <text:p>-0.8798244148801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ARM_EABI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21cm" svg:y="3.952cm" style:legend-expansion="high" chart:style-name="ch2"/>
        <chart:plot-area chart:style-name="ch3" table:cell-range-address="rotace.A1:rotace.A256 rotace.C1:rotace.C256" chart:data-source-has-labels="row" svg:x="0.32cm" svg:y="0.18cm" svg:width="13.381cm" svg:height="8.64cm">
          <chart:coordinate-region svg:x="1.232cm" svg:y="0.379cm" svg:width="12.42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otace.A2:rotace.A256" chart:label-cell-address="rotace.A1:rotace.A1" chart:class="chart:line">
            <chart:data-point chart:repeated="255"/>
          </chart:series>
          <chart:series chart:style-name="ch7" chart:values-cell-range-address="rotace.C2:rotace.C256" chart:label-cell-address="rotace.C1:rotace.C1" chart:class="chart:line">
            <chart:data-point chart:repeated="2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</text:p>
                <draw:g>
                  <svg:desc>rotace.A1:rotace.A1</svg:desc>
                </draw:g>
              </table:table-cell>
              <table:table-cell office:value-type="string">
                <text:p>r→d</text:p>
                <draw:g>
                  <svg:desc>rotace.C1:rotac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7.4583">
                <text:p>277.4583</text:p>
                <draw:g>
                  <svg:desc>rotace.A2:rotace.A256</svg:desc>
                </draw:g>
              </table:table-cell>
              <table:table-cell office:value-type="float" office:value="-82.5427343625656">
                <text:p>-82.5427343625656</text:p>
                <draw:g>
                  <svg:desc>rotace.C2:rotace.C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7.4573">
                <text:p>277.4573</text:p>
              </table:table-cell>
              <table:table-cell office:value-type="float" office:value="-82.554193856438">
                <text:p>-82.5541938564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7.4369">
                <text:p>277.4369</text:p>
              </table:table-cell>
              <table:table-cell office:value-type="float" office:value="-82.5828425911189">
                <text:p>-82.5828425911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7.4023">
                <text:p>277.4023</text:p>
              </table:table-cell>
              <table:table-cell office:value-type="float" office:value="-82.6229508196721">
                <text:p>-82.62295081967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7.3581">
                <text:p>277.3581</text:p>
              </table:table-cell>
              <table:table-cell office:value-type="float" office:value="-82.6630590482254">
                <text:p>-82.6630590482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7.316">
                <text:p>277.316</text:p>
              </table:table-cell>
              <table:table-cell office:value-type="float" office:value="-82.7203565175871">
                <text:p>-82.7203565175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7.2532">
                <text:p>277.2532</text:p>
              </table:table-cell>
              <table:table-cell office:value-type="float" office:value="-82.7833837338851">
                <text:p>-82.78338373388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7.1871">
                <text:p>277.1871</text:p>
              </table:table-cell>
              <table:table-cell office:value-type="float" office:value="-82.846410950183">
                <text:p>-82.8464109501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7.1232">
                <text:p>277.1232</text:p>
              </table:table-cell>
              <table:table-cell office:value-type="float" office:value="-82.909438166481">
                <text:p>-82.9094381664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7.0664">
                <text:p>277.0664</text:p>
              </table:table-cell>
              <table:table-cell office:value-type="float" office:value="-82.9610058889066">
                <text:p>-82.96100588890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7.0246">
                <text:p>277.0246</text:p>
              </table:table-cell>
              <table:table-cell office:value-type="float" office:value="-82.9953843705236">
                <text:p>-82.99538437052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6.9847">
                <text:p>276.9847</text:p>
              </table:table-cell>
              <table:table-cell office:value-type="float" office:value="-83.0813305745663">
                <text:p>-83.08133057456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6.8896">
                <text:p>276.8896</text:p>
              </table:table-cell>
              <table:table-cell office:value-type="float" office:value="-83.1214388031195">
                <text:p>-83.1214388031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6.8716">
                <text:p>276.8716</text:p>
              </table:table-cell>
              <table:table-cell office:value-type="float" office:value="-83.0870603215025">
                <text:p>-83.08706032150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6.9389">
                <text:p>276.9389</text:p>
              </table:table-cell>
              <table:table-cell office:value-type="float" office:value="-82.9839248766513">
                <text:p>-82.98392487665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7.0633">
                <text:p>277.0633</text:p>
              </table:table-cell>
              <table:table-cell office:value-type="float" office:value="-82.7719242400127">
                <text:p>-82.77192424001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7.3133">
                <text:p>277.3133</text:p>
              </table:table-cell>
              <table:table-cell office:value-type="float" office:value="-82.6802482890339">
                <text:p>-82.68024828903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7.2957">
                <text:p>277.2957</text:p>
              </table:table-cell>
              <table:table-cell office:value-type="float" office:value="-82.651599554353">
                <text:p>-82.6515995543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7.7138">
                <text:p>277.7138</text:p>
              </table:table-cell>
              <table:table-cell office:value-type="float" office:value="-82.164571064778">
                <text:p>-82.1645710647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8.0296">
                <text:p>278.0296</text:p>
              </table:table-cell>
              <table:table-cell office:value-type="float" office:value="-81.32229826516">
                <text:p>-81.322298265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9.5769">
                <text:p>279.5769</text:p>
              </table:table-cell>
              <table:table-cell office:value-type="float" office:value="-79.9528887474137">
                <text:p>-79.95288874741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0.4822">
                <text:p>280.4822</text:p>
              </table:table-cell>
              <table:table-cell office:value-type="float" office:value="-78.3428298583479">
                <text:p>-78.34282985834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2.0909">
                <text:p>282.0909</text:p>
              </table:table-cell>
              <table:table-cell office:value-type="float" office:value="-76.4004456469839">
                <text:p>-76.40044564698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5.0288">
                <text:p>285.0288</text:p>
              </table:table-cell>
              <table:table-cell office:value-type="float" office:value="-74.4695209294923">
                <text:p>-74.46952092949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6.624">
                <text:p>286.624</text:p>
              </table:table-cell>
              <table:table-cell office:value-type="float" office:value="-72.9568677383416">
                <text:p>-72.95686773834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7.3646">
                <text:p>287.3646</text:p>
              </table:table-cell>
              <table:table-cell office:value-type="float" office:value="-71.9427025306382">
                <text:p>-71.94270253063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8.3119">
                <text:p>288.3119</text:p>
              </table:table-cell>
              <table:table-cell office:value-type="float" office:value="-71.1348082126373">
                <text:p>-71.13480821263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9.1522">
                <text:p>289.1522</text:p>
              </table:table-cell>
              <table:table-cell office:value-type="float" office:value="-70.412860098679">
                <text:p>-70.4128600986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.1597">
                <text:p>290.1597</text:p>
              </table:table-cell>
              <table:table-cell office:value-type="float" office:value="-69.7195607194016">
                <text:p>-69.71956071940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4613">
                <text:p>290.4613</text:p>
              </table:table-cell>
              <table:table-cell office:value-type="float" office:value="-69.020531593188">
                <text:p>-69.0205315931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1.1594">
                <text:p>291.1594</text:p>
              </table:table-cell>
              <table:table-cell office:value-type="float" office:value="-68.6194493076556">
                <text:p>-68.61944930765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1.7806">
                <text:p>291.7806</text:p>
              </table:table-cell>
              <table:table-cell office:value-type="float" office:value="-68.2183670221232">
                <text:p>-68.21836702212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1.86">
                <text:p>291.86</text:p>
              </table:table-cell>
              <table:table-cell office:value-type="float" office:value="-67.8115549896546">
                <text:p>-67.81155498965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2.2602">
                <text:p>292.2602</text:p>
              </table:table-cell>
              <table:table-cell office:value-type="float" office:value="-67.6511220754417">
                <text:p>-67.65112207544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2.8641">
                <text:p>292.8641</text:p>
              </table:table-cell>
              <table:table-cell office:value-type="float" office:value="-67.0838771287602">
                <text:p>-67.08387712876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3.022">
                <text:p>293.022</text:p>
              </table:table-cell>
              <table:table-cell office:value-type="float" office:value="-66.4994429412701">
                <text:p>-66.49944294127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3.6658">
                <text:p>293.6658</text:p>
              </table:table-cell>
              <table:table-cell office:value-type="float" office:value="-65.9379277415247">
                <text:p>-65.93792774152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4.2332">
                <text:p>294.2332</text:p>
              </table:table-cell>
              <table:table-cell office:value-type="float" office:value="-65.2159796275665">
                <text:p>-65.21597962756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5.0269">
                <text:p>295.0269</text:p>
              </table:table-cell>
              <table:table-cell office:value-type="float" office:value="-64.3622473340761">
                <text:p>-64.36224733407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5.802">
                <text:p>295.802</text:p>
              </table:table-cell>
              <table:table-cell office:value-type="float" office:value="-63.7491644119051">
                <text:p>-63.74916441190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6.4818">
                <text:p>296.4818</text:p>
              </table:table-cell>
              <table:table-cell office:value-type="float" office:value="-63.0501352856915">
                <text:p>-63.05013528569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7.0596">
                <text:p>297.0596</text:p>
              </table:table-cell>
              <table:table-cell office:value-type="float" office:value="-62.5860257838612">
                <text:p>-62.58602578386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7.5958">
                <text:p>297.5958</text:p>
              </table:table-cell>
              <table:table-cell office:value-type="float" office:value="-62.0245105841159">
                <text:p>-62.02451058411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8.4267">
                <text:p>298.4267</text:p>
              </table:table-cell>
              <table:table-cell office:value-type="float" office:value="-61.543211841477">
                <text:p>-61.5432118414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8.5156">
                <text:p>298.5156</text:p>
              </table:table-cell>
              <table:table-cell office:value-type="float" office:value="-60.9816966417317">
                <text:p>-60.98169664173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9.277">
                <text:p>299.277</text:p>
              </table:table-cell>
              <table:table-cell office:value-type="float" office:value="-60.6264523316887">
                <text:p>-60.62645233168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0.1483">
                <text:p>300.1483</text:p>
              </table:table-cell>
              <table:table-cell office:value-type="float" office:value="-59.6237466178577">
                <text:p>-59.62374661785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0.7149">
                <text:p>300.7149</text:p>
              </table:table-cell>
              <table:table-cell office:value-type="float" office:value="-59.1596371160274">
                <text:p>-59.15963711602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1.514">
                <text:p>301.514</text:p>
              </table:table-cell>
              <table:table-cell office:value-type="float" office:value="-58.4434187490052">
                <text:p>-58.44341874900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1.8717">
                <text:p>301.8717</text:p>
              </table:table-cell>
              <table:table-cell office:value-type="float" office:value="-58.0308769696005">
                <text:p>-58.03087696960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2.5864">
                <text:p>302.5864</text:p>
              </table:table-cell>
              <table:table-cell office:value-type="float" office:value="-57.2459016393443">
                <text:p>-57.24590163934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3.3076">
                <text:p>303.3076</text:p>
              </table:table-cell>
              <table:table-cell office:value-type="float" office:value="-56.6098997294286">
                <text:p>-56.60989972942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3.4831">
                <text:p>303.4831</text:p>
              </table:table-cell>
              <table:table-cell office:value-type="float" office:value="-55.8707623746618">
                <text:p>-55.87076237466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4.7898">
                <text:p>304.7898</text:p>
              </table:table-cell>
              <table:table-cell office:value-type="float" office:value="-55.0284895750438">
                <text:p>-55.02848957504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5.4529">
                <text:p>305.4529</text:p>
              </table:table-cell>
              <table:table-cell office:value-type="float" office:value="-54.3351901957664">
                <text:p>-54.33519019576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6.0881">
                <text:p>306.0881</text:p>
              </table:table-cell>
              <table:table-cell office:value-type="float" office:value="-52.9485914372115">
                <text:p>-52.94859143721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7.5265">
                <text:p>307.5265</text:p>
              </table:table-cell>
              <table:table-cell office:value-type="float" office:value="-51.086423682954">
                <text:p>-51.0864236829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0.4758">
                <text:p>310.4758</text:p>
              </table:table-cell>
              <table:table-cell office:value-type="float" office:value="-49.0752825083559">
                <text:p>-49.07528250835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1.2282">
                <text:p>311.2282</text:p>
              </table:table-cell>
              <table:table-cell office:value-type="float" office:value="-47.7402514722266">
                <text:p>-47.74025147222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2.7053">
                <text:p>312.7053</text:p>
              </table:table-cell>
              <table:table-cell office:value-type="float" office:value="-46.1473818239694">
                <text:p>-46.14738182396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4.3734">
                <text:p>314.3734</text:p>
              </table:table-cell>
              <table:table-cell office:value-type="float" office:value="-44.4857552124781">
                <text:p>-44.48575521247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5.8979">
                <text:p>315.8979</text:p>
              </table:table-cell>
              <table:table-cell office:value-type="float" office:value="-42.829858347923">
                <text:p>-42.8298583479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9.0808">
                <text:p>319.0808</text:p>
              </table:table-cell>
              <table:table-cell office:value-type="float" office:value="-40.2686614674519">
                <text:p>-40.26866146745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2.385">
                <text:p>322.385</text:p>
              </table:table-cell>
              <table:table-cell office:value-type="float" office:value="-36.6360019099156">
                <text:p>-36.63600190991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4.594">
                <text:p>324.594</text:p>
              </table:table-cell>
              <table:table-cell office:value-type="float" office:value="-35.3926468247652">
                <text:p>-35.39264682476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4.7684">
                <text:p>324.7684</text:p>
              </table:table-cell>
              <table:table-cell office:value-type="float" office:value="-33.7825879356995">
                <text:p>-33.78258793569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7.0951">
                <text:p>327.0951</text:p>
              </table:table-cell>
              <table:table-cell office:value-type="float" office:value="-31.7370682794843">
                <text:p>-31.73706827948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9.6704">
                <text:p>329.6704</text:p>
              </table:table-cell>
              <table:table-cell office:value-type="float" office:value="-30.2186853413974">
                <text:p>-30.21868534139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9.8518">
                <text:p>329.8518</text:p>
              </table:table-cell>
              <table:table-cell office:value-type="float" office:value="-29.978035970078">
                <text:p>-29.9780359700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0.4234">
                <text:p>330.4234</text:p>
              </table:table-cell>
              <table:table-cell office:value-type="float" office:value="-29.7660353334394">
                <text:p>-29.76603533343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9.9914">
                <text:p>329.9914</text:p>
              </table:table-cell>
              <table:table-cell office:value-type="float" office:value="-30.2473340760783">
                <text:p>-30.24733407607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0.0822">
                <text:p>330.0822</text:p>
              </table:table-cell>
              <table:table-cell office:value-type="float" office:value="-30.0525226802483">
                <text:p>-30.05252268024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0.6242">
                <text:p>330.6242</text:p>
              </table:table-cell>
              <table:table-cell office:value-type="float" office:value="-29.364953047907">
                <text:p>-29.3649530479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0.5925">
                <text:p>330.5925</text:p>
              </table:table-cell>
              <table:table-cell office:value-type="float" office:value="-29.4910074805029">
                <text:p>-29.49100748050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0.3714">
                <text:p>330.3714</text:p>
              </table:table-cell>
              <table:table-cell office:value-type="float" office:value="-29.7431163456947">
                <text:p>-29.74311634569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0.5364">
                <text:p>330.5364</text:p>
              </table:table-cell>
              <table:table-cell office:value-type="float" office:value="-29.3993315295241">
                <text:p>-29.39933152952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0.608">
                <text:p>330.608</text:p>
              </table:table-cell>
              <table:table-cell office:value-type="float" office:value="-29.0097087378641">
                <text:p>-29.00970873786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1.0092">
                <text:p>331.0092</text:p>
              </table:table-cell>
              <table:table-cell office:value-type="float" office:value="-28.7060321502467">
                <text:p>-28.70603215024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1.4281">
                <text:p>331.4281</text:p>
              </table:table-cell>
              <table:table-cell office:value-type="float" office:value="-27.8637593506287">
                <text:p>-27.86375935062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2.183">
                <text:p>332.183</text:p>
              </table:table-cell>
              <table:table-cell office:value-type="float" office:value="-27.485596052841">
                <text:p>-27.4855960528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32.484">
                <text:p>332.484</text:p>
              </table:table-cell>
              <table:table-cell office:value-type="float" office:value="-27.5543530160751">
                <text:p>-27.55435301607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2.8172">
                <text:p>332.8172</text:p>
              </table:table-cell>
              <table:table-cell office:value-type="float" office:value="-27.2506764284577">
                <text:p>-27.25067642845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2.6417">
                <text:p>332.6417</text:p>
              </table:table-cell>
              <table:table-cell office:value-type="float" office:value="-27.6173802323731">
                <text:p>-27.61738023237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2.0968">
                <text:p>332.0968</text:p>
              </table:table-cell>
              <table:table-cell office:value-type="float" office:value="-27.8293808690116">
                <text:p>-27.82938086901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2.1744">
                <text:p>332.1744</text:p>
              </table:table-cell>
              <table:table-cell office:value-type="float" office:value="-27.3767308610536">
                <text:p>-27.37673086105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32.6914">
                <text:p>332.6914</text:p>
              </table:table-cell>
              <table:table-cell office:value-type="float" office:value="-26.8553238898615">
                <text:p>-26.85532388986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33.9884">
                <text:p>333.9884</text:p>
              </table:table-cell>
              <table:table-cell office:value-type="float" office:value="-25.8125099474773">
                <text:p>-25.81250994747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34.4894">
                <text:p>334.4894</text:p>
              </table:table-cell>
              <table:table-cell office:value-type="float" office:value="-24.6149928378163">
                <text:p>-24.61499283781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6.9121">
                <text:p>336.9121</text:p>
              </table:table-cell>
              <table:table-cell office:value-type="float" office:value="-22.403310520452">
                <text:p>-22.4033105204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8.6643">
                <text:p>338.6643</text:p>
              </table:table-cell>
              <table:table-cell office:value-type="float" office:value="-21.2802801209613">
                <text:p>-21.28028012096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39.3254">
                <text:p>339.3254</text:p>
              </table:table-cell>
              <table:table-cell office:value-type="float" office:value="-20.655737704918">
                <text:p>-20.6557377049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9.508">
                <text:p>339.508</text:p>
              </table:table-cell>
              <table:table-cell office:value-type="float" office:value="-20.1916282030877">
                <text:p>-20.19162820308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39.6516">
                <text:p>339.6516</text:p>
              </table:table-cell>
              <table:table-cell office:value-type="float" office:value="-20.0369250358109">
                <text:p>-20.03692503581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0.124">
                <text:p>340.124</text:p>
              </table:table-cell>
              <table:table-cell office:value-type="float" office:value="-19.4983288238103">
                <text:p>-19.49832882381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1.4614">
                <text:p>341.4614</text:p>
              </table:table-cell>
              <table:table-cell office:value-type="float" office:value="-17.8252427184466">
                <text:p>-17.82524271844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2.4887">
                <text:p>342.4887</text:p>
              </table:table-cell>
              <table:table-cell office:value-type="float" office:value="-16.7423205475092">
                <text:p>-16.74232054750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3.8317">
                <text:p>343.8317</text:p>
              </table:table-cell>
              <table:table-cell office:value-type="float" office:value="-14.3530160751233">
                <text:p>-14.35301607512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7.1739">
                <text:p>347.1739</text:p>
              </table:table-cell>
              <table:table-cell office:value-type="float" office:value="-11.8376571701417">
                <text:p>-11.83765717014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8.6">
                <text:p>348.6</text:p>
              </table:table-cell>
              <table:table-cell office:value-type="float" office:value="-10.6802482890339">
                <text:p>-10.68024828903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9.6972">
                <text:p>349.6972</text:p>
              </table:table-cell>
              <table:table-cell office:value-type="float" office:value="-7.7179691230304">
                <text:p>-7.71796912303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4.8668">
                <text:p>354.8668</text:p>
              </table:table-cell>
              <table:table-cell office:value-type="float" office:value="-3.34617221072736">
                <text:p>-3.346172210727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8.264">
                <text:p>358.264</text:p>
              </table:table-cell>
              <table:table-cell office:value-type="float" office:value="0.292217093745026">
                <text:p>0.2922170937450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4288">
                <text:p>2.4288</text:p>
              </table:table-cell>
              <table:table-cell office:value-type="float" office:value="4.80725767945249">
                <text:p>4.807257679452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7022">
                <text:p>6.7022</text:p>
              </table:table-cell>
              <table:table-cell office:value-type="float" office:value="9.11029762852141">
                <text:p>9.110297628521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.3757">
                <text:p>12.3757</text:p>
              </table:table-cell>
              <table:table-cell office:value-type="float" office:value="14.3129078465701">
                <text:p>14.31290784657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.3316">
                <text:p>17.3316</text:p>
              </table:table-cell>
              <table:table-cell office:value-type="float" office:value="19.2175712239376">
                <text:p>19.21757122393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1451">
                <text:p>21.1451</text:p>
              </table:table-cell>
              <table:table-cell office:value-type="float" office:value="23.8987744707942">
                <text:p>23.89877447079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2555">
                <text:p>27.2555</text:p>
              </table:table-cell>
              <table:table-cell office:value-type="float" office:value="29.52538596212">
                <text:p>29.525385962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1.7682">
                <text:p>31.7682</text:p>
              </table:table-cell>
              <table:table-cell office:value-type="float" office:value="34.5389145312749">
                <text:p>34.53891453127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6.4961">
                <text:p>36.4961</text:p>
              </table:table-cell>
              <table:table-cell office:value-type="float" office:value="39.139901321025">
                <text:p>39.1399013210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1.0344">
                <text:p>41.0344</text:p>
              </table:table-cell>
              <table:table-cell office:value-type="float" office:value="43.1851026579659">
                <text:p>43.18510265796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.9138">
                <text:p>44.9138</text:p>
              </table:table-cell>
              <table:table-cell office:value-type="float" office:value="46.9495463950342">
                <text:p>46.94954639503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9.2172">
                <text:p>49.2172</text:p>
              </table:table-cell>
              <table:table-cell office:value-type="float" office:value="50.9947477319752">
                <text:p>50.99474773197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3.2778">
                <text:p>53.2778</text:p>
              </table:table-cell>
              <table:table-cell office:value-type="float" office:value="54.8451376730861">
                <text:p>54.84513767308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.4558">
                <text:p>57.4558</text:p>
              </table:table-cell>
              <table:table-cell office:value-type="float" office:value="59.3257997771765">
                <text:p>59.32579977717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1.6971">
                <text:p>61.6971</text:p>
              </table:table-cell>
              <table:table-cell office:value-type="float" office:value="63.290784657011">
                <text:p>63.2907846570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4.9806">
                <text:p>64.9806</text:p>
              </table:table-cell>
              <table:table-cell office:value-type="float" office:value="67.3187967531434">
                <text:p>67.31879675314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9.0169">
                <text:p>69.0169</text:p>
              </table:table-cell>
              <table:table-cell office:value-type="float" office:value="71.4041063186376">
                <text:p>71.40410631863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3.1621">
                <text:p>73.1621</text:p>
              </table:table-cell>
              <table:table-cell office:value-type="float" office:value="75.1341715740888">
                <text:p>75.13417157408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6.6362">
                <text:p>76.6362</text:p>
              </table:table-cell>
              <table:table-cell office:value-type="float" office:value="79.0017507560083">
                <text:p>79.00175075600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1.3714">
                <text:p>81.3714</text:p>
              </table:table-cell>
              <table:table-cell office:value-type="float" office:value="82.7833837338851">
                <text:p>82.78338373388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4.2013">
                <text:p>84.2013</text:p>
              </table:table-cell>
              <table:table-cell office:value-type="float" office:value="86.3129078465701">
                <text:p>86.31290784657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8.6779">
                <text:p>88.6779</text:p>
              </table:table-cell>
              <table:table-cell office:value-type="float" office:value="90.0028648734681">
                <text:p>90.00286487346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1.2957">
                <text:p>91.2957</text:p>
              </table:table-cell>
              <table:table-cell office:value-type="float" office:value="93.3834155658125">
                <text:p>93.38341556581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5.7045">
                <text:p>95.7045</text:p>
              </table:table-cell>
              <table:table-cell office:value-type="float" office:value="97.1020213273914">
                <text:p>97.10202132739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9.4212">
                <text:p>99.4212</text:p>
              </table:table-cell>
              <table:table-cell office:value-type="float" office:value="100.849275823651">
                <text:p>100.84927582365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3.0455">
                <text:p>103.0455</text:p>
              </table:table-cell>
              <table:table-cell office:value-type="float" office:value="104.218367022123">
                <text:p>104.2183670221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5.4826">
                <text:p>105.4826</text:p>
              </table:table-cell>
              <table:table-cell office:value-type="float" office:value="106.779563902594">
                <text:p>106.7795639025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9.0768">
                <text:p>109.0768</text:p>
              </table:table-cell>
              <table:table-cell office:value-type="float" office:value="110.314817762216">
                <text:p>110.3148177622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2.0128">
                <text:p>112.0128</text:p>
              </table:table-cell>
              <table:table-cell office:value-type="float" office:value="114.382938086901">
                <text:p>114.3829380869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6.7529">
                <text:p>116.7529</text:p>
              </table:table-cell>
              <table:table-cell office:value-type="float" office:value="118.032786885246">
                <text:p>118.0327868852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9.481">
                <text:p>119.481</text:p>
              </table:table-cell>
              <table:table-cell office:value-type="float" office:value="121.865987585548">
                <text:p>121.8659875855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4.0739">
                <text:p>124.0739</text:p>
              </table:table-cell>
              <table:table-cell office:value-type="float" office:value="125.143402833042">
                <text:p>125.1434028330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6.2518">
                <text:p>126.2518</text:p>
              </table:table-cell>
              <table:table-cell office:value-type="float" office:value="128.071303517428">
                <text:p>128.0713035174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9.1907">
                <text:p>129.1907</text:p>
              </table:table-cell>
              <table:table-cell office:value-type="float" office:value="131.474773197517">
                <text:p>131.4747731975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4.4625">
                <text:p>134.4625</text:p>
              </table:table-cell>
              <table:table-cell office:value-type="float" office:value="135.588731497692">
                <text:p>135.5887314976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.921">
                <text:p>136.921</text:p>
              </table:table-cell>
              <table:table-cell office:value-type="float" office:value="139.089606875696">
                <text:p>139.0896068756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1.5978">
                <text:p>141.5978</text:p>
              </table:table-cell>
              <table:table-cell office:value-type="float" office:value="142.980105045361">
                <text:p>142.9801050453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6.0763">
                <text:p>146.0763</text:p>
              </table:table-cell>
              <table:table-cell office:value-type="float" office:value="147.409199427025">
                <text:p>147.4091994270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0.0911">
                <text:p>150.0911</text:p>
              </table:table-cell>
              <table:table-cell office:value-type="float" office:value="151.127805188604">
                <text:p>151.1278051886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2.6454">
                <text:p>152.6454</text:p>
              </table:table-cell>
              <table:table-cell office:value-type="float" office:value="155.092790068439">
                <text:p>155.0927900684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6.1786">
                <text:p>156.1786</text:p>
              </table:table-cell>
              <table:table-cell office:value-type="float" office:value="158.97182874423">
                <text:p>158.971828744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0.5215">
                <text:p>160.5215</text:p>
              </table:table-cell>
              <table:table-cell office:value-type="float" office:value="162.661785771128">
                <text:p>162.6617857711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3.6757">
                <text:p>163.6757</text:p>
              </table:table-cell>
              <table:table-cell office:value-type="float" office:value="166.099633932835">
                <text:p>166.0996339328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7.3944">
                <text:p>167.3944</text:p>
              </table:table-cell>
              <table:table-cell office:value-type="float" office:value="170.253700461563">
                <text:p>170.2537004615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3.1474">
                <text:p>173.1474</text:p>
              </table:table-cell>
              <table:table-cell office:value-type="float" office:value="174.699984084036">
                <text:p>174.6999840840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6.0924">
                <text:p>176.0924</text:p>
              </table:table-cell>
              <table:table-cell office:value-type="float" office:value="178.796753143403">
                <text:p>178.7967531434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1.9461">
                <text:p>181.9461</text:p>
              </table:table-cell>
              <table:table-cell office:value-type="float" office:value="-176.745503740252">
                <text:p>-176.7455037402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5.8835">
                <text:p>185.8835</text:p>
              </table:table-cell>
              <table:table-cell office:value-type="float" office:value="-173.0154384848">
                <text:p>-173.01543848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9.4693">
                <text:p>189.4693</text:p>
              </table:table-cell>
              <table:table-cell office:value-type="float" office:value="-169.560401082286">
                <text:p>-169.5604010822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2.216">
                <text:p>192.216</text:p>
              </table:table-cell>
              <table:table-cell office:value-type="float" office:value="-167.308610536368">
                <text:p>-167.3086105363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3.2079">
                <text:p>193.2079</text:p>
              </table:table-cell>
              <table:table-cell office:value-type="float" office:value="-165.016711761897">
                <text:p>-165.0167117618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5.8699">
                <text:p>195.8699</text:p>
              </table:table-cell>
              <table:table-cell office:value-type="float" office:value="-163.337895909597">
                <text:p>-163.3378959095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6.8722">
                <text:p>196.8722</text:p>
              </table:table-cell>
              <table:table-cell office:value-type="float" office:value="-161.779404742957">
                <text:p>-161.7794047429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9.6092">
                <text:p>199.6092</text:p>
              </table:table-cell>
              <table:table-cell office:value-type="float" office:value="-159.819831290785">
                <text:p>-159.8198312907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1.2627">
                <text:p>201.2627</text:p>
              </table:table-cell>
              <table:table-cell office:value-type="float" office:value="-158.278529364953">
                <text:p>-158.2785293649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3.5315">
                <text:p>203.5315</text:p>
              </table:table-cell>
              <table:table-cell office:value-type="float" office:value="-155.917873627248">
                <text:p>-155.9178736272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5.2739">
                <text:p>205.2739</text:p>
              </table:table-cell>
              <table:table-cell office:value-type="float" office:value="-154.479707146268">
                <text:p>-154.4797071462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5.8606">
                <text:p>205.8606</text:p>
              </table:table-cell>
              <table:table-cell office:value-type="float" office:value="-153.05300015916">
                <text:p>-153.053000159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7.3845">
                <text:p>207.3845</text:p>
              </table:table-cell>
              <table:table-cell office:value-type="float" office:value="-151.672131147541">
                <text:p>-151.6721311475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8.6843">
                <text:p>208.6843</text:p>
              </table:table-cell>
              <table:table-cell office:value-type="float" office:value="-150.428776062391">
                <text:p>-150.4287760623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9.8729">
                <text:p>209.8729</text:p>
              </table:table-cell>
              <table:table-cell office:value-type="float" office:value="-148.979150087538">
                <text:p>-148.9791500875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1.5224">
                <text:p>211.5224</text:p>
              </table:table-cell>
              <table:table-cell office:value-type="float" office:value="-147.271685500557">
                <text:p>-147.2716855005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4.0819">
                <text:p>214.0819</text:p>
              </table:table-cell>
              <table:table-cell office:value-type="float" office:value="-145.455355721789">
                <text:p>-145.4553557217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4.9584">
                <text:p>214.9584</text:p>
              </table:table-cell>
              <table:table-cell office:value-type="float" office:value="-144.183351901958">
                <text:p>-144.1833519019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6.2357">
                <text:p>216.2357</text:p>
              </table:table-cell>
              <table:table-cell office:value-type="float" office:value="-142.601941747573">
                <text:p>-142.6019417475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8.7197">
                <text:p>218.7197</text:p>
              </table:table-cell>
              <table:table-cell office:value-type="float" office:value="-140.997612605443">
                <text:p>-140.9976126054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9.4008">
                <text:p>219.4008</text:p>
              </table:table-cell>
              <table:table-cell office:value-type="float" office:value="-139.393283463314">
                <text:p>-139.3932834633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1.0769">
                <text:p>221.0769</text:p>
              </table:table-cell>
              <table:table-cell office:value-type="float" office:value="-137.657170141652">
                <text:p>-137.6571701416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22.9807">
                <text:p>222.9807</text:p>
              </table:table-cell>
              <table:table-cell office:value-type="float" office:value="-134.723539710329">
                <text:p>-134.7235397103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27.6504">
                <text:p>227.6504</text:p>
              </table:table-cell>
              <table:table-cell office:value-type="float" office:value="-131.669584593347">
                <text:p>-131.6695845933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9.1732">
                <text:p>229.1732</text:p>
              </table:table-cell>
              <table:table-cell office:value-type="float" office:value="-128.650007957982">
                <text:p>-128.6500079579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32.1929">
                <text:p>232.1929</text:p>
              </table:table-cell>
              <table:table-cell office:value-type="float" office:value="-125.830972465383">
                <text:p>-125.8309724653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6.6251">
                <text:p>236.6251</text:p>
              </table:table-cell>
              <table:table-cell office:value-type="float" office:value="-122.622314181124">
                <text:p>-122.6223141811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39.8349">
                <text:p>239.8349</text:p>
              </table:table-cell>
              <table:table-cell office:value-type="float" office:value="-119.602737545758">
                <text:p>-119.6027375457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1.0771">
                <text:p>241.0771</text:p>
              </table:table-cell>
              <table:table-cell office:value-type="float" office:value="-117.499920420181">
                <text:p>-117.4999204201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4.5313">
                <text:p>244.5313</text:p>
              </table:table-cell>
              <table:table-cell office:value-type="float" office:value="-114.910074805029">
                <text:p>-114.9100748050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5.9408">
                <text:p>245.9408</text:p>
              </table:table-cell>
              <table:table-cell office:value-type="float" office:value="-112.474932357154">
                <text:p>-112.4749323571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8.3632">
                <text:p>248.3632</text:p>
              </table:table-cell>
              <table:table-cell office:value-type="float" office:value="-109.329301289193">
                <text:p>-109.32930128919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53.0112">
                <text:p>253.0112</text:p>
              </table:table-cell>
              <table:table-cell office:value-type="float" office:value="-106.401400604807">
                <text:p>-106.4014006048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54.2324">
                <text:p>254.2324</text:p>
              </table:table-cell>
              <table:table-cell office:value-type="float" office:value="-104.126691071144">
                <text:p>-104.1266910711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56.3498">
                <text:p>256.3498</text:p>
              </table:table-cell>
              <table:table-cell office:value-type="float" office:value="-102.333280280121">
                <text:p>-102.3332802801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8.0026">
                <text:p>258.0026</text:p>
              </table:table-cell>
              <table:table-cell office:value-type="float" office:value="-101.067006207226">
                <text:p>-101.0670062072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0.2786">
                <text:p>260.2786</text:p>
              </table:table-cell>
              <table:table-cell office:value-type="float" office:value="-99.5314340283304">
                <text:p>-99.53143402833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0.6907">
                <text:p>260.6907</text:p>
              </table:table-cell>
              <table:table-cell office:value-type="float" office:value="-98.1734840044565">
                <text:p>-98.17348400445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2.2106">
                <text:p>262.2106</text:p>
              </table:table-cell>
              <table:table-cell office:value-type="float" office:value="-96.4545599236034">
                <text:p>-96.45455992360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4.0473">
                <text:p>264.0473</text:p>
              </table:table-cell>
              <table:table-cell office:value-type="float" office:value="-94.2887155817285">
                <text:p>-94.28871558172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6.3049">
                <text:p>266.3049</text:p>
              </table:table-cell>
              <table:table-cell office:value-type="float" office:value="-90.8680566608308">
                <text:p>-90.86805666083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70.0396">
                <text:p>270.0396</text:p>
              </table:table-cell>
              <table:table-cell office:value-type="float" office:value="-87.8198312907847">
                <text:p>-87.81983129078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72.7024">
                <text:p>272.7024</text:p>
              </table:table-cell>
              <table:table-cell office:value-type="float" office:value="-86.2384211363998">
                <text:p>-86.23842113639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73.9053">
                <text:p>273.9053</text:p>
              </table:table-cell>
              <table:table-cell office:value-type="float" office:value="-85.2299856756327">
                <text:p>-85.22998567563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4.9238">
                <text:p>274.9238</text:p>
              </table:table-cell>
              <table:table-cell office:value-type="float" office:value="-84.8690116186535">
                <text:p>-84.86901161865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4.8499">
                <text:p>274.8499</text:p>
              </table:table-cell>
              <table:table-cell office:value-type="float" office:value="-85.6367977081012">
                <text:p>-85.63679770810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73.6429">
                <text:p>273.6429</text:p>
              </table:table-cell>
              <table:table-cell office:value-type="float" office:value="-88.1979945885723">
                <text:p>-88.19799458857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70.644">
                <text:p>270.644</text:p>
              </table:table-cell>
              <table:table-cell office:value-type="float" office:value="-90.7706509629158">
                <text:p>-90.77065096291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8.6314">
                <text:p>268.6314</text:p>
              </table:table-cell>
              <table:table-cell office:value-type="float" office:value="-92.2489256724495">
                <text:p>-92.24892567244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7.1762">
                <text:p>267.1762</text:p>
              </table:table-cell>
              <table:table-cell office:value-type="float" office:value="-93.5381187330893">
                <text:p>-93.53811873308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66.004">
                <text:p>266.004</text:p>
              </table:table-cell>
              <table:table-cell office:value-type="float" office:value="-94.563743434665">
                <text:p>-94.5637434346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4.8512">
                <text:p>264.8512</text:p>
              </table:table-cell>
              <table:table-cell office:value-type="float" office:value="-95.5091516791342">
                <text:p>-95.50915167913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64.161">
                <text:p>264.161</text:p>
              </table:table-cell>
              <table:table-cell office:value-type="float" office:value="-96.2081808053478">
                <text:p>-96.20818080534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63.4579">
                <text:p>263.4579</text:p>
              </table:table-cell>
              <table:table-cell office:value-type="float" office:value="-97.056183351902">
                <text:p>-97.0561833519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62.62">
                <text:p>262.62</text:p>
              </table:table-cell>
              <table:table-cell office:value-type="float" office:value="-97.7838612127964">
                <text:p>-97.78386121279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61.8288">
                <text:p>261.8288</text:p>
              </table:table-cell>
              <table:table-cell office:value-type="float" office:value="-98.7521884450103">
                <text:p>-98.752188445010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60.3454">
                <text:p>260.3454</text:p>
              </table:table-cell>
              <table:table-cell office:value-type="float" office:value="-100.299220117778">
                <text:p>-100.29922011777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8.3368">
                <text:p>258.3368</text:p>
              </table:table-cell>
              <table:table-cell office:value-type="float" office:value="-102.35046952093">
                <text:p>-102.3504695209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6.9196">
                <text:p>256.9196</text:p>
              </table:table-cell>
              <table:table-cell office:value-type="float" office:value="-104.562151838294">
                <text:p>-104.5621518382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4.5169">
                <text:p>254.5169</text:p>
              </table:table-cell>
              <table:table-cell office:value-type="float" office:value="-106.95145631068">
                <text:p>-106.951456310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2.2011">
                <text:p>252.2011</text:p>
              </table:table-cell>
              <table:table-cell office:value-type="float" office:value="-110.085627884768">
                <text:p>-110.0856278847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8.7221">
                <text:p>248.7221</text:p>
              </table:table-cell>
              <table:table-cell office:value-type="float" office:value="-113.609422250517">
                <text:p>-113.6094222505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2.5769">
                <text:p>242.5769</text:p>
              </table:table-cell>
              <table:table-cell office:value-type="float" office:value="-118.720356517587">
                <text:p>-118.72035651758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0.0659">
                <text:p>240.0659</text:p>
              </table:table-cell>
              <table:table-cell office:value-type="float" office:value="-121.012255292058">
                <text:p>-121.01225529205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34.7156">
                <text:p>234.7156</text:p>
              </table:table-cell>
              <table:table-cell office:value-type="float" office:value="-126.266433232532">
                <text:p>-126.2664332325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31.0108">
                <text:p>231.0108</text:p>
              </table:table-cell>
              <table:table-cell office:value-type="float" office:value="-130.174120643005">
                <text:p>-130.1741206430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6.8957">
                <text:p>226.8957</text:p>
              </table:table-cell>
              <table:table-cell office:value-type="float" office:value="-134.534458061436">
                <text:p>-134.5344580614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1.943">
                <text:p>221.943</text:p>
              </table:table-cell>
              <table:table-cell office:value-type="float" office:value="-139.547986630591">
                <text:p>-139.5479866305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.9007">
                <text:p>216.9007</text:p>
              </table:table-cell>
              <table:table-cell office:value-type="float" office:value="-144.527136718128">
                <text:p>-144.5271367181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2.0058">
                <text:p>212.0058</text:p>
              </table:table-cell>
              <table:table-cell office:value-type="float" office:value="-148.973420340602">
                <text:p>-148.9734203406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0.087">
                <text:p>210.087</text:p>
              </table:table-cell>
              <table:table-cell office:value-type="float" office:value="-152.49721470635">
                <text:p>-152.497214706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6.6283">
                <text:p>206.6283</text:p>
              </table:table-cell>
              <table:table-cell office:value-type="float" office:value="-156.273117937291">
                <text:p>-156.2731179372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2.6772">
                <text:p>202.6772</text:p>
              </table:table-cell>
              <table:table-cell office:value-type="float" office:value="-159.550533184784">
                <text:p>-159.5505331847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9.5311">
                <text:p>199.5311</text:p>
              </table:table-cell>
              <table:table-cell office:value-type="float" office:value="-162.759191469043">
                <text:p>-162.7591914690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5.1977">
                <text:p>195.1977</text:p>
              </table:table-cell>
              <table:table-cell office:value-type="float" office:value="-165.205793410791">
                <text:p>-165.2057934107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2.9732">
                <text:p>192.9732</text:p>
              </table:table-cell>
              <table:table-cell office:value-type="float" office:value="-167.480502944453">
                <text:p>-167.4805029444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2.0154">
                <text:p>192.0154</text:p>
              </table:table-cell>
              <table:table-cell office:value-type="float" office:value="-168.385802960369">
                <text:p>-168.38580296036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89.5823">
                <text:p>189.5823</text:p>
              </table:table-cell>
              <table:table-cell office:value-type="float" office:value="-170.654782747095">
                <text:p>-170.6547827470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88.0128">
                <text:p>188.0128</text:p>
              </table:table-cell>
              <table:table-cell office:value-type="float" office:value="-172.264841636161">
                <text:p>-172.2648416361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7.33">
                <text:p>187.33</text:p>
              </table:table-cell>
              <table:table-cell office:value-type="float" office:value="-173.777494827312">
                <text:p>-173.7774948273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4.8518">
                <text:p>184.8518</text:p>
              </table:table-cell>
              <table:table-cell office:value-type="float" office:value="-175.358904981697">
                <text:p>-175.3589049816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4.445">
                <text:p>184.445</text:p>
              </table:table-cell>
              <table:table-cell office:value-type="float" office:value="-176.29858347923">
                <text:p>-176.298583479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82.8384">
                <text:p>182.8384</text:p>
              </table:table-cell>
              <table:table-cell office:value-type="float" office:value="-177.329937927742">
                <text:p>-177.3299379277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81.9874">
                <text:p>181.9874</text:p>
              </table:table-cell>
              <table:table-cell office:value-type="float" office:value="-178.132102498806">
                <text:p>-178.1321024988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1.296">
                <text:p>181.296</text:p>
              </table:table-cell>
              <table:table-cell office:value-type="float" office:value="-178.659239216935">
                <text:p>-178.65923921693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1.3821">
                <text:p>181.3821</text:p>
              </table:table-cell>
              <table:table-cell office:value-type="float" office:value="-178.876969600509">
                <text:p>-178.87696960050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80.9528">
                <text:p>180.9528</text:p>
              </table:table-cell>
              <table:table-cell office:value-type="float" office:value="-178.882699347445">
                <text:p>-178.8826993474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1.353">
                <text:p>181.353</text:p>
              </table:table-cell>
              <table:table-cell office:value-type="float" office:value="-177.971669584593">
                <text:p>-177.97166958459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2.4811">
                <text:p>182.4811</text:p>
              </table:table-cell>
              <table:table-cell office:value-type="float" office:value="-176.968963870762">
                <text:p>-176.96896387076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3.8553">
                <text:p>183.8553</text:p>
              </table:table-cell>
              <table:table-cell office:value-type="float" office:value="-175.645392328506">
                <text:p>-175.6453923285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5.5686">
                <text:p>185.5686</text:p>
              </table:table-cell>
              <table:table-cell office:value-type="float" office:value="-173.771765080376">
                <text:p>-173.7717650803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87.6766">
                <text:p>187.6766</text:p>
              </table:table-cell>
              <table:table-cell office:value-type="float" office:value="-171.789272640458">
                <text:p>-171.7892726404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88.8088">
                <text:p>188.8088</text:p>
              </table:table-cell>
              <table:table-cell office:value-type="float" office:value="-169.97294286169">
                <text:p>-169.972942861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91.7166">
                <text:p>191.7166</text:p>
              </table:table-cell>
              <table:table-cell office:value-type="float" office:value="-167.618016870922">
                <text:p>-167.6180168709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94.4601">
                <text:p>194.4601</text:p>
              </table:table-cell>
              <table:table-cell office:value-type="float" office:value="-164.764602896705">
                <text:p>-164.7646028967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96.1934">
                <text:p>196.1934</text:p>
              </table:table-cell>
              <table:table-cell office:value-type="float" office:value="-161.659080057297">
                <text:p>-161.65908005729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9.4125">
                <text:p>199.4125</text:p>
              </table:table-cell>
              <table:table-cell office:value-type="float" office:value="-157.825879356995">
                <text:p>-157.8258793569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3.5672">
                <text:p>203.5672</text:p>
              </table:table-cell>
              <table:table-cell office:value-type="float" office:value="-153.413974216139">
                <text:p>-153.41397421613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07.7798">
                <text:p>207.7798</text:p>
              </table:table-cell>
              <table:table-cell office:value-type="float" office:value="-149.552124781155">
                <text:p>-149.5521247811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1.6592">
                <text:p>211.6592</text:p>
              </table:table-cell>
              <table:table-cell office:value-type="float" office:value="-145.518382938087">
                <text:p>-145.51838293808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15.7794">
                <text:p>215.7794</text:p>
              </table:table-cell>
              <table:table-cell office:value-type="float" office:value="-141.920101862168">
                <text:p>-141.92010186216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19.1526">
                <text:p>219.1526</text:p>
              </table:table-cell>
              <table:table-cell office:value-type="float" office:value="-138.207225847525">
                <text:p>-138.2072258475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3.0354">
                <text:p>223.0354</text:p>
              </table:table-cell>
              <table:table-cell office:value-type="float" office:value="-133.354130192583">
                <text:p>-133.35413019258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30.2592">
                <text:p>230.2592</text:p>
              </table:table-cell>
              <table:table-cell office:value-type="float" office:value="-128.839089606876">
                <text:p>-128.83908960687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2.1562">
                <text:p>232.1562</text:p>
              </table:table-cell>
              <table:table-cell office:value-type="float" office:value="-125.343943975808">
                <text:p>-125.3439439758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5.4536">
                <text:p>235.4536</text:p>
              </table:table-cell>
              <table:table-cell office:value-type="float" office:value="-122.673881903549">
                <text:p>-122.6738819035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7.8008">
                <text:p>237.8008</text:p>
              </table:table-cell>
              <table:table-cell office:value-type="float" office:value="-120.720038198313">
                <text:p>-120.72003819831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1.0751">
                <text:p>241.0751</text:p>
              </table:table-cell>
              <table:table-cell office:value-type="float" office:value="-118.382301448353">
                <text:p>-118.3823014483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ARM_EABI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